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5-20</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The government's cash rushes to exacerbate the market worry that the Biden team said that the negotiations have achieved "steady progress"</text:span>
</text:h>
      <text:p text:style-name="P4">
Author: 联合早报 (Person)</text:p>
      <text:p text:style-name="P4">
Publisher: 联合早报 (Organization)</text:p>
      <text:p text:style-name="P4">
Published Time: 2023-05-19T-31:45</text:p>
      <text:p text:style-name="P4">
Modified Time: 2023-05-19T12:45</text:p>
      <text:p text:style-name="P4">
Description: The U.S. government's cash amount can be used to pay bills at hand, which has touched the lowest level since December 2021. White House officials said the negotiation team of President Biden said the negotiations with the Speaker of the House of Representatives McCarthy's team "made steady progress." Comprehensive Bloomberg and Reuters report ...</text:p>
      <text:p text:style-name="P4">
Videos: []</text:p>
      <text:p text:style-name="P4">
Audios: []</text:p>
      <text:p text:style-name="P4">
Images: []</text:p>
      <text:p text:style-name="P4">
Type: NewsArticle</text:p>
      <text:p text:style-name="P4">
Breadcrumbs: ['即时', '国际']</text:p>
      <text:p text:style-name="P4">
Keywords: ['美国', '债务违约', '拜登', '麦卡锡']</text:p>
      <!--METADATA-->
      <text:p text:style-name="P4">
The U.S. government's cash amount can be used to pay bills at hand, which has touched the lowest level since December 2021. White House officials said the negotiation team of President Biden said the negotiations with the Speaker of the House of Representatives McCarthy's team "made steady progress."</text:p>
      <text:p text:style-name="P4">
According to Bloomberg and Reuters, data released on Thursday (May 18) showed that as of May 17, the US Treasury's cash balance fell to US $ 68.3 billion (about S $ 92 billion). Last weekend was $ 140 billion.</text:p>
      <text:p text:style-name="P4">
This exacerbates market concerns. If the White House and Congress leaders cannot reaching an agreement on the upper limit of government debt to increase or suspend government debt, the United States will fall into the dilemma of exhaustion of funds early next month, causing the US debt defaults for the first time.</text:p>
      <text:p text:style-name="P4">
American White House officials said they are participating in Japan <text:a xlink:type="simple" xlink:href="https://www.zaobao.com/keywords/qi-guo-ji-tuan" text:style-name="Internet_20_link" text:visited-style-name="Visited_20_Internet_20_Link">
</text:a>
At the summit, Biden held a calling conference with his debt -limited negotiation team on Friday.</text:p>
      <text:p text:style-name="P4">
One of the officials said: "The president's team told him that the negotiations between the two sides are progressing steadily." The official also said that Biden still had confidence in taking action to prevent US debt defaults to the leadership of Congress.</text:p>
      <text:p text:style-name="P4">
In order to resolve the crisis of the federal debt limit, Biden will return to Washington on Sunday. After the G7 summit is completed, he sequels to Papua New Guinea and Australia.</text:p>
      <text:p text:style-name="P4">
McCarthy said on Thursday that he had seen the "path" of the two parties to reach an agreement and hinted that <text:a xlink:type="simple" xlink:href="https://www.zaobao.com.sg/realtime/world/story20230518-1396036" text:style-name="Internet_20_link" text:visited-style-name="Visited_20_Internet_20_Link">
</text:a>
Essence This is the most positive statement made by McCarthy on the debt limit negotiations so far.</text:p>
      <text:p text:style-name="P4">
The US Vice President Harris and the White House economic adviser Renard once again warned that US debt defaults will cause the US economy to decline.</text:p>
      <text:p text:style-name="P4">
News Source: <text:a xlink:type="simple" xlink:href="https://www.zaobao.com.sg/realtime/world/story20230519-1396126" text:style-name="Internet_20_link" text:visited-style-name="Visited_20_Internet_20_Link">
https://www.zaobao.com.sg/realtime/world/story20230519-1396126</text:a>
</text:p>
      <!--NEWS-->
      <text:h text:style-name="P10" text:outline-level="1">
<text:span text:style-name="T4">
TIKTOK was filed by Montana's blocked creator to control the constitutional violation</text:span>
</text:h>
      <text:p text:style-name="P4">
Author: None (Language: zh)</text:p>
      <text:p text:style-name="P4">
Publisher: None</text:p>
      <text:p text:style-name="P4">
Time: 2023-05-19T00:13:00Z</text:p>
      <text:p text:style-name="P4">
Description: Montana drove the first shot in the United States. The signing of legislation to completely ban the government and general users from downloading and using Tiktok, causing five users and creators to sue to the court, accusing the ban on the freedom of speech. What are the provisions of the bill? Why is it difficult for law enforcement?</text:p>
      <text:p text:style-name="P4">
Videos: []</text:p>
      <text:p text:style-name="P4">
Images: ["<text:a xlink:type="simple" xlink:href="https://static.dw.com/image/65003694_303.jpg" text:style-name="Internet_20_link" text:visited-style-name="Visited_20_Internet_20_Link">
65003694_303.jpg</text:a>
", "<text:a xlink:type="simple" xlink:href="https://static.dw.com/image/65096240_401.jpg" text:style-name="Internet_20_link" text:visited-style-name="Visited_20_Internet_20_Link">
65096240_401.jpg</text:a>
"]</text:p>
      <text:p text:style-name="P4">
Subject: 时政风云</text:p>
      <text:p text:style-name="P4">
Subjects: ['奥巴马', '专题报道：习近平访美', '岛屿主权争端', '专题报道：全景观看“习马会”', '中国', '中共十九大', '美国', '德中关系', '南希·佩洛西']</text:p>
      <text:p text:style-name="P4">
Keywords: ['中国', 'TikTok', '抖音', '美国', '中美关系']</text:p>
      <text:p text:style-name="P4">
Id: 65666897</text:p>
      <!--METADATA-->
      <text:p text:style-name="P4">
<text:a xlink:type="simple" xlink:href="https://www.dw.com/zh/overlay/image/article/65666897/65003694" text:style-name="Internet_20_link" text:visited-style-name="Visited_20_Internet_20_Link">
 <draw:frame draw:style-name="fr1" draw:name="Image2" text:anchor-type="as-char" svg:width="6.9236in" svg:height="3.896998in" draw:z-index="0">
<draw:image xlink:href="../Images/dwzh/2023-05-19T00-13-00Z/65003694_303.jpg" xlink:type="simple" xlink:show="embed" xlink:actuate="onLoad" draw:mime-type="image/jpeg"/>
</draw:frame>
</text:a>
The US Congress and the state government have become increasingly alert to TIKTOK, and they are worried that the Chinese government has potential influence on the platform</text:p>
      <text:p text:style-name="P4">
(Voice of Germany Chinese website) The US Montana has completely disabled Tiktok through the bill, prompting 5 Tiktok users and creators to filed a lawsuit with the state court of the state in the state. implement.</text:p>
      <text:p text:style-name="P4">
Tiktok users believe that the state tries to "exercise the national security power that Montana does not have and prohibit the freedom of speech without the right to suppress the state." It has violated the basic rights guaranteed by the US constitution. Before the deadline, Austinknudsen, the chief prosecutor of Montana, had not responded to Reuters' comment request.</text:p>
      <text:p text:style-name="P4">
The lawsuit will be submitted to Democratic Judge Donald Mollay; Morro was nominated by the former Democratic President Billclinton in 1995 as a judge. Some Democrats are not tough for Tiktok.</text:p>
      <text:p text:style-name="P4">
On the 17th, a Tiktok spokesman Brookeoberwetter issued a statement saying that the bill was unconstitutional and "violated the freedom of speech of the people of Montana." She said, "We want to guarantee the people of Montana, and they can continue to use Tiktok to express ourselves, make a living, and join the community, because we continue to work hard to defend the rights of users inside and outside Montana."</text:p>
      <text:p text:style-name="P4">
<draw:frame draw:style-name="fr1" draw:name="Image3" text:anchor-type="as-char" svg:width="6.9236in" svg:height="3.896998in" draw:z-index="0">
<draw:image xlink:href="../Images/dwzh/2023-05-19T00-13-00Z/65096240_401.jpg" xlink:type="simple" xlink:show="embed" xlink:actuate="onLoad" draw:mime-type="image/jpeg"/>
</draw:frame>
In March of this year, the chief CEO of Tiktok went to the US Congress to testify, and the hearing president has been in the past 6 hours.</text:p>
      <text:p text:style-name="P4">
The first amendment to the US Constitution stipulates that no law formulated by Congress shall violate the basic human rights of citizens, which contains freedom of speech.</text:p>
      <text:p text:style-name="P4">
In 2020, the then US President Donaldtrump tried to stop downloading Tiktok and WeChat through the norms of the Ministry of Commerce, which was blocked by multiple courts and never took effect.(https://www.dw.com/zh/zh/全盘禁止tiktok-美国民主党内有反对声音/a-65213817)It also supports American users to maintain the right to use Tiktok in order to exercise freedom of speech.</text:p>
      <text:p text:style-name="P4">
Greg Gianforte, governor of Montana, officially signed legislation on the 17th to prohibit Tiktok from operating in the state, saying that this move will further "protect the Mongolian Mongolian people's surveillance."</text:p>
      <text:p text:style-name="P4">
After the bill takes effect, <text:a xlink:type="simple" xlink:href="https://www.dw.com/zh/zh/全面禁止tiktok美国蒙大拿州先行一步/a-65333928" text:style-name="Internet_20_link" text:visited-style-name="Visited_20_Internet_20_Link">
</text:a>
Essence Emily Flower, a spokesman for the Ministry of Justice of Montana, publicly stated on the 17th: "We expect to have legal challenges and have been fully prepared to defend the legal defense."</text:p>
      <text:p text:style-name="P4">
The ban stipulates that Tiktok will not be downloaded in Montana, which means that applications such as Google and Apple are not allowed to "illegally" to provide TIKTOK. Whenever someone uses TIKTOK, whether it is "providing the ability to use this application" or "download it", TIKTOK or App Store will touch the France, which will face a fine of up to $ 10,000 a day.</text:p>
      <text:p text:style-name="P4">
The bill is expected to take effect on January 1, 2024, and punishment will not apply to the user.</text:p>
      <text:h text:style-name="P12" text:outline-level="3">
<text:span text:style-name="T4">
Tiktok's ban is feasible?</text:span>
</text:h>
      <text:p text:style-name="P4">
The Associated Press quoted an analysis of online security experts. This ban has no incentive measures except for the fines, and no incentive measures make relevant companies willing to comply with regulations, so "full law enforcement will be very difficult."</text:p>
      <text:p text:style-name="P4">
In addition, compared with China's control of citizens' access to the Internet, the United States does not have any similar means or tools. The decree also excludes online service providers.</text:p>
      <text:p text:style-name="P4">
A member of the members included a representative of Apple and Google's trade group TechNet that the Associated Press told the Associated Press that the application store was unable to "geographical fence" in specific applications in different states, so it was impossible to prevent Tiktok from being downloaded in Montana. The organization also said that the application itself should decide the running range, not an app store.</text:p>
      <text:p text:style-name="P4">
Odedvanunu, the product vulnerability director of the Internet Security Corporation, also believes that it is difficult for app stores to isolate the application download of a single country. He suggested that it is more feasible to comply with the rules by Tiktok, because the application itself has the right to "adjust the settings according to the user's geographical location or IP address."</text:p>
      <text:h text:style-name="P12" text:outline-level="3">
<text:span text:style-name="T4">
Disabast</text:span>
</text:h>
      <text:h text:style-name="P12" text:outline-level="3">
<text:span text:style-name="T4">
American Stepping Tiktok</text:span>
</text:h>
      <text:p text:style-name="P4">
<text:a xlink:type="simple" xlink:href="https://www.dw.com/zh/zh/德语媒体不断升级的tiktok之争/a-65171272" text:style-name="Internet_20_link" text:visited-style-name="Visited_20_Internet_20_Link">
</text:a>
They are worried that the Chinese government has potential influence on the platform and thus requires the application of the application nationwide. However, it is not easy to face many difficulties in Montana, a state of more than 1 million; it is not easy to expand the scope of the ban to more than 150 million TIKTOK users throughout the United States.</text:p>
      <text:p text:style-name="P4">
March this year, <text:a xlink:type="simple" xlink:href="https://www.dw.com/zh/zh/抖音执行长赴美国会作证前夕-专家怎么说/a-65078532" text:style-name="Internet_20_link" text:visited-style-name="Visited_20_Internet_20_Link">
</text:a>
The hearing president has been in the atmosphere for nearly 6 hours. Both members of the parliament questioned that the Tiktok's parent company Bytedance will enable the Chinese government to obtain user data or affect American users in the application.</text:p>
      <text:p text:style-name="P4">
In this regard, TIKTOK constantly denied that it had shared data with the Chinese government and said that if it was asked, the platform would not do so.</text:p>
      <text:p text:style-name="P4">
At present, TIKTOK is undergoing an initiative called "Projecttexas". It wants to create an independent entity to store data from American users on the US server and operate by American technology company Oracle.</text:p>
      <text:p text:style-name="P4">
(Comprehensive report)</text:p>
      <text:p text:style-name="P4">
News Source: <text:a xlink:type="simple" xlink:href="https://www.dw.com/zh/tiktok遭蒙大拿州封殺-創作者提告控違憲/a-65666897" text:style-name="Internet_20_link" text:visited-style-name="Visited_20_Internet_20_Link">
https://www.dw.com/zh/tiktok遭蒙大拿州封殺-創作者提告控違憲/a-65666897?maca=chi-rss-chi-all-1127-rdf</text:a>
</text:p>
      <!--NEWS-->
      <text:h text:style-name="P10" text:outline-level="1">
<text:span text:style-name="T4">
Zelei Sky will appear in Hiroshima to visit the G7 summit on the 21st</text:span>
</text:h>
      <text:p text:style-name="P4">
Author: None (Language: zh)</text:p>
      <text:p text:style-name="P4">
Publisher: None</text:p>
      <text:p text:style-name="P4">
Time: 2023-05-19T03:47:00Z</text:p>
      <text:p text:style-name="P4">
Description: The G7 Hiroshima Leader Summit officially appeared on the 19th. It is reported that President Ukraine will appear in Guangdao and is expected to participate in the 16th summit on the 21st. What impact will his lightning appear on this meeting?</text:p>
      <text:p text:style-name="P4">
Videos: []</text:p>
      <text:p text:style-name="P4">
Images: ["<text:a xlink:type="simple" xlink:href="https://static.dw.com/image/65675618_303.jpg" text:style-name="Internet_20_link" text:visited-style-name="Visited_20_Internet_20_Link">
65675618_303.jpg</text:a>
", "<text:a xlink:type="simple" xlink:href="https://static.dw.com/image/65613995_401.jpg" text:style-name="Internet_20_link" text:visited-style-name="Visited_20_Internet_20_Link">
65613995_401.jpg</text:a>
", "<text:a xlink:type="simple" xlink:href="https://static.dw.com/image/65673553_401.jpg" text:style-name="Internet_20_link" text:visited-style-name="Visited_20_Internet_20_Link">
65673553_401.jpg</text:a>
", "<text:a xlink:type="simple" xlink:href="https://static.dw.com/image/65672171_401.jpg" text:style-name="Internet_20_link" text:visited-style-name="Visited_20_Internet_20_Link">
65672171_401.jpg</text:a>
", "<text:a xlink:type="simple" xlink:href="https://static.dw.com/image/65669256_401.jpg" text:style-name="Internet_20_link" text:visited-style-name="Visited_20_Internet_20_Link">
65669256_401.jpg</text:a>
"]</text:p>
      <text:p text:style-name="P4">
Subject: 时政风云</text:p>
      <text:p text:style-name="P4">
Subjects: ['奥巴马', '欧债危机', '欧盟', '戴安娜', '岛屿主权争端', '德国', '英国', '英国退欧', '日本', '留学德国']</text:p>
      <text:p text:style-name="P4">
Keywords: ['英国', '日本', 'G7峰会', '半导体', '供应链', '晶片', '印太', '伊丽莎白女王号航空母舰', '美国', '德国', '肖尔茨', '拜登']</text:p>
      <text:p text:style-name="P4">
Id: 65673473</text:p>
      <!--METADATA-->
      <text:p text:style-name="P4">
<text:a xlink:type="simple" xlink:href="https://www.dw.com/zh/overlay/image/article/65673473/65675618" text:style-name="Internet_20_link" text:visited-style-name="Visited_20_Internet_20_Link">
 <draw:frame draw:style-name="fr1" draw:name="Image4" text:anchor-type="as-char" svg:width="6.9236in" svg:height="3.896998in" draw:z-index="0">
<draw:image xlink:href="../Images/dwzh/2023-05-19T03-47-00Z/65675618_303.jpg" xlink:type="simple" xlink:show="embed" xlink:actuate="onLoad" draw:mime-type="image/jpeg"/>
</draw:frame>
</text:a>
Hiroshima 7 National Group Summit</text:p>
      <text:p text:style-name="P4">
(Voice of Germany) Seventh -point Group (G7) Hiroshima Summit appeared on Friday (May 19). Bloomberg, Reuters and the British "Financial Times" quoted people familiar with the matter, saying that Ukraine President Volodymyrzlensky will attend the G7 Summit of Hiroshima and attend a weekend meeting.</text:p>
      <text:p text:style-name="P4">
The report stated that his lightning appeared this time to strengthen the West's support for Ukraine, and took advantage of the G7 opportunity to call on India and Brazil to join the ranks of sanctions. However, some officials warned that his visit may still be canceled due to security factors.</text:p>
      <text:p text:style-name="P4">
<draw:frame draw:style-name="fr1" draw:name="Image5" text:anchor-type="as-char" svg:width="6.9236in" svg:height="3.896998in" draw:z-index="0">
<draw:image xlink:href="../Images/dwzh/2023-05-19T03-47-00Z/65613995_401.jpg" xlink:type="simple" xlink:show="embed" xlink:actuate="onLoad" draw:mime-type="image/jpeg"/>
</draw:frame>
Zelenezki may attend Hiroshima G7 Summit (data photo)</text:p>
      <text:p text:style-name="P4">
Experts pointed out that if Zelei Sky will be in person, it will help enhance Japan's international status. Stephennagy, a professor at the Department of Political and International Research of the University of International Christianity, told the Voice of Germany that this has made Japan's importance within the Seventh -way Group and in the international community. The host country stood at the forefront of the struggle with Russia. As far as Ukraine is concerned, Zerrenceki took this opportunity to get strong support and financial assistance, and returned to Ukraine with the real military aid of the Seven Kingdoms.</text:p>
      <text:p text:style-name="P4">
Zsuzsa Anna Fernczy, an assistant researcher at the EU Research Center of Taiwan Donghua University)Agree with the above point of view, Zelei Sky personally arrived, bringing opportunities to Japan's extensive impact in the region.</text:p>
      <text:p text:style-name="P4">
However, the "Financial Times" mentioned that Japan, as the rotating chairman of the G7 summit, has been committed to ensuring that the summit that "for the first time in Asia in 7 years" will not only focus on the Russian and Ukraine War. Make this matter more complicated.</text:p>
      <text:p text:style-name="P4">
<draw:frame draw:style-name="fr1" draw:name="Image6" text:anchor-type="as-char" svg:width="6.9236in" svg:height="3.896998in" draw:z-index="0">
<draw:image xlink:href="../Images/dwzh/2023-05-19T03-47-00Z/65673553_401.jpg" xlink:type="simple" xlink:show="embed" xlink:actuate="onLoad" draw:mime-type="image/jpeg"/>
</draw:frame>
G7 and EU leaders came to Hiroshima Peace Memorial Park on the morning of the 19th to offer flowers.</text:p>
      <text:p text:style-name="P4">
On the morning of the 19th, the leaders of the G7 countries came to Hiroshima Peace Memorial Park and visited the museum to review the history of Hiroshima being bombed by the US military during World War II. Earlier, Japanese Prime Minister Kishita Tianshiong said that he hoped to use this opportunity to emphasize the vision of "the world without nuclear weapons".</text:p>
      <text:p text:style-name="P4">
In addition to nuclear weapons, the main focus of this summit also includes further sanctions on Russia, and <text:a xlink:type="simple" xlink:href="https://www.dw.com/zh/zh/g7峰會前瞻-民主國家有辦法共同抗中嗎/a-65667663" text:style-name="Internet_20_link" text:visited-style-name="Visited_20_Internet_20_Link">
</text:a>
Behavior. In this regard, the Chinese official media Xinhua News Agency issued a report on the 18th to criticize the United States' "coercion diplomacy and its harm."</text:p>
      <text:p text:style-name="P4">
Before the official leadership summit, Kishida Wenxiong, who hosted the summit, had met with leaders from all countries. What did these important meetings talk about? DW reporters also went to Hiroshima to participate in the event to organize the following points for you.</text:p>
      <text:h text:style-name="P12" text:outline-level="3">
<text:span text:style-name="T4">
German and Japanese talks: reiterate the importance of rules -based international order</text:span>
</text:h>
      <text:p text:style-name="P4">
On the morning of the 19th, German Chancellor Olaf Scholz held bilateral talks with Japanese Prime Minister Kishita, and the two sides talked about 40 minutes.</text:p>
      <text:p text:style-name="P4">
First of all, Kishida welcomes Shulz to visit Japan and hopes that Salz, who can serve as the chairman of the G7 last year, guide and discuss, and strengthen the international order based on the rule of law. The two sides mentioned the importance of cooperation with global southern countries and exchanged opinions on the situation in East Asia. They cooperated closely in the challenges brought by China and North Korea, and mentioned issues including nuclear energy, missiles and kidnapping.</text:p>
      <text:p text:style-name="P4">
In response to the situation in Ukraine, Kishida and Shulz confirmed that they would continue to impose strict sanctions on Russia and provide strong assistance in Ukraine. The two also said that they will convey the determination of G7 to firmly maintain the "free and open international order of the rule of law" to the world.</text:p>
      <text:p text:style-name="P4">
In terms of bilateral relations between Germany and Japan, the leaders of the two countries agreed.(https://www.dw.com/zh/zh/德日举行首次政府间磋商-两国关系提升到新水平/a-65036404)It brought important achievements, further expanding, and deepening bilateral cooperation, especially in the field of economic security. Based on this, Kishida and Shulz expressed their intention to continue to promote specific cooperation.</text:p>
      <text:p text:style-name="P4">
<draw:frame draw:style-name="fr1" draw:name="Image7" text:anchor-type="as-char" svg:width="6.9236in" svg:height="3.896998in" draw:z-index="0">
<draw:image xlink:href="../Images/dwzh/2023-05-19T03-47-00Z/65672171_401.jpg" xlink:type="simple" xlink:show="embed" xlink:actuate="onLoad" draw:mime-type="image/jpeg"/>
</draw:frame>
On the 18th, German Chancellor Selz arrived in Japan.</text:p>
      <text:h text:style-name="P12" text:outline-level="3">
<text:span text:style-name="T4">
English -Japanese leader meeting: British aircraft carrier will return to India Tai</text:span>
</text:h>
      <text:p text:style-name="P4">
Before the G7 summit, Kishida Wenxiong also met with British Prime Minister Rishi Sunak on Thursday (18th). The two sides signed the Hiroshimaaccord to reiterate the prosperity of the European Great Western region and the Indo -Pacific region.</text:p>
      <text:p text:style-name="P4">
In the agreement, the United Kingdom and Japan called on China to be a "responsible international community member" and expressed concern about the situation in the South China Sea and the East China Sea, saying that "strongly oppose anywhere in the world and change the status quo unilaterally with force or coercion." In response to Taiwan, the British and Japanese countries claim that the basic position has not changed. Reorganizing the peace and stability of the Taiwan Strait is the "indispensable element" of the international community's security and prosperity, and called for peace to solve cross -strait issues.</text:p>
      <text:p text:style-name="P4">
In terms of British and Japanese security cooperation, the two sides will strengthen the interoperability capabilities; in addition, Britain will also send Queen Elizabeth aircraft carrier in 2025 to return to the Pacific Ocean. With the increasing military strength of China, the British aircraft carrier <text:a xlink:type="simple" xlink:href="https://www.dw.com/zh/zh/英国军舰罕见穿越台湾海峡/a-59328615" text:style-name="Internet_20_link" text:visited-style-name="Visited_20_Internet_20_Link">
</text:a>
, And stop at the Japanese Yokosuka Base.</text:p>
      <text:h text:style-name="P12" text:outline-level="3">
<text:span text:style-name="T4">
English aircraft carrier for the first time stopped at Japan Yokosuka Base</text:span>
</text:h>
      <text:p text:style-name="P4">
The British Sunak said that in the future, the British aircraft carrier strike group will return to India, and will cooperate with the Japanese Self -Defense Force and other regional partners to "assist in defending peace and stability in the Indo -Pacific region." Before the G7 Leadership Summit officially debuted, Sunak went to the Naval Navy Base in Yokosuka, and also appeared in Japan's "Izumo".</text:p>
      <text:p text:style-name="P4">
In May 2022, Boris Johnson, then British Prime Minister, also visited Japan and reached Kishida Wenxiong <text:a xlink:type="simple" xlink:href="https://www.dw.com/zh/zh/英日達成歷史性防衛協議-日相今日烏克蘭明日東亞/a-61702390" text:style-name="Internet_20_link" text:visited-style-name="Visited_20_Internet_20_Link">
</text:a>
(RECIPROCALALACCESS AGREEMENT). Based on this agreement, Japan and British forces can jointly deploy them to conduct training and joint exercises in the Indo -Pacific region.</text:p>
      <text:p text:style-name="P4">
In terms of economy, Britain and Japan focus on the toughness of the supply chain, and will promote the "semiconductor partnership" and develop joint research and development plans. Sunak also announced on the 18th that Japanese companies will invest 17.7 billion pounds in the UK, of which Marubeni, a Japanese comprehensive Salon Pill, will invest about 10 billion pounds on offshore wind and hydrogen energy projects.</text:p>
      <text:h text:style-name="P12" text:outline-level="3">
<text:span text:style-name="T4">
US and allies announced a new wave of sanctions on Russia</text:span>
</text:h>
      <text:p text:style-name="P4">
Another bilateral talks that received high attention was the meeting between Kishida and US President Biden on the 18th. According to the White House press release, the two stated that they would continue to support Ukraine to resist the cruel and illegal invasion of Russia, and promised to closely cooperate to deal with regional challenges, including North Korea's nuclear weapons and missile threats, and Chinese coercion. The two sides also reiterated that they oppose unilateral changes to the status quo of the Taiwan Strait and believe that cross -strait problems should be solved in a peaceful way.</text:p>
      <text:p text:style-name="P4">
Biden said the United States and Japan are the cornerstone of peace and prosperity in the Indo -Pacific region. The two sides will [] <text:a xlink:type="simple" xlink:href="https://www.dw.com/zh/zh/抗衡中國-日本將投資印太地區750億美元/a-65056404" text:style-name="Internet_20_link" text:visited-style-name="Visited_20_Internet_20_Link">
</text:a>
, Continue "<text:a xlink:type="simple" xlink:href="https://www.dw.com/zh/zh/拜登宣布启动印太经济框架-13国为初始成员/a-61896648" text:style-name="Internet_20_link" text:visited-style-name="Visited_20_Internet_20_Link">
</text:a>
(IPEF) negotiate.</text:p>
      <text:p text:style-name="P4">
Before the G7 Leadership Summit was officially held, the United States and its allies have successively announced a new wave of sanctions on Russia. U.S. officials said that 70 entities from Russia and other countries will be included in the US trade blacklist, and 300 individual sanctions will be launched, including individuals, entities, ships and planes. Britain announced the ban on Russia's diamonds, as well as imports of copper, aluminum, and nickel; G7 countries may also jointly launch relevant sanctions to restrict Russia's diamond trade.</text:p>
      <text:p text:style-name="P4">
<draw:frame draw:style-name="fr1" draw:name="Image8" text:anchor-type="as-char" svg:width="6.9236in" svg:height="3.896998in" draw:z-index="0">
<draw:image xlink:href="../Images/dwzh/2023-05-19T03-47-00Z/65669256_401.jpg" xlink:type="simple" xlink:show="embed" xlink:actuate="onLoad" draw:mime-type="image/jpeg"/>
</draw:frame>
On the 18th, U.S. President Bayidon met with Japanese Prime Minister Kishida.</text:p>
      <text:p text:style-name="P4">
(Comprehensive report)</text:p>
      <text:p text:style-name="P4">
News Source: <text:a xlink:type="simple" xlink:href="https://www.dw.com/zh/澤連斯基將現身廣島-親臨21日g7峰會/a-65673473" text:style-name="Internet_20_link" text:visited-style-name="Visited_20_Internet_20_Link">
https://www.dw.com/zh/澤連斯基將現身廣島-親臨21日g7峰會/a-65673473?maca=chi-rss-chi-all-1127-rdf</text:a>
</text:p>
      <!--NEWS-->
      <text:h text:style-name="P10" text:outline-level="1">
<text:span text:style-name="T4">
The opportunity to break the ice breaks the Minister of Commerce in China and the United States will meet next week</text:span>
</text:h>
      <text:p text:style-name="P4">
Author: None (Language: zh)</text:p>
      <text:p text:style-name="P4">
Publisher: None</text:p>
      <text:p text:style-name="P4">
Time: 2023-05-19T07:00:00Z</text:p>
      <text:p text:style-name="P4">
Description: The news was released by the Chinese Embassy in the United States on the 18th. The outside world speculated that China is likely to lay a way for the "Council" in the second half of this year. With the ups and downs of Sino -US relations, what are the expectations of Beijing's ministerial talks?</text:p>
      <text:p text:style-name="P4">
Videos: []</text:p>
      <text:p text:style-name="P4">
Images: ["<text:a xlink:type="simple" xlink:href="https://static.dw.com/image/58223660_303.jpg" text:style-name="Internet_20_link" text:visited-style-name="Visited_20_Internet_20_Link">
58223660_303.jpg</text:a>
", "<text:a xlink:type="simple" xlink:href="https://static.dw.com/image/56301326_401.jpg" text:style-name="Internet_20_link" text:visited-style-name="Visited_20_Internet_20_Link">
56301326_401.jpg</text:a>
"]</text:p>
      <text:p text:style-name="P4">
Subject: 时政风云</text:p>
      <text:p text:style-name="P4">
Subjects: ['奥巴马', '专题报道：习近平访美', '岛屿主权争端', '专题报道：全景观看“习马会”', '中国', '中共十九大', '人民币', '美国', '德中关系', '南希·佩洛西']</text:p>
      <text:p text:style-name="P4">
Keywords: ['美国', '中国', '中美关系', '中美贸易']</text:p>
      <text:p text:style-name="P4">
Id: 65673854</text:p>
      <!--METADATA-->
      <text:p text:style-name="P4">
<text:a xlink:type="simple" xlink:href="https://www.dw.com/zh/overlay/image/article/65673854/58223660" text:style-name="Internet_20_link" text:visited-style-name="Visited_20_Internet_20_Link">
 <draw:frame draw:style-name="fr1" draw:name="Image9" text:anchor-type="as-char" svg:width="6.9236in" svg:height="3.896998in" draw:z-index="0">
<draw:image xlink:href="../Images/dwzh/2023-05-19T07-00-00Z/58223660_303.jpg" xlink:type="simple" xlink:show="embed" xlink:actuate="onLoad" draw:mime-type="image/jpeg"/>
</draw:frame>
</text:a>
Chinese Minister of Commerce Wang Wentao plans to meet with U.S. Business Minister Gina Raimondo in Washington (pictured above).</text:p>
      <text:p text:style-name="P4">
(Voice of Germany Chinese) The Chinese Embassy in the United States announced on Thursday (May 18) that Sino -US Minister of Commerce and Trade Representatives will meet in the United States next week. Embassy spokesman Liu Pengyu said on the same day of the online press conference that China held a "open attitude" with the United States with the United States' restoration of exchanges at all levels, but provided that both parties must "respect each other."</text:p>
      <text:p text:style-name="P4">
"The United States must establish a correct understanding of China," Liu Pengyu told reporters: "We hope that the United States will return to rational and pragmatic Chinese policies so that both countries can have better development and common prosperity." After the meeting, he stated another statement in writing. It is said that the two sides are still discussing details on the content of the talks between the Minister of Commerce in China and the United States.</text:p>
      <text:p text:style-name="P4">
This talk is another opportunity to break the ice of Sino -US relations, but before the deadline, neither the US Department of Commerce and the Office of Trade representatives responded to the news.</text:p>
      <text:p text:style-name="P4">
Reuters quoted anonymous sources as pointed out that Chinese Minister of Commerce Wang Wentao plans to meet with the US Minister of Commerce Ginaraimondo at Washington, and then attended the Minister of Economic Cooperation (APEC) at Detroit from May 25 to 26 and then from May 25th to 26th, and and of. Take this opportunity to meet with US trade representative Katherinetai.</text:p>
      <text:p text:style-name="P4">
On the same day (18th), which officially announced the news, the United States and Taiwan also announced the first phase of negotiations on the "21st Century Trade initiative". It is expected to officially sign the first batch of agreements in the first half of this year. Reuters pointed out that the incident was expected to cause strong protests in China.</text:p>
      <text:p text:style-name="P4">
<draw:frame draw:style-name="fr1" draw:name="Image10" text:anchor-type="as-char" svg:width="6.9236in" svg:height="3.896998in" draw:z-index="0">
<draw:image xlink:href="../Images/dwzh/2023-05-19T07-00-00Z/56301326_401.jpg" xlink:type="simple" xlink:show="embed" xlink:actuate="onLoad" draw:mime-type="image/jpeg"/>
</draw:frame>
US trade representative Dai Qi said on the 18th that Taiwan and the United States had reached the first phase of negotiations in the "21st Century Trade Initiative".</text:p>
      <text:p text:style-name="P4">
US trade representative Dai Qi wrote in the press release that this result is an important step in strengthening the economic relations of the United States and Taiwan. challenge".</text:p>
      <text:p text:style-name="P4">
The Economic and Trade Council of the Taiwan Executive Yuan also stated in a statement that this is the "deep historical moment" of bilateral economic and trade relations in Taiwan and the United States, saying that it will start the next round of negotiations as soon as possible, and the goal of completing all the issues before the end of the year.</text:p>
      <text:h text:style-name="P12" text:outline-level="3">
<text:span text:style-name="T4">
Sino -US relations ups and downs</text:span>
</text:h>
      <text:p text:style-name="P4">
In February this year, <text:a xlink:type="simple" xlink:href="https://www.dw.com/zh/zh/击落间谍气球后-美国为何推迟对中国的制裁/a-65593443" text:style-name="Internet_20_link" text:visited-style-name="Visited_20_Internet_20_Link">
</text:a>
, Antony Blinken, a U.S. Secretary of State, was postponed, and the relationship between the two countries was in freezing. Recently, the United States has continuously emphasized that intending to restore dialogue with China to prevent the relationship between the two parties from conflicting. From May 10th to 11th, the two sides held high -level talks, [] <text:a xlink:type="simple" xlink:href="https://www.dw.com/zh/zh/中美關係解凍沙利文與王毅坦率長談8小時/a-65597495" text:style-name="Internet_20_link" text:visited-style-name="Visited_20_Internet_20_Link">
</text:a>
Essence</text:p>
      <text:p text:style-name="P4">
However, China and the United States have not disclosed when it will be <text:a xlink:type="simple" xlink:href="https://www.dw.com/zh/zh/媒体中国拒绝重新安排布林肯访华行程/a-65334015" text:style-name="Internet_20_link" text:visited-style-name="Visited_20_Internet_20_Link">
</text:a>
, Or call the two heads of state. This year's APEC Summit will be held in San Francisco in November; according to the Wall Street Journal analysis on the 15th, this may be an opportunity to hold a "worship party" again, and China is paving the way for this.</text:p>
      <text:h text:style-name="P12" text:outline-level="3">
<text:span text:style-name="T4">
!!What did the two meet</text:span>
</text:h>
      <text:p text:style-name="P4">
US President Joebiden's last meeting with Chinese President Xi Jinping was on the eve of the Leadership Summit of the 20th Indonesian Group (G20) Group (G20) in November last year. At that time, the two sides agreed to maintain strategic communication and frequent consultations. Liu Pengyu, a spokesman for the Chinese Embassy in the United States, said on the 18th that the United States should "put into practice" the agreement reached last year and properly handle the sensitive Taiwan issue.</text:p>
      <text:p text:style-name="P4">
Liu Pengyu added that the United States should cooperate with China to create favorable conditions for the leaders of the two countries.</text:p>
      <text:p text:style-name="P4">
Some US Republican Parliament Council criticized that the Bayeng government actively arranged interaction with Beijing, showing that the United States softened to China, and emphasized that from the perspective of the interaction between the two parties in the past few decades, the maintenance relationship has not changed the Chinese government in a series of trade, Practice on security and human rights issues.</text:p>
      <text:p text:style-name="P4">
(Reuters, Taiwan Central News Agency, Wall Street Journal)</text:p>
      <text:p text:style-name="P4">
News Source: <text:a xlink:type="simple" xlink:href="https://www.dw.com/zh/破冰契機再現-中美商務部長下週將會面/a-65673854" text:style-name="Internet_20_link" text:visited-style-name="Visited_20_Internet_20_Link">
https://www.dw.com/zh/破冰契機再現-中美商務部長下週將會面/a-65673854?maca=chi-rss-chi-all-1127-rdf</text:a>
</text:p>
      <!--NEWS-->
      <text:h text:style-name="P10" text:outline-level="1">
<text:span text:style-name="T4">
Germany will greatly simplify and speed up foreigners citizenship procedures</text:span>
</text:h>
      <text:p text:style-name="P4">
Author: None (Language: zh)</text:p>
      <text:p text:style-name="P4">
Publisher: None</text:p>
      <text:p text:style-name="P4">
Time: 2023-05-19T10:05:00Z</text:p>
      <text:p text:style-name="P4">
Description: It is reported that the federal government has reached a principled consensus on the reform of the national nationality. In the future, foreigners applying for German nationality will become faster, and retaining the original nationality will no longer be difficult.</text:p>
      <text:p text:style-name="P4">
Videos: []</text:p>
      <text:p text:style-name="P4">
Images: ["<text:a xlink:type="simple" xlink:href="https://static.dw.com/image/63938418_303.jpg" text:style-name="Internet_20_link" text:visited-style-name="Visited_20_Internet_20_Link">
63938418_303.jpg</text:a>
", "<text:a xlink:type="simple" xlink:href="https://static.dw.com/image/61165586_401.jpg" text:style-name="Internet_20_link" text:visited-style-name="Visited_20_Internet_20_Link">
61165586_401.jpg</text:a>
"]</text:p>
      <text:p text:style-name="P4">
Subject: 新闻广角</text:p>
      <text:p text:style-name="P4">
Subjects: ['欧债危机', '欧盟', '德国', '留学德国', '留学德国', '德国联邦大选', '德中关系', '默克尔']</text:p>
      <text:p text:style-name="P4">
Keywords: ['入籍', '德国', '外来移民', '移民 难民 融入 社会 学习 语言', '学德语']</text:p>
      <text:p text:style-name="P4">
Id: 65676241</text:p>
      <!--METADATA-->
      <text:p text:style-name="P4">
<text:a xlink:type="simple" xlink:href="https://www.dw.com/zh/overlay/image/article/65676241/63938418" text:style-name="Internet_20_link" text:visited-style-name="Visited_20_Internet_20_Link">
 <draw:frame draw:style-name="fr1" draw:name="Image11" text:anchor-type="as-char" svg:width="6.9236in" svg:height="3.896998in" draw:z-index="0">
<draw:image xlink:href="../Images/dwzh/2023-05-19T10-05-00Z/63938418_303.jpg" xlink:type="simple" xlink:show="embed" xlink:actuate="onLoad" draw:mime-type="image/jpeg"/>
</draw:frame>
</text:a>
(Voice of Germany Chinese website)The "South Germany" quoted a 49 -page legal draft law of the German Ministry of the Interior reported that the formalities of foreigners to join German nationality will be greatly simplified in the future, so as to facilitate foreign immigrants to better integrate into German society. Especially those who have lived in Germany for many years, [] <text:a xlink:type="simple" xlink:href="https://www.dw.com/zh/zh/德国计划大幅降低入籍门槛/a-63883720" text:style-name="Internet_20_link" text:visited-style-name="Visited_20_Internet_20_Link">
</text:a>
### "Those who integrate into the special success of the society" will get extra points</text:p>
      <text:p text:style-name="P4">
According to the relevant reform plan, the time limit for immigrants in eight years in Germany will be shortened to 5 years. The "South Germany will" reports that for "those who integrate into the special successful German society", such as mastering good German knowledge, actively participating in public welfare undertakings, or outstanding performance in professional positions, they have a chance to get the opportunity to get the opportunity for three years in Germany. German nationality.</text:p>
      <text:p text:style-name="P4">
<draw:frame draw:style-name="fr1" draw:name="Image12" text:anchor-type="as-char" svg:width="6.9236in" svg:height="3.896998in" draw:z-index="0">
<draw:image xlink:href="../Images/dwzh/2023-05-19T10-05-00Z/61165586_401.jpg" xlink:type="simple" xlink:show="embed" xlink:actuate="onLoad" draw:mime-type="image/jpeg"/>
</draw:frame>
The naturalization procedures will become faster, the picture shows foreign immigrants participating in the society who integrates into the class.</text:p>
      <text:p text:style-name="P4">
The citizenship of immigrants in Germany will also be greatly shortened. <text:a xlink:type="simple" xlink:href="https://www.dw.com/zh/zh/德国融合部长会议降低移民子女入籍门槛/a-57398901" text:style-name="Internet_20_link" text:visited-style-name="Visited_20_Internet_20_Link">
</text:a>
The time limit for the so far is eight years. The "South Germany" reports that for elderly immigrants over 67 years old, the Ministry of Justice plans to cancel the requirements for their German characters and have certain German listening and speaking ability to enter the citizenship.</text:p>
      <text:h text:style-name="P12" text:outline-level="3">
<text:span text:style-name="T4">
Double nationality becomes possible options</text:span>
</text:h>
      <text:p text:style-name="P4">
Another major content of the reform of the nationality law is that when joining the German nationality in the future, the abandonment of the original nationality is no longer a necessary option. According to the draft of the law, the original legal provisions have been seriously disconnected from reality. In the past few years, many foreign immigrants who joined German nationality have not given up their original nationality.</text:p>
      <text:p text:style-name="P4">
Dirk Wiese, deputy chairman of the Party and Democratic Party Parliament, told the Rhein Post that the reform of the Nationality Law is expected to be approved in the near future: "Important details have been clarified." Anti -Semitism, racism, revenge, and people who violate human nature will not be allowed to join German. Weize said: "Only those who respect our values can obtain German nationality." Previously, the Liberal Democratic Party had strongly urged and asked people who had specific crimes to exclude the number of citizers.</text:p>
      <text:p text:style-name="P4">
(Comprehensive report)</text:p>
      <text:p text:style-name="P4">
News Source: <text:a xlink:type="simple" xlink:href="https://www.dw.com/zh/德国将大幅简化和加快外国人入籍程序/a-65676241" text:style-name="Internet_20_link" text:visited-style-name="Visited_20_Internet_20_Link">
https://www.dw.com/zh/德国将大幅简化和加快外国人入籍程序/a-65676241?maca=chi-rss-chi-all-1127-rdf</text:a>
</text:p>
      <!--NEWS-->
      <text:h text:style-name="P10" text:outline-level="1">
<text:span text:style-name="T4">
Hiroshima held in G7: Japan's former Milita and Kishida's hometown</text:span>
</text:h>
      <text:p text:style-name="P4">
Author: None (Language: zh)</text:p>
      <text:p text:style-name="P4">
Publisher: None</text:p>
      <text:p text:style-name="P4">
Time: 2023-05-19T12:57:00Z</text:p>
      <text:p text:style-name="P4">
Description: The Hiroshima Summit of the Seventh Kingdom Group was officially held on the 19th. Hiroshima was not only the hometown of Japan's Prime Minister Kishida, but also the only city in the World War II being attacked by atomic bombs. In the current world where nuclear weapons threatening continues, reviewing Hiroshima has changed from the past to the development of peaceful cities, letting people understand that Kishita wants to convey his philosophy through the change of this city.</text:p>
      <text:p text:style-name="P4">
Videos: []</text:p>
      <text:p text:style-name="P4">
Images: ["<text:a xlink:type="simple" xlink:href="https://static.dw.com/image/65675633_303.jpg" text:style-name="Internet_20_link" text:visited-style-name="Visited_20_Internet_20_Link">
65675633_303.jpg</text:a>
", "<text:a xlink:type="simple" xlink:href="https://static.dw.com/image/65674352_401.jpg" text:style-name="Internet_20_link" text:visited-style-name="Visited_20_Internet_20_Link">
65674352_401.jpg</text:a>
", "<text:a xlink:type="simple" xlink:href="https://static.dw.com/image/65675626_401.jpg" text:style-name="Internet_20_link" text:visited-style-name="Visited_20_Internet_20_Link">
65675626_401.jpg</text:a>
"]</text:p>
      <text:p text:style-name="P4">
Subject: 时政风云</text:p>
      <text:p text:style-name="P4">
Subjects: []</text:p>
      <text:p text:style-name="P4">
Keywords: ['G7', '廣島', '岸田文雄', 'G7峰會', '二戰', '核爆', '核武威脅', '和平', '無核武世界', '歷史', '戰爭']</text:p>
      <text:p text:style-name="P4">
Id: 65677424</text:p>
      <!--METADATA-->
      <text:p text:style-name="P4">
<text:a xlink:type="simple" xlink:href="https://www.dw.com/zh/overlay/image/article/65677424/65675633" text:style-name="Internet_20_link" text:visited-style-name="Visited_20_Internet_20_Link">
 <draw:frame draw:style-name="fr1" draw:name="Image13" text:anchor-type="as-char" svg:width="6.9236in" svg:height="3.896998in" draw:z-index="0">
<draw:image xlink:href="../Images/dwzh/2023-05-19T12-57-00Z/65675633_303.jpg" xlink:type="simple" xlink:show="embed" xlink:actuate="onLoad" draw:mime-type="image/jpeg"/>
</draw:frame>
</text:a>
The G7 Leadership Summit officially appeared on the 19th in Hiroshima. The former military capital Hiroshima has now become a symbol of peaceful cities in the minds of the Japanese</text:p>
      <text:p text:style-name="P4">
(Voice of Germany Chinese website) On the morning of May 19, <text:a xlink:type="simple" xlink:href="https://www.dw.com/zh/zh/澤連斯基將現身廣島-親臨21日g7峰會/a-65673473" text:style-name="Internet_20_link" text:visited-style-name="Visited_20_Internet_20_Link">
</text:a>
The Prime Minister Kishida and Mrs. Yuzi stood in front of the Peace Memorial Park and welcome leaders from various countries. Kishida Wenxiong personally took the leaders of various countries to visit the museum. The various items displayed by the guide and explained, the time reached about 40 minutes. The leaders of various countries talked to the victims of the nuclear explosion and presented flowers in front of the monument.</text:p>
      <text:p text:style-name="P4">
This is also the first time that leaders of various countries have gathered a visit to the nuclear explosion museum. Bayeng became the second US president to visit the place after Obama. However, the difference is [] <text:a xlink:type="simple" xlink:href="https://www.dw.com/zh/zh/历史性访问奥巴马为广岛献上花圈/a-19289744" text:style-name="Internet_20_link" text:visited-style-name="Visited_20_Internet_20_Link">
</text:a>
Only for about 10 minutes, only watching a few exhibits on the first floor of the lobby. The Minister of Foreign Affairs was Kishida, and he received Obama with the then Prime Minister Shinzo Abe.</text:p>
      <text:p text:style-name="P4">
Although Kishida was born in Tokyo, the family is a political family from Hiroshima. He will go back to visit relatives from the New Year since he was a child. He also understands many local history. Many relatives of the Kishida family died of nuclear explosion attacks. Although they were born in Tokyo, they were always natives of Hiroshima.</text:p>
      <text:p text:style-name="P4">
Kishida stretched out the "Nuclear Martial Arts World" at the peak of this summit, and was also a appeal to the current tension of the current international situation. Today's Hiroshima is a symbol of peace cities in the minds of the Japanese. However, before the end of World War II, Hiroshima was actually the center of the Japanese army's very important sea, land and air supply hub, and was known as the "military capital". The place where the hotel where the G7 summit is located is an important transport port.</text:p>
      <text:p text:style-name="P4">
<draw:frame draw:style-name="fr1" draw:name="Image14" text:anchor-type="as-char" svg:width="6.9236in" svg:height="3.896998in" draw:z-index="0">
<draw:image xlink:href="../Images/dwzh/2023-05-19T12-57-00Z/65674352_401.jpg" xlink:type="simple" xlink:show="embed" xlink:actuate="onLoad" draw:mime-type="image/jpeg"/>
</draw:frame>
The picture shows G7 and EU leaders in front of the monument of the American atomic bomb victim in Hiroshima on May 19</text:p>
      <text:h text:style-name="P12" text:outline-level="3">
<text:span text:style-name="T4">
50 years ago, Hiroshima was a "military capital"</text:span>
</text:h>
      <text:p text:style-name="P4">
Hiroshima's army starts, and it can be mentioned that it is during the Meiji Restoration period. In 1873, the Grand Japanese Empire set up six major town and Taiwan military camps. Hiroshima was one of them, and soon it was changed to the 5th Division Command. In the following 20 years, Japan's modern military power grew rapidly. During the Sino -Japanese Sino -Japanese War, Hiroshima became the dispatch base of the army at that time. The coalition forces fighting with the Daqingshui Division that year was sent from Yu Pinang.</text:p>
      <text:p text:style-name="P4">
Yuba Island is a small island on the south of Hiroshima. Because it is located in the Seto Inland Sea, the terrain is easy to defend and difficult to attack. The island's Urpot Port gradually became the focus of empire training at that time. The Japanese army only spent two weeks to build the railway to connect Yu Pin Island, and continued to transport troops to the Korean Peninsula, mainland China and other. The capital is full of first -level dignitaries.</text:p>
      <text:p text:style-name="P4">
Later, the military began to strengthen infrastructure across Hiroshima, and build military water supply and power systems to ensure the safety and stability of military strength. In the 1900 Boxer Chaos and the Japanese and Russian War in 1905, Hiroshima has become the main place for Japan to send troops. Manual driver.</text:p>
      <text:p text:style-name="P4">
As the September 18th incident occurred, the Sino -Japanese War broke out. Hiroshima's military role is becoming more and more important. In addition to Yupin in Hiroshima County, other places such as Wu Shi have also become important military ports and counties in the county.</text:p>
      <text:p text:style-name="P4">
In the end of World War II, Hiroshima carried out a large amount of evacuation, but at this time Hiroshima has become a military town that must be attacked in the eyes of the U.S. military. On August 6, 1945, the U.S. military voted at the atomic bomb. Hiroshima became the first nuclear explosion in human history. city ​​of.</text:p>
      <text:p text:style-name="P4">
<draw:frame draw:style-name="fr1" draw:name="Image15" text:anchor-type="as-char" svg:width="6.9236in" svg:height="3.896998in" draw:z-index="0">
<draw:image xlink:href="../Images/dwzh/2023-05-19T12-57-00Z/65675626_401.jpg" xlink:type="simple" xlink:show="embed" xlink:actuate="onLoad" draw:mime-type="image/jpeg"/>
</draw:frame>
The G7 leader came to Hiroshima Peace Memorial Park on the morning of May 19th. In the picture, they are participating in the tree planting ceremony</text:p>
      <text:h text:style-name="P12" text:outline-level="3">
<text:span text:style-name="T4">
From the time of the war, it became a natural attraction</text:span>
</text:h>
      <text:p text:style-name="P4">
Facing the hometown of the hometown in the past, the atomic bomb was hit hard, and Kishida was not easy to feel deeply in his childhood, and he was resolutely opposed to nuclear weapons. <text:a xlink:type="simple" xlink:href="https://www.dw.com/zh/zh/自民党新总裁岸田文雄有哪些内政外交主张/a-59351403" text:style-name="Internet_20_link" text:visited-style-name="Visited_20_Internet_20_Link">
</text:a>
Essence When the outbreak of Russia and Ukraine and the use of Nuclear weapons, the fear of people's nuclear weapons emerged again.</text:p>
      <text:p text:style-name="P4">
After World War II, Yu Pin Island put aside the rich battlefield color in the past and gradually transformed into passenger use and ordinary fishing port. Residents have also approached 10,000 people to about 1,500 people.</text:p>
      <text:p text:style-name="P4">
Once, the former island, Aoki, who once lived in the local island, said in an interview with Japan's "Daily News" that he returned to Yu Pin's hometown after the nuclear explosion, and saw that the whole island had become a scorched earth. There were many burnt and painful pains nearby nearby. After the injured people, after waiting for their pain and dying, the living people pushed their bodies on the steel barrel and burned. The smell of smell so far still makes him unforgettable.</text:p>
      <text:p text:style-name="P4">
At that time, the Military Fortune Port, now the place where the G7 leaders shook hands, including the United States who dropped the atomic bomb that year. For Kishida Wenxiong, as well as Hiroshima, and even every Japanese, Hiroshima was attacked by nuclear bombs as like every generation. Most of the locations on the island now become parks and native forests. The island's viewing historical sites and natural plant walks have become the source of the current financial source.</text:p>
      <text:p text:style-name="P4">
However, now, the threat of military expansion of Russia's nuclear weapons and China's military expansion still allows the international situation at any time to move the whole body. At this time, again reviewing the journey of Hiroshima from the army to a peaceful city that year, maybe you can once again understand the idea of Kishida Vancouver resort to the "Nuclear Martial Arts World", because for many Hiroshima people, many memories are still vividly remembered.</text:p>
      <text:p text:style-name="P4">
News Source: <text:a xlink:type="simple" xlink:href="https://www.dw.com/zh/g7召開的廣島：日本曾經的軍都、岸田的家鄉/a-65677424" text:style-name="Internet_20_link" text:visited-style-name="Visited_20_Internet_20_Link">
https://www.dw.com/zh/g7召開的廣島：日本曾經的軍都、岸田的家鄉/a-65677424?maca=chi-rss-chi-all-1127-rdf</text:a>
</text:p>
      <!--NEWS-->
      <text:h text:style-name="P10" text:outline-level="1">
<text:span text:style-name="T4">
German media: Why does China pay so much attention to Central Asia</text:span>
</text:h>
      <text:p text:style-name="P4">
Author: None (Language: zh)</text:p>
      <text:p text:style-name="P4">
Publisher: None</text:p>
      <text:p text:style-name="P4">
Time: 2023-05-19T14:17:00Z</text:p>
      <text:p text:style-name="P4">
Description: On the occasion of how the Seventh Kingdom Group held a summit in Japan, on the occasion of how to deal with the autocratic regimes such as Russia and China, Xi Jinping, the supreme leader of the Chinese party and the country, held a high -profile meeting with the leaders of the five countries in the ancient city and the leaders of the five countries in the ancient city. German media generally believes that this is another important attempt to expand its influence in Central Asia.</text:p>
      <text:p text:style-name="P4">
Videos: []</text:p>
      <text:p text:style-name="P4">
Images: ["<text:a xlink:type="simple" xlink:href="https://static.dw.com/image/65673929_303.jpg" text:style-name="Internet_20_link" text:visited-style-name="Visited_20_Internet_20_Link">
65673929_303.jpg</text:a>
", "<text:a xlink:type="simple" xlink:href="https://static.dw.com/image/65668194_401.jpg" text:style-name="Internet_20_link" text:visited-style-name="Visited_20_Internet_20_Link">
65668194_401.jpg</text:a>
"]</text:p>
      <text:p text:style-name="P4">
Subject: 评论分析</text:p>
      <text:p text:style-name="P4">
Subjects: ['薄熙来', '专题报道：习近平访美', '中国共产党', '岛屿主权争端', '专题报道：全景观看“习马会”', '中国反腐风暴', '20国集团', '中国', '中共十九大', '毛泽东']</text:p>
      <text:p text:style-name="P4">
Keywords: ['中国', '中亚', '维吾尔人', '新疆再教育营', '经济依赖', '习近平', '一带一路']</text:p>
      <text:p text:style-name="P4">
Id: 65679789</text:p>
      <!--METADATA-->
      <text:p text:style-name="P4">
<text:a xlink:type="simple" xlink:href="https://www.dw.com/zh/overlay/image/article/65679789/65673929" text:style-name="Internet_20_link" text:visited-style-name="Visited_20_Internet_20_Link">
 <draw:frame draw:style-name="fr1" draw:name="Image16" text:anchor-type="as-char" svg:width="6.9236in" svg:height="3.896998in" draw:z-index="0">
<draw:image xlink:href="../Images/dwzh/2023-05-19T14-17-00Z/65673929_303.jpg" xlink:type="simple" xlink:show="embed" xlink:actuate="onLoad" draw:mime-type="image/jpeg"/>
</draw:frame>
</text:a>
(Voice of Germany) "Daily" published by Berlin wrote that the China Central Asian Summit was located in the ancient city of Xi'an, which has a strong historical symbolic significance. On the one hand, Xi'an is an important node of the ancient Silk Road. At the same time, when the seven Western countries discuss how to deal with China in Japan, Xi Jinping, the highest leader of China, to meet with the leaders of the five countries in Central Asia. obvious. This article entitled "Xi Jinping's emphasis on Central Asia" wrote:</text:p>
      <text:p text:style-name="P4">
"The disintegration of the Soviet Union and the announcement of independence in Central Asian countries have shocked China. China, Xinjiang, Hansham, Tagikistan, and Kyrgyzstan have more than 3,300 kilometers of border lines. The ethnic minority Uighurs believe that they have been suppressed by the Han immigrants.</text:p>
      <text:p text:style-name="P4">
In the past five years, hundreds of thousands of Uighurs have been sent to the re -education camp. At the same time, millions of Uighurs still have scattered Central Asian countries, and they are not controlled by the Communist Party of China. Therefore, Beijing is very worried that these Uighurs will be organized overseas and set off an independent movement.</text:p>
      <text:p text:style-name="P4">
For Central Asia, Chinese leaders have always adopted a two -pronged strategy to expand China's influence in Central Asia. <text:a xlink:type="simple" xlink:href="https://www.dw.com/zh/zh/中亞五國全到齊-與中國簽署峰會宣言/a-65672958" text:style-name="Internet_20_link" text:visited-style-name="Visited_20_Internet_20_Link">
</text:a>
This measure led to serious economic dependence: more than half of the foreign debt of Tajikistan and Gilgistein came from China. Niva Yau, an expert at the Atlantic Council of Washington Think Tank, said: 'In the past two decades, the extensive participation of the People's Republic of China in Central Asia has made the region a significant shift from Russia to China. '"</text:p>
      <text:p text:style-name="P4">
<draw:frame draw:style-name="fr1" draw:name="Image17" text:anchor-type="as-char" svg:width="6.9236in" svg:height="3.896998in" draw:z-index="0">
<draw:image xlink:href="../Images/dwzh/2023-05-19T14-17-00Z/65668194_401.jpg" xlink:type="simple" xlink:show="embed" xlink:actuate="onLoad" draw:mime-type="image/jpeg"/>
</draw:frame>
The bilateral trade between China and Kazakhs has reached $ 31 billion. The picture shows the leaders of China -Kazakhstan at the Central Asian Summit.</text:p>
      <text:p text:style-name="P4">
It is reported that China ’s trade with Central Asia is also increasing, and it has already surpassed the trade between Central Asia and Russia. In just 20 years, the trade volume of China and Central Asia has risen from 2.3 billion to $ 70 billion.</text:p>
      <text:p text:style-name="P4">
"China also solves the Uyghur problem in its own way ': Under the pressure of Beijing, all kinds of organizations in Central Asia that seeks independence in Xinjiang are included in the illegal category. Later, the relevant authorities also dissolved all Uyghur people. Cultural organizations. And in the past few years, even the innocent people will be tightly monitored by the authorities. In view of this, the "World Uyghur Conference" headquartered in Munich's "World Uyghur Conference" said in a statement. Relations of various countries are becoming increasingly close, and this development is worrying. '"</text:p>
      <text:p text:style-name="P4">
For the China Central Asian Summit held in Xi'an, the "Daily News" website wrote:</text:p>
      <text:p text:style-name="P4">
"besides, <text:a xlink:type="simple" xlink:href="https://www.dw.com/zh/zh/中亞峰會在即-中國在盤算什麼/a-65651146" text:style-name="Internet_20_link" text:visited-style-name="Visited_20_Internet_20_Link">
 </text:a>
China's total trade with Central Asian countries has reached a record of 70 billion US dollars, of which China -Kazakhstan Trade first ranked first in $ 31 billion.</text:p>
      <text:p text:style-name="P4">
Some observers believe that the China Central Asian Summit is also a compete against the Kuangjie Seventh -Kingdoms Group Summit in Japan. At the Summit of the Seventh Kingdom Group, in addition to the Russian and Ukraine War, China was also an important issue.</text:p>
      <text:p text:style-name="P4">
Xinhua News Agency reported that the parties to the meeting had reached a consensus on regularly holding a summit in the future. The next China Central Asian Summit will be held in Kazakhstan in 2025. "</text:p>
      <text:p text:style-name="P4">
<text:span text:style-name="T5">
Inding the content of other media, does not represent the position or view of the Voice of Germany. _ </text:span>
 _ 吧 _</text:p>
      <text:p text:style-name="P4">
News Source: <text:a xlink:type="simple" xlink:href="https://www.dw.com/zh/德语媒体：中国何以如此重视中亚/a-65679789" text:style-name="Internet_20_link" text:visited-style-name="Visited_20_Internet_20_Link">
https://www.dw.com/zh/德语媒体：中国何以如此重视中亚/a-65679789?maca=chi-rss-chi-all-1127-rdf</text:a>
</text:p>
      <!--NEWS-->
      <text:h text:style-name="P10" text:outline-level="1">
<text:span text:style-name="T4">
Can Xi Jinping's Central Asian Summit resist gifts with the G7 -point court?</text:span>
</text:h>
      <text:p text:style-name="P4">
Author: None</text:p>
      <text:p text:style-name="P4">
Publisher: Radio Free Asia (Organization)</text:p>
      <text:p text:style-name="P4">
Published Time: 2023-05-19T16:03:00-04:00</text:p>
      <text:p text:style-name="P4">
Modified Time: 2023-05-19T20:35:25-04:00</text:p>
      <text:p text:style-name="P4">
Description: None</text:p>
      <text:p text:style-name="P4">
Videos: []</text:p>
      <text:p text:style-name="P4">
Audios: ["<text:a xlink:type="simple" xlink:href="https://www.rfa.org/mandarin/yataibaodao/junshiwaijiao/kw-05192023100241.html/@@stream" text:style-name="Internet_20_link" text:visited-style-name="Visited_20_Internet_20_Link">
@@stream</text:a>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 "<text:a xlink:type="simple" xlink:href="000004.png" text:style-name="Internet_20_link" text:visited-style-name="Visited_20_Internet_20_Link">
000004.png</text:a>
"]</text:p>
      <!--METADATA-->
      <text:p text:style-name="P4">
<draw:frame draw:style-name="fr1" draw:name="Image18" text:anchor-type="as-char" svg:width="6.9236in" svg:height="4.612011in" draw:z-index="0">
<draw:image xlink:href="../Images/rfamandarin/2023-05-19T16-03-00-04-00/000000.png" xlink:type="simple" xlink:show="embed" xlink:actuate="onLoad" draw:mime-type="image/png"/>
</draw:frame>
The first China -Central Asia Summit was held in Xi'an, Shaanxi Province since May 19, 2023 <text:a xlink:type="simple" xlink:href="https://www.rfa.org/mandarin/yataibaodao/junshiwaijiao/kw-05192023100241.html/@@images/image" text:style-name="Internet_20_link" text:visited-style-name="Visited_20_Internet_20_Link">
</text:a>
Reuters <text:a xlink:type="simple" xlink:href="https://www.rfa.org/mandarin/yataibaodao/junshiwaijiao/kw-05192023100241.html/@@stream" text:style-name="Internet_20_link" text:visited-style-name="Visited_20_Internet_20_Link">
</text:a>
On May 19, the China -Central Asian Summit published the "Xi'an Declaration", and the official Xinhua News Agency quickly launched the "results list". Is this summit hosted by China really to improve its international influence? Or is he "don't gallop" with the Qi Dynasty Group Summit?</text:p>
      <text:p text:style-name="P4">
<text:span text:style-name="T4">
<text:span text:style-name="T5">
 <text:a xlink:type="simple" xlink:href="https://www.rfa.org/mandarin/Xinwen/cmh2-05192023044417.html" text:style-name="Internet_20_link" text:visited-style-name="Visited_20_Internet_20_Link">
</text:a>
 </text:span>
*  * </text:span>
<text:a xlink:type="simple" xlink:href="https://www.rfa.org/mandarin/yataibaodao/junshiwaijiao/tj-05172023133040.html" text:style-name="Internet_20_link" text:visited-style-name="Visited_20_Internet_20_Link">
 </text:a>
 <text:span text:style-name="T4">
  * </text:span>
<text:a xlink:type="simple" xlink:href="https://www.rfa.org/mandarin/yataibaodao/junshiwaijiao/al-05162023131022.html" text:style-name="Internet_20_link" text:visited-style-name="Visited_20_Internet_20_Link">
 </text:a>
 <text:a xlink:type="simple" xlink:href="https://www.rfa.org/mandarin/yataibaodao/junshiwaijiao/al-05162023131022.html" text:style-name="Internet_20_link" text:visited-style-name="Visited_20_Internet_20_Link">
 </text:a>
*<text:span text:style-name="T5">
 </text:span>
<text:a xlink:type="simple" xlink:href="https://www.rfa.org/mandarin/yataibaodao/junshiwaijiao/tj-05152023103400.html" text:style-name="Internet_20_link" text:visited-style-name="Visited_20_Internet_20_Link">
<text:span text:style-name="T4">
 China-Central Asian Summit Synchronous G7 to international demonstration? </text:span>
</text:a>
"This summit opened a good leader for the cooperation of various countries." Friday(On the 19th), the China -Central Asian Summit was held at the Xi'an International Conference Center, and Chinese President Xi Jinping spoke at the meeting.</text:p>
      <text:p text:style-name="P4">
The heads of state participating in the meeting include Kazakhstan President Toccyev, Kyrgyzstan President Zaparov, Tajikistan President Rahmon, Turkmenistan President Beldemumadov, and Uzbekistan President Milzyev.</text:p>
      <text:p text:style-name="P4">
<draw:frame draw:style-name="fr1" draw:name="Image19" text:anchor-type="as-char" svg:width="6.9236in" svg:height="4.619339in" draw:z-index="0">
<draw:image xlink:href="../Images/rfamandarin/2023-05-19T16-03-00-04-00/000001.png" xlink:type="simple" xlink:show="embed" xlink:actuate="onLoad" draw:mime-type="image/png"/>
</draw:frame>
On May 19, 2023, the first China -Central Asian Summit was held in Xi'an, Shaanxi Province. (Reuters) [] <text:a xlink:type="simple" xlink:href="https://www.rfa.org/mandarin/yataibaodao/junshiwaijiao/kw-05192023100241.html/2023-05-19t025831z_179577084_rc2e11adgo8h_rtrmadp_3_china-centralasia.jpg" text:style-name="Internet_20_link" text:visited-style-name="Visited_20_Internet_20_Link">
</text:a>
<text:span text:style-name="T4">
 What does the "Xi'an Declaration" and "results list" include? </text:span>
</text:p>
      <text:p text:style-name="P4">
"In order to strengthen our cooperation and the development of Central Asia, China will provide Central Asian countries with a total of 26 billion yuan (about 3.8 billion US dollars) financing support and gifts." Xi Jinping said.</text:p>
      <text:p text:style-name="P4">
At the meeting, Xi Jinping and the five heads of Central Asia jointly signed the "China -Central Asian Summit Xi'an Declaration" and passed the list of the summit. According to these two documents, the Six Kingdoms determined to build a closer "China -Central Asian Destiny Community" and agreed to establish a meeting mechanism for the China -Central Asian Heads. Stan is held.</text:p>
      <text:p text:style-name="P4">
All parties also agreed to set up a ministerial meeting mechanism in the field of priority cooperation and set up a common secretariat in China. All parties will also strengthen the co -construction of the “Belt and Road” initiative to docking with the Five Central Asian initiatives and development strategies, and jointly improve the transportation infrastructure and comprehensively improve the scale of trade.</text:p>
      <text:p text:style-name="P4">
In the field of security, the "Xi'an Declaration" announced that all parties have resolutely opposed the destruction of legal regimes and the "color revolution", oppose any form and any excuses to "interfere with other domestic politics"; "And extremeism", and emphasized that the territorial integrity and sovereignty of various countries "do not damage".</text:p>
      <text:p text:style-name="P4">
<draw:frame draw:style-name="fr1" draw:name="Image20" text:anchor-type="as-char" svg:width="6.9236in" svg:height="4.61393in" draw:z-index="0">
<draw:image xlink:href="../Images/rfamandarin/2023-05-19T16-03-00-04-00/000002.png" xlink:type="simple" xlink:show="embed" xlink:actuate="onLoad" draw:mime-type="image/png"/>
</draw:frame>
On May 19, 2023, Xi Jinping hosted the first China -Central Asian Summit in Xi'an, Shaanxi Province. (Reuters) [] <text:a xlink:type="simple" xlink:href="https://www.rfa.org/mandarin/yataibaodao/junshiwaijiao/kw-05192023100241.html/2023-05-19t030220z_585873946_rc2e11am5xoe_rtrmadp_3_china-centralasia.jpg" text:style-name="Internet_20_link" text:visited-style-name="Visited_20_Internet_20_Link">
</text:a>
<text:span text:style-name="T4">
 Yu Maochun: </text:span>
 <text:span text:style-name="T4">
 Summit shows that China's influence is weak </text:span>
</text:p>
      <text:p text:style-name="P4">
Although Chinese Foreign Ministry spokesman Wang Wenbin said a few days ago, this summit is the "first major home diplomatic activity" in China this year, and in the history of China's relations with China relations with China, "a milestone." Yu Maochun, director of the center, told this station that China and the five Central Asian countries were heating, but they "showed that China's influence was weak."</text:p>
      <text:p text:style-name="P4">
Yu Maochun said: "It pulls the five economically underdeveloped in Central Asia's economy and is not very important on the international stage to hold the group to warm up. Strategic ideas are very backward. "</text:p>
      <text:p text:style-name="P4">
Yu Maochun pointed out that due to the Cold War thinking, Beijing is very sensitive to Central Asia because it believes that several important border areas around China have been blocked by the West, and Central Asia is a very important breakthrough. In addition, China also has opportunities to think. Yu Maochun said: "Russia traditionally has a huge influence on the region, but now Russia is not in the heart and is deeply trapped in the Ukrainian quagmire. Therefore, the CCP took advantage of the fire and wanted to pull the original sphere of influence that belonged to Russia to its own sphere of influence."</text:p>
      <text:p text:style-name="P4">
However, Yu Maochun believes that China's speculative methods cannot last long, because China emphasized investment and construction from the perspective of economic interests, and it is difficult to have difficulty in the fundamental values and political cooperation with Central Asian countries, and even in counter -terrorism. Reach an agreement. Therefore, in the long run, China will not have much impact on this area.</text:p>
      <text:p text:style-name="P4">
<text:span text:style-name="T4">
 The summit becomes Xi Jinping's internal "political show"? </text:span>
</text:p>
      <text:p text:style-name="P4">
On the evening of the 18th, Xi Jinping and his wife Peng Liyuan held a welcome and banquet for the Central Asian heads of state who attended the summit at the Furong Garden of Xi'an. After the meeting, they also watched the opening ceremony of the China -Central Asian Youth Art Festival. The Chinese official media CCTV showed that the performance was huge and magnificent."Because the Chinese cannot be resolved from the three -year epidemic, economic downturn, unemployed population (as many), and debt crisis, these are very unfavorable factor." Li Hengqing said, "Is he (Xi) stabilized the people? Promote consumption? So he made a state of magnificent, all the country. "</text:p>
      <text:p text:style-name="P4">
<draw:frame draw:style-name="fr1" draw:name="Image21" text:anchor-type="as-char" svg:width="6.9236in" svg:height="4.61393in" draw:z-index="0">
<draw:image xlink:href="../Images/rfamandarin/2023-05-19T16-03-00-04-00/000003.png" xlink:type="simple" xlink:show="embed" xlink:actuate="onLoad" draw:mime-type="image/png"/>
</draw:frame>
On May 19, 2023, the G7 summit appeared in Hiroshima, Japan. (Associated Press) <text:a xlink:type="simple" xlink:href="https://www.rfa.org/mandarin/yataibaodao/junshiwaijiao/kw-05192023100241.html/ap23139450689553.jpg" text:style-name="Internet_20_link" text:visited-style-name="Visited_20_Internet_20_Link">
</text:a>
<text:span text:style-name="T4">
 Anti -ceremony with the G7 Division? </text:span>
</text:p>
      <text:p text:style-name="P4">
At the time of the China-Central Asian Summit this time, the Seventh Kingdom Group(G7)At the time of Hiroshima, Japan, a leader summit. The two major issues of the Qi Dynasty Group Summit are more severe sanctions on Russia and resisting economic coercion from China. According to the Wall Street Journal, the summit will also issue a joint statement on jointly resisting Beijing's economic coercion.</text:p>
      <text:p text:style-name="P4">
In response to the above news, the Chinese Embassy in Japan has expressed serious concern to the Ministry of Foreign Affairs of Japan on the 17th of the "summit" of the "summit", and urged Japan to "not make the summit and related bi -multi -side activities a political performance of anti -China."</text:p>
      <text:p text:style-name="P4">
Zackcooper, a senior researcher at the American Institute of Enterprise Research, told this station: "China is using the opportunity of this Central Asian Summit to show its contact with Central Asian countries to fight the news of the Seven National Group Conference. Chinese leaders want to show They are leading the other countries in the world, and the Seventh Kingdom Group only represents several countries, and it does not represent a consistent attitude of the world. "</text:p>
      <text:p text:style-name="P4">
<draw:frame draw:style-name="fr1" draw:name="Image22" text:anchor-type="as-char" svg:width="6.9236in" svg:height="4.61393in" draw:z-index="0">
<draw:image xlink:href="../Images/rfamandarin/2023-05-19T16-03-00-04-00/000004.png" xlink:type="simple" xlink:show="embed" xlink:actuate="onLoad" draw:mime-type="image/png"/>
</draw:frame>
On May 19, 2023, the G7 summit appeared in Hiroshima, Japan. (Associated Press) <text:a xlink:type="simple" xlink:href="https://www.rfa.org/mandarin/yataibaodao/junshiwaijiao/kw-05192023100241.html/ap23139179143467.jpg" text:style-name="Internet_20_link" text:visited-style-name="Visited_20_Internet_20_Link">
</text:a>
<text:span text:style-name="T4">
 Maintain the current order of the world G7 to resist China's threat </text:span>
</text:p>
      <text:p text:style-name="P4">
According to the White House news, US President Biden has met with Japanese Prime Minister Kishida on the 18th and promised to work closely and respond to the stress behavior of China's violations of international law.</text:p>
      <text:p text:style-name="P4">
The President of the European Council Charles Michelle said that maintaining "stable and constructive" cooperation with China meets the interests of the EU. The EU will call on China to increase pressure on Russia at the summit to prevent its military aggression against Ukraine.</text:p>
      <text:p text:style-name="P4">
At this summit, Japan also invited some non -member states to participate in the summit, including South Korea, Australia, Brazil, Kokmoro, Cook Islands, India, Indonesia, and Vietnam. These countries also represent multiple regional national alliances. Ukrainian President Zelleiski will also attend the meeting in person.</text:p>
      <text:p text:style-name="P4">
Yu Maochun said this: "The important purpose of the G7 is to maintain the existing order of the world. From this perspective, China is of course a huge threat to the existing order of the world." Li Hengqing also believes that this will be a very important summit to rebuild the world order. Essence</text:p>
      <text:p text:style-name="P4">
Reporter: Caddy Editor: He Ping.com Editor: Hong Wei</text:p>
      <text:p text:style-name="P4">
News Source: <text:a xlink:type="simple" xlink:href="https://www.rfa.org/mandarin/yataibaodao/junshiwaijiao/kw-05192023100241.html" text:style-name="Internet_20_link" text:visited-style-name="Visited_20_Internet_20_Link">
https://www.rfa.org/mandarin/yataibaodao/junshiwaijiao/kw-05192023100241.html</text:a>
</text:p>
      <!--NEWS-->
      <text:h text:style-name="P10" text:outline-level="1">
<text:span text:style-name="T4">
Column | Interpretation of Xinjiang: Rights protection people call on Malaysian Prime Minister to support Uyghur business</text:span>
</text:h>
      <text:p text:style-name="P4">
Author: None</text:p>
      <text:p text:style-name="P4">
Publisher: Radio Free Asia (Organization)</text:p>
      <text:p text:style-name="P4">
Published Time: 2023-05-19T16:57:00-04:00</text:p>
      <text:p text:style-name="P4">
Modified Time: 2023-05-19T18:04:43-04:00</text:p>
      <text:p text:style-name="P4">
Description: None</text:p>
      <text:p text:style-name="P4">
Videos: []</text:p>
      <text:p text:style-name="P4">
Audios: ["<text:a xlink:type="simple" xlink:href="https://www.rfa.org/mandarin/zhuanlan/jieduxinjiang/xinjiang-0519202310003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 text:anchor-type="as-char" svg:width="6.9236in" svg:height="4.612011in" draw:z-index="0">
<draw:image xlink:href="../Images/rfamandarin/2023-05-19T16-57-00-04-00/000000.png" xlink:type="simple" xlink:show="embed" xlink:actuate="onLoad" draw:mime-type="image/png"/>
</draw:frame>
Abdulhakmu Idreis, director of Washington Uygur Research Center in the United States (middle), met with Malaysian Prime Minister Anwar Ibrahim for RFA [] on April 19, 2023 in Kuala Lumpur.(https://www.rfa.org/mandarin/zhuanlan/jieduxinjiang/xinjiang-05192023100034.html/@@stream)Hello everyone, my friends, I am Chen Aizheng, welcome you to interpret Xinjiang with me. Recently, a well -known Uighur activist calls on Malaysian Prime Minister Anwal Ibrahim to support Muslim ethnic minorities in the persecution of Xinjiang in northwestern China. Anwal Ibrahim expressed sympathy for the Uighurs in the conversation, but also called this as the "internal affairs" of China. In addition, the human rights organization claims that the Chinese authorities' telephone search plans in Xinjiang are targeted at Uighurs and other Turkic minorities. The Chinese police database also marked the queen scriptures as possible. It is understood that a research funded by the Chinese government suggested that the second capital in Xinjiang, the western part of the country, to re -balance the Chinese economy, solve racial tensions, and strengthen relations with Eurasian countries. In this episode, we will learn more about the situation together.</text:p>
      <text:p text:style-name="P4">
A well -known Uighur activist calls on Malaysian Prime Minister Anwar Ibrahim to support Muslim ethnic minorities in the persecution of Xinjiang in northwestern China.</text:p>
      <text:p text:style-name="P4">
Abdulhakmu Idreis, director of the Uyghur Research Center of Washington, USA, met Anwar during the fasting party held in an Islamic center in Kuala Lumpur, Malaysia. Eid with a meal after the sunset during Muslims, which ended on April 20. Idris told Liberty Asia,</text:p>
      <text:p text:style-name="P4">
"We learned earlier that Malaysian Prime Minister Anwal Ibrahim would attend this Eid, so I prepared a letter to him, describing the current situation of the Uighurs."</text:p>
      <text:p text:style-name="P4">
Idreis said that in the rally, Anwar gave a speech saying that he would protect all oppressed Muslims all over the world and sympathize with the Uighurs. In 2018, Anwar asked the Chinese government to allow Uighurs to enjoy religious freedom and freedom of migration.</text:p>
      <text:p text:style-name="P4">
However, during the visit to China a few weeks ago, Ibrahim took a more loose attitude, saying that the Uyghur issue was "internal affairs of the Chinese government."</text:p>
      <text:p text:style-name="P4">
No one answered the phone call to the Malaysian Prime Minister's office afterwards.</text:p>
      <text:p text:style-name="P4">
Because of fear of anger China, many Muslims accounted for the majority of national governments did not publicly talk about the suppression of Uyghur people. Some countries have important trade and infrastructure projects with China under the "Belt and Road" initiative.</text:p>
      <text:p text:style-name="P4">
Idreis emphasized that the Uighurs were in a critical situation in Xinjiang and sought help from Premier Awars.</text:p>
      <text:p text:style-name="P4">
At the end of the meeting, Idrez gave Anwal a traditional Uyghur endless hats Doppa, as well as the letter and his book "threatened: China's colonization and Uyghur ethnic extinction to the Islamic world and the web ethnic group extinction ".</text:p>
      <text:p text:style-name="P4">
Erken Ekin Ekrem, deputy chairman of the World Uyghur Congress and Hacettepe, Hacettepe, said that as an experienced politician, Anwar is likely to be playing with coins - — On the one hand, deal with the Chinese government, and deal with the Uighurs on the other hand. Ik Rebu told Liberty Radio,</text:p>
      <text:p text:style-name="P4">
"He did not mention the Uyghur issue during his visit to China three weeks ago," Equest told Liberty Radio. "After expressing the desire to strengthen the relationship between the two countries, he returned to Malaysia."</text:p>
      <text:p text:style-name="P4">
"The words he conveyed to the Uyghur delegation was just a political strategy," he said. "If they do nothing, they will say,‘ we have no power. ’”</text:p>
      <text:p text:style-name="P4">
In addition, according to human rights observation of a report released in early May, the Xinjiang police relied on a list of multimedia documents containing 50,000 "violence and horror" to mark Uighurs and other Turkic Muslim residents for interrogation.</text:p>
      <text:p text:style-name="P4">
One of the results of this headquarters in New York is that the Uighurs only need to store the Gulan Scriptures on their mobile phones to cause police trial.</text:p>
      <text:p text:style-name="P4">
Human rights observation said in a statement that using this list is another example of China ’s“ abuse of monitoring technology in Xinjiang ”.</text:p>
      <text:p text:style-name="P4">
Human Rights Observation Asian Agency Director Wang Songlian(Virtual)It is said that the police use this list to compare the data of the two applications installed on mobile phones with the authorities requesting the residents of Urumqi, the authorities of Xinjiang. In an interview with Radio Free Asia, she said,</text:p>
      <text:p text:style-name="P4">
"In essence, these applications on people's mobile phones are checking this list -the main list -and search for other information."</text:p>
      <text:p text:style-name="P4">
In a statement in May, the organization stated: "Human rights observations are concerned about the way China cracks down on its so -called 'terrorism' and 'extremism' behaviors."</text:p>
      <text:p text:style-name="P4">
The definition of "Chinese anti -terrorism law on" terrorism "and" extremism "is too broad and blurred to sue, deprives freedom, and deprive freedom, and deprives of freedom or serious personal injury to the purpose of political, religious or ideological purposes. Other restrictions.</text:p>
      <text:p text:style-name="P4">
The main list of multimedia files is part of the large database of more than 1,600 data tables leaked to the online media "The Intercept" in 2019. The news agency reported that the Urumqi police monitored and arrested the police reported in the database from 2015 to 2019. Human rights observation states that the list of the organization's inspection is not reported or analyzed before the different parts of the same database.</text:p>
      <text:p text:style-name="P4">
Human rights observations also found that in the nine months from 2017 to 2018, Urumqi police conducted nearly 11 million search on 1.2 million mobile phones. Police searched the main list of more than 1,000 different files on the 1,000 mobile phones, and found a total of 11,000 matching.</text:p>
      <text:p text:style-name="P4">
The organization stated that the analysis of human rights observations found photos, audio and video files containing violent content, "there are other materials that have no obvious connection with violence", including common religious materials.</text:p>
      <text:p text:style-name="P4">
Human rights observation stated in its statement that the UN Human Rights Council should conduct investigations, and relevant governments should find out technology companies participating in telephone monitoring and take action to terminate their participation. Wang Songlian told Liberty Asia,</text:p>
      <text:p text:style-name="P4">
"I think what happened in Xinjiang is very important for the future of China, and how to use these systems for the government. What does they have to do with the general technology and human freedom in the world? This is why we have been working hard to put together these puzzles ","</text:p>
      <text:p text:style-name="P4">
It is understood that a research funded by the Chinese government suggested that the second capital in Xinjiang, the western part of the country, to re -balance the Chinese economy, solve racial tensions, and strengthen relations with Eurasian countries.</text:p>
      <text:p text:style-name="P4">
The report was published on April 21 in the Chinese journal "Xinjiang Social Sciences". It is recommended that the capital, which is specially built, is close to Kashgar in Urumqi, the capital of Xinjiang Uygur Autonomous Region. Kashgar borders Afghanistan, Kyrgyzstan, Tajikistan and Pakistan.However, according to a report from the South China Morning Post, the study did not provide details of the central government's distribution functions between Beijing and the potential second capital.</text:p>
      <text:p text:style-name="P4">
Xinjiang has a vast desert and mountainous areas, living with more than 11 million Muslim Uighurs and other Turkic minorities. In recent years, they have been suppressed by the Chinese government, including "re -education" camp detention, torture and forced labor.</text:p>
      <text:p text:style-name="P4">
The study caused foreign experts and researchers in Xinjiang to question the possible motivation for the establishment of the second capital in the region and its impact on Uighurs and other ethnic minorities living there.</text:p>
      <text:p text:style-name="P4">
Elken Elkimu, deputy chairman of the World Uyghur Congress and associate professor of History at the University of Hastopa, Turkey, believes that the establishment of the second capital in Xinjiang will be related to China to become a world power by 2049. At that time, China will become the world's power. Essence The 100th anniversary of the founding of the People's Republic of China, Ik Rebu told Liberty Asia,</text:p>
      <text:p text:style-name="P4">
"Uyghur region is important for China to dream. It is a gateway to Central Asia, West Asia, Turkey, and Europe. Therefore, the establishment of a second capital in Uighur is strategic significance to China."</text:p>
      <text:p text:style-name="P4">
Aike Rebu said, at the same time, the plan will create unfavorable conditions for the Uyghur people.</text:p>
      <text:p text:style-name="P4">
"To establish the second capital in East Turkestan, it is necessary to sinlate the region first."</text:p>
      <text:p text:style-name="P4">
Aike Timi uses the Uyghur's name to Xinjiang. He said that the vast territory lacks cultivated land and requires China to divert water to the area. This will need to reorganize more Han people. He said,</text:p>
      <text:p text:style-name="P4">
"These problems are not conducive to Uighurs, causing them to disappear due to integration."</text:p>
      <text:p text:style-name="P4">
Sean Roberts, a professor of international affairs at George Washington University(Sean Roberts)He wrote a large number of articles about the Chinese Uyghur and Central Asia, and he said that the move may have a dual purpose. He said,</text:p>
      <text:p text:style-name="P4">
"On the one hand, this may be to make the Northwest region more integrated into China. This is what China has been working hard since the 1990s. One of the motivations. "</text:p>
      <text:p text:style-name="P4">
On the other hand, Roberts said that the potential second capital will also be a defensive move. He pointed out,</text:p>
      <text:p text:style-name="P4">
"For a long time, the Chinese authorities have been worried that the Northwest region has been incorporated into the country more and placed under the jurisdiction of the country, because it is worried that it may become the root cause of unstable, and it may exacerbate due to external forces. This does not mean that the Chinese people Worried about the invasion of Central Asia or Russia, but they may worry that there are more unstable factors in Eurasia, and they hope to have a second capital nearby to ensure the security of China and make it not spread to China. "</text:p>
      <text:p text:style-name="P4">
Roberts also said that in the end, the plan was not a good sign for Uighurs.</text:p>
      <text:p text:style-name="P4">
Writing, hosting, production: Chen Aizheng</text:p>
      <text:p text:style-name="P4">
News Source: <text:a xlink:type="simple" xlink:href="https://www.rfa.org/mandarin/zhuanlan/jieduxinjiang/xinjiang-05192023100034.html" text:style-name="Internet_20_link" text:visited-style-name="Visited_20_Internet_20_Link">
https://www.rfa.org/mandarin/zhuanlan/jieduxinjiang/xinjiang-05192023100034.html</text:a>
</text:p>
      <!--NEWS-->
      <text:h text:style-name="P10" text:outline-level="1">
<text:span text:style-name="T4">
Facts | Is the United States prosecuted Chinese officials and exercised &amp; quot; long -arm jurisdiction &amp; quot;</text:span>
</text:h>
      <text:p text:style-name="P4">
Author: 作者：沈轲</text:p>
      <text:p text:style-name="P4">
Publisher: Radio Free Asia (Organization)</text:p>
      <text:p text:style-name="P4">
Published Time: 2023-05-19T19:08:00-04:00</text:p>
      <text:p text:style-name="P4">
Modified Time: 2023-05-19T19:09:29-04:00</text:p>
      <text:p text:style-name="P4">
Description: Author: Shen Yan</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METADATA-->
      <text:p text:style-name="P4">
<draw:frame draw:style-name="fr1" draw:name="Image24" text:anchor-type="as-char" svg:width="6.9236in" svg:height="3.629306in" draw:z-index="0">
<draw:image xlink:href="../Images/rfamandarin/2023-05-19T19-08-00-04-00/000000.png" xlink:type="simple" xlink:show="embed" xlink:actuate="onLoad" draw:mime-type="image/png"/>
</draw:frame>
 <text:a xlink:type="simple" xlink:href="https://www.rfa.org/mandarin/shishi-hecha/hc-05192023180623.html/@@images/image" text:style-name="Internet_20_link" text:visited-style-name="Visited_20_Internet_20_Link">
</text:a>
Radio of Liberty Asia</text:p>
      <text:p text:style-name="P4">
<text:span text:style-name="T4">
 Conclusion: misleading </text:span>
</text:p>
      <text:p text:style-name="P4">
<text:span text:style-name="T4">
 Reading in one minute: </text:span>
</text:p>
      <text:p text:style-name="P4">
In mid -April, the U.S. Department of Justice sued 44 suspects on the grounds of "cross -border harassment", including police, officials, and two Chinese people who worked in the American company. The Chinese government's subsequent criticism of the United States was "cross -border suppression" and "based on fabricated allegations to exercise the jurisdiction of long -arm long -arm."</text:p>
      <text:p text:style-name="P4">
Asian facts check the laboratory after reading the lawsuit document, and found that the saying of "fabricating charges" is misleading. The US judicial department announced a large amount of evidence to support its allegations.</text:p>
      <text:p text:style-name="P4">
Chinese officials' remarks also confuse two different legal concepts: "long -arm jurisdiction" and "overseas jurisdiction". China ’s accusations for the United States to apply their laws to overseas. Although it is reasonable in some aspects, it has ignored the laws that China’ s recent promulgation and applicable laws that have recently promulgated and applicable. It is also disturbing.</text:p>
      <text:p text:style-name="P4">
<text:span text:style-name="T4">
In-depth analysis:</text:span>
</text:p>
      <text:p text:style-name="P4">
On April 17, American officials were [] <text:a xlink:type="simple" xlink:href="https://www.justice.gov/opa/pr/40-officers-china-s-national-police-charged-transnational-repression-schemes-targeting-us" text:style-name="Internet_20_link" text:visited-style-name="Visited_20_Internet_20_Link">
</text:a>
Essence One of the cases accused 34 Chinese police; 6 of the 10 defendants in the other case, 6 Chinese policemen, 2 online information office officials and 2 civil company staff. The U.S. Department of Justice has accused them harassing American residents who have criticized the People's Republic of China.</text:p>
      <text:p text:style-name="P4">
Chinese Embassy of the United States, Liu Pengyu, then facing Reuters [] [] <text:a xlink:type="simple" xlink:href="https://www.reuters.com/world/us/us-charges-two-new-yorkers-with-conspiring-act-chinese-agents-statement-2023-04-17/" text:style-name="Internet_20_link" text:visited-style-name="Visited_20_Internet_20_Link">
</text:a>
"The United States exercises long -arm jurisdiction based on the crime of fabrication(Long -arm jurisdiction)Essence "Chinese Foreign Ministry spokesman Wang Wenbin at a press conference on April 21 [] <text:a xlink:type="simple" xlink:href="https://www.fmprc.gov.cn/fyrbt_673021/jzhsl_673025/202304/t20230421_11063331.shtml" text:style-name="Internet_20_link" text:visited-style-name="Visited_20_Internet_20_Link">
</text:a>
"The United States' allegations are completely political, without facts and legal basis." The statement of Liu Pengyu and Wang Wenbin echoed the Ministry of Foreign Affairs of China earlier this year to criticize the United States <text:a xlink:type="simple" xlink:href="https://www.fmprc.gov.cn/mfa_eng/wjbxw/202302/t20230203_11019281.html" text:style-name="Internet_20_link" text:visited-style-name="Visited_20_Internet_20_Link">
</text:a>
Essence</text:p>
      <text:p text:style-name="P4">
<text:span text:style-name="T4">
 Is the US official evidence for the allegations of harassment? </text:span>
</text:p>
      <text:p text:style-name="P4">
Yes. The United States has indeed made evidence for harassment. <text:a xlink:type="simple" xlink:href="https://www.justice.gov/d9/2023-04/squad_912_-_23-mj-0334_redacted_complaint_signed.pdf" text:style-name="Internet_20_link" text:visited-style-name="Visited_20_Internet_20_Link">
</text:a>
It describes how 34 officials in the Ministry of Public Security of China harass 14 American residents. <text:a xlink:type="simple" xlink:href="https://www.justice.gov/d9/2023-04/jin_-_20-mj-1103_redacted_amended_complaint_signed.pdf" text:style-name="Internet_20_link" text:visited-style-name="Visited_20_Internet_20_Link">
</text:a>
In the indictment, <text:a xlink:type="simple" xlink:href="https://www.justice.gov/d9/2023-04/jin_-_20-mj-1103_redacted_amended_complaint_signed.pdf" text:style-name="Internet_20_link" text:visited-style-name="Visited_20_Internet_20_Link">
</text:a>
For the harassment of 10 other Chinese officials, a detailed record document was proposed. For the accused online harassment, these two indictments put forward pictures, citations, and internal communication of members of the Chinese Ministry of Public Security.</text:p>
      <text:p text:style-name="P4">
For example, the indictment quotes a tweet that comes from a social media account. The purpose of establishing this account is to harass a victim.(Edit: Refers to this victim)Controlled by the media!"</text:p>
      <text:p text:style-name="P4">
On May 31, 2020, another comment published by the suspected harassment to commemorate the 1989 video conference on the protest of Tiananmen Square was: "The mother of all the families of the civil movement of the civil movement will die!"!"!"!Do you have no idea? How many soldiers did you kill at Tiananmen at that time, how many shots did you grab, and how many tanks were burned? "</text:p>
      <text:p text:style-name="P4">
The indictment mentioned that a suspect deleted the ZOOM account of 15 American residents because the 15 people suspected that the 15 people were related to a CCP critics living in the United States.</text:p>
      <text:p text:style-name="P4">
<draw:frame draw:style-name="fr1" draw:name="Image25" text:anchor-type="as-char" svg:width="6.9236in" svg:height="4.616157in" draw:z-index="0">
<draw:image xlink:href="../Images/rfamandarin/2023-05-19T19-08-00-04-00/000001.png" xlink:type="simple" xlink:show="embed" xlink:actuate="onLoad" draw:mime-type="image/png"/>
</draw:frame>
Two Chinese were arrested in New York in the United States. They were charged with the "Overseas Police Department" in the United States, and the picture left was one of the suspects.(Reuters)  <text:a xlink:type="simple" xlink:href="https://www.rfa.org/mandarin/shishi-hecha/hc-05192023180623.html/pic-1.jpeg" text:style-name="Internet_20_link" text:visited-style-name="Visited_20_Internet_20_Link">
</text:a>
<text:span text:style-name="T4">
 Does this case exercise the case of "long -arm jurisdiction"? </text:span>
</text:p>
      <text:p text:style-name="P4">
Liu Pengyu criticized the United States to exercise "long -arm jurisdiction". However, the Asian Facts Investigation Center found that it was not "long -arm jurisdiction" in the United States. William Dodge of International Law Expert, University of California Davis(WilliamS.Dodge)The professor checked the laboratory to Asian facts that the so -called "long -arm jurisdiction"(Long -arm jurisdiction)It is not the concept of international law. In fact, the topic discussed here is the boundaries of criminal jurisdictions exercised in the US legal system.</text:p>
      <text:p text:style-name="P4">
In fact, in late April, <text:a xlink:type="simple" xlink:href="https://www.justice.gov/usao-edny/pr/two-individuals-arrested-operating-undeclared-police-station-chinese-government" text:style-name="Internet_20_link" text:visited-style-name="Visited_20_Internet_20_Link">
</text:a>
, They were charged with the "Overseas Police Department." The "Overseas Police Department." Strategic operation and media officials in the Office of Prosecutor's Office of the Eastern District of New York(Strategic Operations &amp; CommunicationsOfficer)Daniel Has(DanielleHass)In the interpretation of the Asian factual investigation of the laboratory, the case said: "People in the jurisdiction of the federal court have to exercise their jurisdictions; what is the nationality of the suspect, and do not ask."Song Chengen, director of the Taiwan Constitutional Foundation and an international law expert, stated to the Asian factual investigation laboratory: According to the above -mentioned U.S. officials, the basis of the American court in this case belongs to the "territorialism" of criminal jurisdiction. Within the court's jurisdiction, the court can cause criminal jurisdiction. In practice, this is the boundary of the criminal jurisdiction of a country. There are the same regulations in criminal law in many countries, including the Criminal Law of the People's Republic of China.</text:p>
      <text:p text:style-name="P4">
<draw:frame draw:style-name="fr1" draw:name="Image26" text:anchor-type="as-char" svg:width="6.9236in" svg:height="5.1927in" draw:z-index="0">
<draw:image xlink:href="../Images/rfamandarin/2023-05-19T19-08-00-04-00/000002.png" xlink:type="simple" xlink:show="embed" xlink:actuate="onLoad" draw:mime-type="image/png"/>
</draw:frame>
Two suspects who have been charged in the "Overseas Police Department" in the United States appear in court in New York(Reuters) [] <text:a xlink:type="simple" xlink:href="https://www.rfa.org/mandarin/shishi-hecha/hc-05192023180623.html/pic-2.jpeg" text:style-name="Internet_20_link" text:visited-style-name="Visited_20_Internet_20_Link">
</text:a>
<text:span text:style-name="T4">
 What exactly is "long arm jurisdiction"? </text:span>
</text:p>
      <text:p text:style-name="P4">
Song Chengen said that "long arm jurisdiction" is different from the above -mentioned "territorialism". The term "long arm jurisdiction", like Professor Daoqi interviewed, pointed out that it is the definition of the United States between the United States and the state. If the state legislative stipulates that the state has the right to manage the people in State B, it is legal to ask: What is the basis for the legislation of the state in this state? Is there any connection between the people in State B with the state?</text:p>
      <text:p text:style-name="P4">
To expand to international law, if the national law is authorized to authorize itself to manage the people or entities (such as companies), it is also legal to ask: What is the basis for country A's legislation? In China's discussions, this is also called "long -arm jurisdiction", but Song Chengen pointed out that in order to avoid confusion with the concept of US law, it should be called "Extraterritaljurism".</text:p>
      <text:p text:style-name="P4">
An example of advocating "overseas jurisdiction", for example, in the 1980s, the United States exported such technology to the Soviet Union in order to prevent the Soviet Union's military -sensitive technology from obtaining military -sensitive technology, and the legislation prohibited anyone located at any place. Or the legislation based on the famous "Meng Wanzhou Case", based on the US sanctions on Iran, prohibit any individual or company's transactions with Iran's entities.</text:p>
      <text:p text:style-name="P4">
Song Chengen pointed out that whether it is called "long -arm jurisdiction" or "overseas jurisdiction", the above legislative examples point to those who claim such jurisdictions, the boundaries of their jurisdictions, and the boundaries between criminal jurisdictions are jurisdiction in different scope of things.</text:p>
      <text:p text:style-name="P4">
<draw:frame draw:style-name="fr1" draw:name="Image27" text:anchor-type="as-char" svg:width="6.9236in" svg:height="4.607851in" draw:z-index="0">
<draw:image xlink:href="../Images/rfamandarin/2023-05-19T19-08-00-04-00/000003.png" xlink:type="simple" xlink:show="embed" xlink:actuate="onLoad" draw:mime-type="image/png"/>
</draw:frame>
Meng Wanzhou, the current vice chairman of Huawei, was accused of violating the US government's sanctions on Iran by the U.S. government. (Reuters) [] <text:a xlink:type="simple" xlink:href="https://www.rfa.org/mandarin/shishi-hecha/hc-05192023180623.html/pic-3.jpeg" text:style-name="Internet_20_link" text:visited-style-name="Visited_20_Internet_20_Link">
</text:a>
<text:span text:style-name="T4">
 When Chinese officials criticize "long -arm jurisdiction", what really wants to criticize? </text:span>
</text:p>
      <text:p text:style-name="P4">
What China really opposes is that the United States exercises criminal jurisdiction abroad.</text:p>
      <text:p text:style-name="P4">
Singapore International Law experts Zhengxin Huo and Man Yip are <text:a xlink:type="simple" xlink:href="https://academic.oup.com/cjcl/article-abstract/9/3/328/6274891" text:style-name="Internet_20_link" text:visited-style-name="Visited_20_Internet_20_Link">
</text:a>
In a article, it is pointed out: "The practice of long -arm jurisdictions that the Chinese government strongly condemns the US long -arm jurisdiction is especially referring to the United States unilaterally used its domestic laws overseas and imposed sanctions on foreign entities and citizens. Reasonable foundation or reason. "</text:p>
      <text:p text:style-name="P4">
It is not necessary to say that the United States is indeed based on its own interests and applies its laws to overseas examples. Recently, the suspect was detained in Guantanamo to escape judicial control, or illegally exposed the crime of secretly exposing the US secrets, the founder of the WikiLeaks, the founder of the WikiLeaks, Julian Assange. However, there is still a check -and -balance mechanism in the US system to ensure that the authorities will not prosecute any foreign people.</text:p>
      <text:p text:style-name="P4">
Professor Dodge pointed out: "Only in the case of explicit regulations in the criminal law that the charged crimes conform to the criminal law. It is clear that it is also applicable overseas, and the court usually only limits regulations in China. The court also applies a assumption that Congress does not intend to violate international law. Therefore, when the court explains the law (including the provisions of the criminal law) 'Instead of interpreting the regulations as a violation of international law, it is applied outside the territory. "</text:p>
      <text:p text:style-name="P4">
But does Chinese law also have the same situation of overseas applications?</text:p>
      <text:p text:style-name="P4">
There are also. Article 6 of the Criminal Law of the People's Republic of China stipulates: "The act of crime or the result occurred in the field of the People's Republic of China and believed that it was criminal in the field of the People's Republic of China.</text:p>
      <text:p text:style-name="P4">
<text:span text:style-name="T4">
in conclusion</text:span>
</text:p>
      <text:p text:style-name="P4">
It is misleading about the "no basis" of the US public security sector officials' allegations. AFCL believes that the U.S. judicial sector did submit a considerable evidence to the court to support its prosecution, not without evidence.</text:p>
      <text:p text:style-name="P4">
AFCL also found that Chinese diplomats criticized the United States to sue Chinese citizens as "long -arm jurisdiction", which is a misuse of legal concepts. The Chinese authorities actually commented that the United States exercises criminal jurisdiction over foreign citizens or entities. But in China's own laws, there are also applicable overseas regulations. It is equally disturbed by this expansion power.</text:p>
      <text:p text:style-name="P4">
_ Asian factual checkup laboratory (<text:span text:style-name="T5">
 _ASIA FACT Check Lab__)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email __AFCL@rfa.org</text:span>
 _ Send it to the Asian factual inspection laboratory, and we will verify and verify it for you. _ _ _ 吧 _</text:p>
      <text:p text:style-name="P4">
News Source: <text:a xlink:type="simple" xlink:href="https://www.rfa.org/mandarin/shishi-hecha/hc-05192023180623.html" text:style-name="Internet_20_link" text:visited-style-name="Visited_20_Internet_20_Link">
https://www.rfa.org/mandarin/shishi-hecha/hc-05192023180623.html</text:a>
</text:p>
      <!--NEWS-->
      <text:h text:style-name="P10" text:outline-level="1">
<text:span text:style-name="T4">
The United States announced the increase in a new round of sanctions on Russia more than 300 people and entities</text:span>
</text:h>
      <text:p text:style-name="P4">
Author: 联合早报 (Person)</text:p>
      <text:p text:style-name="P4">
Publisher: 联合早报 (Organization)</text:p>
      <text:p text:style-name="P4">
Published Time: 2023-05-19T23:23</text:p>
      <text:p text:style-name="P4">
Modified Time: 2023-05-20T11:32</text:p>
      <text:p text:style-name="P4">
Description: The US government announced a new round of sanctions on Russia on Friday (May 19), with a list of more than 300 individuals and entities to avoid sanctions against Russia. Reuters reported that US Finance Minister Yellen issued a statement: "Today's actions will further restrict (Russian President ...</text:p>
      <text:p text:style-name="P4">
Videos: []</text:p>
      <text:p text:style-name="P4">
Audios: []</text:p>
      <text:p text:style-name="P4">
Images: []</text:p>
      <text:p text:style-name="P4">
Type: NewsArticle</text:p>
      <text:p text:style-name="P4">
Breadcrumbs: ['即时', '国际']</text:p>
      <text:p text:style-name="P4">
Keywords: ['美国', '俄罗斯', '制裁俄罗斯', '制裁']</text:p>
      <!--METADATA-->
      <text:p text:style-name="P4">
The US government announced a new round of sanctions on Russia on Friday (May 19), with a list of more than 300 individuals and entities to avoid sanctions against Russia.</text:p>
      <text:p text:style-name="P4">
Reuters reported that the US Treasury Minister Yellen issued a statement: "Today's action will further restrict (Russia's President) Putin's ability to launch brutal invasion and promote (the United States) to make global efforts to cut off Russia's tribute to sanctions."</text:p>
      <text:p text:style-name="P4">
The Ministry of Finance said in a statement that it will impose sanctions on 22 individuals and 104 entities, and the contacts will be under the jurisdiction of more than 20 countries, including importing, transporting or manufacturing electronic components, semiconductor and microelectronics to Russia, Companies; the U.S. State Department will impose sanctions on nearly 200 individuals, entities, ships and aircraft.</text:p>
      <text:p text:style-name="P4">
The US Ministry of Finance said that a new round of sanctions will involve more Russian economic fields, including construction, manufacturing and construction to impose sanctions on any individual or entity in related fields.</text:p>
      <text:p text:style-name="P4">
On the same day, the Bayeng government officially stopped exporting various consumer products to Russia and included 71 Russian enterprises in the entity list of the US Department of Commerce. U.S. suppliers were not allowed to sell US technology in the list of companies in the list without a license. Essence</text:p>
      <text:p text:style-name="P4">
News Source: <text:a xlink:type="simple" xlink:href="https://www.zaobao.com.sg/realtime/world/story20230519-1396361" text:style-name="Internet_20_link" text:visited-style-name="Visited_20_Internet_20_Link">
https://www.zaobao.com.sg/realtime/world/story20230519-1396361</text:a>
</text:p>
      <!--NEWS-->
      <text:h text:style-name="P10" text:outline-level="1">
<text:span text:style-name="T4">
Poland calls for China to condemn Russia to invade black behavior</text:span>
</text:h>
      <text:p text:style-name="P4">
Author: 联合早报 (Person)</text:p>
      <text:p text:style-name="P4">
Publisher: 联合早报 (Organization)</text:p>
      <text:p text:style-name="P4">
Published Time: 2023-05-19T23:41</text:p>
      <text:p text:style-name="P4">
Modified Time: 2023-05-20T11:20</text:p>
      <text:p text:style-name="P4">
Description: When meeting with Chinese officials on Friday (May 19), the Polish government hopes Beijing to condemn Russia to invade Ukraine. Comprehensive Agence France -Presse and Reuters reported that the Polish Ministry of Foreign Affairs issued a statement saying that Wojciech Gerw ...</text:p>
      <text:p text:style-name="P4">
Videos: []</text:p>
      <text:p text:style-name="P4">
Audios: []</text:p>
      <text:p text:style-name="P4">
Images: []</text:p>
      <text:p text:style-name="P4">
Type: NewsArticle</text:p>
      <text:p text:style-name="P4">
Breadcrumbs: ['即时', '国际']</text:p>
      <text:p text:style-name="P4">
Keywords: ['波兰', '中国', '俄乌战争', '乌克兰', '俄罗斯']</text:p>
      <!--METADATA-->
      <text:p text:style-name="P4">
When meeting with Chinese officials on Friday (May 19), the Polish government hopes Beijing to condemn Russia to invade Ukraine.</text:p>
      <text:p text:style-name="P4">
Comprehensive Agence France -Presse and Reuters reported that the Polish Ministry of Foreign Affairs issued a statement that Polish Deputy Ministry of Foreign Affairs Wojciech Gerwel conveyed the idea of Li Hui, a special representative of the Chinese government Eurasian affairs in Warsaw on the same day.</text:p>
      <text:p text:style-name="P4">
"(Poland) said" (Poland) hopes that China will condemn Russia's aggression and put pressure on Russia to ask Russia to re -abide by the principles of international law. "</text:p>
      <text:p text:style-name="P4">
It is reported that Gewell also condemned Russia's frequent nuclear threats. He said: "Poland expects China to take specific actions against Russia, (avoid) the use of nuclear weapons to blackmail the world by nuclear weapons."</text:p>
      <text:p text:style-name="P4">
Li Hui responded that China attaches great importance to Poland's key role in regional affairs and is willing to continue to communicate with Warsaw to solve the Ukrainian crisis. Li Hui promised that China will support the establishment of a balanced, effective and sustainable European security structure.</text:p>
      <text:p text:style-name="P4">
A few days ago, Ukraine Foreign Minister Dmytro Kuleba told Li Hui in Kiev, <text:a xlink:type="simple" xlink:href="https://www.zaobao.com/news/china/story20230518-1395712" text:style-name="Internet_20_link" text:visited-style-name="Visited_20_Internet_20_Link">
</text:a>
Essence</text:p>
      <text:p text:style-name="P4">
The Ministry of Foreign Affairs of China recently announced that Li Hui has traveled to the five countries of Ukraine, Poland, France, Germany, and Russia since the 15th of this month to communicate with the Ukrainian crisis with all parties. According to previous reports, Li Hui will stay until Sunday (21st) in Warsaw.</text:p>
      <text:p text:style-name="P4">
News Source: <text:a xlink:type="simple" xlink:href="https://www.zaobao.com.sg/realtime/world/story20230519-1396366" text:style-name="Internet_20_link" text:visited-style-name="Visited_20_Internet_20_Link">
https://www.zaobao.com.sg/realtime/world/story20230519-1396366</text:a>
</text:p>
      <!--NEWS-->
      <text:h text:style-name="P10" text:outline-level="1">
<text:span text:style-name="T4">
Butler's performance led the Heat to defeat Celtic</text:span>
</text:h>
      <text:p text:style-name="P4">
Publisher: 法新社</text:p>
      <text:p text:style-name="P4">
Published Time: 2023-05-20T05:02:07+00:00</text:p>
      <text:p text:style-name="P4">
Modified Time: 2023-05-20T04:50:01+00:00</text:p>
      <text:p text:style-name="P4">
Description: (Agence France-Presse, Los Angeles, 20th) The Miami Heats defeated Serity 111-105 in the NBA Eastern Finals today. It led 2-0 in the series. Batler (Jimmy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 text:anchor-type="as-char" svg:width="6.9236in" svg:height="3.617581in" draw:z-index="0">
<draw:image xlink:href="../Images/rficn/2023-05-20T05-02-07-00-00/000000.png" xlink:type="simple" xlink:show="embed" xlink:actuate="onLoad" draw:mime-type="image/png"/>
</draw:frame>
The Heat Batterrum scored 27 points in the game. As the 8th seed, the hottest was the second consecutive game to win in Boston. If Seltik wanted to enter the NBA Finals, they also had a mountain to climb.</text:p>
      <text:p text:style-name="P4">
The Heat fell as much as 11 points behind the fourth quarter, and when Seltik had less than 7 minutes left in the end, as many as 9 points.</text:p>
      <text:p text:style-name="P4">
However, in the last few minutes of the 4th quarter, Batler led the Heat to reverse the game with an amazing performance of 20-9, allowing the Heat to return to the NBA championship with only 2 wins, and the next 7 games and 4 wins will be transferred to Miami. 3 and 4.</text:p>
      <text:p text:style-name="P4">
After an interview with Bartle, the cheerful Bartler said, "Everyone never gives up, never gives up, we like to play with each other -we are full of confidence and trust in each other."</text:p>
      <text:p text:style-name="P4">
Among the 27 points that Butler scored, there were 9 points from the fourth counterattack. The Miami star fiercely conflicted with Grantwilliams in the middle of the fourth quarter. Breaking out.</text:p>
      <text:p text:style-name="P4">
At the end of the game, Celtic led 96-89, but the Heat's devastating offensive reversed the victory. When talking about his conflict with Williams afterwards, Bartler said, "It's just a healthy competition, I like it."</text:p>
      <text:p text:style-name="P4">
"I always come here to play, sometimes I like to talk, but as long as we win, I am fine."</text:p>
      <text:p text:style-name="P4">
Batler also received firepower support from bench players. Caleb Martin scored 25 points. Bam Adebayo scored 22 points and 16 rebounds and 9 assists.</text:p>
      <text:p text:style-name="P4">
News Source: <text:a xlink:type="simple" xlink:href="https://www.rfi.fr/cn/%E8%BF%90%E5%8A%A8%E5%A4%A9%E5%9C%B0/20230520-%E5%B7%B4%E7%89%B9%E5%8B%92%E8%A1%A8%E7%8E%B0%E5%8D%93%E8%B6%8A-%E5%B8%A6%E9%A2%86%E7%83%AD%E7%81%AB%E9%98%9F%E5%87%BB%E8%B4%A5%E5%A1%9E%E5%B0%94%E8%92%82%E5%85%8B" text:style-name="Internet_20_link" text:visited-style-name="Visited_20_Internet_20_Link">
https://www.rfi.fr/cn/%E8%BF%90%E5%8A%A8%E5%A4%A9%E5%9C%B0/20230520-%E5%B7%B4%E7%89%B9%E5%8B%92%E8%A1%A8%E7%8E%B0%E5%8D%93%E8%B6%8A-%E5%B8%A6%E9%A2%86%E7%83%AD%E7%81%AB%E9%98%9F%E5%87%BB%E8%B4%A5%E5%A1%9E%E5%B0%94%E8%92%82%E5%85%8B</text:a>
</text:p>
      <!--NEWS-->
      <text:h text:style-name="P10" text:outline-level="1">
<text:span text:style-name="T4">
Federal Senator Scok intends to invest in the election to challenge the first African Republican president</text:span>
</text:h>
      <text:p text:style-name="P4">
Publisher: 法新社</text:p>
      <text:p text:style-name="P4">
Published Time: 2023-05-20T05:32:09+00:00</text:p>
      <text:p text:style-name="P4">
Modified Time: 2023-05-20T05:05:02+00:00</text:p>
      <text:p text:style-name="P4">
Description: (Agence France -Presse, Washington, 19th) Tim Scott, Federal Senator in South Carolina, USA is expected to be announced on the 22nd to participate in the presidential election to fight for the Republican party nomination; once he is elected, he will become the first in the United States. Republican president of African -America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 text:anchor-type="as-char" svg:width="6.9236in" svg:height="3.617581in" draw:z-index="0">
<draw:image xlink:href="../Images/rficn/2023-05-20T05-32-09-00-00/000000.png" xlink:type="simple" xlink:show="embed" xlink:actuate="onLoad" draw:mime-type="image/png"/>
</draw:frame>
According to a document submitted to the Federal ElectionCommission today, the 57 -year -old history test is particularly hoped to participate in the election campaign. Since the establishment of the Presidential Test Committee in April, he has widely expected that he will run for election. Startett plans to officially announce the start of NorthCharleston in his hometown of North Carolina on the 22nd.</text:p>
      <text:p text:style-name="P4">
In recent months, Shi Kao has visited several key states, which helps him to establish an early advantage in the Republican nomination war. In the interview, Skate emphasized his Christian faith and the conservative values learned in poor single -parent families.</text:p>
      <text:p text:style-name="P4">
As the only African Federal Senator of the Republican Party, Startet deliberately emphasized his unique view. He tweeted yesterday: "American families are eager to hope. We need to have faith. Faith in God, belief in each other, and belief in the United States."</text:p>
      <text:p text:style-name="P4">
Startett joined the popular presidential election, hoping to defeat the leading former president Trump in the nomination battle, but this task is quite difficult. Recently, polls show that his support rate is about 2%, and the average lag behind Trump 34 34 One percentage point.</text:p>
      <text:p text:style-name="P4">
Other characters who are nominated by Republican Party, including Trump's first UN ambassador, former South Carolina Governor Nikki Ha Li, former A Kenjo governor Asahutchinson, entrepreneur Vivek Ramaswamy) And the host of the conversation radio program, Larryelder,; Elder is the first African -American American to invest in this election campaign.</text:p>
      <text:p text:style-name="P4">
The closest to Trump's opponent is the Governor of Florida Ron Desantis, and he is expected to invest in the presidential election next week.</text:p>
      <text:p text:style-name="P4">
Startet was considered one of the strongest fundraising in the Senate. He said last month that his senior hospital campaign account was $ 22 million and invested $ 6 million in Edward and New Hampshire to buy advertisements.</text:p>
      <text:p text:style-name="P4">
News Source: <text:a xlink:type="simple" xlink:href="https://www.rfi.fr/cn/%E5%9B%BD%E9%99%85%E6%8A%A5%E9%81%93/20230520-%E8%81%94%E9%82%A6%E5%8F%82%E8%AE%AE%E5%91%98%E5%8F%B2%E8%80%83%E7%89%B9%E6%8B%9F%E6%8A%95%E5%85%A5%E5%A4%A7%E9%80%89-%E6%8C%91%E6%88%98%E6%88%90%E9%A6%96%E4%BD%8D%E9%9D%9E%E8%A3%94%E5%85%B1%E5%92%8C%E5%85%9A%E7%B1%8D%E6%80%BB%E7%BB%9F" text:style-name="Internet_20_link" text:visited-style-name="Visited_20_Internet_20_Link">
https://www.rfi.fr/cn/%E5%9B%BD%E9%99%85%E6%8A%A5%E9%81%93/20230520-%E8%81%94%E9%82%A6%E5%8F%82%E8%AE%AE%E5%91%98%E5%8F%B2%E8%80%83%E7%89%B9%E6%8B%9F%E6%8A%95%E5%85%A5%E5%A4%A7%E9%80%89-%E6%8C%91%E6%88%98%E6%88%90%E9%A6%96%E4%BD%8D%E9%9D%9E%E8%A3%94%E5%85%B1%E5%92%8C%E5%85%9A%E7%B1%8D%E6%80%BB%E7%BB%9F</text:a>
</text:p>
      <!--NEWS-->
      <text:h text:style-name="P10" text:outline-level="1">
<text:span text:style-name="T4">
Malaysian talk show actor "Uncle Roger" laughed at the Beijing authorities and was banned by Chinese social media</text:span>
</text:h>
      <text:p text:style-name="P4">
Author: chinese@voanews.com (文灏)</text:p>
      <text:p text:style-name="P4">
Publisher: 美国之音中文网 (Type: NewsMediaOrganization)</text:p>
      <text:p text:style-name="P4">
Published Time: 2023-05-20T06:31:35+08:00</text:p>
      <text:p text:style-name="P4">
Modified Time: 2023-05-19 22:31:35Z</text:p>
      <text:p text:style-name="P4">
Description: The account of the talk show actor and the Internet celebrity "Uncle Roger" was suddenly banned by the account on Chinese social media Weibo. Just a few days ago, he released a performance fragment of the Chinese government and the Taiwan policy on Taiwan and other social media. This is the second talk show actor who has been punished in China in the past week.</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malaysian-comedian-suspended-20230519/7101249.html" text:style-name="Internet_20_link" text:visited-style-name="Visited_20_Internet_20_Link">
https://www.voachinese.com/a/china-malaysian-comedian-suspended-20230519/7101249.html</text:a>
</text:p>
      <!--NEWS-->
      <text:h text:style-name="P10" text:outline-level="1">
<text:span text:style-name="T4">
India will build the world's highest railway bridge in Kashmir</text:span>
</text:h>
      <text:p text:style-name="P4">
Author: None (Language: zh)</text:p>
      <text:p text:style-name="P4">
Publisher: None</text:p>
      <text:p text:style-name="P4">
Time: 2023-05-20T06:32:00Z</text:p>
      <text:p text:style-name="P4">
Description: The highest railway bridge in the world is expected to open soon. The Railway Bridge across the Chenabu River will connect the Himalayan region and the huge railway network in India. Modi praised the bridge to reflect "India's growth in the field of modern engineering."</text:p>
      <text:p text:style-name="P4">
Videos: []</text:p>
      <text:p text:style-name="P4">
Images: ["<text:a xlink:type="simple" xlink:href="https://static.dw.com/image/64685232_303.jpg" text:style-name="Internet_20_link" text:visited-style-name="Visited_20_Internet_20_Link">
64685232_303.jpg</text:a>
", "<text:a xlink:type="simple" xlink:href="https://static.dw.com/image/62824886_401.jpg" text:style-name="Internet_20_link" text:visited-style-name="Visited_20_Internet_20_Link">
62824886_401.jpg</text:a>
", "<text:a xlink:type="simple" xlink:href="https://static.dw.com/image/53841818_303.jpg" text:style-name="Internet_20_link" text:visited-style-name="Visited_20_Internet_20_Link">
53841818_303.jpg</text:a>
", "<text:a xlink:type="simple" xlink:href="https://static.dw.com/image/16287599_303.jpg" text:style-name="Internet_20_link" text:visited-style-name="Visited_20_Internet_20_Link">
16287599_303.jpg</text:a>
", "<text:a xlink:type="simple" xlink:href="https://static.dw.com/image/53825848_303.png" text:style-name="Internet_20_link" text:visited-style-name="Visited_20_Internet_20_Link">
53825848_303.png</text:a>
", "<text:a xlink:type="simple" xlink:href="https://static.dw.com/image/41124050_303.jpg" text:style-name="Internet_20_link" text:visited-style-name="Visited_20_Internet_20_Link">
41124050_303.jpg</text:a>
", "<text:a xlink:type="simple" xlink:href="https://static.dw.com/image/16162720_303.jpg" text:style-name="Internet_20_link" text:visited-style-name="Visited_20_Internet_20_Link">
16162720_303.jpg</text:a>
", "<text:a xlink:type="simple" xlink:href="https://static.dw.com/image/53862211_303.jpg" text:style-name="Internet_20_link" text:visited-style-name="Visited_20_Internet_20_Link">
53862211_303.jpg</text:a>
", "<text:a xlink:type="simple" xlink:href="https://static.dw.com/image/50806090_303.jpg" text:style-name="Internet_20_link" text:visited-style-name="Visited_20_Internet_20_Link">
50806090_303.jpg</text:a>
", "<text:a xlink:type="simple" xlink:href="https://static.dw.com/image/17710314_303.jpg" text:style-name="Internet_20_link" text:visited-style-name="Visited_20_Internet_20_Link">
17710314_303.jpg</text:a>
", "<text:a xlink:type="simple" xlink:href="https://static.dw.com/image/53842067_303.jpg" text:style-name="Internet_20_link" text:visited-style-name="Visited_20_Internet_20_Link">
53842067_303.jpg</text:a>
"]</text:p>
      <text:p text:style-name="P4">
Subject: 时政风云</text:p>
      <text:p text:style-name="P4">
Subjects: []</text:p>
      <text:p text:style-name="P4">
Keywords: ['岛屿主权争端', '专题报道：全景观看“习马会”', '印度', '中国', '中共十九大', '德中关系']</text:p>
      <text:p text:style-name="P4">
Id: 65679735</text:p>
      <!--METADATA-->
      <text:p text:style-name="P4">
<text:a xlink:type="simple" xlink:href="https://www.dw.com/zh/overlay/image/article/65679735/64685232" text:style-name="Internet_20_link" text:visited-style-name="Visited_20_Internet_20_Link">
 <draw:frame draw:style-name="fr1" draw:name="Image30" text:anchor-type="as-char" svg:width="6.9236in" svg:height="3.896998in" draw:z-index="0">
<draw:image xlink:href="../Images/dwzh/2023-05-20T06-32-00Z/64685232_303.jpg" xlink:type="simple" xlink:show="embed" xlink:actuate="onLoad" draw:mime-type="image/jpeg"/>
</draw:frame>
</text:a>
The tallest railway bridge in the world stands on the Cunbab River in Jammo and Kashmir</text:p>
      <text:p text:style-name="P4">
(Voice of Germany Chinese)) The highest railway bridge in the world is expected to be opened soon in Indian control Kashmir, connecting the remote Himalayas and the huge railway network in India.</text:p>
      <text:p text:style-name="P4">
The bridge is 359 meters high and 1315 meters long, spanning the Chenab River. The railway bridge cost $ 168 million, and it was 35 meters higher than the Eiffel Tower after completion.</text:p>
      <text:p text:style-name="P4">
This bridge is the Anghampur-Srinagar-Baramulla connection project of 272 kilometers long 272 kilometers long 272 kilometers long.(USBRL)Part of the construction started more than 20 years ago.</text:p>
      <text:p text:style-name="P4">
This arch bridge across the Chenabu River is built in areas with frequent earthquakes, rugged terrain, and harsh climate conditions. However, engineers said that the strength of the bridge is enough to resist the magnitude 8 earthquake in Li's, and it is expected to have a life span of 120 years.</text:p>
      <text:p text:style-name="P4">
The Indian Prime Minister Modi, who personally supervised the project, praised the bridge to reflect "India's growth in modern engineering and technology."</text:p>
      <text:p text:style-name="P4">
The administrative Indian People's Party government also believes that this bridge is important to bring further development to the region.</text:p>
      <text:p text:style-name="P4">
The Indian Federal Railway Minister ASHWINIVAISHNAW claims that this is a strategic project. "Connecting Jammo and Kashmir through the railway is one of the most difficult project challenges in the world." He said, adding that the railway network leading to Kashmir will be completed later or early next year.</text:p>
      <text:p text:style-name="P4">
<draw:frame draw:style-name="fr1" draw:name="Image31" text:anchor-type="as-char" svg:width="6.9236in" svg:height="3.896998in" draw:z-index="0">
<draw:image xlink:href="../Images/dwzh/2023-05-20T06-32-00Z/62824886_401.jpg" xlink:type="simple" xlink:show="embed" xlink:actuate="onLoad" draw:mime-type="image/jpeg"/>
</draw:frame>
The Indian Federal Railway Minister said that the railway network leading to Kashmir will be completed later or early next year</text:p>
      <text:h text:style-name="P12" text:outline-level="3">
<text:span text:style-name="T4">
"One of the most difficult projects in the world"</text:span>
</text:h>
      <text:p text:style-name="P4">
An official who was unwilling to disclose the project told the Voice of Germany that the construction of the bridge between the villages between the southern part of Jammu used 28,000 tons of steel.</text:p>
      <text:p text:style-name="P4">
This railway line that mobilized thousands of construction workers and engineers to participate in the construction has missed several final deadlines.</text:p>
      <text:p text:style-name="P4">
"This is not an easy task. We have to fight against the harsh terrain." A engineer involved in the project and asked anonymous told Germany that "the entire area is very sensitive and belongs to the high earthquake belt."</text:p>
      <text:p text:style-name="P4">
According to the engineer, trial operation and speed testing is currently underway.</text:p>
      <text:p text:style-name="P4">
The biggest challenge is Katra, which connects Jammo and Banhar in Lanban District, which is composed of Shenhe Canyon and rock terrain. Farewell to landslides and bad weather make it full of challenges. However, the completion of this railway construction will eventually connect the region to India's vast railway network.</text:p>
      <text:h text:style-name="P12" text:outline-level="3">
<text:span text:style-name="T4">
helps tourism and mobilize troops</text:span>
</text:h>
      <text:p text:style-name="P4">
Muhammad Unis of Slinaga Travel Agency told Germany that the railway line would change the tourism industry in the region. He said: "This will reduce travel costs and make it easier for tourists to enter the area."</text:p>
      <text:p text:style-name="P4">
As one of the most militaryized areas in the world, this will also help India to mobilize troops and logistics to the region. <text:a xlink:type="simple" xlink:href="https://www.dw.com/zh/zh/印度外长中印争议边境局势脆弱而危险/a-65034832" text:style-name="Internet_20_link" text:visited-style-name="Visited_20_Internet_20_Link">
</text:a>
Such troops and equipment mobs may bring major advantages.</text:p>
      <text:p text:style-name="P4">
*<draw:frame draw:style-name="fr1" draw:name="Image32" text:anchor-type="as-char" svg:width="6.9236in" svg:height="3.896998in" draw:z-index="0">
<draw:image xlink:href="../Images/dwzh/2023-05-20T06-32-00Z/53841818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2000 kilometers border, 120,000 square kilometers dispute</text:span>
</text:h>
      <text:p text:style-name="P4">
The total length of the China -India border is nearly 2,000 kilometers, and there are also 120,000 square kilometers of territorial disputes. The border with territorial disputes involves three parts: Western (600 kilometers), mid -section (450 kilometers), and eastern section (650 kilometers). In May 2020, there was a conflict (mid -section) in northern Sikkim; on June 16, a soldier conflict in the Palestin Valley (western section) of China and India caused dozens of casualties, at least the Indian side, at least India, at least India. It was said that 20 soldiers died.</text:p>
      <text:p text:style-name="P4">
*<draw:frame draw:style-name="fr1" draw:name="Image33" text:anchor-type="as-char" svg:width="6.9236in" svg:height="3.896998in" draw:z-index="0">
<draw:image xlink:href="../Images/dwzh/2023-05-20T06-32-00Z/16287599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McMahon Line</text:span>
</text:h>
      <text:p text:style-name="P4">
Markma Hong Line(Mcmahonline, the eastern section line)It is a border between British India and Tibet, which is drawn by a British adventureist to measure India. In 1914, the British diplomat McMahon convened the three -party meeting of Central, India, and Tibet. Because the Republic of China did not agree to divide the McMahon line in Tibet, and the Tibetan party failed to get an independent change in advance discussion, he also gave up the recognition of the McMa red line. As a result, Tibetan did not sign the "Simra Treaty". India and Myanmar believe that the McMahon line is a historical boundary. To this day, although the People's Republic of China refused to recognize the McMahon line, it regarded it as the actual control line. In the 1962 Battle of the China -India, although the Chinese army once occupied Darwon, the area, it was later withdrawn to the north of the actual control line.</text:p>
      <text:p text:style-name="P4">
*<draw:frame draw:style-name="fr1" draw:name="Image34" text:anchor-type="as-char" svg:width="6.9236in" svg:height="3.896998in" draw:z-index="0">
<draw:image xlink:href="../Images/dwzh/2023-05-20T06-32-00Z/53825848_303.png" xlink:type="simple" xlink:show="embed" xlink:actuate="onLoad" draw:mime-type="image/png"/>
</draw:frame>
#</text:p>
      <text:h text:style-name="P13" text:outline-level="4">
<text:span text:style-name="T4">
The origin of conflict between the border between China and India</text:span>
</text:h>
      <text:h text:style-name="P12" text:outline-level="3">
<text:span text:style-name="T4">
South Tibet (India: Arunechal)</text:span>
</text:h>
      <text:p text:style-name="P4">
The southern Tibet is known as "Arunachalpradesh" in India, with an area of about 60,000 square kilometers and is located on the south side of the Himalayas. The west is Bhutan, Myanmar east is India, and the south is Tibet in China. China calls the south of Tibet and belongs to the administrative division of the Tibet Autonomous Region. However, according to the division of the "McMahon Line", the place belongs to India, and India also actually controls the place. However, the Tibetan side and the Republic of China refused to sign on the treaty. This route continues after the founding of the People's Republic of China. In 1948, India, which was just independent, began to send troops into this area. In 1960, India completely occupied the south of the wheat line, and China controlled north. In 1972, India established Arunechal's central area in the area. In 1987, the district was changed to "Arunecal Pradesh".</text:p>
      <text:p text:style-name="P4">
*<draw:frame draw:style-name="fr1" draw:name="Image35" text:anchor-type="as-char" svg:width="6.9236in" svg:height="3.896998in" draw:z-index="0">
<draw:image xlink:href="../Images/dwzh/2023-05-20T06-32-00Z/41124050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ext:span>
</text:h>
      <text:p text:style-name="P4">
Britain occupied the Kim Kingdom in 1887 and sent troops to Tibet the following year. In 1950, India was called the protection of Sikkim after independence. In 2003, after the Indian Prime Minister Vajapa visited China, Beijing acknowledged New Delhi's sovereignty over Sikkim, and India also recognized China to Tibet sovereignty. After 2005, Sikkim is no longer marked as a sovereign state on the map published by China.#</text:p>
      <text:h text:style-name="P13" text:outline-level="4">
<text:span text:style-name="T4">
The origin of conflict between the border between China and India</text:span>
</text:h>
      <text:h text:style-name="P12" text:outline-level="3">
<text:span text:style-name="T4">
Battle of China and India in 1962: Indian Prime Minister Nehru defeated</text:span>
</text:h>
      <text:p text:style-name="P4">
In April 1960, in order to seek resolution of territorial disputes, the Chinese and Indian governments were negotiated with Indian Prime Minister Nehru in New Delhi by Chinese Prime Minister Zhou Enlai, but did not obtain consensus. The China -India border war broke out in 1962. When the Chinese army launched an offense at the same time from the east and west places on October 20 of that year, the military force was 5 to 10 times that of the Indian army. The Chinese army had been deeply deepened to India today's Arunachal and Himalayas. The entire war continued for a month, causing a total of 2,000 people to be killed. On November 20, 1962, China unilaterally announced a ceasefire and withdrew it to 20 kilometers after the McMahon line. After the war, China -India relations have entered a trough due to border conflicts.</text:p>
      <text:p text:style-name="P4">
*<draw:frame draw:style-name="fr1" draw:name="Image36" text:anchor-type="as-char" svg:width="6.9236in" svg:height="3.896998in" draw:z-index="0">
<draw:image xlink:href="../Images/dwzh/2023-05-20T06-32-00Z/53862211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ext:span>
</text:h>
      <text:p text:style-name="P4">
From December 19th to 23rd, 1988, Indian Prime Minister Ragov Gandhi conducted a formal visit to China and met with Deng Xiaoping. This is the first time that Indian Prime Minister has visited China in 34 years. This visit has been regarded as a sign of the warmth of the Sino -Indian relations after years of tension. In 1993, while Indian Prime Minister Narasimharao visited China, the two sides signed the "Agreement on Maintaining peace and peace in the actual control line of the China -India border." This interview marked a new era that Sino -Indian relations have opened. Since the 1990s, China and India have signed a total of 5 agreements on peaceful resolution of border conflicts.</text:p>
      <text:p text:style-name="P4">
*<draw:frame draw:style-name="fr1" draw:name="Image37" text:anchor-type="as-char" svg:width="6.9236in" svg:height="3.896998in" draw:z-index="0">
<draw:image xlink:href="../Images/dwzh/2023-05-20T06-32-00Z/50806090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Special representative meeting mechanism, Xi Mo will meet frequently</text:span>
</text:h>
      <text:p text:style-name="P4">
Since the establishment of a special representative meeting mechanism for the establishment of a border issue in 2003, the two sides have held a 22 -round special meeting. The special representative of the Indian side is the national security consultant, while the highest representative of China is the Foreign Minister. Chinese President Xi Jinping's interaction with Indian Prime Minister Modi is quite frequent.</text:p>
      <text:p text:style-name="P4">
*<draw:frame draw:style-name="fr1" draw:name="Image38" text:anchor-type="as-char" svg:width="6.9236in" svg:height="3.896998in" draw:z-index="0">
<draw:image xlink:href="../Images/dwzh/2023-05-20T06-32-00Z/17710314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2017 Zhongyin Donglang area confrontation</text:span>
</text:h>
      <text:p text:style-name="P4">
Doklam, which covers an area of about 100 square kilometers, is a controversial area between China and Bhutan, and India has never declared sovereignty to the place. In June 2017, India sent troops to cross the border between China and India on the grounds of "receiving help from the Bhutan government" and "supporting Bhutan sovereignty" to prevent China from building roads there and form a confrontation with the Chinese army for 71 days. Bhutan is the only country in China's 14 neighboring countries that have not established diplomatic relations with China, and its country's diplomatic power and defense power are in India. In 2014, Modi was Bhutan as the first visit to Prime Minister.</text:p>
      <text:p text:style-name="P4">
*<draw:frame draw:style-name="fr1" draw:name="Image39" text:anchor-type="as-char" svg:width="6.9236in" svg:height="3.896998in" draw:z-index="0">
<draw:image xlink:href="../Images/dwzh/2023-05-20T06-32-00Z/53842067_303.jpg" xlink:type="simple" xlink:show="embed" xlink:actuate="onLoad" draw:mime-type="image/jpeg"/>
</draw:frame>
#</text:p>
      <text:h text:style-name="P13" text:outline-level="4">
<text:span text:style-name="T4">
The origin of conflict between the border between China and India</text:span>
</text:h>
      <text:h text:style-name="P12" text:outline-level="3">
<text:span text:style-name="T4">
The conflict between China and India in 2020</text:span>
</text:h>
      <text:p text:style-name="P4">
On May 5th, Pangong Tsolake (West Section), which is more than 4,000 meters above sea level in Radakh, and Chinese and Indian military personnel throw stones, wooden sticks, iron rods, etc. Someone was injured. On May 9th, Sittara Mountain (mid -section) in Sikkim, India, Sino -Indian soldiers voted for each other and had physical conflicts, and dozens of people were injured. On June 16, three Indian soldiers died in the conflict of the Sino -Indian soldiers in the Galwanvalley (West Section). Late that day, the Indian military announced that the number of Indian soldiers had increased to 20.</text:p>
      <text:p text:style-name="P4">
Author: Li Yu</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he railway connection also provides people with a way for Selinaga-Jammo Expressway-the latter is a key road connecting Kashmir and other states. It is often blocked in winter and prone to landslides, causing fatal accidents.</text:p>
      <text:h text:style-name="P12" text:outline-level="3">
<text:span text:style-name="T4">
concerns about visitors from other places</text:span>
</text:h>
      <text:p text:style-name="P4">
Despite these benefits, some locals are worried about building the bridge. Local private school teacher Nisal(Maroofa Nisar)Tell the Voice of Germany: "We are worried that there will be more foreigners poured into this ecological fragile area."</text:p>
      <text:p text:style-name="P4">
Article 370, which gave the region's special constitution in 2019, and other measures adopted by the Indian People's Party Government, gave more rights to non -local people to start a business and purchase real estate -these rights were only permanent residents.</text:p>
      <text:p text:style-name="P4">
According to official records, so far, 185 foreigners have purchased land and 1559 companies have invested in the region.</text:p>
      <text:p text:style-name="P4">
Hussein, a political analyst in the region(Sheikh Shawkat Hussein)Tell the Voice of Germany: "The train will reduce the physical distance, but it will not reduce psychological isolation. Infrastructure reduces physical distance, but does not reduce the feeling of trust deficit and the feeling of being left and right."</text:p>
      <text:p text:style-name="P4">
News Source: <text:a xlink:type="simple" xlink:href="https://www.dw.com/zh/印度将在克什米尔建成世界最高铁路桥/a-65679735" text:style-name="Internet_20_link" text:visited-style-name="Visited_20_Internet_20_Link">
https://www.dw.com/zh/印度将在克什米尔建成世界最高铁路桥/a-65679735?maca=chi-rss-chi-all-1127-rdf</text:a>
</text:p>
      <!--NEWS-->
      <text:h text:style-name="P10" text:outline-level="1">
<text:span text:style-name="T4">
Ukraine claims to obtain a gradual result in Bachomut; it is reported that Biden supports training Ukraine pilots to drive the F-16 plan</text:span>
</text:h>
      <text:p text:style-name="P4">
Author: chinese@voanews.com (美国之音)</text:p>
      <text:p text:style-name="P4">
Publisher: 美国之音中文网 (Type: NewsMediaOrganization)</text:p>
      <text:p text:style-name="P4">
Published Time: 2023-05-20T06:33:16+08:00</text:p>
      <text:p text:style-name="P4">
Modified Time: 2023-05-19 22:42:48Z</text:p>
      <text:p text:style-name="P4">
Description: The fierce battle of Bachmut, Udong City, is still continuing, and Ukraine on Friday (May 19) claims that the Ukraine has made progressive progress against Porigo's local quasi -military forces.</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7101267.html" text:style-name="Internet_20_link" text:visited-style-name="Visited_20_Internet_20_Link">
https://www.voachinese.com/a/7101267.html</text:a>
</text:p>
      <!--NEWS-->
      <text:h text:style-name="P10" text:outline-level="1">
<text:span text:style-name="T4">
Volkswagen is allowed to sell in Russia assets</text:span>
</text:h>
      <text:p text:style-name="P4">
Author: None (Language: zh)</text:p>
      <text:p text:style-name="P4">
Publisher: None</text:p>
      <text:p text:style-name="P4">
Time: 2023-05-20T06:51:00Z</text:p>
      <text:p text:style-name="P4">
Description: The Russian official media reported this week that the Russian Foreign Management Commission has approved a Russian company to acquire Volkswagen's application for Volkswagen's assets at Russia's assets for £ 125 million.</text:p>
      <text:p text:style-name="P4">
Videos: []</text:p>
      <text:p text:style-name="P4">
Images: ["<text:a xlink:type="simple" xlink:href="https://static.dw.com/image/64865160_303.jpg" text:style-name="Internet_20_link" text:visited-style-name="Visited_20_Internet_20_Link">
64865160_303.jpg</text:a>
", "<text:a xlink:type="simple" xlink:href="https://static.dw.com/image/64865202_401.jpg" text:style-name="Internet_20_link" text:visited-style-name="Visited_20_Internet_20_Link">
64865202_401.jpg</text:a>
"]</text:p>
      <text:p text:style-name="P4">
Subject: 新闻广角</text:p>
      <text:p text:style-name="P4">
Subjects: ['俄罗斯入侵乌克兰']</text:p>
      <text:p text:style-name="P4">
Keywords: ['大众汽车', '俄乌战争', '汽车制造商', '经济制裁', '禁运']</text:p>
      <text:p text:style-name="P4">
Id: 65657714</text:p>
      <!--METADATA-->
      <text:p text:style-name="P4">
<text:a xlink:type="simple" xlink:href="https://www.dw.com/zh/overlay/image/article/65657714/64865160" text:style-name="Internet_20_link" text:visited-style-name="Visited_20_Internet_20_Link">
 <draw:frame draw:style-name="fr1" draw:name="Image40" text:anchor-type="as-char" svg:width="6.9236in" svg:height="3.896998in" draw:z-index="0">
<draw:image xlink:href="../Images/dwzh/2023-05-20T06-51-00Z/64865160_303.jpg" xlink:type="simple" xlink:show="embed" xlink:actuate="onLoad" draw:mime-type="image/jpeg"/>
</draw:frame>
</text:a>
(Voice of Germany Chinese) Russian Culture Telecommunications Agency quoted information from both parties on Tuesday that the application for the resale application of the asset has been approved by the official foreign -owned management and control audit institution. German automakers Volkswagen has entered the Russian market many years ago, <text:a xlink:type="simple" xlink:href="https://www.dw.com/zh/zh/德国大众汽车在俄罗斯的新厂落成/a-4812997" text:style-name="Internet_20_link" text:visited-style-name="Visited_20_Internet_20_Link">
</text:a>
In February 2022, after Russia invaded Ukraine, <text:a xlink:type="simple" xlink:href="https://www.dw.com/zh/zh/普京所有撤出俄罗斯的西方企业都会被取代/a-62176945" text:style-name="Internet_20_link" text:visited-style-name="Visited_20_Internet_20_Link">
</text:a>
Essence After the relevant transaction is completed, Avilon will fully take over Volkswagen Russia and its subsidiaries, including several SCANIA sales companies.</text:p>
      <text:p text:style-name="P4">
Volkswagen's Wolfsburg Headquarters said: "Volkswagen is currently selling equity held by Volkswagen Group, including Kalu processing plants with 4,000 employees, and buyers are a well -known investment company in Russia . "But Volkswagen's headquarters refused to disclose more details.</text:p>
      <text:p text:style-name="P4">
<draw:frame draw:style-name="fr1" draw:name="Image41" text:anchor-type="as-char" svg:width="6.9236in" svg:height="3.896998in" draw:z-index="0">
<draw:image xlink:href="../Images/dwzh/2023-05-20T06-51-00Z/64865202_401.jpg" xlink:type="simple" xlink:show="embed" xlink:actuate="onLoad" draw:mime-type="image/jpeg"/>
</draw:frame>
Volkswagen factory located in Camana.</text:p>
      <text:p text:style-name="P4">
Volkswagen's modern factory in Camaraga is an important asset of Volkswagen in Russia. Russian Deputy Prime Minister Denismanturov said he is currently looking for the right contractor to allow the factory to restore operations as soon as possible.</text:p>
      <text:p text:style-name="P4">
Due to Volkswagen's joint venture partner in Russia, the company has filed a lawsuit against the public, and the issue of selling equity was delayed. During the Soviet Union, GARC was famous for producing the Volga Bridge. Gas filed a claim lawsuit with the Volkswagen company's violation of the joint venture agreement, but the relevant lawsuit has been rejected by a Russian court.</text:p>
      <text:p text:style-name="P4">
Western automakers have left Russia, which has seriously affected the country's automotive production. According to the data provided by the AEB of the Economic Association, the sales volume of new cars in Russia in 2022 was 687,000 units, which was far lower than 1.667 million units in the previous year. At present, many Western car manufacturers in Russia have been acquired by Russian investors at symbolic prices, but in most cases, the parent company has retained the repurchase option.</text:p>
      <text:p text:style-name="P4">
Last year, French Renault sold most of the equity owned by the Rada car manufacturer AVTOVAZ to the Russian government at a price of one euro.</text:p>
      <text:p text:style-name="P4">
(Germany)</text:p>
      <text:p text:style-name="P4">
News Source: <text:a xlink:type="simple" xlink:href="https://www.dw.com/zh/大众公司获准出售在俄资产/a-65657714" text:style-name="Internet_20_link" text:visited-style-name="Visited_20_Internet_20_Link">
https://www.dw.com/zh/大众公司获准出售在俄资产/a-65657714?maca=chi-rss-chi-all-1127-rdf</text:a>
</text:p>
      <!--NEWS-->
      <text:h text:style-name="P10" text:outline-level="1">
<text:span text:style-name="T4">
Biden's attitude reversed support provides F-16 training for the Black Walker</text:span>
</text:h>
      <text:p text:style-name="P4">
Author: 联合早报 (Person)</text:p>
      <text:p text:style-name="P4">
Publisher: 联合早报 (Organization)</text:p>
      <text:p text:style-name="P4">
Published Time: 2023-05-20T06:55</text:p>
      <text:p text:style-name="P4">
Modified Time: 2023-05-20T09:00</text:p>
      <text:p text:style-name="P4">
Description: The US President Biden changed his position to allow Ukraine pilots to receive training from F-16 fighters, and plans to approve other countries to transfer the US-made F-16 fighters to Ukraine. This is a great support for Kiev, which seeks to enhance air defense capabilities, and will significantly improve Ukraine ...</text:p>
      <text:p text:style-name="P4">
Videos: []</text:p>
      <text:p text:style-name="P4">
Audios: []</text:p>
      <text:p text:style-name="P4">
Images: []</text:p>
      <text:p text:style-name="P4">
Type: NewsArticle</text:p>
      <text:p text:style-name="P4">
Breadcrumbs: ['即时', '国际']</text:p>
      <text:p text:style-name="P4">
Keywords: ['美国', '拜登', 'F-16战机', '乌克兰']</text:p>
      <!--METADATA-->
      <text:p text:style-name="P4">
The US President Biden changed his position to allow Ukraine pilots to receive training from F-16 fighters, and plans to approve other countries to transfer the US-made F-16 fighters to Ukraine.</text:p>
      <text:p text:style-name="P4">
This is a great support for Kiev, which seeks to enhance air defense capabilities, and will significantly enhance Ukraine's combat effectiveness.</text:p>
      <text:p text:style-name="P4">
Comprehensive Reuters and Bloomberg reported that at the Seventh Kingdom Group (G7) summit held in Hiroshima, Japan on Friday (May 19), the decision told other G7 leaders.</text:p>
      <text:p text:style-name="P4">
U.S. officials said that the F-16 fighter joint training plan will be launched within a few weeks and is carried out at European locations outside Ukraine. The fastest time for training and delivery of the F-16 fighter is 18 months.</text:p>
      <text:p text:style-name="P4">
One of the officials said: "The national alliance participating in this plan will decide when to provide a fighter, how many frames will be provided, and who will provide it."</text:p>
      <text:p text:style-name="P4">
Although the official did not explain which countries will participate, British Prime Minister Sunak said that Britain will cooperate with the Netherlands, Belgium and Denmark to "let Ukraine get the air combat capabilities it needed."</text:p>
      <text:p text:style-name="P4">
Britain, Belgium and the Netherlands welcomed Biden's decision.</text:p>
      <text:p text:style-name="P4">
After the Danish Department of Defense announced the decision, it said that it had provided F-16 fighters for Ukraine pilots to be prepared for training. Denmark is one of NATO member states.</text:p>
      <text:p text:style-name="P4">
Since Russia invaded Ukraine, some US Congress has been urging the government to help Ukraine to strengthen air defense capabilities, including providing fighter and other forms of air support. <text:a xlink:type="simple" xlink:href="https://www.zaobao.com/news/world/story20230201-1358463" text:style-name="Internet_20_link" text:visited-style-name="Visited_20_Internet_20_Link">
</text:a>
It takes time to call Ukraine pilots and take a longer time.</text:p>
      <text:p text:style-name="P4">
The United States is also worried that providing F-16 fighters will occupy the Ukrainian military aid funds that have been allocated by Congress. Biden is also worried that providing F-16 fighters may be regarded as provocative or upgrade war.</text:p>
      <text:p text:style-name="P4">
News Source: <text:a xlink:type="simple" xlink:href="https://www.zaobao.com.sg/realtime/world/story20230520-1396415" text:style-name="Internet_20_link" text:visited-style-name="Visited_20_Internet_20_Link">
https://www.zaobao.com.sg/realtime/world/story20230520-1396415</text:a>
</text:p>
      <!--NEWS-->
      <text:h text:style-name="P10" text:outline-level="1">
<text:span text:style-name="T4">
White House: Bynden looks forward to in Hiroshima Hiroshima</text:span>
</text:h>
      <text:p text:style-name="P4">
Publisher: 法新社</text:p>
      <text:p text:style-name="P4">
Published Time: 2023-05-20T07:02:08+00:00</text:p>
      <text:p text:style-name="P4">
Modified Time: 2023-05-20T06:50:03+00:00</text:p>
      <text:p text:style-name="P4">
Description: (Agence France -Presse, Japan, Hiroshima, 20th) The White House said today that US President Biden "expects" to meet with Ukraine leader Zerorensky at Hiroshima, confirming that the two will meet at the G7 summ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2" text:anchor-type="as-char" svg:width="6.9236in" svg:height="3.617581in" draw:z-index="0">
<draw:image xlink:href="../Images/rficn/2023-05-20T07-02-08-00-00/000000.png" xlink:type="simple" xlink:show="embed" xlink:actuate="onLoad" draw:mime-type="image/png"/>
</draw:frame>
National Security Consultant Jake Sullivan said, "President Biden will definitely meet him ... President expects to have the opportunity to sit down and talk to face to face, but does not provide details when the talks are held.</text:p>
      <text:p text:style-name="P4">
Japanese media reported that VOLODYMYR ZELENSKYY went to Saudi Arabia earlier and is expected to arrive in Japan today.</text:p>
      <text:p text:style-name="P4">
Prior to the report that Zeroresky would accidentally attend the Seven CPC Industrial Group (G7) summit, the White House finally announced that he agreed to provide Ukraine with US-made F-16 fighters.</text:p>
      <text:p text:style-name="P4">
Ukraine has always begged the allies to provide F-16 to replace the old-fashioned Russian aircraft fleet who have been old and suffering from war. Washington is worried that this will be angry with Moscow, and the United States will be directly involved in the Russia and Ukraine War.</text:p>
      <text:p text:style-name="P4">
Su Liwen said that handing over F-16 fighters to Ukraine will not break Washington to "avoid the Third World War" and support the key balance of Ukraine. He said that the F-16 fighter will only be used for defense.</text:p>
      <text:p text:style-name="P4">
He said: "The United States is not allowed to launch an attack on Russia, and Ukraine has always said that they will follow."</text:p>
      <text:p text:style-name="P4">
When responding to criticizing the United States to agree to the F-16 for too long to transport the F-16 to Ukraine, Su Liven said that Ukraine is expected to launch a counterattack a few weeks later without using the F-16. Part of the Ukrainian Air Force.</text:p>
      <text:p text:style-name="P4">
He said, "We have come to see and ask," What do you need in Ukraine ... (in the future) to scare and resist Russia's invasion. "</text:p>
      <text:p text:style-name="P4">
"The F-16 is part of this multiple task. The first step will obviously carry out training, and then cooperate with allies, partners and Ukraines to decide what to do when the aircraft is actually provided, and keep pace with the times."</text:p>
      <text:p text:style-name="P4">
News Source: <text:a xlink:type="simple" xlink:href="https://www.rfi.fr/cn/%E5%9B%BD%E9%99%85%E6%8A%A5%E9%81%93/20230520-%E7%99%BD%E5%AE%AB-%E6%8B%9C%E7%99%BB%E6%9C%9F%E5%BE%85%E5%9C%A8%E5%B9%BF%E5%B2%9B%E4%BC%9A%E6%B3%BD%E4%BC%A6%E6%96%AF%E5%9F%BA" text:style-name="Internet_20_link" text:visited-style-name="Visited_20_Internet_20_Link">
https://www.rfi.fr/cn/%E5%9B%BD%E9%99%85%E6%8A%A5%E9%81%93/20230520-%E7%99%BD%E5%AE%AB-%E6%8B%9C%E7%99%BB%E6%9C%9F%E5%BE%85%E5%9C%A8%E5%B9%BF%E5%B2%9B%E4%BC%9A%E6%B3%BD%E4%BC%A6%E6%96%AF%E5%9F%BA</text:a>
</text:p>
      <!--NEWS-->
      <text:h text:style-name="P10" text:outline-level="1">
<text:span text:style-name="T4">
Scale 7.1 Earthquake attacks the waters of East New Carrine Island</text:span>
</text:h>
      <text:p text:style-name="P4">
Publisher: 法新社</text:p>
      <text:p text:style-name="P4">
Published Time: 2023-05-20T07:02:09+00:00</text:p>
      <text:p text:style-name="P4">
Modified Time: 2023-05-20T06:50:02+00:00</text:p>
      <text:p text:style-name="P4">
Description: (Agence France -Presse, Sydney, 20th) The US Geological Survey pointed out that the Pacific Sea east of the Pacific Ocean east of French New Caledonia has a 7.1 earthquake today. This area only occurred yesterday 7.7 strong earthquakes, which once triggered a tsunami aler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3" text:anchor-type="as-char" svg:width="6.9236in" svg:height="3.617581in" draw:z-index="0">
<draw:image xlink:href="../Images/rficn/2023-05-20T07-02-09-00-00/000000.png" xlink:type="simple" xlink:show="embed" xlink:actuate="onLoad" draw:mime-type="image/png"/>
</draw:frame>
The US Geological Survey (USGS) stated that the source of the earthquake was 35 kilometers, and the epicenter was about 300 kilometers east of the Island of New Cauri.</text:p>
      <text:p text:style-name="P4">
Pacific Tsunami Warning Center released the latest update information that the tsunami wavy caused by earthquakes is expected to be less than 0.3 meters.</text:p>
      <text:p text:style-name="P4">
Pacific Tsunami Alert Center issued alarm on coastal areas within 300 kilometers of the epicenter, saying that the tsunami waves may touch the Pacific Island country Fiji, Greibas, Wannam, Wallisand Futuna.</text:p>
      <text:p text:style-name="P4">
Yesterday, the scale occurred in the same area of 7.7. Residents of several Pacific Island countries were worried that they would set off a huge waves and fled to highlands to avoid refuge. Fortunately, the tsunami alert was lifted after a few hours.</text:p>
      <text:p text:style-name="P4">
News Source: <text:a xlink:type="simple" xlink:href="https://www.rfi.fr/cn/%E5%9B%BD%E9%99%85%E6%8A%A5%E9%81%93/20230520-%E8%A7%84%E6%A8%A17-1%E5%9C%B0%E9%9C%87%E8%A2%AD%E6%96%B0%E5%96%80%E9%87%8C%E5%A4%9A%E5%B0%BC%E4%BA%9A%E5%B2%9B%E4%BB%A5%E4%B8%9C%E6%B5%B7%E5%9F%9F" text:style-name="Internet_20_link" text:visited-style-name="Visited_20_Internet_20_Link">
https://www.rfi.fr/cn/%E5%9B%BD%E9%99%85%E6%8A%A5%E9%81%93/20230520-%E8%A7%84%E6%A8%A17-1%E5%9C%B0%E9%9C%87%E8%A2%AD%E6%96%B0%E5%96%80%E9%87%8C%E5%A4%9A%E5%B0%BC%E4%BA%9A%E5%B2%9B%E4%BB%A5%E4%B8%9C%E6%B5%B7%E5%9F%9F</text:a>
</text:p>
      <!--NEWS-->
      <text:h text:style-name="P10" text:outline-level="1">
<text:span text:style-name="T4">
US -Mexico border immigration nationality and social background are becoming increasingly diverse</text:span>
</text:h>
      <text:p text:style-name="P4">
Author: chinese@voanews.com (艾琳·巴罗斯)</text:p>
      <text:p text:style-name="P4">
Publisher: 美国之音中文网 (Type: NewsMediaOrganization)</text:p>
      <text:p text:style-name="P4">
Published Time: 2023-05-20T07:29:12+08:00</text:p>
      <text:p text:style-name="P4">
Modified Time: 2023-05-19 23:29:12Z</text:p>
      <text:p text:style-name="P4">
Description: Neris Arruaz held her two -year -old child with one hand and a small red bag with the other hand with a few diapers inside. She came to the social service organization "Ayudándoles A Triunfar", a social service organization located in the Mexican border city, to ask for more help.</text:p>
      <text:p text:style-name="P4">
Videos: []</text:p>
      <text:p text:style-name="P4">
Images: []</text:p>
      <text:p text:style-name="P4">
Categories: ['美国', '编辑推荐', '美国移民/难民议题']</text:p>
      <text:p text:style-name="P4">
Type: None</text:p>
      <!--METADATA-->
      <text:p text:style-name="P4">
Nonenone</text:p>
      <text:p text:style-name="P4">
News Source: <text:a xlink:type="simple" xlink:href="https://www.voachinese.com/a/diverse-nationalities-professions-among-migrants-at-us-mexico-border-20230519/7101242.html" text:style-name="Internet_20_link" text:visited-style-name="Visited_20_Internet_20_Link">
https://www.voachinese.com/a/diverse-nationalities-professions-among-migrants-at-us-mexico-border-20230519/7101242.html</text:a>
</text:p>
      <!--NEWS-->
      <text:h text:style-name="P10" text:outline-level="1">
<text:span text:style-name="T4">
The U.S. government debt -limited negotiation stagnation is still confident to resolve the deadlock</text:span>
</text:h>
      <text:p text:style-name="P4">
Publisher: 法新社</text:p>
      <text:p text:style-name="P4">
Published Time: 2023-05-20T07:32:08+00:00</text:p>
      <text:p text:style-name="P4">
Modified Time: 2023-05-20T07:20:04+00:00</text:p>
      <text:p text:style-name="P4">
Description: (Agence France-Presse, Hiroshima, 20th) American White House press secretary Karine Jean-Pierre said today that although there are "major differences" with the Republican Party, President Biden still "holds the deadlock that increases debt limit to increase debt limit. confid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4" text:anchor-type="as-char" svg:width="6.9236in" svg:height="3.617581in" draw:z-index="0">
<draw:image xlink:href="../Images/rficn/2023-05-20T07-32-08-00-00/000000.png" xlink:type="simple" xlink:show="embed" xlink:actuate="onLoad" draw:mime-type="image/png"/>
</draw:frame>
Democratic Biden is currently participating in the seven major industrial group (G7) summit in Hiroshima, Japan. Shangpiey said on Hiroshima that although "there is still major differences", "the president is full of confidence in things."</text:p>
      <text:p text:style-name="P4">
Republicans want the White House to accept a large budget reduction in exchange for extended annual loan authorization of the US government. The negotiations have risen to rise in the so -called "X Daily" (XDAT) that the two parties of Congress may not use funds and falling into economic catastrophic debt defaults to the US government.</text:p>
      <text:p text:style-name="P4">
However, Shangpier pointed out that the Republicans were willing to return to the negotiating table after shouting the card. She said that at least there are dialogue between the two sides, which is important.</text:p>
      <text:p text:style-name="P4">
Biden strongly opposed the decision of Republicans' use of debt limit as a bargaining chip that required to cut budgets, so it is still unknown whether the two parties will take a step back.</text:p>
      <text:p text:style-name="P4">
Shang Pieya said, "If both sides hold goodwill," you can find the solution.</text:p>
      <text:p text:style-name="P4">
News Source: <text:a xlink:type="simple" xlink:href="https://www.rfi.fr/cn/%E5%9B%BD%E9%99%85%E6%8A%A5%E9%81%93/20230520-%E7%BE%8E%E6%94%BF%E5%BA%9C%E5%80%BA%E9%99%90%E5%8D%8F%E5%95%86%E5%81%9C%E6%BB%9E-%E6%8B%9C%E7%99%BB%E4%BB%8D%E6%9C%89%E4%BF%A1%E5%BF%83%E5%8C%96%E8%A7%A3%E5%83%B5%E5%B1%80" text:style-name="Internet_20_link" text:visited-style-name="Visited_20_Internet_20_Link">
https://www.rfi.fr/cn/%E5%9B%BD%E9%99%85%E6%8A%A5%E9%81%93/20230520-%E7%BE%8E%E6%94%BF%E5%BA%9C%E5%80%BA%E9%99%90%E5%8D%8F%E5%95%86%E5%81%9C%E6%BB%9E-%E6%8B%9C%E7%99%BB%E4%BB%8D%E6%9C%89%E4%BF%A1%E5%BF%83%E5%8C%96%E8%A7%A3%E5%83%B5%E5%B1%80</text:a>
</text:p>
      <!--NEWS-->
      <text:h text:style-name="P10" text:outline-level="1">
<text:span text:style-name="T4">
U.S. debt negotiations were interrupted for a while, the Republican Party claimed that the White House refused to make concessions</text:span>
</text:h>
      <text:p text:style-name="P4">
Author: 联合早报 (Person)</text:p>
      <text:p text:style-name="P4">
Publisher: 联合早报 (Organization)</text:p>
      <text:p text:style-name="P4">
Published Time: 2023-05-20T07:35</text:p>
      <text:p text:style-name="P4">
Modified Time: 2023-05-20T07:41</text:p>
      <text:p text:style-name="P4">
Description: The Federal debt negotiations between the White House and Republican Congress representatives were stopped by the Republican Party on Friday (May 19), saying that the White House representatives refused to make concessions to the reduction of expenses, which tightened the financial market spirit. However, the Speaker of the House of Representatives McCarthy told the media that the negotiation with the White House was negotiated on the same day ...</text:p>
      <text:p text:style-name="P4">
Videos: []</text:p>
      <text:p text:style-name="P4">
Audios: []</text:p>
      <text:p text:style-name="P4">
Images: []</text:p>
      <text:p text:style-name="P4">
Type: NewsArticle</text:p>
      <text:p text:style-name="P4">
Breadcrumbs: ['即时', '国际']</text:p>
      <text:p text:style-name="P4">
Keywords: ['白宫', '共和党', '债务违约', '麦卡锡', '金融市场', '民主党']</text:p>
      <!--METADATA-->
      <text:p text:style-name="P4">
The Federal debt negotiations between the White House and Republican Congress representatives were stopped by the Republican Party on Friday (May 19), saying that the White House representatives refused to make concessions to the reduction of expenses, which tightened the financial market spirit.</text:p>
      <text:p text:style-name="P4">
However, the House Speaker McCarthy told the media that the negotiation with the White House resumed that night.</text:p>
      <text:p text:style-name="P4">
An official of the White House said after the media report negotiations were in a deadlock, saying that if the two parties negotiated with sincerity and realized that everyone could not get everything they wanted, the two parties could still reach an agreement on the debt limit.</text:p>
      <text:p text:style-name="P4">
According to the "New York Times" and Reuters, the Republican representatives suddenly left shortly after the closed -door meeting of the White House and the Republican representatives on Friday morning. A Republican leader said that it was time to "press the pause key" and complained that the president's team's team was unreasonable and that the negotiations could not make any progress.</text:p>
      <text:p text:style-name="P4">
This is a setback for the United States's efforts to avoid debt default on June 1.</text:p>
      <text:p text:style-name="P4">
The House of Representatives, which is composed of extreme conservatives, called on the Republicans on Thursday (18th) to stop negotiating with Biden and insist on maintaining a legislation they promoted to significantly reduce expenditure as an exchange condition for improving the upper limit of federal debt. The legislation will definitely not pass through the Democratic Senate.</text:p>
      <text:p text:style-name="P4">
After the White House and Republican representatives were interrupted for several hours, McCarthy said in an interview with Fox Business News Television: "We will resume negotiation tonight."</text:p>
      <text:p text:style-name="P4">
The White House did not respond immediately when they were questioned.</text:p>
      <text:p text:style-name="P4">
Shortly after McCarthy delivered a speech, some people saw the teams of Biden and McCarthy entered the conference room. Neither personnel in both parties responded to reporters' questions.</text:p>
      <text:p text:style-name="P4">
It is less than two weeks before June 1st, and the US Ministry of Finance has warned that the federal government's cash will be exhausted. By then, the US's first debt defaults will be triggered, which will affect the global economy.</text:p>
      <text:p text:style-name="P4">
News Source: <text:a xlink:type="simple" xlink:href="https://www.zaobao.com.sg/realtime/world/story20230520-1396417" text:style-name="Internet_20_link" text:visited-style-name="Visited_20_Internet_20_Link">
https://www.zaobao.com.sg/realtime/world/story20230520-1396417</text:a>
</text:p>
      <!--NEWS-->
      <text:h text:style-name="P10" text:outline-level="1">
<text:span text:style-name="T4">
Sien Panli's screenwriter strikes the film industry, the film industry does not seriously look at the AI impact</text:span>
</text:h>
      <text:p text:style-name="P4">
Publisher: 法新社</text:p>
      <text:p text:style-name="P4">
Published Time: 2023-05-20T08:02:07+00:00</text:p>
      <text:p text:style-name="P4">
Modified Time: 2023-05-20T07:35:02+00:00</text:p>
      <text:p text:style-name="P4">
Description: (Agence France -Presse, Cannes, 19th) American actor Sean Penn fully supported the Hollywood screenwriter strike today, saying that the film studio did not seriously care about artificial intelligence (AI). Behavi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5" text:anchor-type="as-char" svg:width="6.9236in" svg:height="3.617581in" draw:z-index="0">
<draw:image xlink:href="../Images/rficn/2023-05-20T08-02-07-00-00/000000.png" xlink:type="simple" xlink:show="embed" xlink:actuate="onLoad" draw:mime-type="image/png"/>
</draw:frame>
Sienpan made the above conversation at the Canne Film Festival. The new film "BlackFlies" starred at the Film Festival yesterday premiered at the Film Festival, describing the perseverance of New York medical staff.</text:p>
      <text:p text:style-name="P4">
When asked about the screenwriter of the production of Hollywood movies, Sienpan said: "For a long time, the entire industry has always subverted the work of screenwriters, actors and directors. In this case Drama Writer Association. "</text:p>
      <text:p text:style-name="P4">
"People talk about many new concepts, including the use of artificial intelligence (creative script). If there is no opposition from the producer, I will feel that this is an ingenious behavior of humans."</text:p>
      <text:p text:style-name="P4">
After the screenwriters brought confusion in film and television streaming, and they were worried about the increasing use of artificial intelligence, they asked to obtain better salary measures. The strike started on May 3 after the negotiation of the Writers Guild ofamerica and the major American film companies.</text:p>
      <text:p text:style-name="P4">
This strike is a hot topic at this film festival.</text:p>
      <text:p text:style-name="P4">
The film "Indiana Jones and the Dial of Destiny" director Jamesmangold also supports the screenwriters of strike.</text:p>
      <text:p text:style-name="P4">
He said to reporters, "There will be no movies without good scripts, and there will be no good script without screenwriters. I support them to fight."</text:p>
      <text:p text:style-name="P4">
News Source: <text:a xlink:type="simple" xlink:href="https://www.rfi.fr/cn/%E7%BC%A4%E7%BA%B7%E4%B8%96%E7%95%8C/20230520-%E8%A5%BF%E6%81%A9%E6%BD%98%E5%8A%9B%E6%8C%BA%E7%BC%96%E5%89%A7%E7%BD%A2%E5%B7%A5-%E6%89%B9%E7%94%B5%E5%BD%B1%E7%95%8C%E4%B8%8D%E8%AE%A4%E7%9C%9F%E7%9C%8B%E5%BE%85ai%E5%86%B2%E5%87%BB" text:style-name="Internet_20_link" text:visited-style-name="Visited_20_Internet_20_Link">
https://www.rfi.fr/cn/%E7%BC%A4%E7%BA%B7%E4%B8%96%E7%95%8C/20230520-%E8%A5%BF%E6%81%A9%E6%BD%98%E5%8A%9B%E6%8C%BA%E7%BC%96%E5%89%A7%E7%BD%A2%E5%B7%A5-%E6%89%B9%E7%94%B5%E5%BD%B1%E7%95%8C%E4%B8%8D%E8%AE%A4%E7%9C%9F%E7%9C%8B%E5%BE%85ai%E5%86%B2%E5%87%BB</text:a>
</text:p>
      <!--NEWS-->
      <text:h text:style-name="P10" text:outline-level="1">
<text:span text:style-name="T4">
US debt negotiations are interrupted again</text:span>
</text:h>
      <text:p text:style-name="P4">
Author: 联合早报 (Person)</text:p>
      <text:p text:style-name="P4">
Publisher: 联合早报 (Organization)</text:p>
      <text:p text:style-name="P4">
Published Time: 2023-05-20T08:09</text:p>
      <text:p text:style-name="P4">
Modified Time: 2023-05-20T08:21</text:p>
      <text:p text:style-name="P4">
Description: The debt negotiations between representatives of the White House and Republican Congress were interrupted again. Reuters reported that the White House negotiated representatives said on Friday (May 19) that after leaving the White House, they would continue to avoid work in US debt defaults. Republican Republican MP Patri ...</text:p>
      <text:p text:style-name="P4">
Videos: []</text:p>
      <text:p text:style-name="P4">
Audios: []</text:p>
      <text:p text:style-name="P4">
Images: []</text:p>
      <text:p text:style-name="P4">
Type: NewsArticle</text:p>
      <text:p text:style-name="P4">
Breadcrumbs: ['即时', '国际']</text:p>
      <text:p text:style-name="P4">
Keywords: ['白宫', '共和党', '债务违约', '麦卡锡']</text:p>
      <!--METADATA-->
      <text:p text:style-name="P4">
The debt negotiations between representatives of the White House and Republican Congress were interrupted again.</text:p>
      <text:p text:style-name="P4">
Reuters reported that the White House negotiated representatives said on Friday (May 19) that after leaving the White House, they would continue to avoid work in US debt defaults.</text:p>
      <text:p text:style-name="P4">
Republican member Patrick McHenry said that the negotiations did not progress and had no confidence in raising the debt limit on the upper limit of the two sides this weekend.</text:p>
      <text:p text:style-name="P4">
Another and party member Garret Graves said: "Can't be sure" will hold the next meeting with the White House.</text:p>
      <text:p text:style-name="P4">
On the morning of that morning, shortly after the closed -door meeting of the White House and the Republican Party, the Republican representatives suddenly left. A Republican leader said that it was time to "press the pause key" and complained that the president's team's team was unreasonable and that the negotiations could not make any progress.</text:p>
      <text:p text:style-name="P4">
After the meeting was interrupted for many hours, McCarthy said in an interview with Fox Business News and Television: "We will resume negotiation tonight."</text:p>
      <text:p text:style-name="P4">
Shortly after McCarthy delivered a speech, some people saw the teams of Biden and McCarthy entered the conference room. Neither personnel in both parties responded to reporters' questions.</text:p>
      <text:p text:style-name="P4">
It is less than two weeks before June 1st, and the US Ministry of Finance has warned that the federal government's cash will be exhausted. By then, the US's first debt defaults will be triggered, which will affect the global economy.</text:p>
      <text:p text:style-name="P4">
News Source: <text:a xlink:type="simple" xlink:href="https://www.zaobao.com.sg/realtime/world/story20230520-1396419" text:style-name="Internet_20_link" text:visited-style-name="Visited_20_Internet_20_Link">
https://www.zaobao.com.sg/realtime/world/story20230520-1396419</text:a>
</text:p>
      <!--NEWS-->
      <text:h text:style-name="P10" text:outline-level="1">
<text:span text:style-name="T4">
Zerrenceki: Some Arab leaders "turned a blind eye" about Russia's aggression</text:span>
</text:h>
      <text:p text:style-name="P4">
Publisher: 法新社</text:p>
      <text:p text:style-name="P4">
Published Time: 2023-05-20T08:32:07+00:00</text:p>
      <text:p text:style-name="P4">
Modified Time: 2023-05-20T08:20:07+00:00</text:p>
      <text:p text:style-name="P4">
Description: (Agence France -Presse, Gada, 19th) Ukraine President Zerrenceki charged in a conversation at the Arab League summit today that some Arab state leaders "seemed to be disappeared" about Russia's invasion of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17581in" draw:z-index="0">
<draw:image xlink:href="../Images/rficn/2023-05-20T08-32-07-00-00/000000.png" xlink:type="simple" xlink:show="embed" xlink:actuate="onLoad" draw:mime-type="image/png"/>
</draw:frame>
Agence France -Presse reported that Volodymyrzlensky told the participants of the summit in Arabia in Saudi: "Unfortunately, there are some people in this world and here, and they are gone to see things that are supervised and illegally merged."</text:p>
      <text:p text:style-name="P4">
Zenoski pointed out: "Crimea is the first place to suffer under Russia's occupation. Most of the Muslims have been suppressed by Crimea so far."</text:p>
      <text:p text:style-name="P4">
This is the first visit to the Middle East since Russia's full invasion of Ukraine in February 2022 in February 2022, giving him the opportunity to talk to the region leaders. In terms of unity and supporting Kiev, the Middle East is far worse than the firm West.</text:p>
      <text:p text:style-name="P4">
News Source: <text:a xlink:type="simple" xlink:href="https://www.rfi.fr/cn/%E5%9B%BD%E9%99%85%E6%8A%A5%E9%81%93/20230520-%E6%B3%BD%E4%BC%A6%E6%96%AF%E5%9F%BA-%E9%83%A8%E5%88%86%E9%98%BF%E6%8B%89%E4%BC%AF%E9%A2%86%E8%A2%96%E5%AF%B9%E4%BF%84%E7%BD%97%E6%96%AF%E4%BE%B5%E7%95%A5-%E8%A7%86%E8%80%8C%E4%B8%8D%E8%A7%81" text:style-name="Internet_20_link" text:visited-style-name="Visited_20_Internet_20_Link">
https://www.rfi.fr/cn/%E5%9B%BD%E9%99%85%E6%8A%A5%E9%81%93/20230520-%E6%B3%BD%E4%BC%A6%E6%96%AF%E5%9F%BA-%E9%83%A8%E5%88%86%E9%98%BF%E6%8B%89%E4%BC%AF%E9%A2%86%E8%A2%96%E5%AF%B9%E4%BF%84%E7%BD%97%E6%96%AF%E4%BE%B5%E7%95%A5-%E8%A7%86%E8%80%8C%E4%B8%8D%E8%A7%81</text:a>
</text:p>
      <!--NEWS-->
      <text:h text:style-name="P10" text:outline-level="1">
<text:span text:style-name="T4">
Zerrenceki arrived in Hiroshima, Japan to prepare to attend the G7 summit</text:span>
</text:h>
      <text:p text:style-name="P4">
Publisher: 法新社</text:p>
      <text:p text:style-name="P4">
Published Time: 2023-05-20T08:32:08+00:00</text:p>
      <text:p text:style-name="P4">
Modified Time: 2023-05-20T08:20:06+00:00</text:p>
      <text:p text:style-name="P4">
Description: (Agence France -Presse, Hiroshima, 20th) Diplomat sources told AFP that Ukrainian President Volodymyr ZELENSKYY has already arrived in Hiroshima, Japan, and will participate in the seven major industrial group (G7) summ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7" text:anchor-type="as-char" svg:width="6.9236in" svg:height="3.617581in" draw:z-index="0">
<draw:image xlink:href="../Images/rficn/2023-05-20T08-32-08-00-00/000000.png" xlink:type="simple" xlink:show="embed" xlink:actuate="onLoad" draw:mime-type="image/png"/>
</draw:frame>
Agence France -Presse reported that the French aircraft took by Zerorensky was seen landing at Hiroshima Airport, and the staff laid a red carpet under the boarding ladder.</text:p>
      <text:p text:style-name="P4">
News Source: <text:a xlink:type="simple" xlink:href="https://www.rfi.fr/cn/%E5%9B%BD%E9%99%85%E6%8A%A5%E9%81%93/20230520-%E6%B3%BD%E4%BC%A6%E6%96%AF%E5%9F%BA%E6%90%AD%E6%9C%BA%E6%8A%B5%E8%BE%BE%E6%97%A5%E6%9C%AC%E5%B9%BF%E5%B2%9B-%E5%87%86%E5%A4%87%E5%87%BA%E5%B8%ADg7%E5%B3%B0%E4%BC%9A" text:style-name="Internet_20_link" text:visited-style-name="Visited_20_Internet_20_Link">
https://www.rfi.fr/cn/%E5%9B%BD%E9%99%85%E6%8A%A5%E9%81%93/20230520-%E6%B3%BD%E4%BC%A6%E6%96%AF%E5%9F%BA%E6%90%AD%E6%9C%BA%E6%8A%B5%E8%BE%BE%E6%97%A5%E6%9C%AC%E5%B9%BF%E5%B2%9B-%E5%87%86%E5%A4%87%E5%87%BA%E5%B8%ADg7%E5%B3%B0%E4%BC%9A</text:a>
</text:p>
      <!--NEWS-->
      <text:h text:style-name="P10" text:outline-level="1">
<text:span text:style-name="T4">
President Cai vowed to maintain peace and stability of the Taiwan Strait</text:span>
</text:h>
      <text:p text:style-name="P4">
Publisher: 法新社</text:p>
      <text:p text:style-name="P4">
Published Time: 2023-05-20T08:32:11+00:00</text:p>
      <text:p text:style-name="P4">
Modified Time: 2023-05-20T08:20:05+00:00</text:p>
      <text:p text:style-name="P4">
Description: (AFP 20, 20th) President Tsai Ing -wen today said that in the face of China's increasing pressure, Taiwan will maintain the peace and stability of the Taiwan Strait and say that "war is not an op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3.617581in" draw:z-index="0">
<draw:image xlink:href="../Images/rficn/2023-05-20T08-32-11-00-00/000000.png" xlink:type="simple" xlink:show="embed" xlink:actuate="onLoad" draw:mime-type="image/png"/>
</draw:frame>
Tsai Ing -wen pointed out that during her tenure, the people of Taiwan have shown "the determination to self -defense in Taiwan."</text:p>
      <text:p text:style-name="P4">
President Tsai presided over the press conference of "Governance for seven years, redefining Taiwan for seven years, re -defining Taiwan in governance, and re -defining Taiwan." She said: "Facing China's civil attack and martial arts, the people of Taiwan are calm and unreasonable. Show the unprecedented persistence of democracy and freedom. "</text:p>
      <text:p text:style-name="P4">
"War is not an option, and none of them can change the status quo in unilaterally in a non -peaceful way. We are not provocative, do not ride, and will never succumb to stress."</text:p>
      <text:p text:style-name="P4">
News Source: <text:a xlink:type="simple" xlink:href="https://www.rfi.fr/cn/%E5%9B%BD%E9%99%85%E6%8A%A5%E9%81%93/20230520-%E6%89%A7%E6%94%BF7%E5%91%A8%E5%B9%B4-%E8%94%A1%E6%80%BB%E7%BB%9F%E8%AA%93%E7%BB%B4%E6%8A%A4%E5%8F%B0%E6%B5%B7%E5%92%8C%E5%B9%B3%E4%B8%8E%E7%A8%B3%E5%AE%9A" text:style-name="Internet_20_link" text:visited-style-name="Visited_20_Internet_20_Link">
https://www.rfi.fr/cn/%E5%9B%BD%E9%99%85%E6%8A%A5%E9%81%93/20230520-%E6%89%A7%E6%94%BF7%E5%91%A8%E5%B9%B4-%E8%94%A1%E6%80%BB%E7%BB%9F%E8%AA%93%E7%BB%B4%E6%8A%A4%E5%8F%B0%E6%B5%B7%E5%92%8C%E5%B9%B3%E4%B8%8E%E7%A8%B3%E5%AE%9A</text:a>
</text:p>
      <!--NEWS-->
      <text:h text:style-name="P10" text:outline-level="1">
<text:span text:style-name="T4">
G7 Summit: Zelei Sky will talk to the United States and Japan leaders</text:span>
</text:h>
      <text:p text:style-name="P4">
Author: 联合早报 (Person)</text:p>
      <text:p text:style-name="P4">
Publisher: 联合早报 (Organization)</text:p>
      <text:p text:style-name="P4">
Published Time: 2023-05-20T08:58</text:p>
      <text:p text:style-name="P4">
Modified Time: 2023-05-20T08:58</text:p>
      <text:p text:style-name="P4">
Description: The Japanese government announced that Ukrainian President Zelei Sky on Sunday (May 21) will go to Hiroshima to participate in the Seven Kingdoms Group (G7) Sports Summit. Reuters reports that the Ministry of Foreign Affairs of Japan issued a statement on Saturday (20th) that Zeleiski will be with Japanese Prime Minister Kishida Wenxiong during the meeting ...</text:p>
      <text:p text:style-name="P4">
Videos: []</text:p>
      <text:p text:style-name="P4">
Audios: []</text:p>
      <text:p text:style-name="P4">
Images: []</text:p>
      <text:p text:style-name="P4">
Type: NewsArticle</text:p>
      <text:p text:style-name="P4">
Breadcrumbs: ['即时', '国际']</text:p>
      <text:p text:style-name="P4">
Keywords: ['七国集团', '泽连斯基', '日本', '岸田文雄', '拜登', '广岛']</text:p>
      <!--METADATA-->
      <text:p text:style-name="P4">
The Japanese government announced that Ukrainian President Zelei Sky on Sunday (May 21) will go to Hiroshima to participate in the Seven Kingdoms Group (G7) Sports Summit.</text:p>
      <text:p text:style-name="P4">
Reuters reported that the Ministry of Foreign Affairs of Japan issued a statement on Saturday (20) that Zeleiski will hold bilateral talks with Japanese Prime Minister Kishida Kishida during the meeting.</text:p>
      <text:p text:style-name="P4">
According to Agence France -Presse, Zeleianzki's chief of staff Yeermak said in a television interview that Zeleiski would talk to President Biden on Hiroshima on Hiroshima. Two leaders will discuss a series of issues, including plans to provide F-16 fighters with the International Alliance.</text:p>
      <text:p text:style-name="P4">
Yeermark thanked the International Alliance for its help, saying that Ukraine "will soon have everything to protect our airspace, our city and our citizens."</text:p>
      <text:p text:style-name="P4">
<text:a xlink:type="simple" xlink:href="https://www.zaobao.com/realtime/world/story20230520-1396415" text:style-name="Internet_20_link" text:visited-style-name="Visited_20_Internet_20_Link">
</text:a>
He decided to allow Ukraine pilots to receive training from F-16 fighters and approve the transfer of F-16 fighters made in the United States to Ukraine.</text:p>
      <text:p text:style-name="P4">
After Zelezi, he praised it on Twitter. This was a "historic decision" and expressed his expectation to discuss the specific arrangements of the plan to discuss and implement the plan in Hiroshima.</text:p>
      <text:p text:style-name="P4">
News Source: <text:a xlink:type="simple" xlink:href="https://www.zaobao.com.sg/realtime/world/story20230520-1396422" text:style-name="Internet_20_link" text:visited-style-name="Visited_20_Internet_20_Link">
https://www.zaobao.com.sg/realtime/world/story20230520-1396422</text:a>
</text:p>
      <!--NEWS-->
      <text:h text:style-name="P10" text:outline-level="1">
<text:span text:style-name="T4">
China conducts military activities in Asia Pacific G7 leaders warning the Beijing authorities</text:span>
</text:h>
      <text:p text:style-name="P4">
Publisher: 法新社</text:p>
      <text:p text:style-name="P4">
Published Time: 2023-05-20T09:02:07+00:00</text:p>
      <text:p text:style-name="P4">
Modified Time: 2023-05-20T08:50:01+00:00</text:p>
      <text:p text:style-name="P4">
Description: (Agence France -Presse, Hiroshima, 20th) The leaders of the Seven major industrial groups (G7) have warned the Beijing authorities on the "military activity" of China in the Asia -Pacific region today, but also said that G7 still hopes to maintain a "constructive and stable relationship with Chin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3.617581in" draw:z-index="0">
<draw:image xlink:href="../Images/rficn/2023-05-20T09-02-07-00-00/000000.png" xlink:type="simple" xlink:show="embed" xlink:actuate="onLoad" draw:mime-type="image/png"/>
</draw:frame>
In the final version of the G7 leaders released when they met in Hiroshima City, Japan, they also urged the Beijing authorities to "urge Russia to stop military aggression and withdraw from Ukraine immediately, completely, and unconditionally."</text:p>
      <text:p text:style-name="P4">
News Source: <text:a xlink:type="simple" xlink:href="https://www.rfi.fr/cn/%E5%9B%BD%E9%99%85%E6%8A%A5%E9%81%93/20230520-%E4%B8%AD%E5%9B%BD%E5%9C%A8%E4%BA%9A%E5%A4%AA%E8%BF%9B%E8%A1%8C%E5%86%9B%E4%BA%8B%E5%8C%96%E6%B4%BB%E5%8A%A8-g7%E9%A2%86%E8%A2%96%E8%AD%A6%E5%91%8A%E5%8C%97%E4%BA%AC%E5%BD%93%E5%B1%80" text:style-name="Internet_20_link" text:visited-style-name="Visited_20_Internet_20_Link">
https://www.rfi.fr/cn/%E5%9B%BD%E9%99%85%E6%8A%A5%E9%81%93/20230520-%E4%B8%AD%E5%9B%BD%E5%9C%A8%E4%BA%9A%E5%A4%AA%E8%BF%9B%E8%A1%8C%E5%86%9B%E4%BA%8B%E5%8C%96%E6%B4%BB%E5%8A%A8-g7%E9%A2%86%E8%A2%96%E8%AD%A6%E5%91%8A%E5%8C%97%E4%BA%AC%E5%BD%93%E5%B1%80</text:a>
</text:p>
      <!--NEWS-->
      <text:h text:style-name="P10" text:outline-level="1">
<text:span text:style-name="T4">
Shatin: The G7 Summit will issue a common position on China</text:span>
</text:h>
      <text:p text:style-name="P4">
Author: 联合早报 (Person)</text:p>
      <text:p text:style-name="P4">
Publisher: 联合早报 (Organization)</text:p>
      <text:p text:style-name="P4">
Published Time: 2023-05-20T09:11</text:p>
      <text:p text:style-name="P4">
Modified Time: 2023-05-20T09:57</text:p>
      <text:p text:style-name="P4">
Description: The Seventh Kingdom Group (G7) will issue a joint statement on China at the Hiroshima Summit in Japan. Reuters reports that the US White House National Security Consultant Sarawan said on Saturday (May 20) that the leaders of the Seven Kingdoms Group planned to outline the sensitive technology in a joint statement or bulletin ...</text:p>
      <text:p text:style-name="P4">
Videos: []</text:p>
      <text:p text:style-name="P4">
Audios: []</text:p>
      <text:p text:style-name="P4">
Images: []</text:p>
      <text:p text:style-name="P4">
Type: NewsArticle</text:p>
      <text:p text:style-name="P4">
Breadcrumbs: ['即时', '国际']</text:p>
      <text:p text:style-name="P4">
Keywords: ['七国集团', '沙利文', '中国']</text:p>
      <!--METADATA-->
      <text:p text:style-name="P4">
The Seventh Kingdom Group (G7) will issue a joint statement on China at the Hiroshima Summit in Japan.</text:p>
      <text:p text:style-name="P4">
Reuters reports that the US White House National Security Consultant Sarawan said on Saturday (May 20) that the leaders of the Seventh Kingdom Group planned to outline the steps of protecting sensitive technologies in a joint statement or bulletin, including foreign investment measures.</text:p>
      <text:p text:style-name="P4">
He pointed out that the statement had no hostility, saying that the Seven Kingdoms Group sought to reduce the risks with China, rather than decomposing with China.</text:p>
      <text:p text:style-name="P4">
Shalvin said that the Seventh Kingdom Group plans to cooperate with China and will also focus on major issues in a series of fields.</text:p>
      <text:p text:style-name="P4">
He said: "The bulletin will clarify that each country maintains independent diplomatic relations and ways of doing things, but we also have a set of common standards and maintain the consistency of this set of standards."</text:p>
      <text:p text:style-name="P4">
News Source: <text:a xlink:type="simple" xlink:href="https://www.zaobao.com.sg/realtime/world/story20230520-1396426" text:style-name="Internet_20_link" text:visited-style-name="Visited_20_Internet_20_Link">
https://www.zaobao.com.sg/realtime/world/story20230520-1396426</text:a>
</text:p>
      <!--NEWS-->
      <text:h text:style-name="P10" text:outline-level="1">
<text:span text:style-name="T4">
VOA interviewed a spokesman for the United States Anhui to talk about the Global Impact of the Seven Kingdoms Group Summit, the debt limit crisis, the nuclear deterrence and the US -China competition</text:span>
</text:h>
      <text:p text:style-name="P4">
Author: chinese@voanews.com (维达库斯瓦拉)</text:p>
      <text:p text:style-name="P4">
Publisher: 美国之音中文网 (Type: NewsMediaOrganization)</text:p>
      <text:p text:style-name="P4">
Published Time: 2023-05-20T09:41:14+08:00</text:p>
      <text:p text:style-name="P4">
Modified Time: 2023-05-20 02:04:46Z</text:p>
      <text:p text:style-name="P4">
Description: The White House continued to refute the views of the leaders of the Seven -Power Group. If the negotiation fails, it will lead to a default of US debt. Voice of America (VOA) in the White House Reporter Station, Vidalkaswara, interviewed John Kobe, a strategic communication coordinator of the White House National Security Council at the Seventh -way Group Summit in Hiroshima, Japan. The president canceled his second trip to Asia -Pacific. If it is not due to debt crisis negotiations, Biden Ben will visit Papua New Guinea and Australia after the Seventh National Group Summit.</text:p>
      <text:p text:style-name="P4">
Videos: []</text:p>
      <text:p text:style-name="P4">
Images: []</text:p>
      <text:p text:style-name="P4">
Categories: ['亚太', '美中关系', '美国之音专访', '编辑推荐', '一带一路', '全球议题']</text:p>
      <text:p text:style-name="P4">
Type: None</text:p>
      <!--METADATA-->
      <text:p text:style-name="P4">
Nonenone</text:p>
      <text:p text:style-name="P4">
News Source: <text:a xlink:type="simple" xlink:href="https://www.voachinese.com/a/white-house-pushes-back-against-debt-ceiling-concerns-at-g7-20230519/7101597.html" text:style-name="Internet_20_link" text:visited-style-name="Visited_20_Internet_20_Link">
https://www.voachinese.com/a/white-house-pushes-back-against-debt-ceiling-concerns-at-g7-20230519/7101597.html</text:a>
</text:p>
      <!--NEWS-->
      <text:h text:style-name="P10" text:outline-level="1">
<text:span text:style-name="T4">
"Risk -de -risk, non -decomposed" G7 will issue a common statement about China</text:span>
</text:h>
      <text:p text:style-name="P4">
Author: VOA</text:p>
      <text:p text:style-name="P4">
Publisher: 美国之音中文网 (Type: NewsMediaOrganization)</text:p>
      <text:p text:style-name="P4">
Published Time: 2023-05-20T09:54:52+08:00</text:p>
      <text:p text:style-name="P4">
Modified Time: 2023-05-20 01:54:52Z</text:p>
      <text:p text:style-name="P4">
Description: The White House National Security Consultant Jack Shalvin said on Saturday (May 20) in Hiroshima, Japan that the Seventh Kingdom Group (G7) will issue a statement on a common response to China. He said that the G7 member states are seeking "risks, not decoupling" with China.</text:p>
      <text:p text:style-name="P4">
Videos: []</text:p>
      <text:p text:style-name="P4">
Images: []</text:p>
      <text:p text:style-name="P4">
Categories: ['美中关系', '亚太', '中国']</text:p>
      <text:p text:style-name="P4">
Type: None</text:p>
      <!--METADATA-->
      <text:p text:style-name="P4">
Nonenone</text:p>
      <text:p text:style-name="P4">
News Source: <text:a xlink:type="simple" xlink:href="https://www.voachinese.com/a/g7-china-de-risk-not-decouple-20230519/7101607.html" text:style-name="Internet_20_link" text:visited-style-name="Visited_20_Internet_20_Link">
https://www.voachinese.com/a/g7-china-de-risk-not-decouple-20230519/7101607.html</text:a>
</text:p>
      <!--NEWS-->
      <text:h text:style-name="P10" text:outline-level="1">
<text:span text:style-name="T4">
President of the Taiwan Legislative Yuan, You Xi's visit to the United States, emphasized the determination to self -defense in Taiwan</text:span>
</text:h>
      <text:p text:style-name="P4">
Author: chinese@voanews.com (燕青)</text:p>
      <text:p text:style-name="P4">
Publisher: 美国之音中文网 (Type: NewsMediaOrganization)</text:p>
      <text:p text:style-name="P4">
Published Time: 2023-05-20T09:58:53+08:00</text:p>
      <text:p text:style-name="P4">
Modified Time: 2023-05-20 02:13:12Z</text:p>
      <text:p text:style-name="P4">
Description: You Xizhen, the president of the Taiwan Legislative Yuan, visited Washington this week. He met with senior US members and said that if Beijing tried to invade, the Taiwanese people would resolutely defend themselves.</text:p>
      <text:p text:style-name="P4">
Videos: []</text:p>
      <text:p text:style-name="P4">
Images: []</text:p>
      <text:p text:style-name="P4">
Categories: ['台湾', '台海两岸关系', '美国之音专访', '编辑推荐']</text:p>
      <text:p text:style-name="P4">
Type: None</text:p>
      <!--METADATA-->
      <text:p text:style-name="P4">
Nonenone</text:p>
      <text:p text:style-name="P4">
News Source: <text:a xlink:type="simple" xlink:href="https://www.voachinese.com/a/head-of-taiwanese-legislature-talks-self-defense-in-washington-20230519/7101578.html" text:style-name="Internet_20_link" text:visited-style-name="Visited_20_Internet_20_Link">
https://www.voachinese.com/a/head-of-taiwanese-legislature-talks-self-defense-in-washington-20230519/7101578.html</text:a>
</text:p>
      <!--NEWS-->
      <text:h text:style-name="P10" text:outline-level="1">
<text:span text:style-name="T4">
The last 520 speech, Cai Yingwen: War is not an option</text:span>
</text:h>
      <text:p text:style-name="P4">
Author: None (Language: zh)</text:p>
      <text:p text:style-name="P4">
Publisher: None</text:p>
      <text:p text:style-name="P4">
Time: 2023-05-20T10:05:00Z</text:p>
      <text:p text:style-name="P4">
Description: Taiwan President Tsai Ing -wen delivered his last "520" inauguration anniversary in 7 years on May 20. She said that "war is not an option, and no party can change the status quo in unilaterally in a non -peaceful way." Taiwan is "responsible risk controller."</text:p>
      <text:p text:style-name="P4">
Videos: []</text:p>
      <text:p text:style-name="P4">
Images: ["<text:a xlink:type="simple" xlink:href="https://static.dw.com/image/65683354_303.jpg" text:style-name="Internet_20_link" text:visited-style-name="Visited_20_Internet_20_Link">
65683354_303.jpg</text:a>
"]</text:p>
      <text:p text:style-name="P4">
Subject: 时政风云</text:p>
      <text:p text:style-name="P4">
Subjects: ['岛屿主权争端', '马英九', '民主进步党', '专题报道：全景观看“习马会”', '专题报道：2016年台湾大选', '台湾']</text:p>
      <text:p text:style-name="P4">
Keywords: ['520演说', '蔡英文', '台湾', '台海', '和平', '稳定', '战争', '两岸局势', '民进党']</text:p>
      <text:p text:style-name="P4">
Id: 65684639</text:p>
      <!--METADATA-->
      <text:p text:style-name="P4">
<text:a xlink:type="simple" xlink:href="https://www.dw.com/zh/overlay/image/article/65684639/65683354" text:style-name="Internet_20_link" text:visited-style-name="Visited_20_Internet_20_Link">
 <draw:frame draw:style-name="fr1" draw:name="Image50" text:anchor-type="as-char" svg:width="6.9236in" svg:height="3.896998in" draw:z-index="0">
<draw:image xlink:href="../Images/dwzh/2023-05-20T10-05-00Z/65683354_303.jpg" xlink:type="simple" xlink:show="embed" xlink:actuate="onLoad" draw:mime-type="image/jpeg"/>
</draw:frame>
</text:a>
On May 20, 2023, Tsai Ing -wen took office for 7 years in Taiwan President.</text:p>
      <text:p text:style-name="P4">
(Voice of Germany Chinese Network) As the tension on both sides of the strait intensified, Taiwan President Tsai Ing -wen delivered a speech on Saturday (May 20) the last "520" inauguration anniversary of 7 years in power, promising to maintain the status quo of peace and stability of the Taiwan Strait.</text:p>
      <text:p text:style-name="P4">
In this speech made by Tsai Ing -wen in the Presidential Palace of Taipei, "Facing China's cultural attacks, the people of Taiwan are calm and irritable." She emphasized that "war is not an option, and no party can use non -rights to use non -bother with non -wrongs. The peaceful way changes the status quo. "</text:p>
      <text:h text:style-name="P12" text:outline-level="3">
<text:span text:style-name="T4">
"We are responsible risk controller"</text:span>
</text:h>
      <text:p text:style-name="P4">
Tsai Ing -wen said that Taiwan would neither provoke nor succumbed to China. She said that during her tenure, the Taiwanese "showed the world's determination to show Taiwan's self -defense."</text:p>
      <text:p text:style-name="P4">
The president of Taiwan also said, "Although Taiwan is in risks, it is definitely not a risk manufacturer. We are responsible risk controlists. Taiwan will stand with the global democratic countries and communities to jointly cooperate to resolve risks. "</text:p>
      <text:p text:style-name="P4">
The Chinese government claims to have Taiwan's sovereignty, <text:a xlink:type="simple" xlink:href="https://www.dw.com/zh/zh/中國新徵兵條例實施-媒體為攻台做準備/a-65487409" text:style-name="Internet_20_link" text:visited-style-name="Visited_20_Internet_20_Link">
</text:a>
According to the statement of the Prime Minister of Japan Kishida, the leaders of the Seven Kingdoms Group (G7), who gathered in Hiroshima, Japan, to hold a summit, expressed their commitments to solve the problem of peace.</text:p>
      <text:p text:style-name="P4">
Tsai Ing -wen revealed that Taiwanese officials are currently discussing with the US Biden government on weapon assistance worth 500 million US dollars, aiming to solve delays caused by the epidemic.</text:p>
      <text:p text:style-name="P4">
She emphasizes the importance of maintaining Taiwan's key position in the global supply chain. Taiwan plays a vital role in the production of advanced semiconductor chips. Tsai Ing -wen said that in the future, Taiwan will come up with more and more powerful actions and actions. The key position in the supply chain stands up. "</text:p>
      <text:h text:style-name="P12" text:outline-level="3">
<text:span text:style-name="T4">
Without Taiwan's semiconductor production, what should I do in the world?</text:span>
</text:h>
      <text:h text:style-name="P12" text:outline-level="3">
<text:span text:style-name="T4">
"The fear of war for the benefit of the election should not be sold"</text:span>
</text:h>
      <text:p text:style-name="P4">
exist <text:a xlink:type="simple" xlink:href="https://www.dw.com/zh/zh/台灣三腳督總統選戰開打-如何牽動中美/a-65668512" text:style-name="Internet_20_link" text:visited-style-name="Visited_20_Internet_20_Link">
 </text:a>
Previously, Taiwan was facing further military threats from China, and cross -strait relations were the focus of the campaign agenda. Due to the term limit, Tsai Ing -wen will not be re -elected.</text:p>
      <text:p text:style-name="P4">
Saturday, <text:a xlink:type="simple" xlink:href="https://www.dw.com/zh/zh/確定參選台灣總統-國民黨侯友宜怎談兩岸/a-65659181" text:style-name="Internet_20_link" text:visited-style-name="Visited_20_Internet_20_Link">
 </text:a>
It is said that under the leadership of Tsai Ing -wen, Taiwan's choice is "peace and war." He promised to maintain a stable area through dialogue and communication.</text:p>
      <text:p text:style-name="P4">
In this regard, Tsai Ing -wen emphasized that various political parties in Taiwan should reach a consensus on maintaining peace and warned that "politicians should not sell the fear of war for the election of the benefits."</text:p>
      <text:p text:style-name="P4">
The DPP has announced nomination in April this year <text:a xlink:type="simple" xlink:href="https://www.dw.com/zh/zh/賴清德如何出線-還有誰想選台灣總統/a-65005404" text:style-name="Internet_20_link" text:visited-style-name="Visited_20_Internet_20_Link">
</text:a>
Essence</text:p>
      <text:p text:style-name="P4">
<text:span text:style-name="T4">
 More reading- <text:a xlink:type="simple" xlink:href="https://www.dw.com/zh/zh/台灣總統大選戰爭與和平之間的抉擇/a-65415439" text:style-name="Internet_20_link" text:visited-style-name="Visited_20_Internet_20_Link">
</text:a>
</text:span>
</text:p>
      <text:p text:style-name="P4">
(Agence France -Presse, Reuters)</text:p>
      <text:p text:style-name="P4">
News Source: <text:a xlink:type="simple" xlink:href="https://www.dw.com/zh/最后一次520演说，蔡英文：战争不是选项/a-65684639" text:style-name="Internet_20_link" text:visited-style-name="Visited_20_Internet_20_Link">
https://www.dw.com/zh/最后一次520演说，蔡英文：战争不是选项/a-65684639?maca=chi-rss-chi-all-1127-rdf</text:a>
</text:p>
      <!--NEWS-->
      <text:h text:style-name="P10" text:outline-level="1">
<text:span text:style-name="T4">
The US debt crisis White House: There are still serious differences with the Republican Party</text:span>
</text:h>
      <text:p text:style-name="P4">
Author: 联合早报 (Person)</text:p>
      <text:p text:style-name="P4">
Publisher: 联合早报 (Organization)</text:p>
      <text:p text:style-name="P4">
Published Time: 2023-05-20T10:24</text:p>
      <text:p text:style-name="P4">
Modified Time: 2023-05-20T10:28</text:p>
      <text:p text:style-name="P4">
Description: The White House in the United States said that there are still serious differences with the Republican Congress representatives to increase the upper limit of debt. Reuters reports that the White House spokesman Jean-Pierre said on Saturday (May 20) in Hiroshima, Japan that the two parties should reach an agreement on the issues of federal debt, and they have to continue to negotiate with hard negotiations ...</text:p>
      <text:p text:style-name="P4">
Videos: []</text:p>
      <text:p text:style-name="P4">
Audios: []</text:p>
      <text:p text:style-name="P4">
Images: []</text:p>
      <text:p text:style-name="P4">
Type: NewsArticle</text:p>
      <text:p text:style-name="P4">
Breadcrumbs: ['即时', '国际']</text:p>
      <text:p text:style-name="P4">
Keywords: ['白宫', '债务违约', '美国', '拜登']</text:p>
      <!--METADATA-->
      <text:p text:style-name="P4">
The White House said, <text:a xlink:type="simple" xlink:href="https://www.zaobao.com/realtime/world/story20230520-1396419" text:style-name="Internet_20_link" text:visited-style-name="Visited_20_Internet_20_Link">
</text:a>
Essence</text:p>
      <text:p text:style-name="P4">
Reuters reported that the White House spokesman Jean-Pierre said on Saturday (May 20) in Hiroshima, Japan that the two parties had to reach an agreement on the issue of federal debt, and they had to continue to negotiate hard.</text:p>
      <text:p text:style-name="P4">
Nevertheless, let-Pierre told reporters, "We are still optimistic."</text:p>
      <text:p text:style-name="P4">
US President Biden was participating in the Seventh Kingdom Group (G7) summit on Hiroshima. In order to avoid the first debt defaults in the United States, <text:a xlink:type="simple" xlink:href="https://www.zaobao.com/realtime/world/story20230517-1395431" text:style-name="Internet_20_link" text:visited-style-name="Visited_20_Internet_20_Link">
</text:a>
It will return to Washington after the G7 summit on Sunday (21st).</text:p>
      <text:p text:style-name="P4">
News Source: <text:a xlink:type="simple" xlink:href="https://www.zaobao.com.sg/realtime/world/story20230520-1396435" text:style-name="Internet_20_link" text:visited-style-name="Visited_20_Internet_20_Link">
https://www.zaobao.com.sg/realtime/world/story20230520-1396435</text:a>
</text:p>
      <!--NEWS-->
      <text:h text:style-name="P10" text:outline-level="1">
<text:span text:style-name="T4">
G7 Joint Communist: Policies are not to hurt China</text:span>
</text:h>
      <text:p text:style-name="P4">
Author: None (Language: zh)</text:p>
      <text:p text:style-name="P4">
Publisher: None</text:p>
      <text:p text:style-name="P4">
Time: 2023-05-20T10:25:00Z</text:p>
      <text:p text:style-name="P4">
Description: The Seventh Kingdom Group Summit entered the second day. In addition to issuing a joint communique, the leaders of member states also passed the anti -economic coercion initiative regarded as the "united front" of China. At the same time, Ukrainian President Zelei also arrived in Hiroshima and is expected to participate in the 21st agenda.</text:p>
      <text:p text:style-name="P4">
Videos: []</text:p>
      <text:p text:style-name="P4">
Images: ["<text:a xlink:type="simple" xlink:href="https://static.dw.com/image/65683641_303.jpg" text:style-name="Internet_20_link" text:visited-style-name="Visited_20_Internet_20_Link">
65683641_303.jpg</text:a>
", "<text:a xlink:type="simple" xlink:href="https://static.dw.com/image/65684465_401.jpg" text:style-name="Internet_20_link" text:visited-style-name="Visited_20_Internet_20_Link">
65684465_401.jpg</text:a>
"]</text:p>
      <text:p text:style-name="P4">
Subject: 时政风云</text:p>
      <text:p text:style-name="P4">
Subjects: ['乌克兰', '俄罗斯入侵乌克兰']</text:p>
      <text:p text:style-name="P4">
Keywords: ['七国集团', '俄乌战争', '广岛', '泽连斯基', '对华政策', '经济胁迫', '印太和平']</text:p>
      <text:p text:style-name="P4">
Id: 65684805</text:p>
      <!--METADATA-->
      <text:p text:style-name="P4">
<text:a xlink:type="simple" xlink:href="https://www.dw.com/zh/overlay/image/article/65684805/65683641" text:style-name="Internet_20_link" text:visited-style-name="Visited_20_Internet_20_Link">
 <draw:frame draw:style-name="fr1" draw:name="Image51" text:anchor-type="as-char" svg:width="6.9236in" svg:height="3.896998in" draw:z-index="0">
<draw:image xlink:href="../Images/dwzh/2023-05-20T10-25-00Z/65683641_303.jpg" xlink:type="simple" xlink:show="embed" xlink:actuate="onLoad" draw:mime-type="image/jpeg"/>
</draw:frame>
</text:a>
The G7 Summit issued a joint communique the next day, and passed the anti -economic coercion initiative on the same day</text:p>
      <text:p text:style-name="P4">
(Voice of Germany Chinese website) The Seventh Kingdom Group (G7) summit held in Hiroshima, Japan issued a joint communique of the summit on Saturday (May 20). Topics with climate change.</text:p>
      <text:p text:style-name="P4">
The joint communiqué condemned Russia's war against Ukraine seriously, which seriously violated international law, including the UN Charter, and reiterated that it would strengthen its diplomatic, fiscal, humanitarian, and military support for Ukraine to achieve comprehensive, fair and lasting peace.</text:p>
      <text:p text:style-name="P4">
Regarding India, the joint bulletin emphasizes the importance of free and open Indo -Pacific region, saying that it is necessary to ensure the common principles of sovereignty, territorial integrity, peaceful resolution of disputes, and basic freedom and human rights. The Seventh Kingdom Group also pointed out in the bulletin: "The peace and stability of the Taiwan Strait are indispensable for the safety and prosperity of the international community. The basic position of members of the Seventh Kingdom Group on the issue of Taiwan has not changed, including a Chinese policy that declared. We call for peace to solve cross -strait issues. "</text:p>
      <text:h text:style-name="P12" text:outline-level="3">
<text:span text:style-name="T4">
How does the German industry rely on China?</text:span>
</text:h>
      <text:h text:style-name="P12" text:outline-level="3">
<text:span text:style-name="T4">
is willing to establish a stable relationship with China and not decompose</text:span>
</text:h>
      <text:p text:style-name="P4">
In the bulletin, the Seven Kingdoms Group made a statement on China relations, which mentioned: "In view of China's role in the international community and its economic scale, it is necessary to cooperate with China in the field of global challenges and common interests", " We are preparing to establish a constructive and stable relationship with China, recognize the importance of being frank with China and expressing our concern directly to China. "</text:p>
      <text:p text:style-name="P4">
The communiqué also emphasized that the policy policy of the Seventh -way Group is not to hurt China, nor to obstruct its economic progress and development. "We are not decoupled or transferred inward."</text:p>
      <text:p text:style-name="P4">
In addition, the bulletin also called on China to put pressure on Russia to stop its military aggression and withdraw from Ukraine. Hope <text:a xlink:type="simple" xlink:href="https://www.dw.com/zh/zh/战争以来首次习近平与泽连斯基举行电话会谈/a-65440795" text:style-name="Internet_20_link" text:visited-style-name="Visited_20_Internet_20_Link">
</text:a>
Support comprehensive, fair and lasting peace based on the principles and purpose of the UN Charter and the principles of the United Nations.</text:p>
      <text:p text:style-name="P4">
The content mentioned in the bulletin also includes the economic level of "promoting global economic recovery, maintaining financial stability, promoting employment and sustainable growth", "accelerating the achievement of sustainable development goals (SDG)" at the environmental level Intelligent (AI) technical management to achieve reliable artificial intelligence vision and goals.</text:p>
      <text:p text:style-name="P4">
<draw:frame draw:style-name="fr1" draw:name="Image52" text:anchor-type="as-char" svg:width="6.9236in" svg:height="3.896998in" draw:z-index="0">
<draw:image xlink:href="../Images/dwzh/2023-05-20T10-25-00Z/65684465_401.jpg" xlink:type="simple" xlink:show="embed" xlink:actuate="onLoad" draw:mime-type="image/jpeg"/>
</draw:frame>
Zelenezki has a bilateral talks with Italian Prime Minister Mello in Hiroshima</text:p>
      <text:h text:style-name="P12" text:outline-level="3">
<text:span text:style-name="T4">
Zelei Ski arrived in Guangdao</text:span>
</text:h>
      <text:p text:style-name="P4">
The Japanese government officially announced on the morning of May 20 that Ukrainian President Zeleiski will attend the G7 summit and discuss issues such as Ukraine situation with leaders of the Seven Kingdoms on the 21st. In addition, Zeelianzki will also talk alone with Kishida Wenxiong and US President Bayiden.</text:p>
      <text:p text:style-name="P4">
At present, Zelei has arrived in Hiroshima with the French government's special plane. He wrote on his personal Twitter: "Japan, the Seven Kingdoms Group. Important meetings with Ukraine's partners and friends, security and strengthening cooperation are for our victory, peaceful, peaceful, peaceful, peaceful It will become closer today. "</text:p>
      <text:p text:style-name="P4">
Zeelianzki will also attend the expansion meeting of the Eight -Power leaders such as India and South Korea. At the same time, it is expected to talk to the Indian Prime Minister Modi, while the latter maintains contact with Russian President Putin during the Russian and Ukraine War.</text:p>
      <text:h text:style-name="P12" text:outline-level="3">
<text:span text:style-name="T4">
Initiative through anti -economic stress</text:span>
</text:h>
      <text:p text:style-name="P4">
The leaders of the members of the meeting today also agreed to a new initiative against "economic stress" and promised to take action to ensure that any actor who tried to rely on economic dependence as a weapon must bear the consequences.</text:p>
      <text:p text:style-name="P4">
In a statement, the leaders of the Seven Kingdoms Group stated that this initiative, known as the "COORDIINATION PLATFORM on EconomicCoErcion", will adopt an early warning and rapid information sharing mechanism for economic coercion. Consultation.</text:p>
      <text:p text:style-name="P4">
The statement also mentioned: "<text:a xlink:type="simple" xlink:href="https://www.dw.com/zh/zh/美財長g7將聯手反制中國經濟脅迫/a-65597554" text:style-name="Internet_20_link" text:visited-style-name="Visited_20_Internet_20_Link">
</text:a>
Although the statement did not indicate China, according to an overview of Reuters earlier, the British government has pointed out that China tries to use its economic strength to use its economic strength in political disputes with Australia and Lithuania. The report of "Nikkei Asia" states that the move of the Seventh Kingdoms reflects: "They want to unite the front on the Chinese issue, especially between the United States and Europe."</text:p>
      <text:p text:style-name="P4">
Earlier, Chinese Ministry of Foreign Affairs spokesman Wang Wenbin responded to the topic of the anti -"economic stress" plan this Friday. He pointed out: "If the G7 summit will discuss economic coercion issues, you may wish to discuss how the United States is coerced with 6 other member states."</text:p>
      <text:p text:style-name="P4">
In addition to the above, the initiative documents also promise to deepen cooperation in strengthening the supply chain in the Seventh Kingdom Group, including supporting low -income and middle -income countries to play its role in the supply chain; One -generation technology has established new standards.</text:p>
      <text:h text:style-name="P12" text:outline-level="3">
<text:span text:style-name="T4">
</text:span>
</text:h>
      <text:p text:style-name="P4">
Lately on May 20, a statement published on the website of the Chinese Ministry of Foreign Affairs stated that the Seven Kingdoms Group's "hype -related issues", and pointed out that China has insisted on manipulating the issues of China in China about the "Seven Kingdoms Group regardless of China's serious concern. Insteading to attack China and rude interference in China internal affairs ", he expressed strong dissatisfaction and resolute opposition, and has proposed to the organizer Japan to negotiate solemnly. Regarding the issue of Taiwan's issues mentioned on the G7 joint communiqué, the statement responded to stating: "The problem of solving Taiwan is a matter for the Chinese, and the Chinese should be determined by the Chinese." Essence The statement also refuted the anti -economic coercion initiative passed by the G7 member states, saying that "the so -called" economic coercion ", the United States engaged in unilateral sanctions and the" detachable chain "is the true" "The stress". "The statement named the United States on the second point, mentioning that" the international community does not accept the "Western Rules" led by the Seven Kingdoms Group, and the line of ideology and values. The "small circle rules" of vested interests. The Chinese Ministry of Foreign Affairs finally called on the Seven Kingdoms Group to "fight against the province, change the string more", put their energy on solving various problems, stop manufacturing and provoking camp confrontation, and return to dialogue cooperation. Come on the right path.</text:p>
      <text:p text:style-name="P4">
(Comprehensive report)</text:p>
      <text:p text:style-name="P4">
News Source: <text:a xlink:type="simple" xlink:href="https://www.dw.com/zh/g7联合公报：政策方针不是为了伤害中国/a-65684805" text:style-name="Internet_20_link" text:visited-style-name="Visited_20_Internet_20_Link">
https://www.dw.com/zh/g7联合公报：政策方针不是为了伤害中国/a-65684805?maca=chi-rss-chi-all-1127-rdf</text:a>
</text:p>
      <!--NEWS-->
      <text:h text:style-name="P10" text:outline-level="1">
<text:span text:style-name="T4">
A magnitude 7.1 earthquake occurred in the South Pacific</text:span>
</text:h>
      <text:p text:style-name="P4">
Author: 联合早报 (Person)</text:p>
      <text:p text:style-name="P4">
Publisher: 联合早报 (Organization)</text:p>
      <text:p text:style-name="P4">
Published Time: 2023-05-20T10:47</text:p>
      <text:p text:style-name="P4">
Modified Time: 2023-05-20T12:51</text:p>
      <text:p text:style-name="P4">
Description: The Pacific Ocean east of French New Cauritonia occurred on Saturday (May 20) a magnitude 7.1 earthquake. Reuters reports that the US Geological Survey (USGS) said that the depth of the earthquake is 36 kilometers, and the epicenter is located in the New Caledoni ...</text:p>
      <text:p text:style-name="P4">
Videos: []</text:p>
      <text:p text:style-name="P4">
Audios: []</text:p>
      <text:p text:style-name="P4">
Images: []</text:p>
      <text:p text:style-name="P4">
Type: NewsArticle</text:p>
      <text:p text:style-name="P4">
Breadcrumbs: ['即时', '国际']</text:p>
      <text:p text:style-name="P4">
Keywords: ['地震', '南太平洋']</text:p>
      <!--METADATA-->
      <text:p text:style-name="P4">
The Pacific Ocean east of French New Cauritonia occurred on Saturday (May 20) a magnitude 7.1 earthquake.</text:p>
      <text:p text:style-name="P4">
Reuters reports that the US Geological Survey (USGS) said that the depth of the earthquake is 36 kilometers, and the epicenter is about 300 kilometers east of New Caledonia.</text:p>
      <text:p text:style-name="P4">
The Australian Meteorological Administration said that there is no tsunami threat in Australia.</text:p>
      <text:p text:style-name="P4">
<text:a xlink:type="simple" xlink:href="https://www.zaobao.com/realtime/world/story20230519-1396120" text:style-name="Internet_20_link" text:visited-style-name="Visited_20_Internet_20_Link">
</text:a>
The depth of the earthquake is about 38 kilometers. The Pacific tsunami warning center once issued tsunami warning to many countries in the South Pacific. Fortunately, the wave caused by the earthquake was not large.</text:p>
      <text:p text:style-name="P4">
New Cauridonia is a French overseas territory and is composed of New Caurdonia, the Liadi Islands and the Chestfield Islands.</text:p>
      <text:p text:style-name="P4">
News Source: <text:a xlink:type="simple" xlink:href="https://www.zaobao.com.sg/realtime/world/story20230520-1396437" text:style-name="Internet_20_link" text:visited-style-name="Visited_20_Internet_20_Link">
https://www.zaobao.com.sg/realtime/world/story20230520-1396437</text:a>
</text:p>
      <!--NEWS-->
      <text:h text:style-name="P10" text:outline-level="1">
<text:span text:style-name="T4">
The US -China Competitive Commission visited Britain -Wangwang London to tough Hong Kong and set the Xinjiang issue as a racial extinction</text:span>
</text:h>
      <text:p text:style-name="P4">
Author: chinese@voanews.com (郑乐捷)</text:p>
      <text:p text:style-name="P4">
Publisher: 美国之音中文网 (Type: NewsMediaOrganization)</text:p>
      <text:p text:style-name="P4">
Published Time: 2023-05-20T10:56:38+08:00</text:p>
      <text:p text:style-name="P4">
Modified Time: 2023-05-20 02:56:51Z</text:p>
      <text:p text:style-name="P4">
Description: The US Congress House of Representatives pays attention to the key members of the Communist Party of the Communist Party of China to visit the United Kingdom, hoping to coordinate against the Britain and support the strengthening of Taiwan.</text:p>
      <text:p text:style-name="P4">
Videos: []</text:p>
      <text:p text:style-name="P4">
Images: []</text:p>
      <text:p text:style-name="P4">
Categories: ['美中关系', '欧洲', '港澳', '人权', '新疆西藏问题']</text:p>
      <text:p text:style-name="P4">
Type: None</text:p>
      <!--METADATA-->
      <text:p text:style-name="P4">
Nonenone</text:p>
      <text:p text:style-name="P4">
News Source: <text:a xlink:type="simple" xlink:href="https://www.voachinese.com/a/us-china-committee-visits-uk-20230519/7101630.html" text:style-name="Internet_20_link" text:visited-style-name="Visited_20_Internet_20_Link">
https://www.voachinese.com/a/us-china-committee-visits-uk-20230519/7101630.html</text:a>
</text:p>
      <!--NEWS-->
      <text:h text:style-name="P10" text:outline-level="1">
<text:span text:style-name="T4">
Another talk show actor was blocked in China</text:span>
</text:h>
      <text:p text:style-name="P4">
Author: None (Language: zh)</text:p>
      <text:p text:style-name="P4">
Publisher: None</text:p>
      <text:p text:style-name="P4">
Time: 2023-05-20T11:02:00Z</text:p>
      <text:p text:style-name="P4">
Description: Talk show actor, June 4th, insulting China. This is the keyword of the second Chinese network blocked talk show an actor incident in a week. "Uncle Roger", which was blocked this time, was not even Chinese, nor did it start with political irony.</text:p>
      <text:p text:style-name="P4">
Videos: []</text:p>
      <text:p text:style-name="P4">
Images: ["<text:a xlink:type="simple" xlink:href="https://static.dw.com/image/64724879_303.jpg" text:style-name="Internet_20_link" text:visited-style-name="Visited_20_Internet_20_Link">
64724879_303.jpg</text:a>
"]</text:p>
      <text:p text:style-name="P4">
Subject: 时政风云</text:p>
      <text:p text:style-name="P4">
Subjects: ['明镜周刊', '言论自由', '社交媒体', '人权', '新闻审查', '微博']</text:p>
      <text:p text:style-name="P4">
Keywords: ['脱口秀', 'house', '李昊石', '罗杰叔叔', 'Uncle Roger', '黃瑾瑜', '辱华', '马来西亚', '封杀', '微博', 'B站', '言论自由', '审查']</text:p>
      <text:p text:style-name="P4">
Id: 65684797</text:p>
      <!--METADATA-->
      <text:p text:style-name="P4">
<text:a xlink:type="simple" xlink:href="https://www.dw.com/zh/overlay/image/article/65684797/64724879" text:style-name="Internet_20_link" text:visited-style-name="Visited_20_Internet_20_Link">
 <draw:frame draw:style-name="fr1" draw:name="Image53" text:anchor-type="as-char" svg:width="6.9236in" svg:height="3.896998in" draw:z-index="0">
<draw:image xlink:href="../Images/dwzh/2023-05-20T11-02-00Z/64724879_303.jpg" xlink:type="simple" xlink:show="embed" xlink:actuate="onLoad" draw:mime-type="image/jpeg"/>
</draw:frame>
</text:a>
There is no real talk show in an environment that lacks freedom of speech (information picture)</text:p>
      <text:p text:style-name="P4">
(Voice of Germany Chinese), Malaysian Chinese talk show Huang Jinyu (art name: Uncle Rogeroger) has recently been fully blocked by Chinese online social media including Weibo and B. The reason is that the UP owner, who is famous for its funny evaluation of food programs, previews a talk show program about June 4th, among which there are many irony and criticism of the Chinese government.</text:p>
      <text:h text:style-name="P12" text:outline-level="3">
<text:span text:style-name="T4">
Huang Jinyu?</text:span>
</text:h>
      <text:p text:style-name="P4">
Huang Jinyu was born in Malaysia. His parents are Chinese in Malaysia and are currently permanent in Britain. Special deliberately use Southeast Asian accent English to ridicule other food videos. The most famous program is the video about how to make egg fried rice in BBC TV. Huang Jinyu, a typical Southeast Asian -style sigh such as Haiyaa, was constantly ridiculed by Haiyaa, and established his image of "Uncleroger". In the past two years, this video has more than 34 million playbacks on YouTube.</text:p>
      <text:p text:style-name="P4">
Considering his own character positioning, Huang Jinyu rarely involved in political topics. In January 2021, another Chinese video blogger Chen Xing (Mikechen) commented on dumplings recipes. However, Huang Jinyu and his team learned that Chen Xing was a member of the Falun Gong organization. After a critical attitude towards the Chinese government, he deleted the related programs of the two on the entire network and apologized to the audience.</text:p>
      <text:p text:style-name="P4">
However, just on May 16, 2023, that is, <text:a xlink:type="simple" xlink:href="https://www.dw.com/zh/zh/被指冒犯解放军-脱口秀演员被警方立案调查/a-65638312" text:style-name="Internet_20_link" text:visited-style-name="Visited_20_Internet_20_Link">
</text:a>
One day later. Huang Jinyu released his own latest talk show trailer on social media including Twitter. Wearing an iconic orange T -shirt, he learned in the film that an audience who also wearing orange T -shirts on the stage said "China!Good country!Good country", and then instantly made a smile. A helpless expression. Test the audience's hilarious. Then the talk show actor who likes to call the audience as the nephew and niece said: "We must say that now, isn't it? All mobile phones are eavesdropping and are eavesdropping. The nephew's mobile phone is Huawei. listen!"</text:p>
      <text:p text:style-name="P4">
It can also be seen from the latest trailer that Huang Jinyu asked if there were audiences from Taiwan in the same live performance. Someone responded on the stage. He said: "(Taiwan) is not a real country. I hope that one day you can return to the arms of the mother of the motherland. A China!" In the show, Huang Jinyu claimed that "Uncle Roger would be banned after tonight." And hoping that the audience to write a report to the Communist Party, I would like to mention that Uncle Roger was a "good comrade".</text:p>
      <text:h text:style-name="P12" text:outline-level="3">
<text:span text:style-name="T4">
China: Fighting Uncle Roger in the whole network</text:span>
</text:h>
      <text:p text:style-name="P4">
What happened later was in the expectations of Huang Jinyu. He has more than 400,000 fan bases' Weibo accounts and then blocked. The official information given by Weibo is: "The user is currently banned because of violations of relevant laws and regulations." His last public video Weibo date was locked on April 21. At the same time, Huang Jinyu also had more than 400,000 fans, and the B station account number B was also banned.</text:p>
      <text:p text:style-name="P4">
Huang Jinyu is also the second talk show actor who has been blocked in China in the last week. House, a talk show actor, who performed in Beijing on the 13th, said that the scene of the two wild dogs chasing the pine of the two wild dogs that he adopted reminded him of 8 words "excellent style, can win the battle". This paragraph was accused of offending the PLA, and the Beijing Cultural and Tourism Bureau suspended all its performances in Beijing indefinitely. After that, the public security organs announced the investigation.</text:p>
      <text:p text:style-name="P4">
Wu Qiang, an independent political analyst in Beijing, told Reuters on the ban on Li Haoshi by Li Haoshi: "The talk show comedy has always been the last fortress that people can still enjoy the public life and entertainment comments." After the actor is severely handled, "the space for talk show comedy and the public expression will inevitably continue to shrink."</text:p>
      <text:p text:style-name="P4">
<text:a xlink:type="simple" xlink:href="https://www.dw.com/zh/zh/长平观察人民子弟兵替谁背了野狗这口黑锅/a-65677086" text:style-name="Internet_20_link" text:visited-style-name="Visited_20_Internet_20_Link">
</text:a>
The US Research Organization, Davidbandurski, the director of the "China Media Research Plan", told Reuters that China's leadership "created a paranoid and fear on the issue of national security risks. It is defined so wide that everything can be considered attacking. "</text:p>
      <text:p text:style-name="P4">
(Comprehensive report)</text:p>
      <text:p text:style-name="P4">
News Source: <text:a xlink:type="simple" xlink:href="https://www.dw.com/zh/又一脱口秀演员在中国遭封杀/a-65684797" text:style-name="Internet_20_link" text:visited-style-name="Visited_20_Internet_20_Link">
https://www.dw.com/zh/又一脱口秀演员在中国遭封杀/a-65684797?maca=chi-rss-chi-all-1127-rdf</text:a>
</text:p>
      <!--NEWS-->
      <text:h text:style-name="P10" text:outline-level="1">
<text:span text:style-name="T4">
Lanyuan grabs NASA orders to create another landing device</text:span>
</text:h>
      <text:p text:style-name="P4">
Publisher: 法新社</text:p>
      <text:p text:style-name="P4">
Published Time: 2023-05-20T11:32:07+00:00</text:p>
      <text:p text:style-name="P4">
Modified Time: 2023-05-20T11:20:04+00:00</text:p>
      <text:p text:style-name="P4">
Description: (Agence France -Presse, Washington, 19th) The National Airlines and Space Administration (NASA) Lunar Lunar Lunar Sign signed with Musk's Space Exploration Technology Company (SpaceX) to create the first lunar lander. The Lanyuan founded by Bezos signed a contract to create another 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5-20T11-32-07-00-00/000000.png" xlink:type="simple" xlink:show="embed" xlink:actuate="onLoad" draw:mime-type="image/png"/>
</draw:frame>
NASA selected the Lanyuan Land Lander for the current "Artemis 5" for the "Artemis 5" on the moon landing in 2029. Lan Yuan will first prove that its lander can safely land on the moon without the crew of the crew.</text:p>
      <text:p text:style-name="P4">
Jeffbezos, the founder of Amazon and former CEO, wrote in Twitter that he was very "honored to work with NASA on this trip to send the moon to the moon. And this time (astronaut) will stay. "</text:p>
      <text:p text:style-name="P4">
The total amount of this contract was 3.4 billion US dollars (about NT $ 104 billion). But Lan Yuan, the vice president of the moon transportation business, JohnCouluris said at a press conference that Lan Yuan will invest in the amount of "far exceeding" contracts to develop the aircraft.</text:p>
      <text:p text:style-name="P4">
"Attimes" is a 50 -year -old return to the moon in NASA. It consists of a number of tasks and the complexity of each task is increasing.</text:p>
      <text:p text:style-name="P4">
In 2021, NASA chose the SpaceX of Elon Musk to build a lander for the "Attimes 3" mission. This is the first time in the series task that spacemen actually set foot on the moon surface.</text:p>
      <text:p text:style-name="P4">
At that time, Lan Yuan also participated in the $ 2.9 billion contract, and filed a lawsuit against NASA after SpaceX was selected as the only lander supplier. But the lawsuit has been rejected.</text:p>
      <text:p text:style-name="P4">
NASA also chose to perform the "Attimes 4" mission by SPACEX's lander last year. However, NASA bid to other companies for the rest of the task of the plan.</text:p>
      <text:p text:style-name="P4">
News Source: <text:a xlink:type="simple" xlink:href="https://www.rfi.fr/cn/%E7%A7%91%E5%AD%A6%E6%96%B0%E7%9F%A5/20230520-%E8%93%9D%E6%BA%90%E6%8A%A2%E4%B8%8Bnasa%E8%AE%A2%E5%8D%95-%E6%89%93%E9%80%A0%E7%99%BB%E6%9C%88%E8%AE%A1%E7%94%BB%E5%8F%A6%E4%B8%80%E8%89%98%E7%99%BB%E9%99%86%E5%99%A8" text:style-name="Internet_20_link" text:visited-style-name="Visited_20_Internet_20_Link">
https://www.rfi.fr/cn/%E7%A7%91%E5%AD%A6%E6%96%B0%E7%9F%A5/20230520-%E8%93%9D%E6%BA%90%E6%8A%A2%E4%B8%8Bnasa%E8%AE%A2%E5%8D%95-%E6%89%93%E9%80%A0%E7%99%BB%E6%9C%88%E8%AE%A1%E7%94%BB%E5%8F%A6%E4%B8%80%E8%89%98%E7%99%BB%E9%99%86%E5%99%A8</text:a>
</text:p>
      <!--NEWS-->
      <text:h text:style-name="P10" text:outline-level="1">
<text:span text:style-name="T4">
China opposes India's G20 meeting in Kashmir</text:span>
</text:h>
      <text:p text:style-name="P4">
Author: None (Language: zh)</text:p>
      <text:p text:style-name="P4">
Publisher: None</text:p>
      <text:p text:style-name="P4">
Time: 2023-05-20T11:37:00Z</text:p>
      <text:p text:style-name="P4">
Description: China stated that India will hold the G20 tourism conference in Kashmir next week and refuse to attend. Earlier, Pakistan, who controlled Kashmir, has condemned India for holding meetings in controversial areas. India claims that a meeting can be held freely on its own territory.</text:p>
      <text:p text:style-name="P4">
Videos: []</text:p>
      <text:p text:style-name="P4">
Images: ["<text:a xlink:type="simple" xlink:href="https://static.dw.com/image/64685245_303.jpg" text:style-name="Internet_20_link" text:visited-style-name="Visited_20_Internet_20_Link">
64685245_303.jpg</text:a>
", "<text:a xlink:type="simple" xlink:href="https://static.dw.com/image/60347046_404.jpg" text:style-name="Internet_20_link" text:visited-style-name="Visited_20_Internet_20_Link">
60347046_404.jpg</text:a>
", "<text:a xlink:type="simple" xlink:href="https://static.dw.com/image/49935245_303.jpg" text:style-name="Internet_20_link" text:visited-style-name="Visited_20_Internet_20_Link">
49935245_303.jpg</text:a>
", "<text:a xlink:type="simple" xlink:href="https://static.dw.com/image/16050798_303.jpg" text:style-name="Internet_20_link" text:visited-style-name="Visited_20_Internet_20_Link">
16050798_303.jpg</text:a>
", "<text:a xlink:type="simple" xlink:href="https://static.dw.com/image/47710078_303.jpg" text:style-name="Internet_20_link" text:visited-style-name="Visited_20_Internet_20_Link">
47710078_303.jpg</text:a>
", "<text:a xlink:type="simple" xlink:href="https://static.dw.com/image/47688923_303.jpg" text:style-name="Internet_20_link" text:visited-style-name="Visited_20_Internet_20_Link">
47688923_303.jpg</text:a>
", "<text:a xlink:type="simple" xlink:href="https://static.dw.com/image/47519398_303.jpg" text:style-name="Internet_20_link" text:visited-style-name="Visited_20_Internet_20_Link">
47519398_303.jpg</text:a>
", "<text:a xlink:type="simple" xlink:href="https://static.dw.com/image/38367338_303.png" text:style-name="Internet_20_link" text:visited-style-name="Visited_20_Internet_20_Link">
38367338_303.png</text:a>
", "<text:a xlink:type="simple" xlink:href="https://static.dw.com/image/35944834_303.jpg" text:style-name="Internet_20_link" text:visited-style-name="Visited_20_Internet_20_Link">
35944834_303.jpg</text:a>
", "<text:a xlink:type="simple" xlink:href="https://static.dw.com/image/38452788_303.jpg" text:style-name="Internet_20_link" text:visited-style-name="Visited_20_Internet_20_Link">
38452788_303.jpg</text:a>
", "<text:a xlink:type="simple" xlink:href="https://static.dw.com/image/19561601_303.jpg" text:style-name="Internet_20_link" text:visited-style-name="Visited_20_Internet_20_Link">
19561601_303.jpg</text:a>
", "<text:a xlink:type="simple" xlink:href="https://static.dw.com/image/36829473_303.jpg" text:style-name="Internet_20_link" text:visited-style-name="Visited_20_Internet_20_Link">
36829473_303.jpg</text:a>
", "<text:a xlink:type="simple" xlink:href="https://static.dw.com/image/36567689_303.jpg" text:style-name="Internet_20_link" text:visited-style-name="Visited_20_Internet_20_Link">
36567689_303.jpg</text:a>
", "<text:a xlink:type="simple" xlink:href="https://static.dw.com/image/36949223_303.jpg" text:style-name="Internet_20_link" text:visited-style-name="Visited_20_Internet_20_Link">
36949223_303.jpg</text:a>
"]</text:p>
      <text:p text:style-name="P4">
Subject: 时政风云</text:p>
      <text:p text:style-name="P4">
Subjects: ['岛屿主权争端', '专题报道：全景观看“习马会”', '印度', '20国集团', '巴基斯坦', '中国', '中共十九大', '德中关系']</text:p>
      <text:p text:style-name="P4">
Keywords: ['中国', '克什米尔', 'G20', '印度', '边境', '中印关系', '巴基斯坦', '领土争议', '印巴关系']</text:p>
      <text:p text:style-name="P4">
Id: 65685118</text:p>
      <!--METADATA-->
      <text:p text:style-name="P4">
<text:a xlink:type="simple" xlink:href="https://www.dw.com/zh/overlay/image/article/65685118/64685245" text:style-name="Internet_20_link" text:visited-style-name="Visited_20_Internet_20_Link">
 <draw:frame draw:style-name="fr1" draw:name="Image55" text:anchor-type="as-char" svg:width="6.9236in" svg:height="3.896998in" draw:z-index="0">
<draw:image xlink:href="../Images/dwzh/2023-05-20T11-37-00Z/64685245_303.jpg" xlink:type="simple" xlink:show="embed" xlink:actuate="onLoad" draw:mime-type="image/jpeg"/>
</draw:frame>
</text:a>
The picture shows the summer capital of Kashmir's summer capital Slinaga. Here will be held from May 22 to 24</text:p>
      <text:p text:style-name="P4">
(Voice of Germany Chinese) China said on Friday (May 19) that it was opposed to India's G20 meeting about tourism in the controversial Kashmir region next week and refused to attend.</text:p>
      <text:p text:style-name="P4">
India, who has served as the G20 chairman this year, has organized a series of meetings across the country to prepare for the summit held in New Delhi in September. The summer capital of Jammo and Kashmir will host the G20 member tourism working group meeting from May 22 to 24.</text:p>
      <text:p text:style-name="P4">
<draw:frame draw:style-name="fr1" draw:name="Image56" text:anchor-type="as-char" svg:width="6.9236in" svg:height="3.889434in" draw:z-index="0">
<draw:image xlink:href="../Images/dwzh/2023-05-20T11-37-00Z/60347046_404.jpg" xlink:type="simple" xlink:show="embed" xlink:actuate="onLoad" draw:mime-type="image/jpeg"/>
</draw:frame>
Chinese Foreign Ministry spokesman Wang Wenbin: China is firm</text:p>
      <text:p text:style-name="P4">
Chinese Foreign Ministry spokesman Wang Wenbin said: "China is resolutely opposed to holding any form of G20 meetings in territorial disputed areas, and will not attend such a meeting."</text:p>
      <text:p text:style-name="P4">
Previously, <text:a xlink:type="simple" xlink:href="https://www.dw.com/zh/zh/克什米尔危机中国选哪边站/a-50002062" text:style-name="Internet_20_link" text:visited-style-name="Visited_20_Internet_20_Link">
</text:a>
It also opposed India's decision to hold a G20 meeting in Kashmir. Pakistan also controls parts of Kashmir.</text:p>
      <text:p text:style-name="P4">
After the end of World War II, India and Pakistan broke out for many wars to compete for Kashmir. Pakistan said this week that the Indian government re -review <text:a xlink:type="simple" xlink:href="https://www.dw.com/zh/zh/克什米尔问题abc/a-49910509" text:style-name="Internet_20_link" text:visited-style-name="Visited_20_Internet_20_Link">
</text:a>
Before, bilateral contacts with India will not be conducted.</text:p>
      <text:p text:style-name="P4">
*<draw:frame draw:style-name="fr1" draw:name="Image57" text:anchor-type="as-char" svg:width="6.9236in" svg:height="3.896998in" draw:z-index="0">
<draw:image xlink:href="../Images/dwzh/2023-05-20T11-37-00Z/49935245_303.jpg" xlink:type="simple" xlink:show="embed" xlink:actuate="onLoad" draw:mime-type="image/jpeg"/>
</draw:frame>
#</text:p>
      <text:h text:style-name="P13" text:outline-level="4">
<text:span text:style-name="T4">
is hostile, Kashmir costs high cost</text:span>
</text:h>
      <text:h text:style-name="P12" text:outline-level="3">
<text:span text:style-name="T4">
Kashmir dispute intensification</text:span>
</text:h>
      <text:p text:style-name="P4">
The New Delhi government led by Modi proposed a motion on August 5, asking for abolition of the autonomous privileges of Jammo and Kashmir. Prior to this, politicians in these two regions had been under house arrest, and the Internet and telephone communication were cut off. This is regarded as the most intense means taken by the Indian government on the issue of changing the special status of the region for nearly 70 years. Islamabad subsequently announced that it will expel India's ambassador and suspend trade with India.</text:p>
      <text:p text:style-name="P4">
*<draw:frame draw:style-name="fr1" draw:name="Image58" text:anchor-type="as-char" svg:width="6.9236in" svg:height="3.896998in" draw:z-index="0">
<draw:image xlink:href="../Images/dwzh/2023-05-20T11-37-00Z/16050798_303.jpg" xlink:type="simple" xlink:show="embed" xlink:actuate="onLoad" draw:mime-type="image/jpeg"/>
</draw:frame>
#</text:p>
      <text:h text:style-name="P13" text:outline-level="4">
<text:span text:style-name="T4">
is hostile, Kashmir costs high cost</text:span>
</text:h>
      <text:h text:style-name="P12" text:outline-level="3">
<text:span text:style-name="T4">
</text:span>
</text:h>
      <text:p text:style-name="P4">
After the India -Pakistan's dispute around Kashmir was significantly upgraded, the two foreign ministers visited China within a week. Pakistani Foreign Minister Kuri arrived in Beijing in advance, hoping to get the support of China on the Kashmir issue. Indian Foreign Minister Su Jiesheng also began to visit China on August 11. He was accepted by Wang Qishan, vice chairman of China in Zhongnanhai.</text:p>
      <text:p text:style-name="P4">
*<draw:frame draw:style-name="fr1" draw:name="Image59" text:anchor-type="as-char" svg:width="6.9236in" svg:height="3.896998in" draw:z-index="0">
<draw:image xlink:href="../Images/dwzh/2023-05-20T11-37-00Z/47710078_303.jpg" xlink:type="simple" xlink:show="embed" xlink:actuate="onLoad" draw:mime-type="image/jpeg"/>
</draw:frame>
#</text:p>
      <text:h text:style-name="P13" text:outline-level="4">
<text:span text:style-name="T4">
is hostile, Kashmir costs high cost</text:span>
</text:h>
      <text:h text:style-name="P12" text:outline-level="3">
<text:span text:style-name="T4">
Pakistan Shooting India Fighter</text:span>
</text:h>
      <text:p text:style-name="P4">
On February 27, the Pakistani military said that two Indian fighter jets were shot down in the controversial Kashmir region. A Pakistani military spokesman said the two Indian fighters were shot down after entering Pakistan. This is the first time these two nuclear countries have launched air strikes.</text:p>
      <text:p text:style-name="P4">
*<draw:frame draw:style-name="fr1" draw:name="Image60" text:anchor-type="as-char" svg:width="6.9236in" svg:height="3.896998in" draw:z-index="0">
<draw:image xlink:href="../Images/dwzh/2023-05-20T11-37-00Z/47688923_303.jpg" xlink:type="simple" xlink:show="embed" xlink:actuate="onLoad" draw:mime-type="image/jpeg"/>
</draw:frame>
#</text:p>
      <text:h text:style-name="P13" text:outline-level="4">
<text:span text:style-name="T4">
is hostile, Kashmir costs high cost</text:span>
</text:h>
      <text:h text:style-name="P12" text:outline-level="3">
<text:span text:style-name="T4">
Indian bombardment target</text:span>
</text:h>
      <text:p text:style-name="P4">
The Pakistani military released this photo, which shows that the Indian fighter launched an air strike on the target of Pakistan a day before, this is the first time since the 1971 war between the two countries. India said that the air strike was in response to the suicide attack of the new India and the Kashmir army in the nearby India and the Kashmir army. Pakistan said that Indian fighters did not cause casualties to air raids in Pakistan.</text:p>
      <text:p text:style-name="P4">
*<draw:frame draw:style-name="fr1" draw:name="Image61" text:anchor-type="as-char" svg:width="6.9236in" svg:height="3.896998in" draw:z-index="0">
<draw:image xlink:href="../Images/dwzh/2023-05-20T11-37-00Z/47519398_303.jpg" xlink:type="simple" xlink:show="embed" xlink:actuate="onLoad" draw:mime-type="image/jpeg"/>
</draw:frame>
#</text:p>
      <text:h text:style-name="P13" text:outline-level="4">
<text:span text:style-name="T4">
is hostile, Kashmir costs high cost</text:span>
</text:h>
      <text:h text:style-name="P12" text:outline-level="3">
<text:span text:style-name="T4">
More than violence</text:span>
</text:h>
      <text:p text:style-name="P4">
On February 14th, at least 41 members of the Indian quasi -military force were killed in a suicide bomb attack near the Indian -controlled Kashmir capital. The Islamic extremist "Murhammed Army", located in Pakistan, claims to be responsible for it. This is the worst attack on India's security forces since the rebellion in the Kashmir region in 1989. The intensive relationship between the two sides has intensified and caused concerns about armed conflict between the two countries.</text:p>
      <text:p text:style-name="P4">
*<draw:frame draw:style-name="fr1" draw:name="Image62" text:anchor-type="as-char" svg:width="6.9236in" svg:height="3.896998in" draw:z-index="0">
<draw:image xlink:href="../Images/dwzh/2023-05-20T11-37-00Z/38367338_303.png" xlink:type="simple" xlink:show="embed" xlink:actuate="onLoad" draw:mime-type="image/png"/>
</draw:frame>
#</text:p>
      <text:h text:style-name="P13" text:outline-level="4">
<text:span text:style-name="T4">
is hostile, Kashmir costs high cost</text:span>
</text:h>
      <text:h text:style-name="P12" text:outline-level="3">
<text:span text:style-name="T4">
The cost of lasting conflict and painful</text:span>
</text:h>
      <text:p text:style-name="P4">
Since 1989, Muslim rebels have fought with Indian security forces in the Indian Kashmir region. There are 12 million people in the area, 70 % of which are Muslims. Since its establishment in 1947, two wars between India and Pakistan were around Kashmir. Both parties claim that they have sovereignty over the entire Kashmir, but they actually control some areas.</text:p>
      <text:p text:style-name="P4">
*<draw:frame draw:style-name="fr1" draw:name="Image63" text:anchor-type="as-char" svg:width="6.9236in" svg:height="3.896998in" draw:z-index="0">
<draw:image xlink:href="../Images/dwzh/2023-05-20T11-37-00Z/35944834_303.jpg" xlink:type="simple" xlink:show="embed" xlink:actuate="onLoad" draw:mime-type="image/jpeg"/>
</draw:frame>
#</text:p>
      <text:h text:style-name="P13" text:outline-level="4">
<text:span text:style-name="T4">
is hostile, Kashmir costs high cost</text:span>
</text:h>
      <text:h text:style-name="P12" text:outline-level="3">
<text:span text:style-name="T4">
India crash rebellion armed forces</text:span>
</text:h>
      <text:p text:style-name="P4">
In October 2016, Indian security forces launched an offensive against Kashmir's armed rebellion and surrounded at least 20 villages in the Shopian area. New Delhi accused Islamaba of armed elements who supported India -Pakistan's "control line" to attack Indian quasi -military power.</text:p>
      <text:p text:style-name="P4">
*<draw:frame draw:style-name="fr1" draw:name="Image64" text:anchor-type="as-char" svg:width="6.9236in" svg:height="3.896998in" draw:z-index="0">
<draw:image xlink:href="../Images/dwzh/2023-05-20T11-37-00Z/38452788_303.jpg" xlink:type="simple" xlink:show="embed" xlink:actuate="onLoad" draw:mime-type="image/jpeg"/>
</draw:frame>
#</text:p>
      <text:h text:style-name="P13" text:outline-level="4">
<text:span text:style-name="T4">
is hostile, Kashmir costs high cost</text:span>
</text:h>
      <text:h text:style-name="P12" text:outline-level="3">
<text:span text:style-name="T4">
The death of a Kashmir separate person</text:span>
</text:h>
      <text:p text:style-name="P4">
In July 2016, after a young separatist leader Burhanwani was killed, the security situation in the printed Kashmir region deteriorated. Since then, the protests against India and the conflict between the separatists and the security forces have killed hundreds of people.</text:p>
      <text:p text:style-name="P4">
*<draw:frame draw:style-name="fr1" draw:name="Image65" text:anchor-type="as-char" svg:width="6.9236in" svg:height="3.896998in" draw:z-index="0">
<draw:image xlink:href="../Images/dwzh/2023-05-20T11-37-00Z/19561601_303.jpg" xlink:type="simple" xlink:show="embed" xlink:actuate="onLoad" draw:mime-type="image/jpeg"/>
</draw:frame>
#</text:p>
      <text:h text:style-name="P13" text:outline-level="4">
<text:span text:style-name="T4">
is hostile, Kashmir costs high cost</text:span>
</text:h>
      <text:h text:style-name="P12" text:outline-level="3">
<text:span text:style-name="T4">
Uri attack incident</text:span>
</text:h>
      <ul>
        <li>
<draw:frame draw:style-name="fr1" draw:name="Image66" text:anchor-type="as-char" svg:width="6.9236in" svg:height="3.896998in" draw:z-index="0">
<draw:image xlink:href="../Images/dwzh/2023-05-20T11-37-00Z/36829473_303.jpg" xlink:type="simple" xlink:show="embed" xlink:actuate="onLoad" draw:mime-type="image/jpeg"/>
</draw:frame>
#</li>
      </ul>
      <text:h text:style-name="P13" text:outline-level="4">
<text:span text:style-name="T4">
is hostile, Kashmir costs high cost</text:span>
</text:h>
      <text:h text:style-name="P12" text:outline-level="3">
<text:span text:style-name="T4">
Anti -human rights</text:span>
</text:h>
      <text:p text:style-name="P4">
After the video of India's security forces infringement of human rights, the Indian authorities banned Kashmir from many social media websites. One of the videos showed that a Kashmir protest was used as a human flesh shield by a military vehicle in India. The video caused a wave of anger in social media.</text:p>
      <text:p text:style-name="P4">
*<draw:frame draw:style-name="fr1" draw:name="Image67" text:anchor-type="as-char" svg:width="6.9236in" svg:height="3.896998in" draw:z-index="0">
<draw:image xlink:href="../Images/dwzh/2023-05-20T11-37-00Z/36567689_303.jpg" xlink:type="simple" xlink:show="embed" xlink:actuate="onLoad" draw:mime-type="image/jpeg"/>
</draw:frame>
#</text:p>
      <text:h text:style-name="P13" text:outline-level="4">
<text:span text:style-name="T4">
is hostile, Kashmir costs high cost</text:span>
</text:h>
      <text:h text:style-name="P12" text:outline-level="3">
<text:span text:style-name="T4">
Kashmir non -militaryization</text:span>
</text:h>
      <text:p text:style-name="P4">
Support Kashmir independence hopes that Pakistan and India can make the Kashmiers decide their own future. TOQEERGILANI, chairman of Jammo and Kashmir Freedom Front, said to Germany: "It's time to let Indiabak announce the withdrawal of the timetable and hold an international supervision referendum."</text:p>
      <text:p text:style-name="P4">
*<draw:frame draw:style-name="fr1" draw:name="Image68" text:anchor-type="as-char" svg:width="6.9236in" svg:height="3.896998in" draw:z-index="0">
<draw:image xlink:href="../Images/dwzh/2023-05-20T11-37-00Z/36949223_303.jpg" xlink:type="simple" xlink:show="embed" xlink:actuate="onLoad" draw:mime-type="image/jpeg"/>
</draw:frame>
#</text:p>
      <text:h text:style-name="P13" text:outline-level="4">
<text:span text:style-name="T4">
is hostile, Kashmir costs high cost</text:span>
</text:h>
      <text:h text:style-name="P12" text:outline-level="3">
<text:span text:style-name="T4">
</text:span>
</text:h>
      <text:p text:style-name="P4">
But most Kashmir problems believe that this will not happen in the near future. They said that although India strictly implemented a strategy aimed at Kashmir's militants and separatists, and partial results were partially achieved, sooner or later, New Delhi needed to find a political solution to this crisis. They said that Kashmir wanted to separate and had no chance.</text:p>
      <text:p text:style-name="P4">
Author: shamil sham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addition, India and China also have territorial disputes. In 2019, the Indian government will be separated from the majority of Chada and Kashmir, which borders Buddhists in China and Muslims, to form two federal districts and "Kashmir" and "Radakh" and "Radakh" directly under the jurisdiction of New Delhi. "" ". A large part of Radak is under China. <text:a xlink:type="simple" xlink:href="https://www.dw.com/zh/zh/总理莫迪印度生气了/a-53881783" text:style-name="Internet_20_link" text:visited-style-name="Visited_20_Internet_20_Link">
</text:a>
The 24 soldiers were killed, and the relationship between New Delhi and Beijing has since been relatively tense.</text:p>
      <text:p text:style-name="P4">
India refutes objections about the Indian -controlled Kashmir meeting, saying that a meeting can be held freely on its own territory. India also said on Friday that the peace and tranquility of the border are essential to the normal relationship with China.</text:p>
      <text:p text:style-name="P4">
(Reuters, Bloomberg, Peninsula TV)</text:p>
      <text:p text:style-name="P4">
News Source: <text:a xlink:type="simple" xlink:href="https://www.dw.com/zh/中国反对印度在克什米尔举行g20会议/a-65685118" text:style-name="Internet_20_link" text:visited-style-name="Visited_20_Internet_20_Link">
https://www.dw.com/zh/中国反对印度在克什米尔举行g20会议/a-65685118?maca=chi-rss-chi-all-1127-rdf</text:a>
</text:p>
      <!--NEWS-->
      <text:h text:style-name="P10" text:outline-level="1">
<text:span text:style-name="T4">
Zeelianzki visited Japan to attend the G7 summit.</text:span>
</text:h>
      <text:p text:style-name="P4">
Author: None (Language: zh)</text:p>
      <text:p text:style-name="P4">
Publisher: None</text:p>
      <text:p text:style-name="P4">
Time: 2023-05-20T11:42:00Z</text:p>
      <text:p text:style-name="P4">
Description: Hiroshima G7 Summit entered May 20, and Ukrainian President Zelei arrived in Hiroshima on this afternoon and set off a wave in Japan. Zelegiski, who was originally expected to attend the online meeting, suddenly changed its schedule — the action seemed to be sudden. In fact, there were many background considerations and planning.</text:p>
      <text:p text:style-name="P4">
Videos: []</text:p>
      <text:p text:style-name="P4">
Images: ["<text:a xlink:type="simple" xlink:href="https://static.dw.com/image/65684097_303.jpg" text:style-name="Internet_20_link" text:visited-style-name="Visited_20_Internet_20_Link">
65684097_303.jpg</text:a>
", "<text:a xlink:type="simple" xlink:href="https://static.dw.com/image/65685138_401.jpeg" text:style-name="Internet_20_link" text:visited-style-name="Visited_20_Internet_20_Link">
65685138_401....</text:a>
", "<text:a xlink:type="simple" xlink:href="https://static.dw.com/image/65071248_401.jpg" text:style-name="Internet_20_link" text:visited-style-name="Visited_20_Internet_20_Link">
65071248_401.jpg</text:a>
", "<text:a xlink:type="simple" xlink:href="https://static.dw.com/image/65684377_401.jpg" text:style-name="Internet_20_link" text:visited-style-name="Visited_20_Internet_20_Link">
65684377_401.jpg</text:a>
", "<text:a xlink:type="simple" xlink:href="https://static.dw.com/image/65675615_401.jpg" text:style-name="Internet_20_link" text:visited-style-name="Visited_20_Internet_20_Link">
65675615_401.jpg</text:a>
"]</text:p>
      <text:p text:style-name="P4">
Subject: 时政风云</text:p>
      <text:p text:style-name="P4">
Subjects: []</text:p>
      <text:p text:style-name="P4">
Keywords: ['G7', '七國集團', '澤連斯基', '俄烏戰爭', '岸田文雄', '廣島核爆']</text:p>
      <text:p text:style-name="P4">
Id: 65685102</text:p>
      <!--METADATA-->
      <text:p text:style-name="P4">
<text:a xlink:type="simple" xlink:href="https://www.dw.com/zh/overlay/image/article/65685102/65684097" text:style-name="Internet_20_link" text:visited-style-name="Visited_20_Internet_20_Link">
 <draw:frame draw:style-name="fr1" draw:name="Image69" text:anchor-type="as-char" svg:width="6.9236in" svg:height="3.896998in" draw:z-index="0">
<draw:image xlink:href="../Images/dwzh/2023-05-20T11-42-00Z/65684097_303.jpg" xlink:type="simple" xlink:show="embed" xlink:actuate="onLoad" draw:mime-type="image/jpeg"/>
</draw:frame>
</text:a>
Zediski arrived in Hiroshima by the French government plane</text:p>
      <text:p text:style-name="P4">
(Voice of Germany in Chinese) At about 3:30 pm on May 20, Japan time, there was a sudden restless venue at the G7 Media Center in Hiroshima. Various Japanese and international media have gathered in front of the big screen and watching immediately. Many people shouted, "Zelei is here!" Various media picked up mobile phones and cameras to shoot.</text:p>
      <text:p text:style-name="P4">
Ukrainian President Zelezzky stepped out of the cabin with a brisk step at about 3:45, quickly settled down the ladder of the machine and took the official rotor arranged by the Japanese officially. The National Highway on the road is closed and several helicopters are monitored at high altitude. Zelenezki's team enters the G7 main venue located on the south of Hiroshima at about 4:40.</text:p>
      <text:p text:style-name="P4">
<draw:frame draw:style-name="fr1" draw:name="Image70" text:anchor-type="as-char" svg:width="6.9236in" svg:height="3.896998in" draw:z-index="0">
<draw:image xlink:href="../Images/dwzh/2023-05-20T11-42-00Z/65685138_401.jpeg" xlink:type="simple" xlink:show="embed" xlink:actuate="onLoad" draw:mime-type="image/jpeg"/>
</draw:frame>
When Zelei arrived in Hiroshima, various reporters in the media center picked up mobile phones and cameras to shoot</text:p>
      <text:p text:style-name="P4">
<text:a xlink:type="simple" xlink:href="https://www.dw.com/zh/zh/澤連斯基將現身廣島-親臨21日g7峰會/a-65673473" text:style-name="Internet_20_link" text:visited-style-name="Visited_20_Internet_20_Link">
</text:a>
Essence In addition to the Japanese Prime Minister Kishida Wenxiong, the US President Biden, and the leaders of various countries discussing against Russia with the host country, it is expected that he will also visit the Peace Memorial Park and personally feel the journey of the nuclear explosion of Hiroshima.</text:p>
      <text:p text:style-name="P4">
<text:a xlink:type="simple" xlink:href="https://www.dw.com/zh/zh/岸田突訪烏-澤倫斯基讚國際秩序捍衛者/a-65073082" text:style-name="Internet_20_link" text:visited-style-name="Visited_20_Internet_20_Link">
</text:a>
However, although Kanada was invited at the time, it was still on the premise of online participation. This time, it was possible to visit Japan in less than 24 hours. But instead of Lightning Visit Japan, there are still G7 countries behind the countertops.</text:p>
      <text:p text:style-name="P4">
<draw:frame draw:style-name="fr1" draw:name="Image71" text:anchor-type="as-char" svg:width="6.9236in" svg:height="3.896998in" draw:z-index="0">
<draw:image xlink:href="../Images/dwzh/2023-05-20T11-42-00Z/65071248_401.jpg" xlink:type="simple" xlink:show="embed" xlink:actuate="onLoad" draw:mime-type="image/jpeg"/>
</draw:frame>
Japanese Prime Minister Kishida Kishida visited Ukraine on March 21 this year to express support for Kiev with action.</text:p>
      <text:h text:style-name="P12" text:outline-level="3">
<text:span text:style-name="T4">
constant negotiation under the table</text:span>
</text:h>
      <text:p text:style-name="P4">
Since Russia has waved in Ukraine at the end of February 2022, Ukraine has still been occupied by about 20 % of the land. Among them, the original Russian offensive was fierce, and even the capital Kiev had almost suffered a crisis of occupation. However, after autumn, the weather gradually turned cold, [] <text:a xlink:type="simple" xlink:href="https://www.dw.com/zh/zh/俄乌战况俄预备役官兵呼吁普京关心军人疾苦/a-64960318" text:style-name="Internet_20_link" text:visited-style-name="Visited_20_Internet_20_Link">
</text:a>
In December of this year, Zeelianzki launched a diplomatic schedule for more than 300 days after Ukraine was invaded, and went to the United States to talk to President Biden. Later, with the stability of the new crown epidemic and the battlefield of Russia, the battlefield of Russia fell into a deadlock. From February 2023, Zelei has visited France, Britain, Belgium and other countries. It visited Finland, the Netherlands, etc., and directly appealed to fight against Russia.</text:p>
      <text:p text:style-name="P4">
From the side, Russia was still strong and strong at this time at this time. If Zelei was good at leaving his duties, he was likely to be strongly attacked by Russia. Therefore, he attended the G7 in Germany at that time. He only attended online. However, after a year, Russia is in trouble, both military power or supplies, and the front line is insufficient. This also made Ukraine officials boldly make a decision to go to Asia to attend the G7 summit at this time.</text:p>
      <text:p text:style-name="P4">
However, in order to ensure that the news is out of flow, Zelei Sky's visit to Japan is only controlled by several high -level Japanese. Even when the Voice of Germany asked the senior officials of the Japanese side on the 19th, the other party only said that "the Japanese government has not officially published this", and it was not until the morning of the 20th that they officially visited Japan. Even before the Japanese media lived on the plane on the live broadcast of Hiroshima on the spot, the title was "President Zellezki suspected of arriving", and he would not say to death.</text:p>
      <text:p text:style-name="P4">
<draw:frame draw:style-name="fr1" draw:name="Image72" text:anchor-type="as-char" svg:width="6.9236in" svg:height="3.896998in" draw:z-index="0">
<draw:image xlink:href="../Images/dwzh/2023-05-20T11-42-00Z/65684377_401.jpg" xlink:type="simple" xlink:show="embed" xlink:actuate="onLoad" draw:mime-type="image/jpeg"/>
</draw:frame>
From the airport to Zediski from the G7 venue, the Japanese government dispatched a large number of manpower maintenance and safety.</text:p>
      <text:h text:style-name="P12" text:outline-level="3">
<text:span text:style-name="T4">
Show the war "Development"</text:span>
</text:h>
      <text:p text:style-name="P4">
According to Japanese media reports, on the 19th, when the Japanese police high -level officials learned that "Zelezki might come", he discussed how to conduct further police strengthening. Originally, the official explanation of the Summit's police forces was 24,000 people, and the police forces of almost counties and cities came to support, but Zerrenzki was the leader of the "war parties". The warning of the Ukraine Embassy in Tokyo has been fully strengthened.</text:p>
      <text:p text:style-name="P4">
According to Japan's "Fuji TV", the original Zelei Sky is expected to visit Hiroshima on the first day of the summit. However, Zellenzki's schedule is not fixed. The original expected itinerary also temporarily changed to Saudi Arabia to participate in the Arab League summit, and then came to Hiroshima with a low -key aircraft through a series of French official arrangements.</text:p>
      <text:p text:style-name="P4">
The last time Zelezki was in Japan in 2019, he participated in the ascending ceremony of the Emperor. However, this time, it is already the leader of the war country. For Ukraine, which is changing in the war, the appearance of Zellezky is undoubtedly a strong needle for the Western Free Democratic camp. At this moment, the Prime Minister Kishida from Hiroshima Kishida also came to a new wave of peaks in politics.</text:p>
      <text:p text:style-name="P4">
<draw:frame draw:style-name="fr1" draw:name="Image73" text:anchor-type="as-char" svg:width="6.9236in" svg:height="3.896998in" draw:z-index="0">
<draw:image xlink:href="../Images/dwzh/2023-05-20T11-42-00Z/65675615_401.jpg" xlink:type="simple" xlink:show="embed" xlink:actuate="onLoad" draw:mime-type="image/jpeg"/>
</draw:frame>
The leaders of G7 member states went to Hiroshima Peace Memorial Park to pay tribute to the victims in 1945</text:p>
      <text:p text:style-name="P4">
<text:a xlink:type="simple" xlink:href="https://www.dw.com/zh/zh/g7召開的廣島日本曾經的軍都岸田的家鄉/a-65677424" text:style-name="Internet_20_link" text:visited-style-name="Visited_20_Internet_20_Link">
</text:a>
Essence The Ukraine of Zeski is in the way of war. Zelekiski's schedule seemed to be erratic, but to some extent, it also showed the dynamics of random response to leaders in the troubled times. From the original online participation, to the last moment, it was only before the G7 main stage, and through this way, Zelei said to the world that the Ukrainian regime's sense of stability and confidence were confident.</text:p>
      <text:p text:style-name="P4">
News Source: <text:a xlink:type="simple" xlink:href="https://www.dw.com/zh/澤連斯基訪日出席g7峰會背後的運籌帷幄/a-65685102" text:style-name="Internet_20_link" text:visited-style-name="Visited_20_Internet_20_Link">
https://www.dw.com/zh/澤連斯基訪日出席g7峰會背後的運籌帷幄/a-65685102?maca=chi-rss-chi-all-1127-rdf</text:a>
</text:p>
      <!--NEWS-->
      <text:h text:style-name="P10" text:outline-level="1">
<text:span text:style-name="T4">
Federal Reserve Chairman Powell hinted at the suspension of interest rate hikes in June</text:span>
</text:h>
      <text:p text:style-name="P4">
Author: 联合早报 (Person)</text:p>
      <text:p text:style-name="P4">
Publisher: 联合早报 (Organization)</text:p>
      <text:p text:style-name="P4">
Published Time: 2023-05-20T11:43</text:p>
      <text:p text:style-name="P4">
Modified Time: 2023-05-20T11:43</text:p>
      <text:p text:style-name="P4">
Description: Powell, chairman of the Federal Reserve, hinted that the suspension of interest rate hikes next month said that the tightening of the credit environment may mean that the peak of policy interest rates has declined. Bloomberg reported that the Federal Reserve raised 25 basis points to 5%-5.25%earlier this month, and hinted that it may be suspended next ...</text:p>
      <text:p text:style-name="P4">
Videos: []</text:p>
      <text:p text:style-name="P4">
Audios: []</text:p>
      <text:p text:style-name="P4">
Images: []</text:p>
      <text:p text:style-name="P4">
Type: NewsArticle</text:p>
      <text:p text:style-name="P4">
Breadcrumbs: ['即时', '国际']</text:p>
      <text:p text:style-name="P4">
Keywords: ['美国联邦储备局', '鲍威尔', '加息']</text:p>
      <!--METADATA-->
      <text:p text:style-name="P4">
Powell, chairman of the Federal Reserve, hinted that the suspension of interest rate hikes next month said that the tightening of the credit environment may mean that the peak of policy interest rates has declined.</text:p>
      <text:p text:style-name="P4">
Bloomberg reported that the Federal Reserve raised 25 basis points to 5%-5.25%of the benchmark interest rates earlier this month, and hinted that the next rate hike may be suspended. The next interest meeting will be held on June 13 and 14.</text:p>
      <text:p text:style-name="P4">
Powell said at the Federal Reserve conference in Washington on Friday (May 19) and said: "We have made great progress in policy tightening, and the policy position is restricted. In addition, the lagging effect of tightening and the recent recent recent effects The credit tightening caused by the pressure of the banking industry is facing uncertainty. "</text:p>
      <text:p text:style-name="P4">
He said: "Go now, we can first look at the data and the prospects of constant changes, and then make a cautious assessment."</text:p>
      <text:p text:style-name="P4">
NATIONWIDE LIFE INSURANCE CO Chief Economist Boszhi said that Powell's speech on Friday shows that his baseline is suspended in June to evaluate new data.</text:p>
      <text:p text:style-name="P4">
However, Bosancic also believes that if the economic data before the next interest rate, the latest data of the consumer price index is higher than expected, Powell may still decide to raise interest rates.</text:p>
      <text:p text:style-name="P4">
The Federal Reserve has raised interest rates by 5 percentage points in more than a year. In order to fight inflation, the Fed has implemented the most radical tightening measures for decades.</text:p>
      <text:p text:style-name="P4">
News Source: <text:a xlink:type="simple" xlink:href="https://www.zaobao.com.sg/realtime/world/story20230520-1396446" text:style-name="Internet_20_link" text:visited-style-name="Visited_20_Internet_20_Link">
https://www.zaobao.com.sg/realtime/world/story20230520-1396446</text:a>
</text:p>
      <!--NEWS-->
      <text:h text:style-name="P10" text:outline-level="1">
<text:span text:style-name="T4">
American adviser Shalin: The United States supports the F16 fighter pilot for Ukraine</text:span>
</text:h>
      <text:p text:style-name="P4">
Author: chinese@voanews.com (黄耀毅)</text:p>
      <text:p text:style-name="P4">
Publisher: 美国之音中文网 (Type: NewsMediaOrganization)</text:p>
      <text:p text:style-name="P4">
Published Time: 2023-05-20T11:56:04+08:00</text:p>
      <text:p text:style-name="P4">
Modified Time: 2023-05-20 03:56:04Z</text:p>
      <text:p text:style-name="P4">
Description: The National Security Consultant of the White House Sarawan on May 20 at a press conference in Hiroshima, Japan confirmed that the United States will join the plan to provide new generation fighters including F16 fighters, including Ukraine.</text:p>
      <text:p text:style-name="P4">
Videos: []</text:p>
      <text:p text:style-name="P4">
Images: []</text:p>
      <text:p text:style-name="P4">
Categories: ['乌克兰局势', '美国']</text:p>
      <text:p text:style-name="P4">
Type: None</text:p>
      <!--METADATA-->
      <text:p text:style-name="P4">
Nonenone</text:p>
      <text:p text:style-name="P4">
News Source: <text:a xlink:type="simple" xlink:href="https://www.voachinese.com/a/nsc-sullivan-f16-zelenskyy-20230520/7101639.html" text:style-name="Internet_20_link" text:visited-style-name="Visited_20_Internet_20_Link">
https://www.voachinese.com/a/nsc-sullivan-f16-zelenskyy-20230520/7101639.html</text:a>
</text:p>
      <!--NEWS-->
      <text:h text:style-name="P10" text:outline-level="1">
<text:span text:style-name="T4">
The G7 commissions stated that they jointly resisted the Chinese economic coerce of China Embassy in Japan: Inciting splitting</text:span>
</text:h>
      <text:p text:style-name="P4">
Author: None</text:p>
      <text:p text:style-name="P4">
Publisher: Radio Free Asia (Organization)</text:p>
      <text:p text:style-name="P4">
Published Time: 2023-05-20T12:22:00-04:00</text:p>
      <text:p text:style-name="P4">
Modified Time: 2023-05-20T16:12: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4" text:anchor-type="as-char" svg:width="6.9236in" svg:height="4.612011in" draw:z-index="0">
<draw:image xlink:href="../Images/rfamandarin/2023-05-20T12-22-00-04-00/000000.png" xlink:type="simple" xlink:show="embed" xlink:actuate="onLoad" draw:mime-type="image/png"/>
</draw:frame>
Seven Kingdoms Group (G7) Hiroshima Summit leader <text:a xlink:type="simple" xlink:href="https://www.rfa.org/mandarin/Xinwen/1-05202023121531.html/@@images/image" text:style-name="Internet_20_link" text:visited-style-name="Visited_20_Internet_20_Link">
</text:a>
Associated Press Picture</text:p>
      <text:p text:style-name="P4">
The leader of the Seventh National Group (G7) Hiroshima Summit issued a joint bulletin on the afternoon of May 20. The bulletin said in the foreword, "Our Seven Kingdoms Group(G7)Leaders are more united than ever, determined to meet the global challenges now, and open up the way for a better future. And our work is rooted in respect for the United Nations Charter and International Partnership. "</text:p>
      <text:p text:style-name="P4">
The communiqué said that we work together to support the free and open Indo -Pacific, oppose any attempt to change the status quo by force or coercion; promote strong and flexible global economic recovery, maintain financial stability, promote employment and sustainable growth; speed up the realization of realization Sustainable development goals(SDG)It is recognized that reducing poverty and response to the climate and natural crisis is to advance; promote multilateral development banks(MDB)Development; strengthen our partnership with African countries, support Africa in more representatives in multilateral forums; cooperate on international immigration issues to strengthen our joint efforts to combat population trafficking and smuggling; promote tolerance artificial intelligence(AI)Governance and operating international discussions to achieve our common vision and trustworthy artificial intelligence goals.</text:p>
      <text:p text:style-name="P4">
The bulletin said that the international principles and common values will be defended through the following ways: maintaining and strengthening the free and open international order based on the rule of law, respecting the UN Charter, benefiting from large and small countries; strong opposition to anywhere in the world by force or coercion. Any attempt to change the status of peace established peacefully, and reiterate the prohibition of the use of force to obtain territory; promote universal human rights, gender equality, and human dignity; reiterate the importance of multilateralism, including the United Nations and international cooperation in promoting peace, stability, and prosperity. Practice; strengthen the rules -based multilateral trading system and keep up with the pace of development of digital technology.</text:p>
      <text:p text:style-name="P4">
The communiqué said that we will cooperate with our international partners to build a people -oriented, tolerant and flexible world, so as not to let anyone fall behind. In this spirit, we welcomes the participation of leaders of Australia, Brazil, Coros, Cook Islands, India, Indonesia, South Korea, and Vietnam.</text:p>
      <text:p text:style-name="P4">
The 51st and 52th of the communiqué focuses on China, emphasizing that member states must resist China's economic coercion, but at the same time, it is explained that it is not decoupled with China, but "de-risk". On the issues of Taiwan, Xinjiang, Tibet, Hong Kong, and the South China Sea, the G7 bulletin made a clear statement again. The communiqué said that the G7 countries have maintained a unanimous position in terms of relations with China, preparing to establish a "constructive and stable relationship" with China, and they must also expressed concern when they are frank with China. The bulletin emphasized that the G7's policy policy is not to harm China, nor to hinder China's economic progress and development. It does not seek to be decoupled with China, nor will it be fixed. But at the same time, all parties realized that in order to obtain economic toughness, it is necessary to de-risking and seek diversification.</text:p>
      <text:p text:style-name="P4">
International media reports quoted the US White House national security adviser Jack Shalin on the 20th press conference in Hiroshima that the text of China in the bulletin "completely straightforward", "no hostility, not for no reason". Frank". He said: "In the past two and a half years, I think I think it has become the same on key issues. This is not seen a few years ago. But this is not a policy of too simplified or single dimension. This is a multi -dimensional complexity. Policies are used to establish complex relationships with a very important country. "</text:p>
      <text:p text:style-name="P4">
According to the bulletin, the G7 members will take separate actions and collective measures to invest in their own economic vitality to reduce certain excessive dependence in the critical supply chain, and will work hard to cope with China's non -market policies and practices that distort the global economy to distort the global economy. Challenge. Members of G7 said they would blow malicious behaviors including illegal technology transfer and data leakage.</text:p>
      <text:p text:style-name="P4">
The communiqué said that the ability to resist economic coercion must be cultivated, and it is necessary to limit some advanced technologies that may threaten national security without excessive restrictions on trade and investment.</text:p>
      <text:p text:style-name="P4">
This year's bulletin was also included in Taiwan, reiterating the security and prosperity of the Taiwan Strait's peace and stability for the international community. The basic position of Taiwan members of the G7 has not changed, and it is called on peaceful solution to cross -strait issues.</text:p>
      <text:p text:style-name="P4">
The communiqué said that the G7 member states seriously concerned the situation in the East China Sea and the South China Sea, and strongly opposed any attempts to unilaterally change the status quo by force or coercion.</text:p>
      <text:p text:style-name="P4">
G7 member states said that they will continue to express their attention to the status of human rights in China, including human rights conditions in Tibet and Xinjiang, and forcing labor is the main focus of attention from all countries to this region. At the same time, it is called on China to fulfill its commitments under the "Sino -British Joint Statement" and "Basic Law" to protect Hong Kong's rights, freedom and high autonomy.</text:p>
      <text:p text:style-name="P4">
The bulletin also emphasized that China's extensive marine sovereignty in the South China Sea lacks legal basis and opposes China's military activities in the region. And reiterated that the ruling made by the International Arbitration on July 12, 2016 was an important milestone. It has legal binding power on the parties of the lawsuit and is a useful basis for peaceful resolution of disputes in all parties.</text:p>
      <text:p text:style-name="P4">
According to the International Arbitration Tribunal, in accordance with the Convention on the Law of the United Nations, China's "nine -stage line" has no legal basis and requires China to stop the reclamation of the island in the South China Sea.</text:p>
      <text:p text:style-name="P4">
According to Reuters on the 20th, the Chinese Embassy in Japan said on Saturday that the Seven Kingdoms Group (G7) summit inciting the so -called group politics and urged the group to stop creating confrontation and division. It also warns that the host of the head of the head of the meeting not to violate its own sincerity, and seek benefits at the expense of neighboring countries.</text:p>
      <text:p text:style-name="P4">
(Responsible editor: (：)</text:p>
      <text:p text:style-name="P4">
News Source: <text:a xlink:type="simple" xlink:href="https://www.rfa.org/mandarin/Xinwen/1-05202023121531.html" text:style-name="Internet_20_link" text:visited-style-name="Visited_20_Internet_20_Link">
https://www.rfa.org/mandarin/Xinwen/1-05202023121531.html</text:a>
</text:p>
      <!--NEWS-->
      <text:h text:style-name="P10" text:outline-level="1">
<text:span text:style-name="T4">
China-Central Asian Summit Powder Daisu netizens heated discussion</text:span>
</text:h>
      <text:p text:style-name="P4">
Author: None</text:p>
      <text:p text:style-name="P4">
Publisher: Radio Free Asia (Organization)</text:p>
      <text:p text:style-name="P4">
Published Time: 2023-05-20T12:27:20-04:00</text:p>
      <text:p text:style-name="P4">
Modified Time: 2023-05-20T12:27: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5" text:anchor-type="as-char" svg:width="6.9236in" svg:height="4.612011in" draw:z-index="0">
<draw:image xlink:href="../Images/rfamandarin/2023-05-20T12-27-20-04-00/000000.png" xlink:type="simple" xlink:show="embed" xlink:actuate="onLoad" draw:mime-type="image/png"/>
</draw:frame>
China -Central Asia Summit will be held in Xi'an, Shaanxi Province since May 19, 2023 <text:a xlink:type="simple" xlink:href="https://www.rfa.org/mandarin/Xinwen/2-05202023122331.html/@@images/image" text:style-name="Internet_20_link" text:visited-style-name="Visited_20_Internet_20_Link">
</text:a>
Reuters pictures</text:p>
      <text:p text:style-name="P4">
According to the French media reports on the 20th, the China-Central Asian Summit rushed to be held one day before the Western Seven Group Summit. From the welcome scale, it was very luxurious. Essence</text:p>
      <text:p text:style-name="P4">
It is reported that Beijing has done an article. Xi Jinping welcomes the heads of East Asia in Xi'an, which symbolizes the beginning of the ancient Silk Road, and holds the traditional welcome ceremony of the "Tang Dynasty" in the Furong Garden of the Tang Dynasty in Xi'an. Xi Jinping is on a huge round table with the equivalent Kazakh President Toccyev, Gilgisstan President Zaparov, Tajikistan President Rachmond, Turkmenistan President Beldemamedorf, Uzbekistan Stan President Mirchiyev met, like the guests who were worshiped by ancient emperors to worship.</text:p>
      <text:p text:style-name="P4">
Compared with this, in Hiroshima, neighbors in China, the head of the G7 Group, as always, crowded with a much more small table to negotiate, and the atmosphere seemed close.</text:p>
      <text:p text:style-name="P4">
Many netizens on Twitter compared two photos together. Where is the difference? Opinions are different: "The difference between developed countries and developing countries is big", "dictatorship countries and democratic countries", "do not admit that they are developed countries, who bluffs, sprinkle so much money." "20.4%of urban youths Unemployed, true or false? "</text:p>
      <text:p text:style-name="P4">
The scene of the Central Asian Summit ’s banquet is also extremely luxurious: a screenshot entitled“ Xi Jinping and Peng Liyuan held a welcome ceremony and a welcome banquet for the leaders and wives of the five Central Asian countries ”. The "court guard" with the word "Tang". Red Palace, red lantern, red chair, carved beams and paintings, Qionglou Yuyu ... Someone asked, did Afang Palace have such luxury and gas?</text:p>
      <text:p text:style-name="P4">
The Chinese official media highly appreciated the atmosphere of the meeting. The Global Times also compared the Central Asian Summit and the G7 Summit. Multilateralism, the geopolitics discharged by G7 in Hiroshima and sewage in small circles are how clear the contrast is.</text:p>
      <text:p text:style-name="P4">
Xi Jinping's choice of opening such in Xi'an will attract international media's attention. French Fergaro said that Xi'an has once again become a place where Eurasia's ambitions serving Xi Jinping are out of place. The starting point of this former imperial capital, the starting point of the Silk Road, and the first summit between the Chinese President of China and the five republics from the five Republics of the Central Asia, which was once the Russian backyard, which was once Putin.</text:p>
      <text:p text:style-name="P4">
The newspaper stated that the world's second largest country is promoting chess pieces on the west side of it, seeking strategic depth at the moment of "American blocking", competing with the previous scope of the Russian brother, and does not care about the sensitivity of the Kremlin.</text:p>
      <text:p text:style-name="P4">
The New York Times said in an article "Holding the Central Asian Summit with the G7 -point court, China held the Central Asian Summit", in 2013, Xi Jinping chose Kazakhstan as a speech place, where to outline the vision of the "Belt and Road" initiative. This is a $ 1 trillion worth of US dollars worth $ 1 trillion The plan is to build infrastructure projects in developing countries in order to incorporate them into China. Nevertheless, this relationship is not always smooth. Several "Belt and Road" projects in the region have been stagnant or involved in scandals.</text:p>
      <text:p text:style-name="P4">
Many Chinese netizens have directly criticized the "Belt and Road" as the "big coin project", but Xi Jinping did not think so. After three years of Qingli, Xi Jinping's China is going to dispatch. Agence France -Presse reports that Xi Jinping must expand the scope of the influence of Central Asia through the "big development plan". Xi Jinping decided to provide 26 billion yuan in financial support to Central Asian countries.</text:p>
      <text:p text:style-name="P4">
The gratitude of the five heads of Central Asia is essential. It is unclear what they said, but the tone and style of the head of the Central Asian five countries are very similar to the People's Daily.</text:p>
      <text:p text:style-name="P4">
And more than a dozen countries have collapsed due to their background in Chinese debt. A report of the Associated Press pointed out that China's loans have pushed the economy of more than a dozen poor countries in the world to collapse, including Pakistan, Kenya, Zambia, Laos and Mongolia. Although these poor countries are responsible for heavy debt, China is unwilling to avoid loans.</text:p>
      <text:p text:style-name="P4">
(Responsible editor: (：)</text:p>
      <text:p text:style-name="P4">
News Source: <text:a xlink:type="simple" xlink:href="https://www.rfa.org/mandarin/Xinwen/2-05202023122331.html" text:style-name="Internet_20_link" text:visited-style-name="Visited_20_Internet_20_Link">
https://www.rfa.org/mandarin/Xinwen/2-05202023122331.html</text:a>
</text:p>
      <!--NEWS-->
      <text:h text:style-name="P10" text:outline-level="1">
<text:span text:style-name="T4">
The decomposition area of Malaysia, Brazilian Rainforest, decreased by 36% year -on -year in the first four months of this year</text:span>
</text:h>
      <text:p text:style-name="P4">
Author: 联合早报 (Person)</text:p>
      <text:p text:style-name="P4">
Publisher: 联合早报 (Organization)</text:p>
      <text:p text:style-name="P4">
Published Time: 2023-05-20T12:29</text:p>
      <text:p text:style-name="P4">
Modified Time: 2023-05-20T12:29</text:p>
      <text:p text:style-name="P4">
Description: The latest data shows that from January to April this year, the area of Malaysia in the Malaysia of Brazil was about 1203 square kilometers, a decrease of 36%from the same period last year. Xinhua News Agency reported that when Brazilian President Lula took office, he promised that environmental protection, especially the protection of the Amazon region, is the new government ...</text:p>
      <text:p text:style-name="P4">
Videos: []</text:p>
      <text:p text:style-name="P4">
Audios: []</text:p>
      <text:p text:style-name="P4">
Images: []</text:p>
      <text:p text:style-name="P4">
Type: NewsArticle</text:p>
      <text:p text:style-name="P4">
Breadcrumbs: ['即时', '国际']</text:p>
      <text:p text:style-name="P4">
Keywords: ['巴西', '亚马逊热带雨林', '森林砍伐']</text:p>
      <!--METADATA-->
      <text:p text:style-name="P4">
The latest data shows that from January to April this year, the area of Malaysia in the Malaysia of Brazil was about 1203 square kilometers, a decrease of 36%from the same period last year.</text:p>
      <text:p text:style-name="P4">
The Xinhua News Agency reported that when Brazilian President Lula took office, he promised that environmental protection, especially the protection of Amazon, is a priority of the new government. He has signed a number of relevant administrative laws to restore the operation of the Amazon regional fund and crack down on the abuse of forests.</text:p>
      <text:p text:style-name="P4">
However, the report of the Amazon Institute of Human and Environmental Research pointed out that the damaged area of the Forests in the Malaysia region of Brazil still ranks third in the first four months of this year, and still ranks third in the past 15 years, second only to 1963 square kilometers in 2021 and 1884 in 2022 1884 Square kilometers. At the same time, despite the decreased area of cutting, some regions still have a year -on -year increase. Among them, the "most urgent situation" occurred in the northern Ralaima, and the area of forest felling increased by 73%year -on -year.</text:p>
      <text:p text:style-name="P4">
Amazon Institute of Humans and Environment, Amalin said that from a historical point of view, the cutting area of forests in the Amazon region often increases after summer, so it is necessary to perform emergency inspections, identification, and punishment for illegal lipped people in the most stressful regions.</text:p>
      <text:p text:style-name="P4">
Researchers Biaca Santos warned that the current pressure of agricultural expansion is very great, and measures such as emergency inspections should be taken to avoid re -raising behavior.</text:p>
      <text:p text:style-name="P4">
News Source: <text:a xlink:type="simple" xlink:href="https://www.zaobao.com.sg/realtime/world/story20230520-1396451" text:style-name="Internet_20_link" text:visited-style-name="Visited_20_Internet_20_Link">
https://www.zaobao.com.sg/realtime/world/story20230520-1396451</text:a>
</text:p>
      <!--NEWS-->
      <text:h text:style-name="P10" text:outline-level="1">
<text:span text:style-name="T4">
Demennski arrived at the Hiroshima G7 Summit to meet Indian Prime Minister Modi</text:span>
</text:h>
      <text:p text:style-name="P4">
Publisher: 法新社</text:p>
      <text:p text:style-name="P4">
Published Time: 2023-05-20T12:32:07+00:00</text:p>
      <text:p text:style-name="P4">
Modified Time: 2023-05-20T12:20:04+00:00</text:p>
      <text:p text:style-name="P4">
Description: (Agence France -Presse, Hiroshima, 20th) Ukrainian President Zeroski took the opportunity to arrive in Hiroshima, Japan to participate in the Seven major industrial group (G7) leader summit. He met Indian Prime Minister Modi at the sidelines of the summ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6" text:anchor-type="as-char" svg:width="6.9236in" svg:height="3.617581in" draw:z-index="0">
<draw:image xlink:href="../Images/rficn/2023-05-20T12-32-07-00-00/000000.png" xlink:type="simple" xlink:show="embed" xlink:actuate="onLoad" draw:mime-type="image/png"/>
</draw:frame>
According to the Twitter of the Indian Prime Minister's office, Volodymyr Zlenskyy met with Narendra Modi at the G7 summit.</text:p>
      <text:p text:style-name="P4">
Show photos showed that Zerrenceki and Modi held hands. This was the first time that Russia had met in Ukraine in February last year, but India has rejected to condemn Russia to launch aggression.</text:p>
      <text:p text:style-name="P4">
News Source: <text:a xlink:type="simple" xlink:href="https://www.rfi.fr/cn/%E5%9B%BD%E9%99%85%E6%8A%A5%E9%81%93/20230520-%E6%B3%BD%E4%BC%A6%E6%96%AF%E5%9F%BA%E6%8A%B5%E8%BE%BE%E5%B9%BF%E5%B2%9Bg7%E5%B3%B0%E4%BC%9A-%E5%9C%BA%E8%BE%B9%E4%BC%9A%E8%A7%81%E5%8D%B0%E5%BA%A6%E6%80%BB%E7%90%86%E8%8E%AB%E8%BF%AA" text:style-name="Internet_20_link" text:visited-style-name="Visited_20_Internet_20_Link">
https://www.rfi.fr/cn/%E5%9B%BD%E9%99%85%E6%8A%A5%E9%81%93/20230520-%E6%B3%BD%E4%BC%A6%E6%96%AF%E5%9F%BA%E6%8A%B5%E8%BE%BE%E5%B9%BF%E5%B2%9Bg7%E5%B3%B0%E4%BC%9A-%E5%9C%BA%E8%BE%B9%E4%BC%9A%E8%A7%81%E5%8D%B0%E5%BA%A6%E6%80%BB%E7%90%86%E8%8E%AB%E8%BF%AA</text:a>
</text:p>
      <!--NEWS-->
      <text:h text:style-name="P10" text:outline-level="1">
<text:span text:style-name="T4">
Economist: China is afraid of Taiwan's star chain system service</text:span>
</text:h>
      <text:p text:style-name="P4">
Author: None</text:p>
      <text:p text:style-name="P4">
Publisher: Radio Free Asia (Organization)</text:p>
      <text:p text:style-name="P4">
Published Time: 2023-05-20T12:34:24-04:00</text:p>
      <text:p text:style-name="P4">
Modified Time: 2023-05-20T12:34: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4.221163in" draw:z-index="0">
<draw:image xlink:href="../Images/rfamandarin/2023-05-20T12-34-24-04-00/000000.png" xlink:type="simple" xlink:show="embed" xlink:actuate="onLoad" draw:mime-type="image/png"/>
</draw:frame>
SpaceX founder Elonmusk's World Mobile Communications Conference held in Barcelona, Spain(MWC)Speaking on the screen <text:a xlink:type="simple" xlink:href="https://www.rfa.org/mandarin/Xinwen/3-05202023122751.html/@@images/image" text:style-name="Internet_20_link" text:visited-style-name="Visited_20_Internet_20_Link">
</text:a>
Reuters pictures</text:p>
      <text:p text:style-name="P4">
According to the British Economist Magazine, the Starlink system of Billionaire Musk caught Russia's invasion of Ukraine. China is worried that if Taiwan obtains the star chain system service, it will greatly increase the difficulty of the PLA to attack Taiwan.</text:p>
      <text:p text:style-name="P4">
After Russia launched a comprehensive invasion last year, Ukraine obtained the star chain system service. The star chain system is very important for the war in Ukraine, and this system is also difficult to interfere with.</text:p>
      <text:p text:style-name="P4">
From the perspective of China, the Star Chain system not only puts Chinese friends in Russia into disadvantages, but also causes anxiety.</text:p>
      <text:p text:style-name="P4">
However, China ’s concerns are not only here. China is also worried that the United States has greatly occupied low -orbital space through the star chain system, and China also wants to become the power in this field and wants to obtain the ability provided by systems such as star chain. Therefore, it is developing its own version. Essence</text:p>
      <text:p text:style-name="P4">
Some analysts believe that if China invades Taiwan, it may first cut off 14 underwater network cables that make Taiwan connect with the world. Taiwan is increasing the number of cables and plans to defend the landing point.</text:p>
      <text:p text:style-name="P4">
Taiwan is also testing antennas at 700 locations, and some are deployed outside Taiwan. These antennas will be available through the low -orbital satellite signal used by the star chain system.</text:p>
      <text:p text:style-name="P4">
China may be more expected to let SpaceX founder Elonmusk refuse to provide Taiwan Star Chain System Services, because after all, Musk's other company Tesla has a large factory in Shanghai.</text:p>
      <text:p text:style-name="P4">
But Taiwan is also reducing dependence on the outside world. The National Space Center in Taiwan is developing a self -made low -orbital communication satellite and strive to take off in 2025.</text:p>
      <text:p text:style-name="P4">
(Responsible editor: (：)</text:p>
      <text:p text:style-name="P4">
News Source: <text:a xlink:type="simple" xlink:href="https://www.rfa.org/mandarin/Xinwen/3-05202023122751.html" text:style-name="Internet_20_link" text:visited-style-name="Visited_20_Internet_20_Link">
https://www.rfa.org/mandarin/Xinwen/3-05202023122751.html</text:a>
</text:p>
      <!--NEWS-->
      <text:h text:style-name="P10" text:outline-level="1">
<text:span text:style-name="T4">
China opposes India to India's refute by India's G20 conference in Kashmir</text:span>
</text:h>
      <text:p text:style-name="P4">
Author: None</text:p>
      <text:p text:style-name="P4">
Publisher: Radio Free Asia (Organization)</text:p>
      <text:p text:style-name="P4">
Published Time: 2023-05-20T12:38:52-04:00</text:p>
      <text:p text:style-name="P4">
Modified Time: 2023-05-20T12:38:5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8" text:anchor-type="as-char" svg:width="6.9236in" svg:height="4.612011in" draw:z-index="0">
<draw:image xlink:href="../Images/rfamandarin/2023-05-20T12-38-52-04-00/000000.png" xlink:type="simple" xlink:show="embed" xlink:actuate="onLoad" draw:mime-type="image/png"/>
</draw:frame>
China has stated that he opposes India to hold a G20 tourist meeting next week and refuses to attend [] <text:a xlink:type="simple" xlink:href="https://www.rfa.org/mandarin/Xinwen/4-05202023123501.html/@@images/image" text:style-name="Internet_20_link" text:visited-style-name="Visited_20_Internet_20_Link">
</text:a>
Reuters pictures</text:p>
      <text:p text:style-name="P4">
China stated that India will hold the G20 tourism conference in Kashmir next week and refuse to attend. Earlier, Pakistan, who controlled Kashmir, has condemned India for holding meetings in controversial areas. India claims that a meeting can be held freely on its own territory.</text:p>
      <text:p text:style-name="P4">
Comprehensive international media reported on the 20th that India, who served as the G20 chairman this year, has organized a series of meetings across the country to prepare for the summit held in New Delhi in September. The summer capital of Jammo and Kashmir will host the G20 member tourism working group meeting from May 22 to 24.</text:p>
      <text:p text:style-name="P4">
Chinese Foreign Ministry spokesman Wang Wenbin said: "China is resolutely opposed to holding any form of G20 meetings in territorial disputed areas, and will not attend such a meeting."</text:p>
      <text:p text:style-name="P4">
Earlier, Chinese allies Pakistan also opposed India's decision to hold a G20 conference in Kashmir. Pakistan also controls parts of Kashmir.</text:p>
      <text:p text:style-name="P4">
After the end of World War II, India and Pakistan broke out for many wars to compete for Kashmir. In addition, India and China also have territorial disputes.</text:p>
      <text:p text:style-name="P4">
India refutes objections about the Indian -controlled Kashmir meeting, saying that a meeting can be held freely on its own territory. India also said on Friday that the peace and tranquility of the border are essential to the normal relationship with China.</text:p>
      <text:p text:style-name="P4">
(Responsible editor: (：)</text:p>
      <text:p text:style-name="P4">
News Source: <text:a xlink:type="simple" xlink:href="https://www.rfa.org/mandarin/Xinwen/4-05202023123501.html" text:style-name="Internet_20_link" text:visited-style-name="Visited_20_Internet_20_Link">
https://www.rfa.org/mandarin/Xinwen/4-05202023123501.html</text:a>
</text:p>
      <!--NEWS-->
      <text:h text:style-name="P10" text:outline-level="1">
<text:span text:style-name="T4">
Cai Yingwen 520 Speech: War is not an option</text:span>
</text:h>
      <text:p text:style-name="P4">
Author: None</text:p>
      <text:p text:style-name="P4">
Publisher: Radio Free Asia (Organization)</text:p>
      <text:p text:style-name="P4">
Published Time: 2023-05-20T12:40:29-04:00</text:p>
      <text:p text:style-name="P4">
Modified Time: 2023-05-20T12:40:2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79" text:anchor-type="as-char" svg:width="6.9236in" svg:height="4.612011in" draw:z-index="0">
<draw:image xlink:href="../Images/rfamandarin/2023-05-20T12-40-29-04-00/000000.png" xlink:type="simple" xlink:show="embed" xlink:actuate="onLoad" draw:mime-type="image/png"/>
</draw:frame>
President Tsai Ing -wen in Taiwan issued the last "520" inauguration anniversary in 7 years in the 7th year of governance. <text:a xlink:type="simple" xlink:href="https://www.rfa.org/mandarin/Xinwen/5-05202023123921.html/@@images/image" text:style-name="Internet_20_link" text:visited-style-name="Visited_20_Internet_20_Link">
</text:a>
Reuters pictures</text:p>
      <text:p text:style-name="P4">
As the tensions on both sides of the strait intensified, Taiwan ’s President Tsai Ing -wen delivered a speech on the last“ 520 ”inauguration anniversary in 7 years on May 20. According to the news on the 20th, she said that "war is not an option, and no party can change the status quo one by one in a non -peaceful way." Taiwan is a "responsible risk controller."</text:p>
      <text:p text:style-name="P4">
In a speech made by Tsai Ing -wen in the Presidential Palace of Taipei, "Facing the scary of Chinese offense, the people of Taiwan are calm and not provocative." pressure. She said that during her tenure, the Taiwanese "showed the world's determination to show Taiwan's self -defense."</text:p>
      <text:p text:style-name="P4">
Tsai Ing -wen also said, "Although Taiwan is in risks, it is definitely not a risk manufacturer. We are responsible risk controlists. Taiwan will stand with the world's democratic countries and communities to jointly cooperate to resolve risks."</text:p>
      <text:p text:style-name="P4">
The Chinese government claims to have Taiwan's sovereignty, which has recently strengthened military pressure on this democratic island.</text:p>
      <text:p text:style-name="P4">
According to the statement of the Prime Minister of Japan Kishida, the leaders of the Seven Kingdoms Group (G7), who gathered in Hiroshima, Japan, to hold a summit, expressed their commitments to solve the problem of peace.</text:p>
      <text:p text:style-name="P4">
Tsai Ing -wen revealed that Taiwanese officials are currently discussing with the US Biden government on weapon assistance worth 500 million US dollars, aiming to solve delays caused by the epidemic.</text:p>
      <text:p text:style-name="P4">
She emphasizes the importance of maintaining Taiwan's key position in the global supply chain. Taiwan plays a vital role in the production of advanced semiconductor chips. Tsai Ing -wen said that in the future, Taiwan will come up with more and more powerful actions and actions. The key position in the supply chain stands up. "</text:p>
      <text:p text:style-name="P4">
Before the presidential election was held in January 2024, Taiwan was facing further military threats from China. Cross -strait relations were the focus of the campaign agenda. Due to the term limit, Tsai Ing -wen will not be re -elected.</text:p>
      <text:p text:style-name="P4">
The DPP has announced in April this year that Lai Qingde, the current vice president, was nominated for the president of Taiwan.</text:p>
      <text:p text:style-name="P4">
(Responsible editor: (：)</text:p>
      <text:p text:style-name="P4">
News Source: <text:a xlink:type="simple" xlink:href="https://www.rfa.org/mandarin/Xinwen/5-05202023123921.html" text:style-name="Internet_20_link" text:visited-style-name="Visited_20_Internet_20_Link">
https://www.rfa.org/mandarin/Xinwen/5-05202023123921.html</text:a>
</text:p>
      <!--NEWS-->
      <text:h text:style-name="P10" text:outline-level="1">
<text:span text:style-name="T4">
News: Zelenezki took the French plane to Hiroshima this afternoon</text:span>
</text:h>
      <text:p text:style-name="P4">
Author: 联合早报 (Person)</text:p>
      <text:p text:style-name="P4">
Publisher: 联合早报 (Organization)</text:p>
      <text:p text:style-name="P4">
Published Time: 2023-05-20T12:49</text:p>
      <text:p text:style-name="P4">
Modified Time: 2023-05-20T12:49</text:p>
      <text:p text:style-name="P4">
Description: According to reports, Ukrainian President Zelei will arrive in Hiroshima, Japan on Saturday (May 20). Agence France -Presse quoted a diplomatic news that Zellezki would fly to Guangdao by a French aircraft. Sources said that Zeleiski will be on the side of the seventh Kingdom Group (G7) summit, with France ...</text:p>
      <text:p text:style-name="P4">
Videos: []</text:p>
      <text:p text:style-name="P4">
Audios: []</text:p>
      <text:p text:style-name="P4">
Images: []</text:p>
      <text:p text:style-name="P4">
Type: NewsArticle</text:p>
      <text:p text:style-name="P4">
Breadcrumbs: ['即时', '国际']</text:p>
      <text:p text:style-name="P4">
Keywords: ['泽连斯基', '马克龙', '七国集团', '广岛']</text:p>
      <!--METADATA-->
      <text:p text:style-name="P4">
According to reports, Ukrainian President Zelei will arrive in Hiroshima, Japan on Saturday (May 20).</text:p>
      <text:p text:style-name="P4">
Agence France -Presse quoted a diplomatic news that Zellezki would fly to Guangdao by a French aircraft.</text:p>
      <text:p text:style-name="P4">
Sources said that Zerrenki will be <text:a xlink:type="simple" xlink:href="https://www.zaobao.com/keywords/qi-guo-ji-tuan" text:style-name="Internet_20_link" text:visited-style-name="Visited_20_Internet_20_Link">
</text:a>
On the side of the summit, a talk with French President Macron.</text:p>
      <text:p text:style-name="P4">
Other media reported earlier that Zelei Sky will also be on Hiroshima <text:a xlink:type="simple" xlink:href="https://www.zaobao.com.sg/realtime/world/story20230520-1396422" text:style-name="Internet_20_link" text:visited-style-name="Visited_20_Internet_20_Link">
</text:a>
 。</text:p>
      <text:p text:style-name="P4">
News Source: <text:a xlink:type="simple" xlink:href="https://www.zaobao.com.sg/realtime/world/story20230520-1396453" text:style-name="Internet_20_link" text:visited-style-name="Visited_20_Internet_20_Link">
https://www.zaobao.com.sg/realtime/world/story20230520-1396453</text:a>
</text:p>
      <!--NEWS-->
      <text:h text:style-name="P10" text:outline-level="1">
<text:span text:style-name="T4">
Zelenezki attended the G7 summit to meet with Modi and Lulai</text:span>
</text:h>
      <text:p text:style-name="P4">
Author: 联合早报 (Person)</text:p>
      <text:p text:style-name="P4">
Publisher: 联合早报 (Organization)</text:p>
      <text:p text:style-name="P4">
Published Time: 2023-05-20T13:33</text:p>
      <text:p text:style-name="P4">
Modified Time: 2023-05-20T14:05</text:p>
      <text:p text:style-name="P4">
Description: Ukrainian President Zelei Shifei was nearly 9,000 kilometers, and personally went to Hiroshima, Japan to attend the Seventh Kingdom Group (G7) Summit. The main goal was to talk to the leaders of Brazil and India and other countries. Neutral position.</text:p>
      <text:p text:style-name="P4">
Videos: []</text:p>
      <text:p text:style-name="P4">
Audios: []</text:p>
      <text:p text:style-name="P4">
Images: []</text:p>
      <text:p text:style-name="P4">
Type: NewsArticle</text:p>
      <text:p text:style-name="P4">
Breadcrumbs: ['即时', '国际']</text:p>
      <text:p text:style-name="P4">
Keywords: ['七国集团', '广岛', '泽连斯基', '印度', '巴西', '拜登']</text:p>
      <!--METADATA-->
      <text:p text:style-name="P4">
Ukrainian President Zeelianzkifei is nearly 9,000 kilometers, <text:a xlink:type="simple" xlink:href="https://www.zaobao.com/realtime/world/story20230520-1396453" text:style-name="Internet_20_link" text:visited-style-name="Visited_20_Internet_20_Link">
</text:a>
The main goal is to talk face to face with leaders in countries such as Brazil and India. These countries have adopted a neutral position on Russia's invasion of Ukraine.</text:p>
      <text:p text:style-name="P4">
Bloomberg reports that Japan's G7 summit is invited to many non -G7 heads of state to participate in the summit, including Australia, Brazil, Koko, Cook Islands, India, Indonesia, South Korea and Vietnam.</text:p>
      <text:p text:style-name="P4">
Officials from G7 countries and Ukraine revealed that Zellezki specially hoped to meet with Indian Prime Minister Modi and Brazilian President Lu Lala.</text:p>
      <text:p text:style-name="P4">
<text:a xlink:type="simple" xlink:href="https://www.zaobao.com/keywords/e-wu-zhan-zheng" text:style-name="Internet_20_link" text:visited-style-name="Visited_20_Internet_20_Link">
</text:a>
After the outbreak, India strengthened the purchase of Russia's energy and continued to seek weapons from Moscow. Zelei Sky met with Modi on Saturday (May 20).</text:p>
      <text:p text:style-name="P4">
In addition, Brazilian officials who are familiar with the relevant situation said that Zellezki also officially asked to meet with Lula, and Lula has not responded.</text:p>
      <text:p text:style-name="P4">
A Brazilian official said that there is no problem with any leader to sit down and talk, but he must not be difficult to be strong and say that Zelei Sky will temporarily announce the attending G7 summit. It is a potential for the non -G7 countries invited to attend. "trap".</text:p>
      <text:p text:style-name="P4">
According to Reuters, the media asked the US White House national security adviser Shalv on Saturday that President Biden would put pressure on Lula and Modi, or urged them to hold a stronger attitude towards China and Russia. I think it is wrong to use the word "pressure". This is not the way President Bayeng get along with these important leaders who have a deep relationship with him. "</text:p>
      <text:p text:style-name="P4">
Shalvin said that Biden would talk to Lula and Modi on the sovereignty and territorial issues of "sacred inviolability" in Ukraine and "sacred inviolability".</text:p>
      <text:p text:style-name="P4">
News Source: <text:a xlink:type="simple" xlink:href="https://www.zaobao.com.sg/realtime/world/story20230520-1396457" text:style-name="Internet_20_link" text:visited-style-name="Visited_20_Internet_20_Link">
https://www.zaobao.com.sg/realtime/world/story20230520-1396457</text:a>
</text:p>
      <!--NEWS-->
      <text:h text:style-name="P10" text:outline-level="1">
<text:span text:style-name="T4">
Moscow: Providing F-16 fighters to Ukraine will bring "huge" risk to the West</text:span>
</text:h>
      <text:p text:style-name="P4">
Author: None (Language: zh)</text:p>
      <text:p text:style-name="P4">
Publisher: None</text:p>
      <text:p text:style-name="P4">
Time: 2023-05-20T13:40:00Z</text:p>
      <text:p text:style-name="P4">
Description: Biden said that the United States will support its allies to train the fourth-generation fighter in Ukraine pilots, including the US F-16 fighter. At the same time, the US National Security Consultant Sarawan denied the transformation of Washington's policy. Moscow said that Western countries with F-16 fighters to Ukraine will bring "huge risks".</text:p>
      <text:p text:style-name="P4">
Videos: []</text:p>
      <text:p text:style-name="P4">
Images: ["<text:a xlink:type="simple" xlink:href="https://static.dw.com/image/65685650_303.jpg" text:style-name="Internet_20_link" text:visited-style-name="Visited_20_Internet_20_Link">
65685650_303.jpg</text:a>
", "<text:a xlink:type="simple" xlink:href="https://static.dw.com/image/60988725_404.jpg" text:style-name="Internet_20_link" text:visited-style-name="Visited_20_Internet_20_Link">
60988725_404.jpg</text:a>
"]</text:p>
      <text:p text:style-name="P4">
Subject: 时政风云</text:p>
      <text:p text:style-name="P4">
Subjects: ['奥巴马', '俄罗斯', '乌克兰', '美国', '普京', '俄罗斯入侵乌克兰']</text:p>
      <text:p text:style-name="P4">
Keywords: ['美国', '乌克兰', 'F-16', '战斗机', '战争升级', '战争', '俄罗斯', '侵略', '战机']</text:p>
      <text:p text:style-name="P4">
Id: 65685682</text:p>
      <!--METADATA-->
      <text:p text:style-name="P4">
<text:a xlink:type="simple" xlink:href="https://www.dw.com/zh/overlay/image/article/65685682/65685650" text:style-name="Internet_20_link" text:visited-style-name="Visited_20_Internet_20_Link">
 <draw:frame draw:style-name="fr1" draw:name="Image80" text:anchor-type="as-char" svg:width="6.9236in" svg:height="3.896998in" draw:z-index="0">
<draw:image xlink:href="../Images/dwzh/2023-05-20T13-40-00Z/65685650_303.jpg" xlink:type="simple" xlink:show="embed" xlink:actuate="onLoad" draw:mime-type="image/jpeg"/>
</draw:frame>
</text:a>
At present, the United States has not announced the provision of F-16 fighter aircraft (pictured) to Ukraine, but expressed its support for Ukraine pilots to provide F-16 fighter training plans</text:p>
      <text:p text:style-name="P4">
(Voice of Germany in Chinese) At the G7 summit on Hiroshima on Saturday (May 20), Ukrainian President Zelezisky thanked British Prime Minister Sonak for its support for the establishment of a fighter alliance. Earlier this week, <text:a xlink:type="simple" xlink:href="https://www.dw.com/zh/zh/泽连斯基旋风式访欧-苏纳克支持战机联盟思路/a-65626715" text:style-name="Internet_20_link" text:visited-style-name="Visited_20_Internet_20_Link">
</text:a>
Essence</text:p>
      <text:p text:style-name="P4">
Bayon informed the leaders of the Seven Kingdoms Group on Friday that the United States will support its allies to train the fourth-generation fighter to operate the Ukrainian pilots, including the US-made F-16 fighter. After the training starts, the national alliance participating in this work will decide when to provide fighters, how many fighters are provided, and who will provide it.</text:p>
      <text:p text:style-name="P4">
Before that, Biden and other senior officials of the US government <text:a xlink:type="simple" xlink:href="https://www.dw.com/zh/zh/美德明言不会给基辅战机-法国称原则上无禁区/a-64565744" text:style-name="Internet_20_link" text:visited-style-name="Visited_20_Internet_20_Link">
</text:a>
It is called Ukraine to repel Russia's aggression and do not need these aircraft.</text:p>
      <text:p text:style-name="P4">
Germany reported that the Bayeon government was impressed by the efforts to eliminate its policy. President Biden's national security adviser Sarawon said at the G7 Summit in Japan, "No (policy) changes." Saravin said that the decision to provide weapons to Ukraine always opened the door according to the needs of the war.</text:p>
      <text:p text:style-name="P4">
Shalvin also said that according to the American assessment, <text:a xlink:type="simple" xlink:href="https://www.dw.com/zh/zh/英国防大臣可预见未来不会向乌克兰提供战机/a-65657361" text:style-name="Internet_20_link" text:visited-style-name="Visited_20_Internet_20_Link">
</text:a>
And the training is only for long -term preparation. He did not have the time to train the Ukrainian pilot training, and when he might decide to express his opinion to the Kiev to the fighter.</text:p>
      <text:p text:style-name="P4">
The United States supplies the US-made F-16 fighter to several European countries. Because these fighters may be used to attack the Russian territory, when asked about the possibility of war upgrades, Salvin emphasized that all weapons delivered to Ukraine have a fundamental prerequisite, that is, the United States will not promote or support Russian territory. s attack. He said that so far, Ukraine has clearly observed this premise.</text:p>
      <text:p text:style-name="P4">
<draw:frame draw:style-name="fr1" draw:name="Image81" text:anchor-type="as-char" svg:width="6.9236in" svg:height="3.889434in" draw:z-index="0">
<draw:image xlink:href="../Images/dwzh/2023-05-20T13-40-00Z/60988725_404.jpg" xlink:type="simple" xlink:show="embed" xlink:actuate="onLoad" draw:mime-type="image/jpeg"/>
</draw:frame>
Russian Deputy Foreign Minister Gruhko: "We have all necessary means to achieve our established goals"</text:p>
      <text:p text:style-name="P4">
Russia's Saturday quoted Russian Deputy Foreign Minister Alexander Grushko that if Western countries provide F-16 fighters to Ukraine, they will face "huge risks".</text:p>
      <text:p text:style-name="P4">
When asked about the impact of fighter planes in Western countries, Gruhko said: "We see that Western countries are still adhering to the upgrading of war upgrades. This will bring them a huge risk."</text:p>
      <text:p text:style-name="P4">
He said: "Anyway, we will take into account this in all plans. We have all necessary means to achieve our established goals."</text:p>
      <text:p text:style-name="P4">
<text:span text:style-name="T4">
 More reading- <text:a xlink:type="simple" xlink:href="https://www.dw.com/zh/zh/美军驻欧前总司令-提供战机能帮乌克兰快速获胜/a-64674453" text:style-name="Internet_20_link" text:visited-style-name="Visited_20_Internet_20_Link">
</text:a>
</text:span>
</text:p>
      <text:p text:style-name="P4">
(Germany, Reuters)</text:p>
      <text:p text:style-name="P4">
News Source: <text:a xlink:type="simple" xlink:href="https://www.dw.com/zh/莫斯科：向乌克兰提供f-16战机将给西方带来-巨大-风险/a-65685682" text:style-name="Internet_20_link" text:visited-style-name="Visited_20_Internet_20_Link">
https://www.dw.com/zh/莫斯科：向乌克兰提供f-16战机将给西方带来-巨大-风险/a-65685682?maca=chi-rss-chi-all-1127-rdf</text:a>
</text:p>
      <!--NEWS-->
      <text:h text:style-name="P10" text:outline-level="1">
<text:span text:style-name="T4">
Astrikang's President of China: Create a "love party and patriotic" enterprise</text:span>
</text:h>
      <text:p text:style-name="P4">
Author: None (Language: zh)</text:p>
      <text:p text:style-name="P4">
Publisher: None</text:p>
      <text:p text:style-name="P4">
Time: 2023-05-20T14:09:00Z</text:p>
      <text:p text:style-name="P4">
Description: Following many Chinese local companies swore loyalty to the party, Wang Lei, the global pharmaceutical dealer of Cambridge, Britain, Wang Lei, president of China President of China, said recently that Astra Constant made a "local multinational enterprise of the party and patriotic" in China.</text:p>
      <text:p text:style-name="P4">
Videos: []</text:p>
      <text:p text:style-name="P4">
Images: ["<text:a xlink:type="simple" xlink:href="https://static.dw.com/image/56384499_303.jpg" text:style-name="Internet_20_link" text:visited-style-name="Visited_20_Internet_20_Link">
56384499_303.jpg</text:a>
"]</text:p>
      <text:p text:style-name="P4">
Subject: 经济纵横</text:p>
      <text:p text:style-name="P4">
Subjects: ['阿斯利康', '爱党', '爱国', '跨国公司', '中国市场', '效忠']</text:p>
      <text:p text:style-name="P4">
Keywords: ['意见反馈']</text:p>
      <text:p text:style-name="P4">
Id: 65686057</text:p>
      <!--METADATA-->
      <text:p text:style-name="P4">
<text:a xlink:type="simple" xlink:href="https://www.dw.com/zh/overlay/image/article/65686057/56384499" text:style-name="Internet_20_link" text:visited-style-name="Visited_20_Internet_20_Link">
 <draw:frame draw:style-name="fr1" draw:name="Image82" text:anchor-type="as-char" svg:width="6.9236in" svg:height="3.896998in" draw:z-index="0">
<draw:image xlink:href="../Images/dwzh/2023-05-20T14-09-00Z/56384499_303.jpg" xlink:type="simple" xlink:show="embed" xlink:actuate="onLoad" draw:mime-type="image/jpeg"/>
</draw:frame>
</text:a>
Astrazeneca is a global biopharmaceutical company. Its company is headquartered in Cambridge, England</text:p>
      <text:p text:style-name="P4">
(Voice of Germany Chinese website) Wang Lei Wang Lei Wang Lei Wang Lei, President of Chinese District, said on Friday (May 19), saying, "Astrikon must be made into a local multinational company that loves the party and patriotism." Live photos showed that these texts also appeared in the rolling subtitles of the screen behind him.</text:p>
      <text:p text:style-name="P4">
A person familiar with the matter revealed to Reuters that Wang Lei made the above statement at the event that the pharmaceutical dealer celebrated the 30th anniversary of China's enters the 30th anniversary of China.</text:p>
      <text:p text:style-name="P4">
In recent years, with Xi Jinping's control of society and economy, <text:a xlink:type="simple" xlink:href="https://www.dw.com/zh/zh/德语媒体-私企也姓党-经济怎会好/a-56338774" text:style-name="Internet_20_link" text:visited-style-name="Visited_20_Internet_20_Link">
</text:a>
However, foreign companies have made such a statement that is still unusual.</text:p>
      <text:p text:style-name="P4">
When asked about whether Wang Lei's "patriotic" commitment and demonstration content was approved by Astra Cambridge headquarters, the company's Cambridge headquarters spokesman refused to comment.</text:p>
      <text:p text:style-name="P4">
The spokesman also refused to comment on what the loyalty of Wang Lei means what to mean on Astraik's business plan in China.</text:p>
      <text:p text:style-name="P4">
Among the large -scale pharmaceutical companies around the world, Astraon's huge and growing business in China is noticeable.</text:p>
      <text:p text:style-name="P4">
Last year, 13%of the company's sales came from China, and they invested $ 450 million to establish a factory to produce inhalers for the treatment of "smokers".</text:p>
      <text:p text:style-name="P4">
Since China has re -opened the border after ending the clearance policies, many foreign companies, including Astrikon CEO Pascal Soriot and Apple CEO Cook, have visited China and emphasized that they emphasized that they emphasized Their commitment to China.</text:p>
      <text:p text:style-name="P4">
Sorial said at the first quarter of this month's financial report that Astraikon had a optimistic attitude towards China's economy, and had signed three license agreements with Chinese companies and was interested in expanding more businesses.</text:p>
      <text:p text:style-name="P4">
<text:a xlink:type="simple" xlink:href="https://www.dw.com/zh/zh/路透社-北京办事处遭突查后-美思明智-高管撤离香港/a-65676467" text:style-name="Internet_20_link" text:visited-style-name="Visited_20_Internet_20_Link">
</text:a>
Many foreign companies feel uneasy. Foreign companies often use such consulting services to investigate market potential.</text:p>
      <text:p text:style-name="P4">
(Reuters)</text:p>
      <text:p text:style-name="P4">
News Source: <text:a xlink:type="simple" xlink:href="https://www.dw.com/zh/阿斯利康中国总裁：打造-爱党爱国-的企业/a-65686057" text:style-name="Internet_20_link" text:visited-style-name="Visited_20_Internet_20_Link">
https://www.dw.com/zh/阿斯利康中国总裁：打造-爱党爱国-的企业/a-65686057?maca=chi-rss-chi-all-1127-rdf</text:a>
</text:p>
      <!--NEWS-->
      <text:h text:style-name="P10" text:outline-level="1">
<text:span text:style-name="T4">
German media: G7 and China</text:span>
</text:h>
      <text:p text:style-name="P4">
Author: None (Language: zh)</text:p>
      <text:p text:style-name="P4">
Publisher: None</text:p>
      <text:p text:style-name="P4">
Time: 2023-05-20T14:11:00Z</text:p>
      <text:p text:style-name="P4">
Description: Major German media pay attention to the G7 summit public communaries that have been published a day in advance due to accidents. Especially for China. The most noteworthy of these is their clear criticism of China, and at the same time, they have extended friendly hands to Beijing.</text:p>
      <text:p text:style-name="P4">
Videos: []</text:p>
      <text:p text:style-name="P4">
Images: ["<text:a xlink:type="simple" xlink:href="https://static.dw.com/image/65685264_303.jpg" text:style-name="Internet_20_link" text:visited-style-name="Visited_20_Internet_20_Link">
65685264_303.jpg</text:a>
", "<text:a xlink:type="simple" xlink:href="https://static.dw.com/image/54302458_303.jpg" text:style-name="Internet_20_link" text:visited-style-name="Visited_20_Internet_20_Link">
54302458_303.jpg</text:a>
", "<text:a xlink:type="simple" xlink:href="https://static.dw.com/image/54264747_303.jpg" text:style-name="Internet_20_link" text:visited-style-name="Visited_20_Internet_20_Link">
54264747_303.jpg</text:a>
", "<text:a xlink:type="simple" xlink:href="https://static.dw.com/image/54247320_303.jpg" text:style-name="Internet_20_link" text:visited-style-name="Visited_20_Internet_20_Link">
54247320_303.jpg</text:a>
", "<text:a xlink:type="simple" xlink:href="https://static.dw.com/image/54253900_303.jpg" text:style-name="Internet_20_link" text:visited-style-name="Visited_20_Internet_20_Link">
54253900_303.jpg</text:a>
", "<text:a xlink:type="simple" xlink:href="https://static.dw.com/image/54243257_303.jpg" text:style-name="Internet_20_link" text:visited-style-name="Visited_20_Internet_20_Link">
54243257_303.jpg</text:a>
", "<text:a xlink:type="simple" xlink:href="https://static.dw.com/image/54124805_303.jpg" text:style-name="Internet_20_link" text:visited-style-name="Visited_20_Internet_20_Link">
54124805_303.jpg</text:a>
", "<text:a xlink:type="simple" xlink:href="https://static.dw.com/image/54061528_303.jpg" text:style-name="Internet_20_link" text:visited-style-name="Visited_20_Internet_20_Link">
54061528_303.jpg</text:a>
", "<text:a xlink:type="simple" xlink:href="https://static.dw.com/image/51342446_303.jpg" text:style-name="Internet_20_link" text:visited-style-name="Visited_20_Internet_20_Link">
51342446_303.jpg</text:a>
", "<text:a xlink:type="simple" xlink:href="https://static.dw.com/image/44309446_303.jpg" text:style-name="Internet_20_link" text:visited-style-name="Visited_20_Internet_20_Link">
44309446_303.jpg</text:a>
", "<text:a xlink:type="simple" xlink:href="https://static.dw.com/image/41756865_303.jpg" text:style-name="Internet_20_link" text:visited-style-name="Visited_20_Internet_20_Link">
41756865_303.jpg</text:a>
", "<text:a xlink:type="simple" xlink:href="https://static.dw.com/image/46623624_303.jpg" text:style-name="Internet_20_link" text:visited-style-name="Visited_20_Internet_20_Link">
46623624_303.jpg</text:a>
"]</text:p>
      <text:p text:style-name="P4">
Subject: 评论分析</text:p>
      <text:p text:style-name="P4">
Subjects: ['德中关系', '奥巴马', '明镜周刊', '岛屿主权争端', '专题报道：全景观看“习马会”', '德语媒体', '中国', '中共十九大', '美国']</text:p>
      <text:p text:style-name="P4">
Keywords: ['德语媒体', 'G7', '中国', '峰会', '公告', '脱钩', '竞争', '美国', '明镜周刊', '时代报', '法兰克福汇报']</text:p>
      <text:p text:style-name="P4">
Id: 65686050</text:p>
      <!--METADATA-->
      <text:p text:style-name="P4">
<text:a xlink:type="simple" xlink:href="https://www.dw.com/zh/overlay/image/article/65686050/65685264" text:style-name="Internet_20_link" text:visited-style-name="Visited_20_Internet_20_Link">
 <draw:frame draw:style-name="fr1" draw:name="Image83" text:anchor-type="as-char" svg:width="6.9236in" svg:height="3.896998in" draw:z-index="0">
<draw:image xlink:href="../Images/dwzh/2023-05-20T14-11-00Z/65685264_303.jpg" xlink:type="simple" xlink:show="embed" xlink:actuate="onLoad" draw:mime-type="image/jpeg"/>
</draw:frame>
</text:a>
The G7 Japanese Summit is clearly mentioned in the public newspaper</text:p>
      <text:p text:style-name="P4">
(Voice of Germany Chinese Network) The online version of Germany's "Spiegel Weekly" was published on Saturday on Saturday on Saturday, "<text:a xlink:type="simple" xlink:href="https://www.spiegel.de/ausland/g7-und-china-so-offen-wie-noetig-so-unabhaengig-wie-moeglich-a-b66f208d-c812-4e20-af89-2636d61b7d81" text:style-name="Internet_20_link" text:visited-style-name="Visited_20_Internet_20_Link">
</text:a>
Essence In the introduction: "In the G7's closing statement, China's name has been mentioned 21 times: this country is both the largest trading partner in Western industrial countries and its biggest competitors. Now, a common policy of China Start showing the outline. "</text:p>
      <text:p text:style-name="P4">
Due to the sudden visit of Ukrainian President Zessic, the leaders of the G7 countries issued the final communique of the meeting one day in advance on Saturday in advance. "Mirror Weekly" follows the communiqué: "For the concept of the future and China, you can summarize it in one sentence: as much as possible as much as possible and independent as much as possible. For G7, China is both an economic opponent and a security policy. Partner."</text:p>
      <text:p text:style-name="P4">
The article pointed out: "In terms of security policies, especially the increasingly direct competition in the United States and China, it has attracted attention. Especially for the fierce debate around Taiwan's status, the United States protects Taiwan's independence. Tension. In the South China Sea, security experts have regarded it as the most serious conflict for many years. Direct military competition in the United States and China has become more and more frequent. At the same time, people are working hard to try not to lose China's mediation between China and Russia. people."</text:p>
      <text:h text:style-name="P12" text:outline-level="3">
<text:span text:style-name="T4">
lower China's business risk</text:span>
</text:h>
      <text:p text:style-name="P4">
The German "Times" published in the online version entitled <text:a xlink:type="simple" xlink:href="https://www.zeit.de/wirtschaft/2023-05/china-politik-g7-staaten-gipfel-treffen-hiroshima" text:style-name="Internet_20_link" text:visited-style-name="Visited_20_Internet_20_Link">
</text:a>
Essence It is pointed out: "Reduce dependencies and protects sensitive technologies: G7 has developed strategies for China. They propose the relationship between the development of" constructive "to this major country."</text:p>
      <text:p text:style-name="P4">
The article wrote: "Because the United States wants to take a stronger word for China, there are some discussions in a few weeks before the summit. Now it is emphasized that there is no plan to decompose with China. Not naive. 'We realize that in order to maintain the resilience of our own economic development, we must reduce risks and diversify.' "</text:p>
      <text:p text:style-name="P4">
*<draw:frame draw:style-name="fr1" draw:name="Image84" text:anchor-type="as-char" svg:width="6.9236in" svg:height="3.896998in" draw:z-index="0">
<draw:image xlink:href="../Images/dwzh/2023-05-20T14-11-00Z/54302458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China Close to Chengdu Consulate General</text:span>
</text:h>
      <text:p text:style-name="P4">
Chinese Ministry of Foreign Affairs on Friday(July 24th)At noon, the United States responded to the U.S.'s request to close the Consulate General in Houston, decided to revoke the establishment and operation of the US Consulate General in Chengdu, and asked the Consulate General to stop all business and activities.</text:p>
      <text:p text:style-name="P4">
*<draw:frame draw:style-name="fr1" draw:name="Image85" text:anchor-type="as-char" svg:width="6.9236in" svg:height="3.896998in" draw:z-index="0">
<draw:image xlink:href="../Images/dwzh/2023-05-20T14-11-00Z/54264747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On July 21, the United States ordered China to close the Consulate General of the Houston within 72 hours, saying that the consulate was suspected of assisting commercial spy operations and the results of scientific research. China claims that this is a unilateral decision in the United States and threatened revenge. The staff of the consulates burned documents in the yard, and the firefighters rushed to the scene but were not allowed to enter.</text:p>
      <text:p text:style-name="P4">
*<draw:frame draw:style-name="fr1" draw:name="Image86" text:anchor-type="as-char" svg:width="6.9236in" svg:height="3.896998in" draw:z-index="0">
<draw:image xlink:href="../Images/dwzh/2023-05-20T14-11-00Z/54247320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Blocking Huawei Lobby War</text:span>
</text:h>
      <text:p text:style-name="P4">
The United States lobbying countries have blocked Huawei. Britain announced on July 14 that Huawei was banned from participating in 5G construction, and the existing Huawei products were completely demolished by 2027. This means that in the "Five Eye Alliance" composed of Britain, the United States, and Newer, only Canada has not announced the disable Huawei. France, which does not belong to the "Five Eye Alliance", also announced on the 22nd that he would not purchase Huawei equipment on the 22nd, and indirectly allowed Huawei to withdraw from the country's 5G market by 2028.</text:p>
      <text:p text:style-name="P4">
*<draw:frame draw:style-name="fr1" draw:name="Image87" text:anchor-type="as-char" svg:width="6.9236in" svg:height="3.896998in" draw:z-index="0">
<draw:image xlink:href="../Images/dwzh/2023-05-20T14-11-00Z/54253900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Pompeo called the world to fight against China</text:span>
</text:h>
      <text:p text:style-name="P4">
Pompeo visited Britain for two days, and successively met with British Prime Minister Johnson and Foreign Minister Labu to discuss issues including the Hong Kong National Security Law, Xinjiang Human Rights and 5G Communication Networks. Fight together to fight against China. In the picture, Pompeo maintains a social distance when meeting with Johnson.</text:p>
      <text:p text:style-name="P4">
*<draw:frame draw:style-name="fr1" draw:name="Image88" text:anchor-type="as-char" svg:width="6.9236in" svg:height="3.896998in" draw:z-index="0">
<draw:image xlink:href="../Images/dwzh/2023-05-20T14-11-00Z/54243257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The US Department of Justice sued two Chinese citizens on July 21, saying that they intend to steal the secrets of new crown vaccines. The two defendants were 34 and 33 years old, suspected of stealing tens of millions of dollars in commercial secrets, intellectual property rights and other valuable commercial information. The United States has criticized China that has become a paradise for hiding hackers.</text:p>
      <text:p text:style-name="P4">
*<draw:frame draw:style-name="fr1" draw:name="Image89" text:anchor-type="as-char" svg:width="6.9236in" svg:height="3.896998in" draw:z-index="0">
<draw:image xlink:href="../Images/dwzh/2023-05-20T14-11-00Z/54124805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11 companies involved in Xinjiang entered the blacklist</text:span>
</text:h>
      <text:p text:style-name="P4">
On July 20, the United States claimed that 11 Chinese companies were suspected of violating Xinjiang human rights and included it on the blacklist. These companies cannot purchase parts from US companies without the approval of the US government. The list includes the textile industry, hair accessories, information technology and genetic analysis companies.</text:p>
      <text:p text:style-name="P4">
*<draw:frame draw:style-name="fr1" draw:name="Image90" text:anchor-type="as-char" svg:width="6.9236in" svg:height="3.896998in" draw:z-index="0">
<draw:image xlink:href="../Images/dwzh/2023-05-20T14-11-00Z/54061528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Mei Limited Huawei employee visa</text:span>
</text:h>
      <text:p text:style-name="P4">
The United States announced on July 15 that due to Huawei "providing material support for those regimes that infringe on human rights around the world," Pompeo said that Huawei would be responsible for violations of human rights. Huawei claims that the company is a "private, owned by employees", which is independent of government operations. It feels "very disappointed" and "very unfair" about the visa ban.#</text:p>
      <text:h text:style-name="P13" text:outline-level="4">
<text:span text:style-name="T4">
What are you making noisy in China and the United States?</text:span>
</text:h>
      <text:h text:style-name="P12" text:outline-level="3">
<text:span text:style-name="T4">
U.S. Anti -Curvi "Port District National Security Law"</text:span>
</text:h>
      <text:p text:style-name="P4">
After the implementation of the "National Security Law of the Hong Kong District" on July 1, the United States immediately punished China's "oppression action" for Hong Kong. Trump signed the "Hong Kong Autonomous Law" on July 14 to sanction Chinese officials and banks involved in Hong Kong. Ordering to terminate Hong Kong's special status under American law, affecting Hong Kong's economic treatment and qualifications to import US sensitive technologies.</text:p>
      <text:p text:style-name="P4">
*<draw:frame draw:style-name="fr1" draw:name="Image91" text:anchor-type="as-char" svg:width="6.9236in" svg:height="3.896998in" draw:z-index="0">
<draw:image xlink:href="../Images/dwzh/2023-05-20T14-11-00Z/44309446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U.S. sanctions Chinese senior officials involved in Xinjiang</text:span>
</text:h>
      <text:p text:style-name="P4">
On July 9th, the US government was involved in "major human rights violations". Four Chinese government officials including the Politburo and the secretary of the Xinjiang Party Committee Chen, the party secretary of the Xinjiang Party Committee, were the highest -level Chinese officials in the United States. They were frozen assets and prohibited from entering the United States.</text:p>
      <text:p text:style-name="P4">
*<draw:frame draw:style-name="fr1" draw:name="Image92" text:anchor-type="as-char" svg:width="6.9236in" svg:height="3.896998in" draw:z-index="0">
<draw:image xlink:href="../Images/dwzh/2023-05-20T14-11-00Z/41756865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China "Equal" sanctions US officials</text:span>
</text:h>
      <text:p text:style-name="P4">
In response to U.S. sanctions, China sanctioned 4 US politicians on July 13, including federal senators Cruz, Rubio, Representative Smith, Burst, the US International Religion No Ambassador, and the United States "Congress-Administrative Department of Department of China. China has not disclosed what the above -mentioned persons will be hindered to use Chinese financial systems or obtaining a Chinese visa.</text:p>
      <text:p text:style-name="P4">
*<draw:frame draw:style-name="fr1" draw:name="Image93" text:anchor-type="as-char" svg:width="6.9236in" svg:height="3.896998in" draw:z-index="0">
<draw:image xlink:href="../Images/dwzh/2023-05-20T14-11-00Z/46623624_303.jpg" xlink:type="simple" xlink:show="embed" xlink:actuate="onLoad" draw:mime-type="image/jpeg"/>
</draw:frame>
#</text:p>
      <text:h text:style-name="P13" text:outline-level="4">
<text:span text:style-name="T4">
What are you making noisy in China and the United States?</text:span>
</text:h>
      <text:h text:style-name="P12" text:outline-level="3">
<text:span text:style-name="T4">
</text:span>
</text:h>
      <text:p text:style-name="P4">
From July 1st to 5th, China ’s military exercise in the Xisha Islands exactly overlapped with the aircraft carrier exercises from the National Day on July 4. On July 17, China deployed at least 8 fighters on the Xisha Islands, and the United States sent two B-1B bombers to Guam at the same time. On the same day, USSNIMITZ and UssaLonaldReagan also visited the sea for the second time within a month, and the U.S. military for the first time in the South China Sea has held double air -carried military exercises since 2014. The picture shows the Liden aircraft carri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Criticism and friendship</text:span>
</text:h>
      <text:p text:style-name="P4">
<text:a xlink:type="simple" xlink:href="https://www.faz.net/aktuell/politik/ausland/g-7-abschlusserklaerung-deutlich-worte-an-china-18907161.html" text:style-name="Internet_20_link" text:visited-style-name="Visited_20_Internet_20_Link">
</text:a>
According to this report, the G7 member states (including the United States, Germany, Japan, France, the United Kingdom, Italy, Canada, and the European Union) elaborated the common position for China in detail, and required China to act in accordance with international rules. The closing statement issued by G7. The most noteworthy is their clear criticism of China, and at the same time they extended friendly hands to Beijing.</text:p>
      <text:p text:style-name="P4">
The author observes that while calling on China to put pressure on Russia and ask him to "stop military aggression and withdraw from Ukraine immediately, complete, and unconditionally, the leaders in this document are also helping Beijing. "We are willing to establish a constructive and stable relationship with China," saying in the statement. Given its role in the international community and its economic volume, it must cooperate with China in the global challenges and the areas of common interests. The communiqué of the summit stated: "Our policy is not designed to hurt China, and we have no intention to hinder China's economic progress and development." Leaders of various countries reiterated. "A China, which complies with international rules, is beneficial to the world."</text:p>
      <text:p text:style-name="P4">
<text:span text:style-name="T5">
Inding the content of other media, does not represent the position or view of the Voice of Germany. _ </text:span>
 _ 吧 _</text:p>
      <text:p text:style-name="P4">
News Source: <text:a xlink:type="simple" xlink:href="https://www.dw.com/zh/德语媒体：g7和中国/a-65686050" text:style-name="Internet_20_link" text:visited-style-name="Visited_20_Internet_20_Link">
https://www.dw.com/zh/德语媒体：g7和中国/a-65686050?maca=chi-rss-chi-all-1127-rdf</text:a>
</text:p>
      <!--NEWS-->
      <text:h text:style-name="P10" text:outline-level="1">
<text:span text:style-name="T4">
The Zerorensky visited the G7 Summit Mark Hong said that it might reverse the situation</text:span>
</text:h>
      <text:p text:style-name="P4">
Publisher: 法新社</text:p>
      <text:p text:style-name="P4">
Published Time: 2023-05-20T14:32:05+00:00</text:p>
      <text:p text:style-name="P4">
Modified Time: 2023-05-20T14:05:02+00:00</text:p>
      <text:p text:style-name="P4">
Description: (Agence France -Presse, Hiroshima, 20th) French President Mark Hong met with the Ukrainian President Zeroski at the Summit of the Seven major industrial group (G7) leader summit today, and said that Zerrenceki personally came to Japan's Hiroshima to meet with many national leaders. It may be a "reversal situation" factor.</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5-20T14-32-05-00-00/000000.png" xlink:type="simple" xlink:show="embed" xlink:actuate="onLoad" draw:mime-type="image/png"/>
</draw:frame>
Volodymyr ZELENSKYY unexpectedly met the G7 Summit in Guangdao. In addition to meeting with the leaders of the member states, he also saw some developed Chinese leaders, such as Brazil and India.</text:p>
      <text:p text:style-name="P4">
Emmanuelmacron said that this provides "unique opportunities" to "express your situation, convey your message, and share your point of view." "I am convinced that this can become a factor to reverse the situation."</text:p>
      <text:p text:style-name="P4">
News Source: <text:a xlink:type="simple" xlink:href="https://www.rfi.fr/cn/%E5%9B%BD%E9%99%85%E6%8A%A5%E9%81%93/20230520-%E6%B3%BD%E4%BC%A6%E6%96%AF%E5%9F%BA%E4%BA%B2%E4%B8%B4g7%E5%B3%B0%E4%BC%9A-%E9%A9%AC%E5%85%8B%E5%AE%8F%E7%A7%B0%E5%8F%AF%E8%83%BD%E6%89%AD%E8%BD%AC%E5%B1%80%E5%8A%BF" text:style-name="Internet_20_link" text:visited-style-name="Visited_20_Internet_20_Link">
https://www.rfi.fr/cn/%E5%9B%BD%E9%99%85%E6%8A%A5%E9%81%93/20230520-%E6%B3%BD%E4%BC%A6%E6%96%AF%E5%9F%BA%E4%BA%B2%E4%B8%B4g7%E5%B3%B0%E4%BC%9A-%E9%A9%AC%E5%85%8B%E5%AE%8F%E7%A7%B0%E5%8F%AF%E8%83%BD%E6%89%AD%E8%BD%AC%E5%B1%80%E5%8A%BF</text:a>
</text:p>
      <!--NEWS-->
      <text:h text:style-name="P10" text:outline-level="1">
<text:span text:style-name="T4">
Biden is still optimistic that the United States can avoid debt defaults</text:span>
</text:h>
      <text:p text:style-name="P4">
Author: 联合早报 (Person)</text:p>
      <text:p text:style-name="P4">
Publisher: 联合早报 (Organization)</text:p>
      <text:p text:style-name="P4">
Published Time: 2023-05-20T14:37</text:p>
      <text:p text:style-name="P4">
Modified Time: 2023-05-20T14:37</text:p>
      <text:p text:style-name="P4">
Description: U.S. President Biden believes that there must be a way to avoid US federal debt defaults. Agence France -Presse reported that Bayeng continued to attend the Seventh Kingdom Group (G7) summit in Hiroshima, Japan on Saturday (May 20). He said to the media: "I still believe that we can avoid debt violations ...</text:p>
      <text:p text:style-name="P4">
Videos: []</text:p>
      <text:p text:style-name="P4">
Audios: []</text:p>
      <text:p text:style-name="P4">
Images: []</text:p>
      <text:p text:style-name="P4">
Type: NewsArticle</text:p>
      <text:p text:style-name="P4">
Breadcrumbs: ['即时', '国际']</text:p>
      <text:p text:style-name="P4">
Keywords: ['美国', '债务违约', '拜登', '共和党', '麦卡锡', '白宫']</text:p>
      <!--METADATA-->
      <text:p text:style-name="P4">
U.S. President Biden believes that there must be a way to avoid US federal debt defaults.</text:p>
      <text:p text:style-name="P4">
Agence France -Presse reported that Bayeng continued to attend the Seventh Kingdom Group (G7) summit in Hiroshima, Japan on Saturday (May 20). He said to the media: "I still believe that we can avoid debt defaults."</text:p>
      <text:p text:style-name="P4">
<text:a xlink:type="simple" xlink:href="https://www.zaobao.com/realtime/world/story20230520-1396417" text:style-name="Internet_20_link" text:visited-style-name="Visited_20_Internet_20_Link">
</text:a>
The Republican representatives suddenly left. A Republican leader said that it was time to "press the suspension key" and complained that Biden's team was unreasonable, and the negotiations could not make any progress.</text:p>
      <text:p text:style-name="P4">
McCarthy told the media that negotiations with the White House will be restored that night. But the negotiations on Friday night were interrupted again.</text:p>
      <text:p text:style-name="P4">
The White House negotiating representatives said when they left the meeting that they would work overtime at night and try to break the deadlock in the negotiation.</text:p>
      <text:p text:style-name="P4">
Republican member Patrick McHenry said that the negotiations did not progress and had no confidence in raising the debt limit on the upper limit of the two sides this weekend.</text:p>
      <text:p text:style-name="P4">
Another and party member Garret Graves said: "Can't be sure" will hold the next meeting with the White House.</text:p>
      <text:p text:style-name="P4">
News Source: <text:a xlink:type="simple" xlink:href="https://www.zaobao.com.sg/realtime/world/story20230520-1396461" text:style-name="Internet_20_link" text:visited-style-name="Visited_20_Internet_20_Link">
https://www.zaobao.com.sg/realtime/world/story20230520-1396461</text:a>
</text:p>
      <!--NEWS-->
      <text:h text:style-name="P10" text:outline-level="1">
<text:span text:style-name="T4">
The Seven Kingdoms Group agreed to provide F16 fighters to Ukraine and issued a "Chinese economic coercion" statement</text:span>
</text:h>
      <text:p text:style-name="P4">
Author: chinese@voanews.com (维达库斯瓦拉)</text:p>
      <text:p text:style-name="P4">
Publisher: 美国之音中文网 (Type: NewsMediaOrganization)</text:p>
      <text:p text:style-name="P4">
Published Time: 2023-05-20T14:46:42+08:00</text:p>
      <text:p text:style-name="P4">
Modified Time: 2023-05-20 06:46:42Z</text:p>
      <text:p text:style-name="P4">
Description: The White House said on Friday that the United States and its allies are planning to provide F-16 fighters to Ukraine and train Ukraine pilots to drive, which is a change in the position of President Bayeng's rejection of Ukraine President Zesski for several months.</text:p>
      <text:p text:style-name="P4">
Videos: []</text:p>
      <text:p text:style-name="P4">
Images: []</text:p>
      <text:p text:style-name="P4">
Categories: ['美中关系', '亚太', '经济·金融·贸易', '欧洲', '乌克兰局势']</text:p>
      <text:p text:style-name="P4">
Type: None</text:p>
      <!--METADATA-->
      <text:p text:style-name="P4">
Nonenone</text:p>
      <text:p text:style-name="P4">
News Source: <text:a xlink:type="simple" xlink:href="https://www.voachinese.com/a/biden-g7-saturday-20230520/7101652.html" text:style-name="Internet_20_link" text:visited-style-name="Visited_20_Internet_20_Link">
https://www.voachinese.com/a/biden-g7-saturday-20230520/7101652.html</text:a>
</text:p>
      <!--NEWS-->
      <text:h text:style-name="P10" text:outline-level="1">
<text:span text:style-name="T4">
Zelenezki arrives in Hiroshima, Japan</text:span>
</text:h>
      <text:p text:style-name="P4">
Author: 联合早报 (Person)</text:p>
      <text:p text:style-name="P4">
Publisher: 联合早报 (Organization)</text:p>
      <text:p text:style-name="P4">
Published Time: 2023-05-20T15:05</text:p>
      <text:p text:style-name="P4">
Modified Time: 2023-05-20T15:17</text:p>
      <text:p text:style-name="P4">
Description: Ukrainian President Zelei has arrived in Hiroshima, Japan. Zelei Sky said that he went to Hiroshima to attend the Seventh Kingdom Group (G7) summit, and "peace will be closer to us." Reuters reported that a French plane landed on Saturday (May 20), a French plane landed at Hiroshima Airport on Saturday (May 20). machine...</text:p>
      <text:p text:style-name="P4">
Videos: []</text:p>
      <text:p text:style-name="P4">
Audios: []</text:p>
      <text:p text:style-name="P4">
Images: []</text:p>
      <text:p text:style-name="P4">
Type: NewsArticle</text:p>
      <text:p text:style-name="P4">
Breadcrumbs: ['即时', '国际']</text:p>
      <text:p text:style-name="P4">
Keywords: ['日本', '广岛', '泽连斯基', '七国集团']</text:p>
      <!--METADATA-->
      <text:p text:style-name="P4">
Ukrainian President Zelei has arrived in Hiroshima, Japan. Zelei Sky said that he went to Hiroshima to attend the Seventh Kingdom Group (G7) summit, and "peace will be closer to us."</text:p>
      <text:p text:style-name="P4">
Reuters report, <text:a xlink:type="simple" xlink:href="https://www.zaobao.com/realtime/world/story20230520-1396453" text:style-name="Internet_20_link" text:visited-style-name="Visited_20_Internet_20_Link">
</text:a>
Saturday (May 20) landed at Hiroshima Airport in the afternoon. A red carpet was covered with a red carpet on the apron at the airport.</text:p>
      <text:p text:style-name="P4">
On the social media platform, Zelei said: "Japan. G7. Important meetings with your partners and friends in Ukraine. Security and strengthening cooperation for our victory. Today, peace will be closer to us."</text:p>
      <text:p text:style-name="P4">
News Source: <text:a xlink:type="simple" xlink:href="https://www.zaobao.com.sg/realtime/world/story20230520-1396563" text:style-name="Internet_20_link" text:visited-style-name="Visited_20_Internet_20_Link">
https://www.zaobao.com.sg/realtime/world/story20230520-1396563</text:a>
</text:p>
      <!--NEWS-->
      <text:h text:style-name="P10" text:outline-level="1">
<text:span text:style-name="T4">
Russian Foreign Minister: The G7 Summit decides to seek to be enclosed in Russia and China</text:span>
</text:h>
      <text:p text:style-name="P4">
Publisher: 法新社</text:p>
      <text:p text:style-name="P4">
Published Time: 2023-05-20T15:32:08+00:00</text:p>
      <text:p text:style-name="P4">
Modified Time: 2023-05-20T15:05:02+00:00</text:p>
      <text:p text:style-name="P4">
Description: (AFP Moscow, 20th) Russian Foreign Minister Lavrov said today that at the summit held this weekend, the seven major industrial groups (G7) leaders to help end the announcements made by Ukraine's conflict, showing their determination to determine their determination "Block" Russia and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5-20T15-32-08-00-00/000000.png" xlink:type="simple" xlink:show="embed" xlink:actuate="onLoad" draw:mime-type="image/png"/>
</draw:frame>
Sergei Lavrov said in a television conference: "Look at the decisions discussed and made at the G7 summit in Japan today, the purpose is to block Russia and China."</text:p>
      <text:p text:style-name="P4">
News Source: <text:a xlink:type="simple" xlink:href="https://www.rfi.fr/cn/%E5%9B%BD%E9%99%85%E6%8A%A5%E9%81%93/20230520-%E4%BF%84%E5%A4%96%E9%95%BF-g7%E5%B3%B0%E4%BC%9A%E5%86%B3%E8%AE%AE%E5%AF%BB%E6%B1%82%E5%9B%B4%E5%A0%B5%E4%BF%84%E7%BD%97%E6%96%AF%E4%B8%AD%E5%9B%BD" text:style-name="Internet_20_link" text:visited-style-name="Visited_20_Internet_20_Link">
https://www.rfi.fr/cn/%E5%9B%BD%E9%99%85%E6%8A%A5%E9%81%93/20230520-%E4%BF%84%E5%A4%96%E9%95%BF-g7%E5%B3%B0%E4%BC%9A%E5%86%B3%E8%AE%AE%E5%AF%BB%E6%B1%82%E5%9B%B4%E5%A0%B5%E4%BF%84%E7%BD%97%E6%96%AF%E4%B8%AD%E5%9B%BD</text:a>
</text:p>
      <!--NEWS-->
      <text:h text:style-name="P10" text:outline-level="1">
<text:span text:style-name="T4">
G7 leaders propose a new initiative against economic coercion</text:span>
</text:h>
      <text:p text:style-name="P4">
Author: 联合早报 (Person)</text:p>
      <text:p text:style-name="P4">
Publisher: 联合早报 (Organization)</text:p>
      <text:p text:style-name="P4">
Published Time: 2023-05-20T15:55</text:p>
      <text:p text:style-name="P4">
Modified Time: 2023-05-20T16:10</text:p>
      <text:p text:style-name="P4">
Description: The leaders of the Seventh Kingdom Group (G7) reached an agreement on a new initiative against economic coercion. The G7 leader vowed that anyone who tried to rely on weapons to rely on weapons will face failure and consequences. Reuters reports that the G7 leader held a meeting on Hiroshima, Japan on Saturday (May 20) ...</text:p>
      <text:p text:style-name="P4">
Videos: []</text:p>
      <text:p text:style-name="P4">
Audios: []</text:p>
      <text:p text:style-name="P4">
Images: []</text:p>
      <text:p text:style-name="P4">
Type: NewsArticle</text:p>
      <text:p text:style-name="P4">
Breadcrumbs: ['即时', '国际']</text:p>
      <text:p text:style-name="P4">
Keywords: ['七国集团', '经济', '中国', '供应链']</text:p>
      <!--METADATA-->
      <text:p text:style-name="P4">
The leaders of the Seventh Kingdom Group (G7) reached an agreement on a new initiative against economic coercion.</text:p>
      <text:p text:style-name="P4">
The G7 leader vowed that anyone who tried to rely on weapons to rely on weapons will face failure and consequences.</text:p>
      <text:p text:style-name="P4">
Reuters reports that after the G7 leaders held a meeting on Hiroshima, Japan on Saturday (May 20), they announced the establishment of an "economic coordination and coordination platform" to provide a early warning mechanism and rapid information sharing for member states, and regularly hold meetings and meet Negotiation.</text:p>
      <text:p text:style-name="P4">
The G7 leader said in a statement: "The economic coercion of economic vulnerability in the world is incidental rising."</text:p>
      <text:p text:style-name="P4">
The statement did not name China, but in the summary of the proposal proposed proposal proposed proposal details on Friday (19th), the British government pointed out that China had used its economic strength to coerced countries such as Australia and Lithuania to resolve political disputes with Beijing.</text:p>
      <text:p text:style-name="P4">
The G7 leader promised in a statement that they will deepen cooperation in strengthening the supply chain and call on low -income countries to play a greater role in promoting economic toughness.</text:p>
      <text:p text:style-name="P4">
They also urged all countries to adhere to the principle of "transparent, diversified, safe, sustainable, credible and reliable" when building a supply chain network.</text:p>
      <text:p text:style-name="P4">
G7 leaders also agreed to deepen cooperation in information sharing to think that the next generation of technology establishes new standards.</text:p>
      <text:p text:style-name="P4">
News Source: <text:a xlink:type="simple" xlink:href="https://www.zaobao.com.sg/realtime/world/story20230520-1396567" text:style-name="Internet_20_link" text:visited-style-name="Visited_20_Internet_20_Link">
https://www.zaobao.com.sg/realtime/world/story20230520-1396567</text:a>
</text:p>
      <!--NEWS-->
      <text:h text:style-name="P10" text:outline-level="1">
<text:span text:style-name="T4">
G7 hopes to establish a stable relationship with China to warn "military activities"</text:span>
</text:h>
      <text:p text:style-name="P4">
Author: 联合早报 (Person)</text:p>
      <text:p text:style-name="P4">
Publisher: 联合早报 (Organization)</text:p>
      <text:p text:style-name="P4">
Published Time: 2023-05-20T16:30</text:p>
      <text:p text:style-name="P4">
Modified Time: 2023-05-20T16:30</text:p>
      <text:p text:style-name="P4">
Description: The leaders of the Seventh Kingdom Group (G7) warned China ’s“ military activities ”in the Asia -Pacific region, but also showed the hope of establishing a“ constructive and stable relationship ”with Beijing. Agence France -Presse reported that after the G7 leaders held a meeting on Hiroshima, Japan on Saturday (May 20), countries ...</text:p>
      <text:p text:style-name="P4">
Videos: []</text:p>
      <text:p text:style-name="P4">
Audios: []</text:p>
      <text:p text:style-name="P4">
Images: []</text:p>
      <text:p text:style-name="P4">
Type: NewsArticle</text:p>
      <text:p text:style-name="P4">
Breadcrumbs: ['即时', '国际']</text:p>
      <text:p text:style-name="P4">
Keywords: ['七国集团', '中国', '军事']</text:p>
      <!--METADATA-->
      <text:p text:style-name="P4">
The leaders of the Seventh Kingdom Group (G7) warned China ’s“ military activities ”in the Asia -Pacific region, but also showed the hope of establishing a“ constructive and stable relationship ”with Beijing.</text:p>
      <text:p text:style-name="P4">
Agence France -Presse reported that after the G7 leaders held a meeting on Hiroshima, Japan on Saturday (May 20), countries have put forward a series of concerns about China's economic and military activities in the bulletin. But they still want to retain room for cooperation and avoid the upgrading of the tension between China and G7 and Japan.</text:p>
      <text:p text:style-name="P4">
The leader of the G7 said: "We are ready to establish a constructive and stable relationship with China, and understand the importance of contacting our concerns directly to China."</text:p>
      <text:p text:style-name="P4">
The statement said: "Our policy policy is not to harm China, nor to obstruct China's economic progress and development." The statement also said that the G7 countries did not intend to "decide or turn inward" with China, but they believed that the economic toughness must be "de -risk to risk risks. "</text:p>
      <text:p text:style-name="P4">
The G7 proposed a warning of "militaryization" in mainland China in the South China Sea, and reiterated that the "peace and stability" of the Taiwan Strait is "indispensable for global security." The G7 leader called on China to use its influence on Russia to "stop its military aggression and withdraw its troops from Ukraine immediately, completely, and unconditionally."</text:p>
      <text:p text:style-name="P4">
News Source: <text:a xlink:type="simple" xlink:href="https://www.zaobao.com.sg/realtime/world/story20230520-1396568" text:style-name="Internet_20_link" text:visited-style-name="Visited_20_Internet_20_Link">
https://www.zaobao.com.sg/realtime/world/story20230520-1396568</text:a>
</text:p>
      <!--NEWS-->
      <text:h text:style-name="P10" text:outline-level="1">
<text:span text:style-name="T4">
Financial Times: Wagner Group purchases helmets from China regardless of sanctions.</text:span>
</text:h>
      <text:p text:style-name="P4">
Author: None</text:p>
      <text:p text:style-name="P4">
Publisher: Radio Free Asia (Organization)</text:p>
      <text:p text:style-name="P4">
Published Time: 2023-05-20T16:44:26-04:00</text:p>
      <text:p text:style-name="P4">
Modified Time: 2023-05-20T16:44:2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6" text:anchor-type="as-char" svg:width="6.9236in" svg:height="3.874983in" draw:z-index="0">
<draw:image xlink:href="../Images/rfamandarin/2023-05-20T16-44-26-04-00/000000.png" xlink:type="simple" xlink:show="embed" xlink:actuate="onLoad" draw:mime-type="image/png"/>
</draw:frame>
Mippogjin, the head of the Russian mercenary group(middle) <text:a xlink:type="simple" xlink:href="https://www.rfa.org/mandarin/Xinwen/6-05202023164029.html/@@images/image" text:style-name="Internet_20_link" text:visited-style-name="Visited_20_Internet_20_Link">
</text:a>
Reuters pictures</text:p>
      <text:p text:style-name="P4">
A shadow company of the Russian mercenary group Wagner purchased tens of thousands of protective helmets from China. According to the British Financial Times, a small Chinese company called a small Chinese company called a Broker Expert Russian Vagna affiliated company called Hangzhou Sunshine Rain Forest Import and Export Co., Ltd. in November and December purchased 20,000 aggregates for 20,000 aggregates from a small Chinese company called Hangzhou Sunshine Rain Forest Import and Export Co., Ltd. Protocol helmet. Chinese companies claim that they are for "game purpose."</text:p>
      <text:p text:style-name="P4">
These helmets are divided into four batches, and the application value is slightly higher than $ 2 million. At that time, the head of the Wagner Group and the investor, Porigo, was recruiting tens of thousands of Russian criminals to send it to the Ukrainian front. Since then, a large number of Wagner troops have been killed in the brutal consumption war aimed at seizing the control of Bachurut. The United States has recently estimated that more than 20,000 Russian fighters have been killed in Ukraine since December last year.</text:p>
      <text:p text:style-name="P4">
Voice information sent by the head of the Wagner Group, Porigin, to the Financial Times through its catering group, showing that he "never heard of the name of the company participating in the purchase of a helmet."</text:p>
      <text:p text:style-name="P4">
Marcelplichta, a researcher at the University of St. Antruz University Global Law and Governance Center, said: "Porigjin can still dispatch armed contractors in Ukraine and at least three African countries to buy equipment from China and smuggle smuggling Resources, this shows how elastic networks he has established. "</text:p>
      <text:p text:style-name="P4">
According to a leaked US intelligence report, Wagner asked China to provide weapons earlier this year, but it was not successful.</text:p>
      <text:p text:style-name="P4">
Brokerexpert's Chinese supplier Hangzhou SHINERAIN is located in Zhejiang Province. According to the company's page information on Alibaba, the company has 5 to 15 employees, and the main business is to sell women's clothing.</text:p>
      <text:p text:style-name="P4">
The Chinese company also said that he did not know the relationship between Brokexpert and Wagner. "We just serve the orders we have received. We follow the law, and we will not transport any illegal items."</text:p>
      <text:p text:style-name="P4">
According to customs data, Broker Expert purchased a large number of purchases from China during Russia's full invasion of Ukraine.</text:p>
      <text:p text:style-name="P4">
(Responsible editor: (：)</text:p>
      <text:p text:style-name="P4">
News Source: <text:a xlink:type="simple" xlink:href="https://www.rfa.org/mandarin/Xinwen/6-05202023164029.html" text:style-name="Internet_20_link" text:visited-style-name="Visited_20_Internet_20_Link">
https://www.rfa.org/mandarin/Xinwen/6-05202023164029.html</text:a>
</text:p>
      <!--NEWS-->
      <text:h text:style-name="P10" text:outline-level="1">
<text:span text:style-name="T4">
The Sino -DPRK trade soared G7 warning North Korea will never enjoy a nuclear state status</text:span>
</text:h>
      <text:p text:style-name="P4">
Author: None</text:p>
      <text:p text:style-name="P4">
Publisher: Radio Free Asia (Organization)</text:p>
      <text:p text:style-name="P4">
Published Time: 2023-05-20T16:45:00-04:00</text:p>
      <text:p text:style-name="P4">
Modified Time: 2023-05-20T16:55:2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7" text:anchor-type="as-char" svg:width="6.9236in" svg:height="4.980525in" draw:z-index="0">
<draw:image xlink:href="../Images/rfamandarin/2023-05-20T16-45-00-04-00/000000.png" xlink:type="simple" xlink:show="embed" xlink:actuate="onLoad" draw:mime-type="image/png"/>
</draw:frame>
In April, China's exports and bilateral trade volumes on North Korea have increased significantly <text:a xlink:type="simple" xlink:href="https://www.rfa.org/mandarin/Xinwen/9-05202023162312.html/@@images/image" text:style-name="Internet_20_link" text:visited-style-name="Visited_20_Internet_20_Link">
</text:a>
Reuters pictures</text:p>
      <text:p text:style-name="P4">
According to the number released by Chinese Customs on Saturday, in April, China's exports and bilateral trade over North Korea increased significantly. The Seventh Kingdom of Industry urged Pyongyang to stop missile testing and nuclear tests, and warned that North Korea will never enjoy the status of "nuclear countries" stipulated by international law.</text:p>
      <text:p text:style-name="P4">
The China Customs General Administration reported that the total outbound goods from China in April soared by 69%to US $ 166 million. The most exported products are wool used in wig and wig production, with a amount of about 11.6 million US dollars. The products after wigs are a wide range of fertilizer phosphate dilate, with a total amount of 8.84 million US dollars.</text:p>
      <text:p text:style-name="P4">
In April, North Korea also purchased rice with a total amount of about 5 million US dollars from China. From January to April, China exported North Korea from $ 270 million a year ago to $ 603 million.</text:p>
      <text:p text:style-name="P4">
The new data released by the General Administration of Customs also shows that in April, North Korea's exports to China also rose significantly, reaching the highest point in the past five years. Sources said that this may be related to the end of the new crown virus epidemic and the recovery of the recovery of the central border between the dynasty.</text:p>
      <text:p text:style-name="P4">
According to international media reports on the 20th, since last year, North Korea ’s missile testing and nuclear weapon tests have accelerated significantly. In mid-April this year, North Korea conducted a test firing of the solid-state fuel intercontinental ballistic missile "Mars-18". The U.S. military believes that North Korea's missile launch capacity has improved significantly, and it has developed from a short -range ballistic missile in liquid fuel to long -range fuel remote missiles.</text:p>
      <text:p text:style-name="P4">
General Kennethwilsbach, commander of the Pacific Air Force, recently told the media that in response to this major change, the U.S. military may send strategic bombers to regularly go to the Korean Peninsula to perform tasks and may land at the US military base in South Korea.</text:p>
      <text:p text:style-name="P4">
After the Seven Kingdoms Group issued a joint statement after the Hiroshima Summit, it urged North Korea to completely abandon its missiles and nuclear weapons projects, and promised "no more use of ballistic missile technology for nuclear tests or nuclear testing." The statement said, "North Korea cannot, and it will never never, and it will never. There are nuclear status stipulated in the International Nuclear Treaty. "</text:p>
      <text:p text:style-name="P4">
(Responsible editor: (：)</text:p>
      <text:p text:style-name="P4">
News Source: <text:a xlink:type="simple" xlink:href="https://www.rfa.org/mandarin/Xinwen/9-05202023162312.html" text:style-name="Internet_20_link" text:visited-style-name="Visited_20_Internet_20_Link">
https://www.rfa.org/mandarin/Xinwen/9-05202023162312.html</text:a>
</text:p>
      <!--NEWS-->
      <text:h text:style-name="P10" text:outline-level="1">
<text:span text:style-name="T4">
Xu Na, a poet and Falun Gong practitioner who has been sentenced to 8 years, was maintained in the second instance.</text:span>
</text:h>
      <text:p text:style-name="P4">
Author: None</text:p>
      <text:p text:style-name="P4">
Publisher: Radio Free Asia (Organization)</text:p>
      <text:p text:style-name="P4">
Published Time: 2023-05-20T16:45:03-04:00</text:p>
      <text:p text:style-name="P4">
Modified Time: 2023-05-20T16:45:0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8" text:anchor-type="as-char" svg:width="6.9236in" svg:height="8.900176in" draw:z-index="0">
<draw:image xlink:href="../Images/rfamandarin/2023-05-20T16-45-03-04-00/000000.png" xlink:type="simple" xlink:show="embed" xlink:actuate="onLoad" draw:mime-type="image/png"/>
</draw:frame>
Poet, artist, Falun Gong practitioner Xu Na (also known as Xu Na) [] <text:a xlink:type="simple" xlink:href="https://www.rfa.org/mandarin/Xinwen/7-05202023161939.html/@@images/image" text:style-name="Internet_20_link" text:visited-style-name="Visited_20_Internet_20_Link">
</text:a>
Network screenshot/rights protection network</text:p>
      <text:p text:style-name="P4">
According to the overseas rights protection network, the poet, artist, and Falun Gong practitioner Xu Na (also known as Xu Na), who released some domestic epidemic photos during the epidemic, was released in prison for 8 years on January 16, 2022. On May 18, 2023, Xu Na opened the second instance to dismiss the appeal and maintain the original judgment.</text:p>
      <text:p text:style-name="P4">
Xu Na, also known as Xu Na, was born on November 8, 1968. He is a native of Changchun City, Jilin Province. He is a hunger strike student in the 89th June 4th family.</text:p>
      <text:p text:style-name="P4">
Xu Na has studied at the Beijing Broadcasting Institute (now renamed the University of Communication University of China). After graduation, he carried out poetry and art creation, becoming an artist who can hold an exhibition independently.</text:p>
      <text:p text:style-name="P4">
Later, she became a loyal Falun Gong practitioner for pursuing freedom and was hit and persecuted by the Beijing authorities. In 2001, the Beijing authorities were sentenced to 5 years in prison for faith in cults and were released from prison in 2006.</text:p>
      <text:p text:style-name="P4">
On July 19, 2020, Xu Na, together with another 12 Falun Gong believers, was captured by the police station of the Airport Police Station in Shunyi District, Beijing. On July 26, Xu Na was converted by the police in Dongcheng District of Beijing for suspected "damage to the law"; on September 1 in the same year, it was officially arrested by the Beijing East City Procuratorate in the same crime, accusing him of the release of related related periods during the epidemic period. Domestic epidemic photos and information such as Falun Gong are illegal.</text:p>
      <text:p text:style-name="P4">
From January 14th to 16th, 2022, the case was sentenced to trial in the court of Dongcheng District, Beijing. The sentence to July 18, 2028.</text:p>
      <text:p text:style-name="P4">
Xu Na is currently detained at the Detention Center of Dongcheng District, Beijing.</text:p>
      <text:p text:style-name="P4">
(Responsible editor: (：)</text:p>
      <text:p text:style-name="P4">
News Source: <text:a xlink:type="simple" xlink:href="https://www.rfa.org/mandarin/Xinwen/7-05202023161939.html" text:style-name="Internet_20_link" text:visited-style-name="Visited_20_Internet_20_Link">
https://www.rfa.org/mandarin/Xinwen/7-05202023161939.html</text:a>
</text:p>
      <!--NEWS-->
      <text:h text:style-name="P10" text:outline-level="1">
<text:span text:style-name="T4">
G7 will issue a common statement about China: seeking risks, not decoupled</text:span>
</text:h>
      <text:p text:style-name="P4">
Author: None</text:p>
      <text:p text:style-name="P4">
Publisher: Radio Free Asia (Organization)</text:p>
      <text:p text:style-name="P4">
Published Time: 2023-05-20T16:45:12-04:00</text:p>
      <text:p text:style-name="P4">
Modified Time: 2023-05-20T16:45:1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99" text:anchor-type="as-char" svg:width="6.9236in" svg:height="4.50034in" draw:z-index="0">
<draw:image xlink:href="../Images/rfamandarin/2023-05-20T16-45-12-04-00/000000.png" xlink:type="simple" xlink:show="embed" xlink:actuate="onLoad" draw:mime-type="image/png"/>
</draw:frame>
National Security Consultant Jakesullivan [] <text:a xlink:type="simple" xlink:href="https://www.rfa.org/mandarin/Xinwen/8-05202023162022.html/@@images/image" text:style-name="Internet_20_link" text:visited-style-name="Visited_20_Internet_20_Link">
</text:a>
Reuters pictures</text:p>
      <text:p text:style-name="P4">
The White House National Security Consultant Jack Shalvan said on Saturday in Hiroshima, Japan, and the Seven Kingdoms Group (G7) will issue a statement on a common response to China. He said that the G7 member states are seeking "risks, not decoupling" with China.</text:p>
      <text:p text:style-name="P4">
According to Reuters, Shalvin said that the leaders of the Seventh Kingdom Group planned to outline measures to protect sensitive technology in a joint statement or bulletin, including foreign investment measures.</text:p>
      <text:p text:style-name="P4">
When talking about how G7 cooperates with China and solve major concerns in a series of areas, Shatin said: "The communiqué will point out that each country has its own independent relationships and ways, but in a series Unity. "</text:p>
      <text:p text:style-name="P4">
(Responsible editor: (：)</text:p>
      <text:p text:style-name="P4">
News Source: <text:a xlink:type="simple" xlink:href="https://www.rfa.org/mandarin/Xinwen/8-05202023162022.html" text:style-name="Internet_20_link" text:visited-style-name="Visited_20_Internet_20_Link">
https://www.rfa.org/mandarin/Xinwen/8-05202023162022.html</text:a>
</text:p>
      <!--NEWS-->
      <text:h text:style-name="P10" text:outline-level="1">
<text:span text:style-name="T4">
Jiangsu Human Rights defender Wang Mo was detained by the Guangzhou Police for supporting Wang Aizhong for his support</text:span>
</text:h>
      <text:p text:style-name="P4">
Author: None</text:p>
      <text:p text:style-name="P4">
Publisher: Radio Free Asia (Organization)</text:p>
      <text:p text:style-name="P4">
Published Time: 2023-05-20T16:47:21-04:00</text:p>
      <text:p text:style-name="P4">
Modified Time: 2023-05-20T16:47:2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00" text:anchor-type="as-char" svg:width="6.9236in" svg:height="7.772299in" draw:z-index="0">
<draw:image xlink:href="../Images/rfamandarin/2023-05-20T16-47-21-04-00/000000.png" xlink:type="simple" xlink:show="embed" xlink:actuate="onLoad" draw:mime-type="image/png"/>
</draw:frame>
Jiangsu Human Rights Defender Wang Mo <text:a xlink:type="simple" xlink:href="https://www.rfa.org/mandarin/Xinwen/10-05202023164600.html/@@images/image" text:style-name="Internet_20_link" text:visited-style-name="Visited_20_Internet_20_Link">
</text:a>
Network screenshot/rights protection network</text:p>
      <text:p text:style-name="P4">
According to the overseas rights protection network on the 20th, the father of Jiangsu human rights defender Wang Mo has received a telephone notice from the police and learned that he had been criminally detained by the Guangzhou police for provoking trouble. On May 18 this year, Wang Mo went to Guangzhou to support Wang Aizhong to open the trial. He was taken away by the people who claimed to be the Guangzhou Municipal Bureau on the Guanhu Station of Guangzhou Metro Line 13, and later learned that he was detained. Debug in the detention center of Tianhe District, Guangzhou.</text:p>
      <text:p text:style-name="P4">
Wang Mo was born in 1972. He was born in Huaian City, Jiangsu Province. The net name is "Kaido Wang Mo", known as "Black Dog". In recent years, because of pursuit of democracy, it is well known to the people because of the pursuit of democratic democracy on the Internet and the streets of the south to participate in realistic struggles.</text:p>
      <text:p text:style-name="P4">
(Responsible editor: (：)</text:p>
      <text:p text:style-name="P4">
News Source: <text:a xlink:type="simple" xlink:href="https://www.rfa.org/mandarin/Xinwen/10-05202023164600.html" text:style-name="Internet_20_link" text:visited-style-name="Visited_20_Internet_20_Link">
https://www.rfa.org/mandarin/Xinwen/10-05202023164600.html</text:a>
</text:p>
      <!--NEWS-->
      <text:h text:style-name="P10" text:outline-level="1">
<text:span text:style-name="T4">
G7 vowed to achieve high carbonization of the highway department by 2030</text:span>
</text:h>
      <text:p text:style-name="P4">
Author: 联合早报 (Person)</text:p>
      <text:p text:style-name="P4">
Publisher: 联合早报 (Organization)</text:p>
      <text:p text:style-name="P4">
Published Time: 2023-05-20T17:45</text:p>
      <text:p text:style-name="P4">
Modified Time: 2023-05-20T17:59</text:p>
      <text:p text:style-name="P4">
Description: The leaders of the Seventh Kingdom Group (G7) have vowed to achieve high -carbon departments by the highway department by 2030, and are committed to achieving the goal of clear highway emissions by 2050. Reuters reports that the G7 leaders issued a statement on Saturday (May 20) to emphasize the various actions that countries are taking, ...</text:p>
      <text:p text:style-name="P4">
Videos: []</text:p>
      <text:p text:style-name="P4">
Audios: []</text:p>
      <text:p text:style-name="P4">
Images: []</text:p>
      <text:p text:style-name="P4">
Type: NewsArticle</text:p>
      <text:p text:style-name="P4">
Breadcrumbs: ['即时', '国际']</text:p>
      <text:p text:style-name="P4">
Keywords: ['七国集团', '净零']</text:p>
      <!--METADATA-->
      <text:p text:style-name="P4">
The leaders of the Seventh Kingdom Group (G7) have vowed to achieve high -carbon departments by the highway department by 2030, and are committed to achieving the goal of clear highway emissions by 2050.</text:p>
      <text:p text:style-name="P4">
Reuters reports that the G7 leaders issued a statement on Saturday (May 20) that emphasized various actions that countries are taking, including by 2035 and afterwards Sales policy.</text:p>
      <text:p text:style-name="P4">
G7 leaders are holding meetings in Hiroshima, Japan. The statement said that the above policies include 100%electrification of new passenger car sales by 2035, as well as promoting infrastructure and sustainable carbon neutral fuels, including sustainable creatures and synthetic fuels.</text:p>
      <text:p text:style-name="P4">
The statement said: "These policies have provided opportunities to promote the height of the highway department, including the zero -emission LDV sold by global sales by 2030."</text:p>
      <text:p text:style-name="P4">
News Source: <text:a xlink:type="simple" xlink:href="https://www.zaobao.com.sg/realtime/world/story20230520-1396578" text:style-name="Internet_20_link" text:visited-style-name="Visited_20_Internet_20_Link">
https://www.zaobao.com.sg/realtime/world/story20230520-1396578</text:a>
</text:p>
      <!--NEWS-->
      <text:h text:style-name="P10" text:outline-level="1">
<text:span text:style-name="T4">
When Zelei arrived in the G7 summit in Japan, Ukraine was hit by Russian air strikes in many places</text:span>
</text:h>
      <text:p text:style-name="P4">
Author: chinese@voanews.com (自由欧洲电台/自由电台)</text:p>
      <text:p text:style-name="P4">
Publisher: 美国之音中文网 (Type: NewsMediaOrganization)</text:p>
      <text:p text:style-name="P4">
Published Time: 2023-05-20T18:14:48+08:00</text:p>
      <text:p text:style-name="P4">
Modified Time: 2023-05-20 10:14:48Z</text:p>
      <text:p text:style-name="P4">
Description: On the occasion of Ukrainian President Zelezki to Japan to participate in the Seventh Kingdom Group (G7) summit, Russia raid multiple locations in Ukraine overnight, including Capital Kiev.</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russia-ukraine-20230520/7101695.html" text:style-name="Internet_20_link" text:visited-style-name="Visited_20_Internet_20_Link">
https://www.voachinese.com/a/us-russia-ukraine-20230520/7101695.html</text:a>
</text:p>
      <!--NEWS-->
      <text:h text:style-name="P10" text:outline-level="1">
<text:span text:style-name="T4">
Zellezzki and Sunak met at the G7 summit</text:span>
</text:h>
      <text:p text:style-name="P4">
Author: 联合早报 (Person)</text:p>
      <text:p text:style-name="P4">
Publisher: 联合早报 (Organization)</text:p>
      <text:p text:style-name="P4">
Published Time: 2023-05-20T18:29</text:p>
      <text:p text:style-name="P4">
Modified Time: 2023-05-20T18:30</text:p>
      <text:p text:style-name="P4">
Description: Ukraine President Zelegiski and British Prime Minister Sunaak met during the Seven Power Group (G7) summit. Reuters reported that Zelei and Sunak were enthusiastically embraced when they met at the G7 summit held in Hiroshima, Japan on Saturday (May 20), and sat together to discuss side by side. Media ...</text:p>
      <text:p text:style-name="P4">
Videos: []</text:p>
      <text:p text:style-name="P4">
Audios: []</text:p>
      <text:p text:style-name="P4">
Images: []</text:p>
      <text:p text:style-name="P4">
Type: NewsArticle</text:p>
      <text:p text:style-name="P4">
Breadcrumbs: ['即时', '国际']</text:p>
      <text:p text:style-name="P4">
Keywords: ['泽连斯基', '苏纳克', '七国集团']</text:p>
      <!--METADATA-->
      <text:p text:style-name="P4">
Ukraine President Zelegiski and British Prime Minister Sunaak met during the Seven Power Group (G7) summit.</text:p>
      <text:p text:style-name="P4">
Reuters reported that Zeelianzki and Sunak were enthusiastically embraced when they met at the G7 summit at Hiroshima, Japan on Saturday (May 20), and sat together to discuss side by side. The media was subsequently asked to leave.</text:p>
      <text:p text:style-name="P4">
A French plane landed on Saturday afternoon at the Hiroshima Airport. He had met with Italian Prime Minister Melonini after he arrived.</text:p>
      <text:p text:style-name="P4">
News Source: <text:a xlink:type="simple" xlink:href="https://www.zaobao.com.sg/realtime/world/story20230520-1396588" text:style-name="Internet_20_link" text:visited-style-name="Visited_20_Internet_20_Link">
https://www.zaobao.com.sg/realtime/world/story20230520-1396588</text:a>
</text:p>
      <!--NEWS-->
      <text:h text:style-name="P10" text:outline-level="1">
<text:span text:style-name="T4">
G7 calls on to continue and fully implement the Black Sea Grain Agreement</text:span>
</text:h>
      <text:p text:style-name="P4">
Author: 联合早报 (Person)</text:p>
      <text:p text:style-name="P4">
Publisher: 联合早报 (Organization)</text:p>
      <text:p text:style-name="P4">
Published Time: 2023-05-20T18:33</text:p>
      <text:p text:style-name="P4">
Modified Time: 2023-05-20T18:33</text:p>
      <text:p text:style-name="P4">
Description: The leaders of the Seventh Kingdom Group (G7) called on all the participants of the "Black Sea Grain Export Initiative" "to continue and fully implement its smooth operation with the greatest potential". Reuters reports that when the Seventh -way Group issued a statement on Global Food Safety on Friday (May 19) ...</text:p>
      <text:p text:style-name="P4">
Videos: []</text:p>
      <text:p text:style-name="P4">
Audios: []</text:p>
      <text:p text:style-name="P4">
Images: []</text:p>
      <text:p text:style-name="P4">
Type: NewsArticle</text:p>
      <text:p text:style-name="P4">
Breadcrumbs: ['即时', '国际']</text:p>
      <text:p text:style-name="P4">
Keywords: ['七国集团', '埃尔多安', '粮食']</text:p>
      <!--METADATA-->
      <text:p text:style-name="P4">
The leaders of the Seventh Kingdom Group (G7) called on all the participants of the "Black Sea Grain Export Initiative" "to continue and fully implement its smooth operation with the greatest potential".</text:p>
      <text:p text:style-name="P4">
Reuters reported that the Seventh -way Group also emphasized that "the importance of allowing grains to continue to reach the most needed person in the world is issued on Friday (May 19).</text:p>
      <text:p text:style-name="P4">
Turkish President Erdogan announced on Wednesday (17th) that the "Black Sea Grain Export Initiative", which helps Ukraine exported food during the war, will extend another two months. The initiative was reached by the United Nations, Russia, Turkey, and Ukraine in 2022. It has been postponed twice, and it was originally expired on Thursday (18th).</text:p>
      <text:p text:style-name="P4">
News Source: <text:a xlink:type="simple" xlink:href="https://www.zaobao.com.sg/realtime/world/story20230520-1396592" text:style-name="Internet_20_link" text:visited-style-name="Visited_20_Internet_20_Link">
https://www.zaobao.com.sg/realtime/world/story20230520-1396592</text:a>
</text:p>
      <!--NEWS-->
      <text:h text:style-name="P10" text:outline-level="1">
<text:span text:style-name="T4">
Zelei and Modi met in Hiroshima</text:span>
</text:h>
      <text:p text:style-name="P4">
Author: 联合早报 (Person)</text:p>
      <text:p text:style-name="P4">
Publisher: 联合早报 (Organization)</text:p>
      <text:p text:style-name="P4">
Published Time: 2023-05-20T19:26</text:p>
      <text:p text:style-name="P4">
Modified Time: 2023-05-20T20:27</text:p>
      <text:p text:style-name="P4">
Description: Ukrainian President Zelei Sky Saturday (May 20) and Indian Prime Minister Modi met during the Seventh Domestic Group (G7) summit. A Agence France -Presse reported that a photo posted by the official Twitter account of the Indian Prime Minister's office showed that the two leaders shook hands. This was after Russia invaded Ukraine ...</text:p>
      <text:p text:style-name="P4">
Videos: []</text:p>
      <text:p text:style-name="P4">
Audios: []</text:p>
      <text:p text:style-name="P4">
Images: []</text:p>
      <text:p text:style-name="P4">
Type: NewsArticle</text:p>
      <text:p text:style-name="P4">
Breadcrumbs: ['即时', '国际']</text:p>
      <text:p text:style-name="P4">
Keywords: ['泽连斯基', '莫迪', '七国集团']</text:p>
      <!--METADATA-->
      <text:p text:style-name="P4">
Ukrainian President Zelei Sky Saturday (May 20) and Indian Prime Minister Modi met during the Seventh Domestic Group (G7) summit.</text:p>
      <text:p text:style-name="P4">
A Agence France -Presse reported that a photo released by the official Twitter account of the Indian Prime Minister's office showed that the two leaders shook hands, which was the first meeting after Russia invaded Ukraine; India has rejected condemnation of Russia's invasion so far.</text:p>
      <text:p text:style-name="Quotations">

<text:p text:style-name="P4">
<text:a xlink:type="simple" xlink:href="https://twitter.com/PMOIndia/statuses/1659857486147637249" text:style-name="Internet_20_link" text:visited-style-name="Visited_20_Internet_20_Link">
</text:a>
According to a statement after the two meetings, Zellezki thanked Modi's humanitarian assistance to Ukraine. Zeelianzki once again proposed the path of peace that he suggested, including the complete withdrawal of the Russian army and restoring the territorial integrity of Ukraine, and the security guarantee of other countries, and hoped that Modi would support his suggestions.</text:p>

</text:p>
      <text:p text:style-name="P4">
In a video released by the news agency ANI, Modi told Zelesti that war was a matter of the entire world. Modi said: "I don't think it is a political or economic problem. For me, this is a human problem, a question of human values."</text:p>
      <text:p text:style-name="P4">
Zelei arrived in Hiroshima, Japan to attend the G7 summit on Saturday. Officials from G7 countries and Ukraine revealed earlier that Zellezki specially hoped to meet with Modi and Brazilian President Lula.</text:p>
      <text:p text:style-name="P4">
News Source: <text:a xlink:type="simple" xlink:href="https://www.zaobao.com.sg/realtime/world/story20230520-1396597" text:style-name="Internet_20_link" text:visited-style-name="Visited_20_Internet_20_Link">
https://www.zaobao.com.sg/realtime/world/story20230520-1396597</text:a>
</text:p>
      <!--NEWS-->
      <text:h text:style-name="P10" text:outline-level="1">
<text:span text:style-name="T4">
Seven Kingdoms Group Gazette: Resistance to China ’s economic coercion is consistent, not decoupled, but to risk</text:span>
</text:h>
      <text:p text:style-name="P4">
Author: chinese@voanews.com (黄耀毅)</text:p>
      <text:p text:style-name="P4">
Publisher: 美国之音中文网 (Type: NewsMediaOrganization)</text:p>
      <text:p text:style-name="P4">
Published Time: 2023-05-20T19:29:19+08:00</text:p>
      <text:p text:style-name="P4">
Modified Time: 2023-05-20 17:07:54Z</text:p>
      <text:p text:style-name="P4">
Description: The Joint Communist Party of the Seventh National Group (G7) Summit was published on the afternoon of May 20. The 51st and 52th of the bulletin focuses on China, emphasizing that member states must resist China's economic coercion, but at the same time clearly explain that they are not decoupled with China, but they must be "de-Risk". On the issues of Taiwan, Xinjiang, Tibet, Hong Kong, and the South China Sea, the G7 bulletin made a clear statement again.</text:p>
      <text:p text:style-name="P4">
Videos: []</text:p>
      <text:p text:style-name="P4">
Images: []</text:p>
      <text:p text:style-name="P4">
Categories: ['亚太', '经济·金融·贸易', '欧洲', '美中关系']</text:p>
      <text:p text:style-name="P4">
Type: None</text:p>
      <!--METADATA-->
      <text:p text:style-name="P4">
Nonenone</text:p>
      <text:p text:style-name="P4">
News Source: <text:a xlink:type="simple" xlink:href="https://www.voachinese.com/a/g7-communique-china-20230530/7101718.html" text:style-name="Internet_20_link" text:visited-style-name="Visited_20_Internet_20_Link">
https://www.voachinese.com/a/g7-communique-china-20230530/7101718.html</text:a>
</text:p>
      <!--NEWS-->
      <text:h text:style-name="P10" text:outline-level="1">
<text:span text:style-name="T4">
Russian Deputy Foreign Minister: For the F-16 fighter for F-16 will bring huge risks to the West</text:span>
</text:h>
      <text:p text:style-name="P4">
Author: 联合早报 (Person)</text:p>
      <text:p text:style-name="P4">
Publisher: 联合早报 (Organization)</text:p>
      <text:p text:style-name="P4">
Published Time: 2023-05-20T21:01</text:p>
      <text:p text:style-name="P4">
Modified Time: 2023-05-20T21:07</text:p>
      <text:p text:style-name="P4">
Description: Tas Society quoted Russia's Deputy Minister of Foreign Affairs of Russia on Saturday (May 20) that if Western countries provide F-16 fighters to Ukraine, they will face "huge risks." Alexander Grushko is answering ...</text:p>
      <text:p text:style-name="P4">
Videos: []</text:p>
      <text:p text:style-name="P4">
Audios: []</text:p>
      <text:p text:style-name="P4">
Images: []</text:p>
      <text:p text:style-name="P4">
Type: NewsArticle</text:p>
      <text:p text:style-name="P4">
Breadcrumbs: ['即时', '国际']</text:p>
      <text:p text:style-name="P4">
Keywords: ['俄罗斯', '乌克兰', '美国', '战斗机', 'F-16战机']</text:p>
      <!--METADATA-->
      <text:p text:style-name="P4">
Tas Society quoted Russia's Deputy Minister of Foreign Affairs of Russia on Saturday (May 20) that if Western countries provide F-16 fighters to Ukraine, they will face "huge risks."</text:p>
      <text:p text:style-name="P4">
AlexanderGrushko made the above explanation when answering questions about the impact of military aircraft; Ukraine has been asking NATO countries to provide these aircraft. "We see that Western countries are still adhering to the upgrading of upgrading. This has brought them a huge risk. In any case, all our plans will take into account this. We have all necessary means. To achieve the goals we set. "</text:p>
      <text:p text:style-name="P4">
U.S. President Bayiden told other G7 leaders at the Seventh-way Group (G7) summit held at Hiroshima, Japan on Friday (19th) that he will allow Ukrainian pilots to receive training from F-16 fighters and plan to approve other countries to make the United States by the United States. The F-16 fighter was transferred to Ukraine. U.S. officials said that the F-16 fighter joint training plan will be launched within a few weeks and is carried out at European locations outside Ukraine. The fastest time for training and delivery of the F-16 fighter is 18 months.</text:p>
      <text:p text:style-name="P4">
One of the officials said: "The national alliance participating in this plan will decide when to provide fighters, how many sheets will be provided, and who will provide it." Although the official did not explain which country will participate, the British Prime Minister Su Nak said , Britain will cooperate with the Netherlands, Belgium and Denmark to "allow Ukraine to get the air combat capabilities it needs." Britain, Belgium and the Netherlands welcomed Biden's decision.</text:p>
      <text:p text:style-name="P4">
After the Danish Department of Defense announced the decision, it said that it had provided F-16 fighters for Ukraine pilots to be prepared for training. Denmark is one of NATO member states.</text:p>
      <text:p text:style-name="P4">
News Source: <text:a xlink:type="simple" xlink:href="https://www.zaobao.com.sg/realtime/world/story20230520-1396607" text:style-name="Internet_20_link" text:visited-style-name="Visited_20_Internet_20_Link">
https://www.zaobao.com.sg/realtime/world/story20230520-1396607</text:a>
</text:p>
      <!--NEWS-->
      <text:h text:style-name="P10" text:outline-level="1">
<text:span text:style-name="T4">
Minister of the Internal Affairs: European terror threats will come back again</text:span>
</text:h>
      <text:p text:style-name="P4">
Author: 联合早报 (Person)</text:p>
      <text:p text:style-name="P4">
Publisher: 联合早报 (Organization)</text:p>
      <text:p text:style-name="P4">
Published Time: 2023-05-20T21:27</text:p>
      <text:p text:style-name="P4">
Modified Time: 2023-05-20T21:41</text:p>
      <text:p text:style-name="P4">
Description: French Minister of Home Affairs Darmaning warned that European terror threats are about to make a comeback. He has asked the United States to strengthen cooperation before the Paris Olympics in 2024. Darmaning said during an interview with Agence France -Presse during an interview with the United States on Friday (May 19) that the United States withdrew from Afghanistan ...</text:p>
      <text:p text:style-name="P4">
Videos: []</text:p>
      <text:p text:style-name="P4">
Audios: []</text:p>
      <text:p text:style-name="P4">
Images: []</text:p>
      <text:p text:style-name="P4">
Type: NewsArticle</text:p>
      <text:p text:style-name="P4">
Breadcrumbs: ['即时', '国际']</text:p>
      <text:p text:style-name="P4">
Keywords: ['法国', '美国', '恐怖主义']</text:p>
      <!--METADATA-->
      <text:p text:style-name="P4">
French Minister of Home Affairs Darmaning warned that European terror threats are about to make a comeback. He has asked the United States to strengthen cooperation before the Paris Olympics in 2024.</text:p>
      <text:p text:style-name="P4">
Darmaning pointed out in an interview with Agence France -Presse during an interview with Agence France -Presse during his visit to the United States on Friday (May 19) that the United States' withdrawal from Afghanistan, France's footprint in Africa, and the "rebuilding" of the Islamic State (IS) in Lifante, all of which are all these are all these. These are all these. It is a "major risk period".</text:p>
      <text:p text:style-name="P4">
Darmaen is concluding a two -day visit to Washington and New York, which aims to promote France and the United States to fight against terrorism and serious crimes.</text:p>
      <text:p text:style-name="P4">
In an interview in New York, Dalmarin said: "Let's remind them that for Europeans, for France, the main risk is Sunni Islamic terrorism. The anti -terrorism cooperation between the intelligence department is absolutely necessary."</text:p>
      <text:p text:style-name="P4">
He said that when Americans might be challenged in China, such as white supremacy, constant shootings and conspiracy, "they must not forget things that look the primary threat in our Europe: Sunni terrorism."</text:p>
      <text:p text:style-name="P4">
Darmaning talked with Monaco, Deputy Minister of Justice, Monaco and Minister of Land and Safety, Macarcas, and visited the Federal Investigation Bureau (FBI) training center in Virginia. In New York, he met with Police Director Suville to discuss the public order and security arrangements of major international activities, and said that France was doing the visit to the Olympic Games in July 2024, the World Cup of Rugby and Pope Fang Ji this year to Marseille's visit this year. Prepare.</text:p>
      <text:p text:style-name="P4">
News Source: <text:a xlink:type="simple" xlink:href="https://www.zaobao.com.sg/realtime/world/story20230520-1396615" text:style-name="Internet_20_link" text:visited-style-name="Visited_20_Internet_20_Link">
https://www.zaobao.com.sg/realtime/world/story20230520-1396615</text:a>
</text:p>
      <!--NEWS-->
      <text:h text:style-name="P10" text:outline-level="1">
<text:span text:style-name="T4">
The China -DPRK trade has soared, and the Seven Kingdoms Group warns North Korea that will never enjoy a nuclear state status.</text:span>
</text:h>
      <text:p text:style-name="P4">
Author: chinese@voanews.com (美国之音)</text:p>
      <text:p text:style-name="P4">
Publisher: 美国之音中文网 (Type: NewsMediaOrganization)</text:p>
      <text:p text:style-name="P4">
Published Time: 2023-05-20T22:07:48+08:00</text:p>
      <text:p text:style-name="P4">
Modified Time: 2023-05-20 14:07:48Z</text:p>
      <text:p text:style-name="P4">
Description: The number released by Chinese Customs on Saturday (May 20) shows that in April, China's exports and bilateral trade volumes on North Korea have increased significantly. The Seven Kingdoms Group of Industry urged Pyongyang to stop missile testing and nuclear tests, and warned that North Korea will never enjoy the "nuclear country" status stipulated by international law</text:p>
      <text:p text:style-name="P4">
Videos: []</text:p>
      <text:p text:style-name="P4">
Images: []</text:p>
      <text:p text:style-name="P4">
Categories: ['朝鲜半岛局势', '亚太', '经济·金融·贸易', '人权', '中国', '军事', '新疆西藏问题']</text:p>
      <text:p text:style-name="P4">
Type: None</text:p>
      <!--METADATA-->
      <text:p text:style-name="P4">
Nonenone</text:p>
      <text:p text:style-name="P4">
News Source: <text:a xlink:type="simple" xlink:href="https://www.voachinese.com/a/china-s-exports-to-north-korea-surge-in-april-20230520/7101809.html" text:style-name="Internet_20_link" text:visited-style-name="Visited_20_Internet_20_Link">
https://www.voachinese.com/a/china-s-exports-to-north-korea-surge-in-april-20230520/7101809.html</text:a>
</text:p>
      <!--NEWS-->
      <text:h text:style-name="P10" text:outline-level="1">
<text:span text:style-name="T4">
The Italian Prime Minister will leave the G7 summit in advance to deal with the flood</text:span>
</text:h>
      <text:p text:style-name="P4">
Author: 联合早报 (Person)</text:p>
      <text:p text:style-name="P4">
Publisher: 联合早报 (Organization)</text:p>
      <text:p text:style-name="P4">
Published Time: 2023-05-20T22:26</text:p>
      <text:p text:style-name="P4">
Modified Time: 2023-05-20T22:28</text:p>
      <text:p text:style-name="P4">
Description: According to sources, Italian Prime Minister Melonney will leave the Seven -Kinged Group (G7) Hiroshima Summit in Japan one day in advance to respond to the flood in northern Italy this week. Comprehensive Reuters and Bloomberg reported that the Emilia -Roman Nirvana in northern Italy has recently become a disaster, causing ...</text:p>
      <text:p text:style-name="P4">
Videos: []</text:p>
      <text:p text:style-name="P4">
Audios: []</text:p>
      <text:p text:style-name="P4">
Images: []</text:p>
      <text:p text:style-name="P4">
Type: NewsArticle</text:p>
      <text:p text:style-name="P4">
Breadcrumbs: ['即时', '国际']</text:p>
      <text:p text:style-name="P4">
Keywords: ['七国集团', '意大利', '洪水']</text:p>
      <!--METADATA-->
      <text:p text:style-name="P4">
According to sources, Italian Prime Minister Melonney will leave the Seven -Kinged Group (G7) Hiroshima Summit in Japan one day in advance to respond to the flood in northern Italy this week.</text:p>
      <text:p text:style-name="P4">
Comprehensive Reuters and Bloomberg reported that the Roman Nirvana region in northern Italy recently became a disaster, causing floods and mudslides. So far, 14 people have died, 10,000 people are displaced, and billions of euros are lost. It is particularly serious.</text:p>
      <text:p text:style-name="P4">
The Italian government will hold a cabinet meeting on Tuesday (May 23) to determine measures to help people cope with floods.</text:p>
      <text:p text:style-name="P4">
Earlier, Melonney thanked G7 leaders and participants from all countries for their concern for floods. She tweeted: "Your closeness is a tangible symbol of our cohesion during the difficult period. Thank you."</text:p>
      <text:p text:style-name="P4">
News Source: <text:a xlink:type="simple" xlink:href="https://www.zaobao.com.sg/realtime/world/story20230520-1396624" text:style-name="Internet_20_link" text:visited-style-name="Visited_20_Internet_20_Link">
https://www.zaobao.com.sg/realtime/world/story20230520-1396624</text:a>
</text:p>
      <!--NEWS-->
      <text:h text:style-name="P10" text:outline-level="1">
<text:span text:style-name="T4">
The Russian mercenary mercenary claims to completely control Udong Bach Murut</text:span>
</text:h>
      <text:p text:style-name="P4">
Author: 联合早报 (Person)</text:p>
      <text:p text:style-name="P4">
Publisher: 联合早报 (Organization)</text:p>
      <text:p text:style-name="P4">
Published Time: 2023-05-20T23:09</text:p>
      <text:p text:style-name="P4">
Modified Time: 2023-05-20T23:14</text:p>
      <text:p text:style-name="P4">
Description: The founder of the Russian Wagner mercenaries, Porigojin, claimed that it had fully controlled Bachimut, a frontier city in eastern Ukraine. Reuters reported that Yevgeny Prigozhin released a video on Saturday (May 20), wearing a combat service ...</text:p>
      <text:p text:style-name="P4">
Videos: []</text:p>
      <text:p text:style-name="P4">
Audios: []</text:p>
      <text:p text:style-name="P4">
Images: []</text:p>
      <text:p text:style-name="P4">
Type: NewsArticle</text:p>
      <text:p text:style-name="P4">
Breadcrumbs: ['即时', '国际']</text:p>
      <text:p text:style-name="P4">
Keywords: ['乌克兰', '俄罗斯', '泽连斯基', '俄乌战争']</text:p>
      <!--METADATA-->
      <text:p text:style-name="P4">
The founder of the Russian Wagner mercenaries, Porigojin, claimed that it had fully controlled Bachimut, a frontier city in eastern Ukraine.</text:p>
      <text:p text:style-name="P4">
Reuters reported that YevGenyprigozhin released a video on Saturday (May 20), in front of a combat suit in front of a row of soldiers holding the Russian flag and Wagner flag. He said in the video: "Today (20th) at 12 noon (Singapore time at 5 pm), Bach Murut was completely occupied. We completely occupied the entire city and every house."</text:p>
      <text:p text:style-name="P4">
Porigjin said that his troops will withdraw from Bachmut from May 25 to rest and re -train, and transfer their control to Russia's regular army. In the video, when Porigjin speaks, the distant explosion can be heard in the background.</text:p>
      <text:p text:style-name="P4">
Mariar, deputy minister of the Ministry of Defense of Ukraine, said on Saturday that Bachurut's situation was very critical and the Ukraine maintained defense in the southwest of the local area. She said in Telegram's application: "Bachmumt has a fierce battle. The situation is critical. So far, our soldiers have controlled some industries and infrastructure and private sector in this area."</text:p>
      <text:p text:style-name="P4">
Porigjin mocked Ukrainian President Zelegiski and US President Biden. Zelei and Biden were participating in the Seventh Kingdom Group (G7) summit on Hiroshima, Japan; Porigerjin said to Zellezki in the video: "When you see Biden today, kiss his head, and go to me to me towards me. He asked hello. "</text:p>
      <text:p text:style-name="P4">
News Source: <text:a xlink:type="simple" xlink:href="https://www.zaobao.com.sg/realtime/world/story20230520-1396628" text:style-name="Internet_20_link" text:visited-style-name="Visited_20_Internet_20_Link">
https://www.zaobao.com.sg/realtime/world/story20230520-1396628</text:a>
</text:p>
      <!--NEWS-->
      <text:h text:style-name="P10" text:outline-level="1">
<text:span text:style-name="T4">
Tsai Ing -wen delivered the last anniversary of the inauguration, emphasizing that war is not an option</text:span>
</text:h>
      <text:p text:style-name="P4">
Author: chinese@voanews.com (美国之音)</text:p>
      <text:p text:style-name="P4">
Publisher: 美国之音中文网 (Type: NewsMediaOrganization)</text:p>
      <text:p text:style-name="P4">
Published Time: 2023-05-20T23:24:52+08:00</text:p>
      <text:p text:style-name="P4">
Modified Time: 2023-05-20 16:10:36Z</text:p>
      <text:p text:style-name="P4">
Description: Taiwan President Tsai Ing -wen promised on Saturday (May 20) that although the Chinese side continued to apply military pressure to Taiwan, the Taiwan Strait's cross -strait relations were highly tense, but Taiwan will continue to work hard to maintain the peace and stability of the Taiwan Strait.</text:p>
      <text:p text:style-name="P4">
Videos: []</text:p>
      <text:p text:style-name="P4">
Images: []</text:p>
      <text:p text:style-name="P4">
Categories: ['台湾', '台海两岸关系']</text:p>
      <text:p text:style-name="P4">
Type: None</text:p>
      <!--METADATA-->
      <text:p text:style-name="P4">
Nonenone</text:p>
      <text:p text:style-name="P4">
News Source: <text:a xlink:type="simple" xlink:href="https://www.voachinese.com/a/war-is-not-an-option-taiwan-president-says-amid-china-tensions-20230520/7101863.html" text:style-name="Internet_20_link" text:visited-style-name="Visited_20_Internet_20_Link">
https://www.voachinese.com/a/war-is-not-an-option-taiwan-president-says-amid-china-tensions-20230520/7101863.html</text:a>
</text:p>
      <!--NEWS-->
      <text:h text:style-name="P10" text:outline-level="1">
<text:span text:style-name="T4">
WHO: The damage of chronic diseases is huge and continuously increased</text:span>
</text:h>
      <text:p text:style-name="P4">
Author: 联合早报 (Person)</text:p>
      <text:p text:style-name="P4">
Publisher: 联合早报 (Organization)</text:p>
      <text:p text:style-name="P4">
Published Time: 2023-05-20T23:57</text:p>
      <text:p text:style-name="P4">
Modified Time: 2023-05-21T00:01</text:p>
      <text:p text:style-name="P4">
Description: The World Health Statistics report released by the World Health Organization pointed out that the progress of key health indicators in recent years has stagnated, and the report also reminds people to pay attention to the increasingly serious threat of non -infectious diseases and climate change. The World Health Organization released on Friday (May 19) ...</text:p>
      <text:p text:style-name="P4">
Videos: []</text:p>
      <text:p text:style-name="P4">
Audios: []</text:p>
      <text:p text:style-name="P4">
Images: []</text:p>
      <text:p text:style-name="P4">
Type: NewsArticle</text:p>
      <text:p text:style-name="P4">
Breadcrumbs: ['即时', '国际']</text:p>
      <text:p text:style-name="P4">
Keywords: ['世界卫生组织', '慢性病', '传染病']</text:p>
      <!--METADATA-->
      <text:p text:style-name="P4">
The World Health Statistics report released by the World Health Organization pointed out that the progress of key health indicators in recent years has stagnated, and the report also reminds people to pay attention to the increasingly serious threat of non -infectious diseases and climate change.</text:p>
      <text:p text:style-name="P4">
The report released by the World Health Organization on Friday (May 19) has emphasized that as of 2022, compared with the trend from 2000 to 2015, the progress of key health indicators in recent years has stagnated. The report calls on countries to coordinate and strengthen response measures.</text:p>
      <text:p text:style-name="P4">
The United Nations News Center reported that the report records the latest data of the crown disease epidemic on global health. These losses have led to the continuous decline in the progress of sustainable development goals. From 2020 to 2021, crown diseases have caused 336.8 billion years of life losses worldwide, which is equivalent to a 22 -year life of a person's average loss per person.</text:p>
      <text:p text:style-name="P4">
Since 2000, the number of mothers and children has decreased by one -third and one -half, respectively. The incidence of infectious diseases such as HIV, tuberculosis, and malaria also decreased, and the risk of premature death due to non -infectious diseases and injuries was also reduced. These progress has increased the life expectancy worldwide from 67 in 2000 to 73 in 2019.</text:p>
      <text:p text:style-name="P4">
The Director -General of the WHO Tan Desai said: "The report issued severe information about the threat of non -infectious diseases. These diseases have caused huge and increasingly serious losses to life, livelihood, health systems, communities, economy and society. The report calls on countries to greatly increase investment in health and health systems in order to return to the orbit of achieving sustainable development goals. "</text:p>
      <text:p text:style-name="P4">
Data show that although the overall health status has improved, the percentage of deaths caused by non -infectious diseases each year has been increasing. At present, nearly three -quarters of people who die due to diseases are caused by non -infectious diseases.</text:p>
      <text:p text:style-name="P4">
If this trend continues, it is expected that in the middle of this century, non -infectious diseases will account for about 86%of the annual number of deaths, that is, 77 million deaths will be attributed to non -infectious diseases. Since 2019, absolute numbers have increased by nearly 90%.</text:p>
      <text:p text:style-name="P4">
Although the health risks of smoking, drinking, violence, unsafe water and sanitary facilities, and children's development are reduced, the progress is still insufficient, and the risks of air pollution and other issues are still high. The prevalence of rising obesity shows no signs of reversal.</text:p>
      <text:p text:style-name="P4">
News Source: <text:a xlink:type="simple" xlink:href="https://www.zaobao.com.sg/realtime/world/story20230520-1396637" text:style-name="Internet_20_link" text:visited-style-name="Visited_20_Internet_20_Link">
https://www.zaobao.com.sg/realtime/world/story20230520-1396637</text:a>
</text:p>
      <!--NEWS-->
      <text:h text:style-name="P10" text:outline-level="1">
<text:span text:style-name="T4">
The U.S. debt limit negotiations have not yet made progress, and the Different Republican Party of the White House and the House of Representatives is difficult to meet.</text:span>
</text:h>
      <text:p text:style-name="P4">
Author: chinese@voanews.com (美国之音)</text:p>
      <text:p text:style-name="P4">
Publisher: 美国之音中文网 (Type: NewsMediaOrganization)</text:p>
      <text:p text:style-name="P4">
Published Time: 2023-05-21T01:19:15+08:00</text:p>
      <text:p text:style-name="P4">
Modified Time: 2023-05-20 17:19:15Z</text:p>
      <text:p text:style-name="P4">
Description: The second negotiations between the U.S. administrative authorities and Congress ended the end of the federal government debt limit at the end of Friday (May 19). No progress was made, and no follow -up negotiations were made.</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white-house-republicans-make-no-progress-on-debt-ceiling-20230520/7101940.html" text:style-name="Internet_20_link" text:visited-style-name="Visited_20_Internet_20_Link">
https://www.voachinese.com/a/white-house-republicans-make-no-progress-on-debt-ceiling-20230520/7101940.html</text:a>
</text:p>
      <!--NEWS-->
      <text:h text:style-name="P10" text:outline-level="1">
<text:span text:style-name="T4">
The Gazette of the Seven Kingdoms Group has increased pressure on China and Russia</text:span>
</text:h>
      <text:p text:style-name="P4">
Author: chinese@voanews.com (维达库斯瓦拉)</text:p>
      <text:p text:style-name="P4">
Publisher: 美国之音中文网 (Type: NewsMediaOrganization)</text:p>
      <text:p text:style-name="P4">
Published Time: 2023-05-21T03:46:09+08:00</text:p>
      <text:p text:style-name="P4">
Modified Time: 2023-05-20 19:46:09Z</text:p>
      <text:p text:style-name="P4">
Description: The Seventh -State Group of Industry has increased its condemnation of China's growing military and economic security threats on Saturday. At the same time, it urged Beijing to stop military invasion and withdraw troops from Ukraine.</text:p>
      <text:p text:style-name="P4">
Videos: []</text:p>
      <text:p text:style-name="P4">
Images: []</text:p>
      <text:p text:style-name="P4">
Categories: ['全球议题', '经济·金融·贸易', '中国', '台湾']</text:p>
      <text:p text:style-name="P4">
Type: None</text:p>
      <!--METADATA-->
      <text:p text:style-name="P4">
Nonenone</text:p>
      <text:p text:style-name="P4">
News Source: <text:a xlink:type="simple" xlink:href="https://www.voachinese.com/a/g7-amps-up-pressure-2023-0520/7102031.html" text:style-name="Internet_20_link" text:visited-style-name="Visited_20_Internet_20_Link">
https://www.voachinese.com/a/g7-amps-up-pressure-2023-0520/7102031.html</text:a>
</text:p>
      <!--NEWS-->
      <text:h text:style-name="P10" text:outline-level="1">
<text:span text:style-name="T4">
On the first anniversary of the fall of Mary Ubol, the survivors of the Ya Sui Steel Factory recall surrender</text:span>
</text:h>
      <text:p text:style-name="P4">
Author: chinese@voanews.com (美国之音)</text:p>
      <text:p text:style-name="P4">
Publisher: 美国之音中文网 (Type: NewsMediaOrganization)</text:p>
      <text:p text:style-name="P4">
Published Time: 2023-05-21T05:33:34+08:00</text:p>
      <text:p text:style-name="P4">
Modified Time: 2023-05-20 21:33:34Z</text:p>
      <text:p text:style-name="P4">
Description: Mikhailo Vershinin, a police officer in Mary, Ukraine, appeared four months after being arrested by the Russians.</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azovstal-survivors-reflect-on-surrender-20230520/7102075.html" text:style-name="Internet_20_link" text:visited-style-name="Visited_20_Internet_20_Link">
https://www.voachinese.com/a/azovstal-survivors-reflect-on-surrender-20230520/710207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